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adornments="Regular" style:font-pitch="fixed"/>
    <style:font-face style:name="Monospace1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96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474cm"/>
    </style:style>
    <style:style style:name="co5" style:family="table-column">
      <style:table-column-properties fo:break-before="auto" style:column-width="0.494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2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B2"/>
    </style:style>
    <style:style style:name="ce9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  <style:map style:condition="cell-content()!=0" style:apply-style-name="Black" style:base-cell-address="Sheet1.B2"/>
    </style:style>
    <style:style style:name="ce23" style:family="table-cell" style:parent-style-name="Default">
      <style:table-cell-properties fo:border-bottom="none" style:text-align-source="fix" style:repeat-content="false" fo:border-left="0.74pt solid #ff0000" fo:border-right="none" fo:border-top="0.74pt solid #ff0000"/>
      <style:paragraph-properties fo:text-align="center" fo:margin-left="0cm"/>
      <style:map style:condition="cell-content()!=0" style:apply-style-name="Black" style:base-cell-address="Sheet1.B2"/>
    </style:style>
    <style:style style:name="ce24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2"/>
    </style:style>
    <style:style style:name="ce32" style:family="table-cell" style:parent-style-name="Default">
      <style:table-cell-properties fo:border-bottom="0.74pt solid #ff0000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5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82"/>
    </style:style>
    <style:style style:name="ce36" style:family="table-cell" style:parent-style-name="Default">
      <style:table-cell-properties fo:border-bottom="none" style:text-align-source="fix" style:repeat-content="false" fo:border-left="0.74pt solid #ff0000" fo:border-right="none" fo:border-top="0.74pt solid #ff0000"/>
      <style:paragraph-properties fo:text-align="center" fo:margin-left="0cm"/>
      <style:map style:condition="cell-content()!=0" style:apply-style-name="Black" style:base-cell-address="Sheet1.B115"/>
    </style:style>
    <style:style style:name="ce39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115"/>
    </style:style>
    <style:style style:name="ce40" style:family="table-cell" style:parent-style-name="Default">
      <style:table-cell-properties fo:border-bottom="0.74pt solid #ff0000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115"/>
    </style:style>
    <style:style style:name="ce115" style:family="table-cell" style:parent-style-name="Default">
      <style:table-cell-properties fo:border-bottom="none" style:text-align-source="fix" style:repeat-content="false" fo:border-left="0.74pt solid #ff0000" fo:border-right="none" fo:border-top="0.74pt solid #ff0000"/>
      <style:paragraph-properties fo:text-align="center" fo:margin-left="0cm"/>
      <style:map style:condition="cell-content()!=0" style:apply-style-name="Black" style:base-cell-address="Sheet1.B82"/>
    </style:style>
    <style:style style:name="ce51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82"/>
    </style:style>
    <style:style style:name="ce52" style:family="table-cell" style:parent-style-name="Default">
      <style:table-cell-properties fo:border-bottom="0.74pt solid #ff0000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82"/>
    </style:style>
    <style:style style:name="ce54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82"/>
    </style:style>
    <style:style style:name="ce68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184"/>
    </style:style>
    <style:style style:name="ce59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82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184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82"/>
    </style:style>
    <style:style style:name="ce76" style:family="table-cell" style:parent-style-name="Default">
      <style:table-cell-properties fo:border-bottom="none" style:text-align-source="fix" style:repeat-content="false" fo:border-left="0.74pt solid #ff0000" fo:border-right="none" fo:border-top="0.74pt solid #ff0000"/>
      <style:paragraph-properties fo:text-align="center" fo:margin-left="0cm"/>
      <style:map style:condition="cell-content()!=0" style:apply-style-name="Black" style:base-cell-address="Sheet1.B302"/>
    </style:style>
    <style:style style:name="ce88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302"/>
    </style:style>
    <style:style style:name="ce89" style:family="table-cell" style:parent-style-name="Default">
      <style:table-cell-properties fo:border-bottom="0.74pt solid #ff0000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302"/>
    </style:style>
    <style:style style:name="ce90" style:family="table-cell" style:parent-style-name="Default">
      <style:table-cell-properties fo:border-bottom="none" style:text-align-source="fix" style:repeat-content="false" fo:border-left="0.74pt solid #ff0000" fo:border-right="none" fo:border-top="0.74pt solid #ff0000"/>
      <style:paragraph-properties fo:text-align="center" fo:margin-left="0cm"/>
      <style:map style:condition="cell-content()!=0" style:apply-style-name="Black" style:base-cell-address="Sheet1.B82"/>
    </style:style>
    <style:style style:name="ce110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82"/>
    </style:style>
    <style:style style:name="ce112" style:family="table-cell" style:parent-style-name="Default">
      <style:table-cell-properties fo:border-bottom="0.74pt solid #ff0000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82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B115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115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!=0" style:apply-style-name="Black" style:base-cell-address="Sheet1.B115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C115"/>
    </style:style>
    <style:style style:name="ce67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  <style:map style:condition="cell-content()!=0" style:apply-style-name="Black" style:base-cell-address="Sheet1.B115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B82"/>
    </style:style>
    <style:style style:name="ce70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  <style:map style:condition="cell-content()!=0" style:apply-style-name="Black" style:base-cell-address="Sheet1.B82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184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B302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!=0" style:apply-style-name="Black" style:base-cell-address="Sheet1.B82"/>
    </style:style>
    <style:style style:name="ce126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  <style:map style:condition="cell-content()!=0" style:apply-style-name="Black" style:base-cell-address="Sheet1.B302"/>
    </style:style>
    <style:style style:name="ce127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B82"/>
    </style:style>
    <style:style style:name="ce128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  <style:map style:condition="cell-content()!=0" style:apply-style-name="Black" style:base-cell-address="Sheet1.B82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B50"/>
    </style:style>
    <style:style style:name="ce81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  <style:map style:condition="cell-content()!=0" style:apply-style-name="Black" style:base-cell-address="Sheet1.B50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D66"/>
    </style:style>
    <style:style style:name="ce86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  <style:map style:condition="cell-content()!=0" style:apply-style-name="Black" style:base-cell-address="Sheet1.D66"/>
    </style:style>
    <style:style style:name="ce79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!=0" style:apply-style-name="Black" style:base-cell-address="Sheet1.B2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C115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2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82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C115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D66"/>
    </style:style>
    <style:style style:name="ce95" style:family="table-cell" style:parent-style-name="Default">
      <style:table-cell-properties fo:border-bottom="none" style:text-align-source="fix" style:repeat-content="false" fo:border-left="none" fo:border-right="0.74pt solid #ff0000" fo:border-top="0.74pt solid #ff0000"/>
      <style:paragraph-properties fo:text-align="center" fo:margin-left="0cm"/>
      <style:map style:condition="cell-content()!=0" style:apply-style-name="Black" style:base-cell-address="Sheet1.B2"/>
    </style:style>
    <style:style style:name="ce96" style:family="table-cell" style:parent-style-name="Default">
      <style:table-cell-properties fo:border-bottom="0.74pt solid #ff0000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2"/>
    </style:style>
    <style:style style:name="ce97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2"/>
    </style:style>
    <style:style style:name="ce98" style:family="table-cell" style:parent-style-name="Default">
      <style:table-cell-properties fo:border-bottom="none" style:text-align-source="fix" style:repeat-content="false" fo:border-left="none" fo:border-right="0.74pt solid #ff0000" fo:border-top="0.74pt solid #ff0000"/>
      <style:paragraph-properties fo:text-align="center" fo:margin-left="0cm"/>
      <style:map style:condition="cell-content()!=0" style:apply-style-name="Black" style:base-cell-address="Sheet1.D66"/>
    </style:style>
    <style:style style:name="ce99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D66"/>
    </style:style>
    <style:style style:name="ce100" style:family="table-cell" style:parent-style-name="Default">
      <style:table-cell-properties fo:border-bottom="0.74pt solid #ff0000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D66"/>
    </style:style>
    <style:style style:name="ce101" style:family="table-cell" style:parent-style-name="Default">
      <style:table-cell-properties fo:border-bottom="none" style:text-align-source="fix" style:repeat-content="false" fo:border-left="none" fo:border-right="0.74pt solid #ff0000" fo:border-top="0.74pt solid #ff0000"/>
      <style:paragraph-properties fo:text-align="center" fo:margin-left="0cm"/>
      <style:map style:condition="cell-content()!=0" style:apply-style-name="Black" style:base-cell-address="Sheet1.B82"/>
    </style:style>
    <style:style style:name="ce102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82"/>
    </style:style>
    <style:style style:name="ce103" style:family="table-cell" style:parent-style-name="Default">
      <style:table-cell-properties fo:border-bottom="0.74pt solid #ff0000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82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ff0000" fo:border-top="0.74pt solid #ff0000"/>
      <style:paragraph-properties fo:text-align="center" fo:margin-left="0cm"/>
      <style:map style:condition="cell-content()!=0" style:apply-style-name="Black" style:base-cell-address="Sheet1.B115"/>
    </style:style>
    <style:style style:name="ce105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115"/>
    </style:style>
    <style:style style:name="ce106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C115"/>
    </style:style>
    <style:style style:name="ce107" style:family="table-cell" style:parent-style-name="Default">
      <style:table-cell-properties fo:border-bottom="0.74pt solid #ff0000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115"/>
    </style:style>
    <style:style style:name="ce108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82"/>
    </style:style>
    <style:style style:name="ce109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</style:style>
    <style:style style:name="ce111" style:family="table-cell" style:parent-style-name="Default">
      <style:table-cell-properties fo:border-bottom="0.74pt solid #ff0000" style:text-align-source="fix" style:repeat-content="false" fo:border-left="none" fo:border-right="0.74pt solid #ff0000" fo:border-top="none"/>
      <style:paragraph-properties fo:text-align="center" fo:margin-left="0cm"/>
    </style:style>
    <style:style style:name="ce158" style:family="table-cell" style:parent-style-name="Default">
      <style:table-cell-properties fo:border-bottom="none" style:text-align-source="fix" style:repeat-content="false" fo:border-left="none" fo:border-right="0.74pt solid #ff0000" fo:border-top="0.74pt solid #ff0000"/>
      <style:paragraph-properties fo:text-align="center" fo:margin-left="0cm"/>
      <style:map style:condition="cell-content()!=0" style:apply-style-name="Black" style:base-cell-address="Sheet1.B302"/>
    </style:style>
    <style:style style:name="ce159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302"/>
    </style:style>
    <style:style style:name="ce160" style:family="table-cell" style:parent-style-name="Default">
      <style:table-cell-properties fo:border-bottom="0.74pt solid #ff0000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302"/>
    </style:style>
    <style:style style:name="ce161" style:family="table-cell" style:parent-style-name="Default">
      <style:table-cell-properties fo:border-bottom="none" style:text-align-source="fix" style:repeat-content="false" fo:border-left="none" fo:border-right="0.74pt solid #ff0000" fo:border-top="0.74pt solid #ff0000"/>
      <style:paragraph-properties fo:text-align="center" fo:margin-left="0cm"/>
      <style:map style:condition="cell-content()!=0" style:apply-style-name="Black" style:base-cell-address="Sheet1.B82"/>
    </style:style>
    <style:style style:name="ce162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82"/>
    </style:style>
    <style:style style:name="ce163" style:family="table-cell" style:parent-style-name="Default">
      <style:table-cell-properties fo:border-bottom="0.74pt solid #ff0000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82"/>
    </style:style>
    <style:style style:name="ce18" style:family="table-cell" style:parent-style-name="Default">
      <style:text-properties style:font-name="Monospace" fo:font-size="12pt" style:font-size-asian="12pt" style:font-size-complex="12pt"/>
    </style:style>
    <style:style style:name="ce142" style:family="table-cell" style:parent-style-name="Default">
      <style:text-properties fo:color="#000000" style:font-name="Monospace1" fo:language="none" fo:country="none" style:font-name-asian="Monospace1" style:language-asian="none" style:country-asian="none" style:font-name-complex="Monospace1" style:language-complex="none" style:country-complex="none"/>
    </style:style>
    <style:style style:name="ce1" style:family="table-cell" style:parent-style-name="Default">
      <style:table-cell-properties fo:border-bottom="none" fo:border-left="0.74pt solid #ff0000" fo:border-right="none" fo:border-top="0.74pt solid #ff0000"/>
      <style:map style:condition="cell-content()!=0" style:apply-style-name="Black" style:base-cell-address="Sheet1.B2"/>
    </style:style>
    <style:style style:name="ce2" style:family="table-cell" style:parent-style-name="Default">
      <style:table-cell-properties fo:border-bottom="none" fo:border-left="0.74pt solid #ff0000" fo:border-right="none" fo:border-top="none"/>
      <style:map style:condition="cell-content()!=0" style:apply-style-name="Black" style:base-cell-address="Sheet1.B2"/>
    </style:style>
    <style:style style:name="ce3" style:family="table-cell" style:parent-style-name="Default">
      <style:table-cell-properties fo:border-bottom="0.74pt solid #ff0000" fo:border-left="0.74pt solid #ff0000" fo:border-right="none" fo:border-top="none"/>
      <style:map style:condition="cell-content()!=0" style:apply-style-name="Black" style:base-cell-address="Sheet1.B2"/>
    </style:style>
    <style:style style:name="ce22" style:family="table-cell" style:parent-style-name="Default">
      <style:table-cell-properties fo:border-bottom="none" fo:border-left="0.74pt solid #ff0000" fo:border-right="none" fo:border-top="0.74pt solid #ff0000"/>
      <style:map style:condition="cell-content()!=0" style:apply-style-name="Black" style:base-cell-address="Sheet1.B82"/>
    </style:style>
    <style:style style:name="ce10" style:family="table-cell" style:parent-style-name="Default">
      <style:table-cell-properties fo:border-bottom="none" fo:border-left="0.74pt solid #ff0000" fo:border-right="none" fo:border-top="none"/>
      <style:map style:condition="cell-content()!=0" style:apply-style-name="Black" style:base-cell-address="Sheet1.B82"/>
    </style:style>
    <style:style style:name="ce21" style:family="table-cell" style:parent-style-name="Default">
      <style:table-cell-properties fo:border-bottom="0.74pt solid #ff0000" fo:border-left="0.74pt solid #ff0000" fo:border-right="none" fo:border-top="none"/>
      <style:map style:condition="cell-content()!=0" style:apply-style-name="Black" style:base-cell-address="Sheet1.B82"/>
    </style:style>
    <style:style style:name="ce82" style:family="table-cell" style:parent-style-name="Default">
      <style:table-cell-properties fo:border-bottom="none" fo:border-left="0.74pt solid #ff0000" fo:border-right="none" fo:border-top="0.74pt solid #ff0000"/>
      <style:map style:condition="cell-content()!=0" style:apply-style-name="Black" style:base-cell-address="Sheet1.V132"/>
    </style:style>
    <style:style style:name="ce83" style:family="table-cell" style:parent-style-name="Default">
      <style:table-cell-properties fo:border-bottom="none" fo:border-left="0.74pt solid #ff0000" fo:border-right="none" fo:border-top="none"/>
      <style:map style:condition="cell-content()!=0" style:apply-style-name="Black" style:base-cell-address="Sheet1.V132"/>
    </style:style>
    <style:style style:name="ce84" style:family="table-cell" style:parent-style-name="Default">
      <style:table-cell-properties fo:border-bottom="0.74pt solid #ff0000" fo:border-left="0.74pt solid #ff0000" fo:border-right="none" fo:border-top="none"/>
      <style:map style:condition="cell-content()!=0" style:apply-style-name="Black" style:base-cell-address="Sheet1.V132"/>
    </style:style>
    <style:style style:name="ce4" style:family="table-cell" style:parent-style-name="Default">
      <style:table-cell-properties fo:border-bottom="none" fo:border-left="none" fo:border-right="none" fo:border-top="0.74pt solid #ff0000"/>
      <style:map style:condition="cell-content()!=0" style:apply-style-name="Black" style:base-cell-address="Sheet1.B2"/>
    </style:style>
    <style:style style:name="ce26" style:family="table-cell" style:parent-style-name="Default">
      <style:map style:condition="cell-content()!=0" style:apply-style-name="Black" style:base-cell-address="Sheet1.B2"/>
    </style:style>
    <style:style style:name="ce41" style:family="table-cell" style:parent-style-name="Default">
      <style:table-cell-properties fo:border-bottom="0.74pt solid #ff0000" fo:border-left="none" fo:border-right="none" fo:border-top="none"/>
      <style:map style:condition="cell-content()!=0" style:apply-style-name="Black" style:base-cell-address="Sheet1.B2"/>
    </style:style>
    <style:style style:name="ce28" style:family="table-cell" style:parent-style-name="Default">
      <style:table-cell-properties fo:border-bottom="none" fo:border-left="none" fo:border-right="none" fo:border-top="0.74pt solid #ff0000"/>
      <style:map style:condition="cell-content()!=0" style:apply-style-name="Black" style:base-cell-address="Sheet1.B82"/>
    </style:style>
    <style:style style:name="ce29" style:family="table-cell" style:parent-style-name="Default">
      <style:map style:condition="cell-content()!=0" style:apply-style-name="Black" style:base-cell-address="Sheet1.B82"/>
    </style:style>
    <style:style style:name="ce30" style:family="table-cell" style:parent-style-name="Default">
      <style:table-cell-properties fo:border-bottom="0.74pt solid #ff0000" fo:border-left="none" fo:border-right="none" fo:border-top="none"/>
      <style:map style:condition="cell-content()!=0" style:apply-style-name="Black" style:base-cell-address="Sheet1.B82"/>
    </style:style>
    <style:style style:name="ce19" style:family="table-cell" style:parent-style-name="Default">
      <style:table-cell-properties fo:border-bottom="none" fo:border-left="none" fo:border-right="none" fo:border-top="0.74pt solid #ff0000"/>
      <style:map style:condition="cell-content()!=0" style:apply-style-name="Black" style:base-cell-address="Sheet1.D66"/>
    </style:style>
    <style:style style:name="ce20" style:family="table-cell" style:parent-style-name="Default">
      <style:table-cell-properties fo:border-bottom="0.74pt solid #ff0000" fo:border-left="none" fo:border-right="none" fo:border-top="none"/>
      <style:map style:condition="cell-content()!=0" style:apply-style-name="Black" style:base-cell-address="Sheet1.D66"/>
    </style:style>
    <style:style style:name="ce37" style:family="table-cell" style:parent-style-name="Default">
      <style:map style:condition="cell-content()!=0" style:apply-style-name="Black" style:base-cell-address="Sheet1.D66"/>
    </style:style>
    <style:style style:name="ce38" style:family="table-cell" style:parent-style-name="Default">
      <style:map style:condition="cell-content()!=0" style:apply-style-name="Black" style:base-cell-address="Sheet1.B2"/>
    </style:style>
    <style:style style:name="ce11" style:family="table-cell" style:parent-style-name="Default">
      <style:map style:condition="cell-content()!=0" style:apply-style-name="Black" style:base-cell-address="Sheet1.AF37"/>
    </style:style>
    <style:style style:name="ce12" style:family="table-cell" style:parent-style-name="Default">
      <style:table-cell-properties fo:border-bottom="none" fo:border-left="none" fo:border-right="0.74pt solid #ff0000" fo:border-top="0.74pt solid #ff0000"/>
      <style:map style:condition="cell-content()!=0" style:apply-style-name="Black" style:base-cell-address="Sheet1.B2"/>
    </style:style>
    <style:style style:name="ce13" style:family="table-cell" style:parent-style-name="Default">
      <style:table-cell-properties fo:border-bottom="none" fo:border-left="none" fo:border-right="0.74pt solid #ff0000" fo:border-top="none"/>
      <style:map style:condition="cell-content()!=0" style:apply-style-name="Black" style:base-cell-address="Sheet1.B2"/>
    </style:style>
    <style:style style:name="ce14" style:family="table-cell" style:parent-style-name="Default">
      <style:table-cell-properties fo:border-bottom="0.74pt solid #ff0000" fo:border-left="none" fo:border-right="0.74pt solid #ff0000" fo:border-top="none"/>
      <style:map style:condition="cell-content()!=0" style:apply-style-name="Black" style:base-cell-address="Sheet1.B2"/>
    </style:style>
    <style:style style:name="ce15" style:family="table-cell" style:parent-style-name="Default">
      <style:table-cell-properties fo:border-bottom="none" fo:border-left="none" fo:border-right="0.74pt solid #ff0000" fo:border-top="0.74pt solid #ff0000"/>
      <style:map style:condition="cell-content()!=0" style:apply-style-name="Black" style:base-cell-address="Sheet1.D66"/>
    </style:style>
    <style:style style:name="ce16" style:family="table-cell" style:parent-style-name="Default">
      <style:table-cell-properties fo:border-bottom="none" fo:border-left="none" fo:border-right="0.74pt solid #ff0000" fo:border-top="none"/>
      <style:map style:condition="cell-content()!=0" style:apply-style-name="Black" style:base-cell-address="Sheet1.D66"/>
    </style:style>
    <style:style style:name="ce17" style:family="table-cell" style:parent-style-name="Default">
      <style:table-cell-properties fo:border-bottom="0.74pt solid #ff0000" fo:border-left="none" fo:border-right="0.74pt solid #ff0000" fo:border-top="none"/>
      <style:map style:condition="cell-content()!=0" style:apply-style-name="Black" style:base-cell-address="Sheet1.D66"/>
    </style:style>
    <style:style style:name="ce46" style:family="table-cell" style:parent-style-name="Default">
      <style:table-cell-properties fo:border-bottom="none" fo:border-left="none" fo:border-right="0.74pt solid #ff0000" fo:border-top="0.74pt solid #ff0000"/>
      <style:map style:condition="cell-content()!=0" style:apply-style-name="Black" style:base-cell-address="Sheet1.B82"/>
    </style:style>
    <style:style style:name="ce47" style:family="table-cell" style:parent-style-name="Default">
      <style:table-cell-properties fo:border-bottom="none" fo:border-left="none" fo:border-right="0.74pt solid #ff0000" fo:border-top="none"/>
      <style:map style:condition="cell-content()!=0" style:apply-style-name="Black" style:base-cell-address="Sheet1.B82"/>
    </style:style>
    <style:style style:name="ce48" style:family="table-cell" style:parent-style-name="Default">
      <style:table-cell-properties fo:border-bottom="0.74pt solid #ff0000" fo:border-left="none" fo:border-right="0.74pt solid #ff0000" fo:border-top="none"/>
      <style:map style:condition="cell-content()!=0" style:apply-style-name="Black" style:base-cell-address="Sheet1.B8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6" table:default-cell-style-name="ce6"/>
        <table:table-column table:style-name="co2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/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number-columns-repeated="4"/>
          <table:table-cell table:formula="of:=[.U1]+1" office:value-type="float" office:value="1" calcext:value-type="float">
            <text:p>1</text:p>
          </table:table-cell>
          <table:table-cell table:formula="of:=[.V1]+1" office:value-type="float" office:value="2" calcext:value-type="float">
            <text:p>2</text:p>
          </table:table-cell>
          <table:table-cell table:formula="of:=[.W1]+1" office:value-type="float" office:value="3" calcext:value-type="float">
            <text:p>3</text:p>
          </table:table-cell>
          <table:table-cell table:formula="of:=[.X1]+1" office:value-type="float" office:value="4" calcext:value-type="float">
            <text:p>4</text:p>
          </table:table-cell>
          <table:table-cell table:formula="of:=[.Y1]+1" office:value-type="float" office:value="5" calcext:value-type="float">
            <text:p>5</text:p>
          </table:table-cell>
          <table:table-cell table:formula="of:=[.Z1]+1" office:value-type="float" office:value="6" calcext:value-type="float">
            <text:p>6</text:p>
          </table:table-cell>
          <table:table-cell table:formula="of:=[.AA1]+1" office:value-type="float" office:value="7" calcext:value-type="float">
            <text:p>7</text:p>
          </table:table-cell>
          <table:table-cell table:formula="of:=[.AB1]+1" office:value-type="float" office:value="8" calcext:value-type="float">
            <text:p>8</text:p>
          </table:table-cell>
          <table:table-cell table:formula="of:=[.AC1]+1" office:value-type="float" office:value="9" calcext:value-type="float">
            <text:p>9</text:p>
          </table:table-cell>
          <table:table-cell table:formula="of:=[.AD1]+1" office:value-type="float" office:value="10" calcext:value-type="float">
            <text:p>10</text:p>
          </table:table-cell>
          <table:table-cell table:formula="of:=[.AE1]+1" office:value-type="float" office:value="11" calcext:value-type="float">
            <text:p>11</text:p>
          </table:table-cell>
          <table:table-cell table:formula="of:=[.AF1]+1" office:value-type="float" office:value="12" calcext:value-type="float">
            <text:p>12</text:p>
          </table:table-cell>
          <table:table-cell table:formula="of:=[.AG1]+1" office:value-type="float" office:value="13" calcext:value-type="float">
            <text:p>13</text:p>
          </table:table-cell>
          <table:table-cell table:formula="of:=[.AH1]+1" office:value-type="float" office:value="14" calcext:value-type="float">
            <text:p>14</text:p>
          </table:table-cell>
          <table:table-cell table:formula="of:=[.AI1]+1" office:value-type="float" office:value="15" calcext:value-type="float">
            <text:p>15</text:p>
          </table:table-cell>
          <table:table-cell table:formula="of:=[.AJ1]+1" office:value-type="float" office:value="16" calcext:value-type="float">
            <text:p>16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number-columns-repeated="7"/>
          <table:table-cell table:style-name="ce7" office:value-type="float" office:value="1" calcext:value-type="float">
            <text:p>1</text:p>
          </table:table-cell>
          <table:table-cell table:style-name="ce8" table:number-columns-repeated="6"/>
          <table:table-cell table:style-name="ce95"/>
          <table:table-cell/>
          <table:table-cell table:formula="of:=&quot;0x&quot;&amp;DEC2HEX([.B2]*8+[.C2]*4+[.D2]*2+[.E2]*1)&amp;DEC2HEX([.F2]*8+[.G2]*4+[.H2]*2+[.I2]*1)&amp;&quot;, 0x&quot;&amp;DEC2HEX([.J2]*8+[.K2]*4+[.L2]*2+[.M2]*1)&amp;DEC2HEX([.N2]*8+[.O2]*4+[.P2]*2+[.Q2]*1)&amp;&quot;,&quot;" office:value-type="string" office:string-value="0x80, 0x80," calcext:value-type="string">
            <text:p>0x80, 0x80,</text:p>
          </table:table-cell>
          <table:table-cell office:value-type="string" calcext:value-type="string">
            <text:p>FastForward</text:p>
          </table:table-cell>
          <table:table-cell table:formula="of:=&quot;static constexpr ButtonImage&lt;32&gt; &quot;&amp;[.T2]&amp;&quot; = {16,16, { &quot;&amp;[.S2]" office:value-type="string" office:string-value="static constexpr ButtonImage&lt;32&gt; FastForward = {16,16, { 0x80, 0x80," calcext:value-type="string">
            <text:p>static constexpr ButtonImage&lt;32&gt; FastForward = {16,16, { 0x80, 0x80,</text:p>
          </table:table-cell>
          <table:table-cell table:style-name="ce1" table:formula="of:=IF([.B2]&lt;&gt;0;&quot;&quot;**)" office:value-type="string" office:string-value="" calcext:value-type="error">
            <text:p>Err:510</text:p>
          </table:table-cell>
          <table:table-cell table:style-name="ce4" table:number-columns-repeated="14"/>
          <table:table-cell table:style-name="ce1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6"/>
          <table:table-cell/>
          <table:table-cell table:formula="of:=&quot;0x&quot;&amp;DEC2HEX([.B3]*8+[.C3]*4+[.D3]*2+[.E3]*1)&amp;DEC2HEX([.F3]*8+[.G3]*4+[.H3]*2+[.I3]*1)&amp;&quot;, 0x&quot;&amp;DEC2HEX([.J3]*8+[.K3]*4+[.L3]*2+[.M3]*1)&amp;DEC2HEX([.N3]*8+[.O3]*4+[.P3]*2+[.Q3]*1)&amp;&quot;,&quot;" office:value-type="string" office:string-value="0xC0, 0xC0," calcext:value-type="string">
            <text:p>0xC0, 0xC0,</text:p>
          </table:table-cell>
          <table:table-cell/>
          <table:table-cell table:formula="of:=[.S3]" office:value-type="string" office:string-value="0xC0, 0xC0," calcext:value-type="string">
            <text:p>0xC0, 0xC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5"/>
          <table:table-cell/>
          <table:table-cell table:formula="of:=&quot;0x&quot;&amp;DEC2HEX([.B4]*8+[.C4]*4+[.D4]*2+[.E4]*1)&amp;DEC2HEX([.F4]*8+[.G4]*4+[.H4]*2+[.I4]*1)&amp;&quot;, 0x&quot;&amp;DEC2HEX([.J4]*8+[.K4]*4+[.L4]*2+[.M4]*1)&amp;DEC2HEX([.N4]*8+[.O4]*4+[.P4]*2+[.Q4]*1)&amp;&quot;,&quot;" office:value-type="string" office:string-value="0xE0, 0xE0," calcext:value-type="string">
            <text:p>0xE0, 0xE0,</text:p>
          </table:table-cell>
          <table:table-cell/>
          <table:table-cell table:formula="of:=[.S4]" office:value-type="string" office:string-value="0xE0, 0xE0," calcext:value-type="string">
            <text:p>0xE0, 0xE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4"/>
          <table:table-cell/>
          <table:table-cell table:formula="of:=&quot;0x&quot;&amp;DEC2HEX([.B5]*8+[.C5]*4+[.D5]*2+[.E5]*1)&amp;DEC2HEX([.F5]*8+[.G5]*4+[.H5]*2+[.I5]*1)&amp;&quot;, 0x&quot;&amp;DEC2HEX([.J5]*8+[.K5]*4+[.L5]*2+[.M5]*1)&amp;DEC2HEX([.N5]*8+[.O5]*4+[.P5]*2+[.Q5]*1)&amp;&quot;,&quot;" office:value-type="string" office:string-value="0xF0, 0xF0," calcext:value-type="string">
            <text:p>0xF0, 0xF0,</text:p>
          </table:table-cell>
          <table:table-cell/>
          <table:table-cell table:formula="of:=[.S5]" office:value-type="string" office:string-value="0xF0, 0xF0," calcext:value-type="string">
            <text:p>0xF0, 0xF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3"/>
          <table:table-cell/>
          <table:table-cell table:formula="of:=&quot;0x&quot;&amp;DEC2HEX([.B6]*8+[.C6]*4+[.D6]*2+[.E6]*1)&amp;DEC2HEX([.F6]*8+[.G6]*4+[.H6]*2+[.I6]*1)&amp;&quot;, 0x&quot;&amp;DEC2HEX([.J6]*8+[.K6]*4+[.L6]*2+[.M6]*1)&amp;DEC2HEX([.N6]*8+[.O6]*4+[.P6]*2+[.Q6]*1)&amp;&quot;,&quot;" office:value-type="string" office:string-value="0xF8, 0xF8," calcext:value-type="string">
            <text:p>0xF8, 0xF8,</text:p>
          </table:table-cell>
          <table:table-cell/>
          <table:table-cell table:formula="of:=[.S6]" office:value-type="string" office:string-value="0xF8, 0xF8," calcext:value-type="string">
            <text:p>0xF8, 0xF8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/>
          <table:table-cell table:formula="of:=&quot;0x&quot;&amp;DEC2HEX([.B7]*8+[.C7]*4+[.D7]*2+[.E7]*1)&amp;DEC2HEX([.F7]*8+[.G7]*4+[.H7]*2+[.I7]*1)&amp;&quot;, 0x&quot;&amp;DEC2HEX([.J7]*8+[.K7]*4+[.L7]*2+[.M7]*1)&amp;DEC2HEX([.N7]*8+[.O7]*4+[.P7]*2+[.Q7]*1)&amp;&quot;,&quot;" office:value-type="string" office:string-value="0xFC, 0xFC," calcext:value-type="string">
            <text:p>0xFC, 0xFC,</text:p>
          </table:table-cell>
          <table:table-cell/>
          <table:table-cell table:formula="of:=[.S7]" office:value-type="string" office:string-value="0xFC, 0xFC," calcext:value-type="string">
            <text:p>0xFC, 0xFC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/>
          <table:table-cell table:number-columns-repeated="7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&quot;0x&quot;&amp;DEC2HEX([.B8]*8+[.C8]*4+[.D8]*2+[.E8]*1)&amp;DEC2HEX([.F8]*8+[.G8]*4+[.H8]*2+[.I8]*1)&amp;&quot;, 0x&quot;&amp;DEC2HEX([.J8]*8+[.K8]*4+[.L8]*2+[.M8]*1)&amp;DEC2HEX([.N8]*8+[.O8]*4+[.P8]*2+[.Q8]*1)&amp;&quot;,&quot;" office:value-type="string" office:string-value="0xFE, 0xFE," calcext:value-type="string">
            <text:p>0xFE, 0xFE,</text:p>
          </table:table-cell>
          <table:table-cell/>
          <table:table-cell table:formula="of:=[.S8]" office:value-type="string" office:string-value="0xFE, 0xFE," calcext:value-type="string">
            <text:p>0xFE, 0xFE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9]*8+[.C9]*4+[.D9]*2+[.E9]*1)&amp;DEC2HEX([.F9]*8+[.G9]*4+[.H9]*2+[.I9]*1)&amp;&quot;, 0x&quot;&amp;DEC2HEX([.J9]*8+[.K9]*4+[.L9]*2+[.M9]*1)&amp;DEC2HEX([.N9]*8+[.O9]*4+[.P9]*2+[.Q9]*1)&amp;&quot;,&quot;" office:value-type="string" office:string-value="0xFF, 0xFF," calcext:value-type="string">
            <text:p>0xFF, 0xFF,</text:p>
          </table:table-cell>
          <table:table-cell/>
          <table:table-cell table:formula="of:=[.S9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]*8+[.C10]*4+[.D10]*2+[.E10]*1)&amp;DEC2HEX([.F10]*8+[.G10]*4+[.H10]*2+[.I10]*1)&amp;&quot;, 0x&quot;&amp;DEC2HEX([.J10]*8+[.K10]*4+[.L10]*2+[.M10]*1)&amp;DEC2HEX([.N10]*8+[.O10]*4+[.P10]*2+[.Q10]*1)&amp;&quot;,&quot;" office:value-type="string" office:string-value="0xFF, 0xFF," calcext:value-type="string">
            <text:p>0xFF, 0xFF,</text:p>
          </table:table-cell>
          <table:table-cell/>
          <table:table-cell table:formula="of:=[.S10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/>
          <table:table-cell table:number-columns-repeated="7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&quot;0x&quot;&amp;DEC2HEX([.B11]*8+[.C11]*4+[.D11]*2+[.E11]*1)&amp;DEC2HEX([.F11]*8+[.G11]*4+[.H11]*2+[.I11]*1)&amp;&quot;, 0x&quot;&amp;DEC2HEX([.J11]*8+[.K11]*4+[.L11]*2+[.M11]*1)&amp;DEC2HEX([.N11]*8+[.O11]*4+[.P11]*2+[.Q11]*1)&amp;&quot;,&quot;" office:value-type="string" office:string-value="0xFE, 0xFE," calcext:value-type="string">
            <text:p>0xFE, 0xFE,</text:p>
          </table:table-cell>
          <table:table-cell/>
          <table:table-cell table:formula="of:=[.S11]" office:value-type="string" office:string-value="0xFE, 0xFE," calcext:value-type="string">
            <text:p>0xFE, 0xFE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/>
          <table:table-cell table:formula="of:=&quot;0x&quot;&amp;DEC2HEX([.B12]*8+[.C12]*4+[.D12]*2+[.E12]*1)&amp;DEC2HEX([.F12]*8+[.G12]*4+[.H12]*2+[.I12]*1)&amp;&quot;, 0x&quot;&amp;DEC2HEX([.J12]*8+[.K12]*4+[.L12]*2+[.M12]*1)&amp;DEC2HEX([.N12]*8+[.O12]*4+[.P12]*2+[.Q12]*1)&amp;&quot;,&quot;" office:value-type="string" office:string-value="0xFC, 0xFC," calcext:value-type="string">
            <text:p>0xFC, 0xFC,</text:p>
          </table:table-cell>
          <table:table-cell/>
          <table:table-cell table:formula="of:=[.S12]" office:value-type="string" office:string-value="0xFC, 0xFC," calcext:value-type="string">
            <text:p>0xFC, 0xFC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3"/>
          <table:table-cell/>
          <table:table-cell table:formula="of:=&quot;0x&quot;&amp;DEC2HEX([.B13]*8+[.C13]*4+[.D13]*2+[.E13]*1)&amp;DEC2HEX([.F13]*8+[.G13]*4+[.H13]*2+[.I13]*1)&amp;&quot;, 0x&quot;&amp;DEC2HEX([.J13]*8+[.K13]*4+[.L13]*2+[.M13]*1)&amp;DEC2HEX([.N13]*8+[.O13]*4+[.P13]*2+[.Q13]*1)&amp;&quot;,&quot;" office:value-type="string" office:string-value="0xF8, 0xF8," calcext:value-type="string">
            <text:p>0xF8, 0xF8,</text:p>
          </table:table-cell>
          <table:table-cell/>
          <table:table-cell table:formula="of:=[.S13]" office:value-type="string" office:string-value="0xF8, 0xF8," calcext:value-type="string">
            <text:p>0xF8, 0xF8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4"/>
          <table:table-cell/>
          <table:table-cell table:formula="of:=&quot;0x&quot;&amp;DEC2HEX([.B14]*8+[.C14]*4+[.D14]*2+[.E14]*1)&amp;DEC2HEX([.F14]*8+[.G14]*4+[.H14]*2+[.I14]*1)&amp;&quot;, 0x&quot;&amp;DEC2HEX([.J14]*8+[.K14]*4+[.L14]*2+[.M14]*1)&amp;DEC2HEX([.N14]*8+[.O14]*4+[.P14]*2+[.Q14]*1)&amp;&quot;,&quot;" office:value-type="string" office:string-value="0xF0, 0xF0," calcext:value-type="string">
            <text:p>0xF0, 0xF0,</text:p>
          </table:table-cell>
          <table:table-cell/>
          <table:table-cell table:formula="of:=[.S14]" office:value-type="string" office:string-value="0xF0, 0xF0," calcext:value-type="string">
            <text:p>0xF0, 0xF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5"/>
          <table:table-cell/>
          <table:table-cell table:formula="of:=&quot;0x&quot;&amp;DEC2HEX([.B15]*8+[.C15]*4+[.D15]*2+[.E15]*1)&amp;DEC2HEX([.F15]*8+[.G15]*4+[.H15]*2+[.I15]*1)&amp;&quot;, 0x&quot;&amp;DEC2HEX([.J15]*8+[.K15]*4+[.L15]*2+[.M15]*1)&amp;DEC2HEX([.N15]*8+[.O15]*4+[.P15]*2+[.Q15]*1)&amp;&quot;,&quot;" office:value-type="string" office:string-value="0xE0, 0xE0," calcext:value-type="string">
            <text:p>0xE0, 0xE0,</text:p>
          </table:table-cell>
          <table:table-cell/>
          <table:table-cell table:formula="of:=[.S15]" office:value-type="string" office:string-value="0xE0, 0xE0," calcext:value-type="string">
            <text:p>0xE0, 0xE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6"/>
          <table:table-cell/>
          <table:table-cell table:formula="of:=&quot;0x&quot;&amp;DEC2HEX([.B16]*8+[.C16]*4+[.D16]*2+[.E16]*1)&amp;DEC2HEX([.F16]*8+[.G16]*4+[.H16]*2+[.I16]*1)&amp;&quot;, 0x&quot;&amp;DEC2HEX([.J16]*8+[.K16]*4+[.L16]*2+[.M16]*1)&amp;DEC2HEX([.N16]*8+[.O16]*4+[.P16]*2+[.Q16]*1)&amp;&quot;,&quot;" office:value-type="string" office:string-value="0xC0, 0xC0," calcext:value-type="string">
            <text:p>0xC0, 0xC0,</text:p>
          </table:table-cell>
          <table:table-cell/>
          <table:table-cell table:formula="of:=[.S16]" office:value-type="string" office:string-value="0xC0, 0xC0," calcext:value-type="string">
            <text:p>0xC0, 0xC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7"/>
          <table:table-cell table:style-name="ce7" office:value-type="float" office:value="1" calcext:value-type="float">
            <text:p>1</text:p>
          </table:table-cell>
          <table:table-cell table:style-name="ce9" table:number-columns-repeated="6"/>
          <table:table-cell table:style-name="ce96"/>
          <table:table-cell office:value-type="string" calcext:value-type="string">
            <text:p>};</text:p>
          </table:table-cell>
          <table:table-cell table:formula="of:=&quot;0x&quot;&amp;DEC2HEX([.B17]*8+[.C17]*4+[.D17]*2+[.E17]*1)&amp;DEC2HEX([.F17]*8+[.G17]*4+[.H17]*2+[.I17]*1)&amp;&quot;, 0x&quot;&amp;DEC2HEX([.J17]*8+[.K17]*4+[.L17]*2+[.M17]*1)&amp;DEC2HEX([.N17]*8+[.O17]*4+[.P17]*2+[.Q17]*1)&amp;&quot;,&quot;" office:value-type="string" office:string-value="0x80, 0x80," calcext:value-type="string">
            <text:p>0x80, 0x80,</text:p>
          </table:table-cell>
          <table:table-cell/>
          <table:table-cell table:formula="of:=[.S17]&amp;&quot;} };&quot;" office:value-type="string" office:string-value="0x80, 0x80,} };" calcext:value-type="string">
            <text:p>0x80, 0x80,} };</text:p>
          </table:table-cell>
          <table:table-cell table:style-name="ce3"/>
          <table:table-cell table:style-name="ce41" table:number-columns-repeated="14"/>
          <table:table-cell table:style-name="ce14"/>
        </table:table-row>
        <table:table-row table:style-name="ro1">
          <table:table-cell/>
          <table:table-cell table:style-name="ce8" table:number-columns-repeated="7"/>
          <table:table-cell table:style-name="ce7" office:value-type="float" office:value="1" calcext:value-type="float">
            <text:p>1</text:p>
          </table:table-cell>
          <table:table-cell table:style-name="ce8" table:number-columns-repeated="7"/>
          <table:table-cell table:style-name="ce7" office:value-type="float" office:value="1" calcext:value-type="float">
            <text:p>1</text:p>
          </table:table-cell>
          <table:table-cell/>
          <table:table-cell table:formula="of:=&quot;0x&quot;&amp;DEC2HEX([.B18]*8+[.C18]*4+[.D18]*2+[.E18]*1)&amp;DEC2HEX([.F18]*8+[.G18]*4+[.H18]*2+[.I18]*1)&amp;&quot;, 0x&quot;&amp;DEC2HEX([.J18]*8+[.K18]*4+[.L18]*2+[.M18]*1)&amp;DEC2HEX([.N18]*8+[.O18]*4+[.P18]*2+[.Q18]*1)&amp;&quot;,&quot;" office:value-type="string" office:string-value="0x01, 0x01," calcext:value-type="string">
            <text:p>0x01, 0x01,</text:p>
          </table:table-cell>
          <table:table-cell office:value-type="string" calcext:value-type="string">
            <text:p>FastReverse</text:p>
          </table:table-cell>
          <table:table-cell table:formula="of:=&quot;static constexpr ButtonImage&lt;32&gt; &quot;&amp;[.T18]&amp;&quot; = {16,16, { &quot;&amp;[.S18]" office:value-type="string" office:string-value="static constexpr ButtonImage&lt;32&gt; FastReverse = {16,16, { 0x01, 0x01," calcext:value-type="string">
            <text:p>static constexpr ButtonImage&lt;32&gt; FastReverse = {16,16, { 0x01, 0x01,</text:p>
          </table:table-cell>
          <table:table-cell table:style-name="ce1"/>
          <table:table-cell table:style-name="ce4" table:number-columns-repeated="14"/>
          <table:table-cell table:style-name="ce12"/>
        </table:table-row>
        <table:table-row table:style-name="ro1">
          <table:table-cell/>
          <table:table-cell table:style-name="ce7"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formula="of:=&quot;0x&quot;&amp;DEC2HEX([.B19]*8+[.C19]*4+[.D19]*2+[.E19]*1)&amp;DEC2HEX([.F19]*8+[.G19]*4+[.H19]*2+[.I19]*1)&amp;&quot;, 0x&quot;&amp;DEC2HEX([.J19]*8+[.K19]*4+[.L19]*2+[.M19]*1)&amp;DEC2HEX([.N19]*8+[.O19]*4+[.P19]*2+[.Q19]*1)&amp;&quot;,&quot;" office:value-type="string" office:string-value="0x03, 0x03," calcext:value-type="string">
            <text:p>0x03, 0x03,</text:p>
          </table:table-cell>
          <table:table-cell/>
          <table:table-cell table:formula="of:=[.S19]" office:value-type="string" office:string-value="0x03, 0x03," calcext:value-type="string">
            <text:p>0x03, 0x03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style-name="ce7" table:number-columns-repeated="5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formula="of:=&quot;0x&quot;&amp;DEC2HEX([.B20]*8+[.C20]*4+[.D20]*2+[.E20]*1)&amp;DEC2HEX([.F20]*8+[.G20]*4+[.H20]*2+[.I20]*1)&amp;&quot;, 0x&quot;&amp;DEC2HEX([.J20]*8+[.K20]*4+[.L20]*2+[.M20]*1)&amp;DEC2HEX([.N20]*8+[.O20]*4+[.P20]*2+[.Q20]*1)&amp;&quot;,&quot;" office:value-type="string" office:string-value="0x07, 0x07," calcext:value-type="string">
            <text:p>0x07, 0x07,</text:p>
          </table:table-cell>
          <table:table-cell/>
          <table:table-cell table:formula="of:=[.S20]" office:value-type="string" office:string-value="0x07, 0x07," calcext:value-type="string">
            <text:p>0x07, 0x07,</text:p>
          </table:table-cell>
          <table:table-cell table:style-name="ce2"/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&quot;0x&quot;&amp;DEC2HEX([.B21]*8+[.C21]*4+[.D21]*2+[.E21]*1)&amp;DEC2HEX([.F21]*8+[.G21]*4+[.H21]*2+[.I21]*1)&amp;&quot;, 0x&quot;&amp;DEC2HEX([.J21]*8+[.K21]*4+[.L21]*2+[.M21]*1)&amp;DEC2HEX([.N21]*8+[.O21]*4+[.P21]*2+[.Q21]*1)&amp;&quot;,&quot;" office:value-type="string" office:string-value="0x0F, 0x0F," calcext:value-type="string">
            <text:p>0x0F, 0x0F,</text:p>
          </table:table-cell>
          <table:table-cell/>
          <table:table-cell table:formula="of:=[.S21]" office:value-type="string" office:string-value="0x0F, 0x0F," calcext:value-type="string">
            <text:p>0x0F, 0x0F,</text:p>
          </table:table-cell>
          <table:table-cell table:style-name="ce2"/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3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5" table:style-name="ce7" office:value-type="float" office:value="1" calcext:value-type="float">
            <text:p>1</text:p>
          </table:table-cell>
          <table:table-cell/>
          <table:table-cell table:formula="of:=&quot;0x&quot;&amp;DEC2HEX([.B22]*8+[.C22]*4+[.D22]*2+[.E22]*1)&amp;DEC2HEX([.F22]*8+[.G22]*4+[.H22]*2+[.I22]*1)&amp;&quot;, 0x&quot;&amp;DEC2HEX([.J22]*8+[.K22]*4+[.L22]*2+[.M22]*1)&amp;DEC2HEX([.N22]*8+[.O22]*4+[.P22]*2+[.Q22]*1)&amp;&quot;,&quot;" office:value-type="string" office:string-value="0x1F, 0x1F," calcext:value-type="string">
            <text:p>0x1F, 0x1F,</text:p>
          </table:table-cell>
          <table:table-cell/>
          <table:table-cell table:formula="of:=[.S22]" office:value-type="string" office:string-value="0x1F, 0x1F," calcext:value-type="string">
            <text:p>0x1F, 0x1F,</text:p>
          </table:table-cell>
          <table:table-cell table:style-name="ce2"/>
          <table:table-cell table:style-name="ce26" table:number-columns-repeated="4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3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2"/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6" table:style-name="ce7" office:value-type="float" office:value="1" calcext:value-type="float">
            <text:p>1</text:p>
          </table:table-cell>
          <table:table-cell/>
          <table:table-cell table:formula="of:=&quot;0x&quot;&amp;DEC2HEX([.B23]*8+[.C23]*4+[.D23]*2+[.E23]*1)&amp;DEC2HEX([.F23]*8+[.G23]*4+[.H23]*2+[.I23]*1)&amp;&quot;, 0x&quot;&amp;DEC2HEX([.J23]*8+[.K23]*4+[.L23]*2+[.M23]*1)&amp;DEC2HEX([.N23]*8+[.O23]*4+[.P23]*2+[.Q23]*1)&amp;&quot;,&quot;" office:value-type="string" office:string-value="0x3F, 0x3F," calcext:value-type="string">
            <text:p>0x3F, 0x3F,</text:p>
          </table:table-cell>
          <table:table-cell/>
          <table:table-cell table:formula="of:=[.S23]" office:value-type="string" office:string-value="0x3F, 0x3F," calcext:value-type="string">
            <text:p>0x3F, 0x3F,</text:p>
          </table:table-cell>
          <table:table-cell table:style-name="ce2"/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/>
          <table:table-cell table:number-columns-repeated="7" table:style-name="ce7" office:value-type="float" office:value="1" calcext:value-type="float">
            <text:p>1</text:p>
          </table:table-cell>
          <table:table-cell table:style-name="ce7"/>
          <table:table-cell table:number-columns-repeated="7" table:style-name="ce7" office:value-type="float" office:value="1" calcext:value-type="float">
            <text:p>1</text:p>
          </table:table-cell>
          <table:table-cell/>
          <table:table-cell table:formula="of:=&quot;0x&quot;&amp;DEC2HEX([.B24]*8+[.C24]*4+[.D24]*2+[.E24]*1)&amp;DEC2HEX([.F24]*8+[.G24]*4+[.H24]*2+[.I24]*1)&amp;&quot;, 0x&quot;&amp;DEC2HEX([.J24]*8+[.K24]*4+[.L24]*2+[.M24]*1)&amp;DEC2HEX([.N24]*8+[.O24]*4+[.P24]*2+[.Q24]*1)&amp;&quot;,&quot;" office:value-type="string" office:string-value="0x7F, 0x7F," calcext:value-type="string">
            <text:p>0x7F, 0x7F,</text:p>
          </table:table-cell>
          <table:table-cell/>
          <table:table-cell table:formula="of:=[.S24]" office:value-type="string" office:string-value="0x7F, 0x7F," calcext:value-type="string">
            <text:p>0x7F, 0x7F,</text:p>
          </table:table-cell>
          <table:table-cell table:style-name="ce2"/>
          <table:table-cell table:style-name="ce26" table:number-columns-repeated="2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5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25]*8+[.C25]*4+[.D25]*2+[.E25]*1)&amp;DEC2HEX([.F25]*8+[.G25]*4+[.H25]*2+[.I25]*1)&amp;&quot;, 0x&quot;&amp;DEC2HEX([.J25]*8+[.K25]*4+[.L25]*2+[.M25]*1)&amp;DEC2HEX([.N25]*8+[.O25]*4+[.P25]*2+[.Q25]*1)&amp;&quot;,&quot;" office:value-type="string" office:string-value="0xFF, 0xFF," calcext:value-type="string">
            <text:p>0xFF, 0xFF,</text:p>
          </table:table-cell>
          <table:table-cell/>
          <table:table-cell table:formula="of:=[.S25]" office:value-type="string" office:string-value="0xFF, 0xFF," calcext:value-type="string">
            <text:p>0xFF, 0xFF,</text:p>
          </table:table-cell>
          <table:table-cell table:style-name="ce2"/>
          <table:table-cell table:style-name="ce26"/>
          <table:table-cell table:number-columns-repeated="6" table:style-name="ce26" office:value-type="float" office:value="1" calcext:value-type="float">
            <text:p>1</text:p>
          </table:table-cell>
          <table:table-cell table:style-name="ce26"/>
          <table:table-cell table:number-columns-repeated="6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26]*8+[.C26]*4+[.D26]*2+[.E26]*1)&amp;DEC2HEX([.F26]*8+[.G26]*4+[.H26]*2+[.I26]*1)&amp;&quot;, 0x&quot;&amp;DEC2HEX([.J26]*8+[.K26]*4+[.L26]*2+[.M26]*1)&amp;DEC2HEX([.N26]*8+[.O26]*4+[.P26]*2+[.Q26]*1)&amp;&quot;,&quot;" office:value-type="string" office:string-value="0xFF, 0xFF," calcext:value-type="string">
            <text:p>0xFF, 0xFF,</text:p>
          </table:table-cell>
          <table:table-cell/>
          <table:table-cell table:formula="of:=[.S26]" office:value-type="string" office:string-value="0xFF, 0xFF," calcext:value-type="string">
            <text:p>0xFF, 0xFF,</text:p>
          </table:table-cell>
          <table:table-cell table:style-name="ce2"/>
          <table:table-cell table:number-columns-repeated="14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/>
          <table:table-cell table:number-columns-repeated="7" table:style-name="ce7" office:value-type="float" office:value="1" calcext:value-type="float">
            <text:p>1</text:p>
          </table:table-cell>
          <table:table-cell table:style-name="ce7"/>
          <table:table-cell table:number-columns-repeated="7" table:style-name="ce7" office:value-type="float" office:value="1" calcext:value-type="float">
            <text:p>1</text:p>
          </table:table-cell>
          <table:table-cell/>
          <table:table-cell table:formula="of:=&quot;0x&quot;&amp;DEC2HEX([.B27]*8+[.C27]*4+[.D27]*2+[.E27]*1)&amp;DEC2HEX([.F27]*8+[.G27]*4+[.H27]*2+[.I27]*1)&amp;&quot;, 0x&quot;&amp;DEC2HEX([.J27]*8+[.K27]*4+[.L27]*2+[.M27]*1)&amp;DEC2HEX([.N27]*8+[.O27]*4+[.P27]*2+[.Q27]*1)&amp;&quot;,&quot;" office:value-type="string" office:string-value="0x7F, 0x7F," calcext:value-type="string">
            <text:p>0x7F, 0x7F,</text:p>
          </table:table-cell>
          <table:table-cell/>
          <table:table-cell table:formula="of:=[.S27]" office:value-type="string" office:string-value="0x7F, 0x7F," calcext:value-type="string">
            <text:p>0x7F, 0x7F,</text:p>
          </table:table-cell>
          <table:table-cell table:style-name="ce2"/>
          <table:table-cell table:style-name="ce26"/>
          <table:table-cell table:number-columns-repeated="6" table:style-name="ce26" office:value-type="float" office:value="1" calcext:value-type="float">
            <text:p>1</text:p>
          </table:table-cell>
          <table:table-cell table:style-name="ce26"/>
          <table:table-cell table:number-columns-repeated="6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2"/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6" table:style-name="ce7" office:value-type="float" office:value="1" calcext:value-type="float">
            <text:p>1</text:p>
          </table:table-cell>
          <table:table-cell/>
          <table:table-cell table:formula="of:=&quot;0x&quot;&amp;DEC2HEX([.B28]*8+[.C28]*4+[.D28]*2+[.E28]*1)&amp;DEC2HEX([.F28]*8+[.G28]*4+[.H28]*2+[.I28]*1)&amp;&quot;, 0x&quot;&amp;DEC2HEX([.J28]*8+[.K28]*4+[.L28]*2+[.M28]*1)&amp;DEC2HEX([.N28]*8+[.O28]*4+[.P28]*2+[.Q28]*1)&amp;&quot;,&quot;" office:value-type="string" office:string-value="0x3F, 0x3F," calcext:value-type="string">
            <text:p>0x3F, 0x3F,</text:p>
          </table:table-cell>
          <table:table-cell/>
          <table:table-cell table:formula="of:=[.S28]" office:value-type="string" office:string-value="0x3F, 0x3F," calcext:value-type="string">
            <text:p>0x3F, 0x3F,</text:p>
          </table:table-cell>
          <table:table-cell table:style-name="ce2"/>
          <table:table-cell table:style-name="ce26" table:number-columns-repeated="2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5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3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5" table:style-name="ce7" office:value-type="float" office:value="1" calcext:value-type="float">
            <text:p>1</text:p>
          </table:table-cell>
          <table:table-cell/>
          <table:table-cell table:formula="of:=&quot;0x&quot;&amp;DEC2HEX([.B29]*8+[.C29]*4+[.D29]*2+[.E29]*1)&amp;DEC2HEX([.F29]*8+[.G29]*4+[.H29]*2+[.I29]*1)&amp;&quot;, 0x&quot;&amp;DEC2HEX([.J29]*8+[.K29]*4+[.L29]*2+[.M29]*1)&amp;DEC2HEX([.N29]*8+[.O29]*4+[.P29]*2+[.Q29]*1)&amp;&quot;,&quot;" office:value-type="string" office:string-value="0x1F, 0x1F," calcext:value-type="string">
            <text:p>0x1F, 0x1F,</text:p>
          </table:table-cell>
          <table:table-cell/>
          <table:table-cell table:formula="of:=[.S29]" office:value-type="string" office:string-value="0x1F, 0x1F," calcext:value-type="string">
            <text:p>0x1F, 0x1F,</text:p>
          </table:table-cell>
          <table:table-cell table:style-name="ce2"/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&quot;0x&quot;&amp;DEC2HEX([.B30]*8+[.C30]*4+[.D30]*2+[.E30]*1)&amp;DEC2HEX([.F30]*8+[.G30]*4+[.H30]*2+[.I30]*1)&amp;&quot;, 0x&quot;&amp;DEC2HEX([.J30]*8+[.K30]*4+[.L30]*2+[.M30]*1)&amp;DEC2HEX([.N30]*8+[.O30]*4+[.P30]*2+[.Q30]*1)&amp;&quot;,&quot;" office:value-type="string" office:string-value="0x0F, 0x0F," calcext:value-type="string">
            <text:p>0x0F, 0x0F,</text:p>
          </table:table-cell>
          <table:table-cell/>
          <table:table-cell table:formula="of:=[.S30]" office:value-type="string" office:string-value="0x0F, 0x0F," calcext:value-type="string">
            <text:p>0x0F, 0x0F,</text:p>
          </table:table-cell>
          <table:table-cell table:style-name="ce2"/>
          <table:table-cell table:style-name="ce26" table:number-columns-repeated="4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3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5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formula="of:=&quot;0x&quot;&amp;DEC2HEX([.B31]*8+[.C31]*4+[.D31]*2+[.E31]*1)&amp;DEC2HEX([.F31]*8+[.G31]*4+[.H31]*2+[.I31]*1)&amp;&quot;, 0x&quot;&amp;DEC2HEX([.J31]*8+[.K31]*4+[.L31]*2+[.M31]*1)&amp;DEC2HEX([.N31]*8+[.O31]*4+[.P31]*2+[.Q31]*1)&amp;&quot;,&quot;" office:value-type="string" office:string-value="0x07, 0x07," calcext:value-type="string">
            <text:p>0x07, 0x07,</text:p>
          </table:table-cell>
          <table:table-cell/>
          <table:table-cell table:formula="of:=[.S31]" office:value-type="string" office:string-value="0x07, 0x07," calcext:value-type="string">
            <text:p>0x07, 0x07,</text:p>
          </table:table-cell>
          <table:table-cell table:style-name="ce2"/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formula="of:=&quot;0x&quot;&amp;DEC2HEX([.B32]*8+[.C32]*4+[.D32]*2+[.E32]*1)&amp;DEC2HEX([.F32]*8+[.G32]*4+[.H32]*2+[.I32]*1)&amp;&quot;, 0x&quot;&amp;DEC2HEX([.J32]*8+[.K32]*4+[.L32]*2+[.M32]*1)&amp;DEC2HEX([.N32]*8+[.O32]*4+[.P32]*2+[.Q32]*1)&amp;&quot;,&quot;" office:value-type="string" office:string-value="0x03, 0x03," calcext:value-type="string">
            <text:p>0x03, 0x03,</text:p>
          </table:table-cell>
          <table:table-cell/>
          <table:table-cell table:formula="of:=[.S32]" office:value-type="string" office:string-value="0x03, 0x03," calcext:value-type="string">
            <text:p>0x03, 0x03,</text:p>
          </table:table-cell>
          <table:table-cell table:style-name="ce2"/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9" table:number-columns-repeated="7"/>
          <table:table-cell table:style-name="ce7" office:value-type="float" office:value="1" calcext:value-type="float">
            <text:p>1</text:p>
          </table:table-cell>
          <table:table-cell table:style-name="ce9" table:number-columns-repeated="7"/>
          <table:table-cell table:style-name="ce7" office:value-type="float" office:value="1" calcext:value-type="float">
            <text:p>1</text:p>
          </table:table-cell>
          <table:table-cell/>
          <table:table-cell table:formula="of:=&quot;0x&quot;&amp;DEC2HEX([.B33]*8+[.C33]*4+[.D33]*2+[.E33]*1)&amp;DEC2HEX([.F33]*8+[.G33]*4+[.H33]*2+[.I33]*1)&amp;&quot;, 0x&quot;&amp;DEC2HEX([.J33]*8+[.K33]*4+[.L33]*2+[.M33]*1)&amp;DEC2HEX([.N33]*8+[.O33]*4+[.P33]*2+[.Q33]*1)&amp;&quot;,&quot;" office:value-type="string" office:string-value="0x01, 0x01," calcext:value-type="string">
            <text:p>0x01, 0x01,</text:p>
          </table:table-cell>
          <table:table-cell/>
          <table:table-cell table:formula="of:=[.S33]&amp;&quot;} };&quot;" office:value-type="string" office:string-value="0x01, 0x01,} };" calcext:value-type="string">
            <text:p>0x01, 0x01,} };</text:p>
          </table:table-cell>
          <table:table-cell table:style-name="ce3"/>
          <table:table-cell table:style-name="ce41" table:number-columns-repeated="14"/>
          <table:table-cell table:style-name="ce14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&quot;0x&quot;&amp;DEC2HEX([.B34]*8+[.C34]*4+[.D34]*2+[.E34]*1)&amp;DEC2HEX([.F34]*8+[.G34]*4+[.H34]*2+[.I34]*1)&amp;&quot;, 0x&quot;&amp;DEC2HEX([.J34]*8+[.K34]*4+[.L34]*2+[.M34]*1)&amp;DEC2HEX([.N34]*8+[.O34]*4+[.P34]*2+[.Q34]*1)&amp;&quot;,&quot;" office:value-type="string" office:string-value="0x81, 0x03," calcext:value-type="string">
            <text:p>0x81, 0x03,</text:p>
          </table:table-cell>
          <table:table-cell office:value-type="string" calcext:value-type="string">
            <text:p>ForwardScene</text:p>
          </table:table-cell>
          <table:table-cell table:formula="of:=&quot;static constexpr ButtonImage&lt;32&gt; &quot;&amp;[.T34]&amp;&quot; = {16,16, { &quot;&amp;[.S34]" office:value-type="string" office:string-value="static constexpr ButtonImage&lt;32&gt; ForwardScene = {16,16, { 0x81, 0x03," calcext:value-type="string">
            <text:p>static constexpr ButtonImage&lt;32&gt; ForwardScene = {16,16, { 0x81, 0x03,</text:p>
          </table:table-cell>
          <table:table-cell table:style-name="ce1"/>
          <table:table-cell table:style-name="ce4" table:number-columns-repeated="14"/>
          <table:table-cell table:style-name="ce12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5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35]*8+[.C35]*4+[.D35]*2+[.E35]*1)&amp;DEC2HEX([.F35]*8+[.G35]*4+[.H35]*2+[.I35]*1)&amp;&quot;, 0x&quot;&amp;DEC2HEX([.J35]*8+[.K35]*4+[.L35]*2+[.M35]*1)&amp;DEC2HEX([.N35]*8+[.O35]*4+[.P35]*2+[.Q35]*1)&amp;&quot;,&quot;" office:value-type="string" office:string-value="0xC1, 0x83," calcext:value-type="string">
            <text:p>0xC1, 0x83,</text:p>
          </table:table-cell>
          <table:table-cell/>
          <table:table-cell table:formula="of:=[.S35]" office:value-type="string" office:string-value="0xC1, 0x83," calcext:value-type="string">
            <text:p>0xC1, 0x83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36]*8+[.C36]*4+[.D36]*2+[.E36]*1)&amp;DEC2HEX([.F36]*8+[.G36]*4+[.H36]*2+[.I36]*1)&amp;&quot;, 0x&quot;&amp;DEC2HEX([.J36]*8+[.K36]*4+[.L36]*2+[.M36]*1)&amp;DEC2HEX([.N36]*8+[.O36]*4+[.P36]*2+[.Q36]*1)&amp;&quot;,&quot;" office:value-type="string" office:string-value="0xE1, 0xC3," calcext:value-type="string">
            <text:p>0xE1, 0xC3,</text:p>
          </table:table-cell>
          <table:table-cell/>
          <table:table-cell table:formula="of:=[.S36]" office:value-type="string" office:string-value="0xE1, 0xC3," calcext:value-type="string">
            <text:p>0xE1, 0xC3,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37]*8+[.C37]*4+[.D37]*2+[.E37]*1)&amp;DEC2HEX([.F37]*8+[.G37]*4+[.H37]*2+[.I37]*1)&amp;&quot;, 0x&quot;&amp;DEC2HEX([.J37]*8+[.K37]*4+[.L37]*2+[.M37]*1)&amp;DEC2HEX([.N37]*8+[.O37]*4+[.P37]*2+[.Q37]*1)&amp;&quot;,&quot;" office:value-type="string" office:string-value="0xF1, 0xE3," calcext:value-type="string">
            <text:p>0xF1, 0xE3,</text:p>
          </table:table-cell>
          <table:table-cell/>
          <table:table-cell table:formula="of:=[.S37]" office:value-type="string" office:string-value="0xF1, 0xE3," calcext:value-type="string">
            <text:p>0xF1, 0xE3,</text:p>
          </table:table-cell>
          <table:table-cell table:style-name="ce2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38]*8+[.C38]*4+[.D38]*2+[.E38]*1)&amp;DEC2HEX([.F38]*8+[.G38]*4+[.H38]*2+[.I38]*1)&amp;&quot;, 0x&quot;&amp;DEC2HEX([.J38]*8+[.K38]*4+[.L38]*2+[.M38]*1)&amp;DEC2HEX([.N38]*8+[.O38]*4+[.P38]*2+[.Q38]*1)&amp;&quot;,&quot;" office:value-type="string" office:string-value="0xF9, 0xF3," calcext:value-type="string">
            <text:p>0xF9, 0xF3,</text:p>
          </table:table-cell>
          <table:table-cell/>
          <table:table-cell table:formula="of:=[.S38]" office:value-type="string" office:string-value="0xF9, 0xF3," calcext:value-type="string">
            <text:p>0xF9, 0xF3,</text:p>
          </table:table-cell>
          <table:table-cell table:style-name="ce2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/>
          <table:table-cell table:number-columns-repeated="6" table:style-name="ce7" office:value-type="float" office:value="1" calcext:value-type="float">
            <text:p>1</text:p>
          </table:table-cell>
          <table:table-cell table:style-name="ce7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39]*8+[.C39]*4+[.D39]*2+[.E39]*1)&amp;DEC2HEX([.F39]*8+[.G39]*4+[.H39]*2+[.I39]*1)&amp;&quot;, 0x&quot;&amp;DEC2HEX([.J39]*8+[.K39]*4+[.L39]*2+[.M39]*1)&amp;DEC2HEX([.N39]*8+[.O39]*4+[.P39]*2+[.Q39]*1)&amp;&quot;,&quot;" office:value-type="string" office:string-value="0xFD, 0xFB," calcext:value-type="string">
            <text:p>0xFD, 0xFB,</text:p>
          </table:table-cell>
          <table:table-cell/>
          <table:table-cell table:formula="of:=[.S39]" office:value-type="string" office:string-value="0xFD, 0xFB," calcext:value-type="string">
            <text:p>0xFD, 0xFB,</text:p>
          </table:table-cell>
          <table:table-cell table:style-name="ce2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0]*8+[.C40]*4+[.D40]*2+[.E40]*1)&amp;DEC2HEX([.F40]*8+[.G40]*4+[.H40]*2+[.I40]*1)&amp;&quot;, 0x&quot;&amp;DEC2HEX([.J40]*8+[.K40]*4+[.L40]*2+[.M40]*1)&amp;DEC2HEX([.N40]*8+[.O40]*4+[.P40]*2+[.Q40]*1)&amp;&quot;,&quot;" office:value-type="string" office:string-value="0xFF, 0xFF," calcext:value-type="string">
            <text:p>0xFF, 0xFF,</text:p>
          </table:table-cell>
          <table:table-cell/>
          <table:table-cell table:formula="of:=[.S40]" office:value-type="string" office:string-value="0xFF, 0xFF," calcext:value-type="string">
            <text:p>0xFF, 0xFF,</text:p>
          </table:table-cell>
          <table:table-cell table:style-name="ce2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1]*8+[.C41]*4+[.D41]*2+[.E41]*1)&amp;DEC2HEX([.F41]*8+[.G41]*4+[.H41]*2+[.I41]*1)&amp;&quot;, 0x&quot;&amp;DEC2HEX([.J41]*8+[.K41]*4+[.L41]*2+[.M41]*1)&amp;DEC2HEX([.N41]*8+[.O41]*4+[.P41]*2+[.Q41]*1)&amp;&quot;,&quot;" office:value-type="string" office:string-value="0xFF, 0xFF," calcext:value-type="string">
            <text:p>0xFF, 0xFF,</text:p>
          </table:table-cell>
          <table:table-cell/>
          <table:table-cell table:formula="of:=[.S41]" office:value-type="string" office:string-value="0xFF, 0xFF," calcext:value-type="string">
            <text:p>0xFF, 0xFF,</text:p>
          </table:table-cell>
          <table:table-cell table:style-name="ce2"/>
          <table:table-cell table:number-columns-repeated="6" table:style-name="ce26" office:value-type="float" office:value="1" calcext:value-type="float">
            <text:p>1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2]*8+[.C42]*4+[.D42]*2+[.E42]*1)&amp;DEC2HEX([.F42]*8+[.G42]*4+[.H42]*2+[.I42]*1)&amp;&quot;, 0x&quot;&amp;DEC2HEX([.J42]*8+[.K42]*4+[.L42]*2+[.M42]*1)&amp;DEC2HEX([.N42]*8+[.O42]*4+[.P42]*2+[.Q42]*1)&amp;&quot;,&quot;" office:value-type="string" office:string-value="0xFF, 0xFF," calcext:value-type="string">
            <text:p>0xFF, 0xFF,</text:p>
          </table:table-cell>
          <table:table-cell/>
          <table:table-cell table:formula="of:=[.S42]" office:value-type="string" office:string-value="0xFF, 0xFF," calcext:value-type="string">
            <text:p>0xFF, 0xFF,</text:p>
          </table:table-cell>
          <table:table-cell table:style-name="ce2"/>
          <table:table-cell table:number-columns-repeated="9" table:style-name="ce26" office:value-type="float" office:value="1" calcext:value-type="float">
            <text:p>1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3]*8+[.C43]*4+[.D43]*2+[.E43]*1)&amp;DEC2HEX([.F43]*8+[.G43]*4+[.H43]*2+[.I43]*1)&amp;&quot;, 0x&quot;&amp;DEC2HEX([.J43]*8+[.K43]*4+[.L43]*2+[.M43]*1)&amp;DEC2HEX([.N43]*8+[.O43]*4+[.P43]*2+[.Q43]*1)&amp;&quot;,&quot;" office:value-type="string" office:string-value="0xFF, 0xFF," calcext:value-type="string">
            <text:p>0xFF, 0xFF,</text:p>
          </table:table-cell>
          <table:table-cell/>
          <table:table-cell table:formula="of:=[.S43]" office:value-type="string" office:string-value="0xFF, 0xFF," calcext:value-type="string">
            <text:p>0xFF, 0xFF,</text:p>
          </table:table-cell>
          <table:table-cell table:style-name="ce2"/>
          <table:table-cell table:number-columns-repeated="6" table:style-name="ce26" office:value-type="float" office:value="1" calcext:value-type="float">
            <text:p>1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/>
          <table:table-cell table:number-columns-repeated="6" table:style-name="ce7" office:value-type="float" office:value="1" calcext:value-type="float">
            <text:p>1</text:p>
          </table:table-cell>
          <table:table-cell table:style-name="ce7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4]*8+[.C44]*4+[.D44]*2+[.E44]*1)&amp;DEC2HEX([.F44]*8+[.G44]*4+[.H44]*2+[.I44]*1)&amp;&quot;, 0x&quot;&amp;DEC2HEX([.J44]*8+[.K44]*4+[.L44]*2+[.M44]*1)&amp;DEC2HEX([.N44]*8+[.O44]*4+[.P44]*2+[.Q44]*1)&amp;&quot;,&quot;" office:value-type="string" office:string-value="0xFD, 0xFB," calcext:value-type="string">
            <text:p>0xFD, 0xFB,</text:p>
          </table:table-cell>
          <table:table-cell/>
          <table:table-cell table:formula="of:=[.S44]" office:value-type="string" office:string-value="0xFD, 0xFB," calcext:value-type="string">
            <text:p>0xFD, 0xFB,</text:p>
          </table:table-cell>
          <table:table-cell table:style-name="ce2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5]*8+[.C45]*4+[.D45]*2+[.E45]*1)&amp;DEC2HEX([.F45]*8+[.G45]*4+[.H45]*2+[.I45]*1)&amp;&quot;, 0x&quot;&amp;DEC2HEX([.J45]*8+[.K45]*4+[.L45]*2+[.M45]*1)&amp;DEC2HEX([.N45]*8+[.O45]*4+[.P45]*2+[.Q45]*1)&amp;&quot;,&quot;" office:value-type="string" office:string-value="0xF9, 0xF3," calcext:value-type="string">
            <text:p>0xF9, 0xF3,</text:p>
          </table:table-cell>
          <table:table-cell/>
          <table:table-cell table:formula="of:=[.S45]" office:value-type="string" office:string-value="0xF9, 0xF3," calcext:value-type="string">
            <text:p>0xF9, 0xF3,</text:p>
          </table:table-cell>
          <table:table-cell table:style-name="ce2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6]*8+[.C46]*4+[.D46]*2+[.E46]*1)&amp;DEC2HEX([.F46]*8+[.G46]*4+[.H46]*2+[.I46]*1)&amp;&quot;, 0x&quot;&amp;DEC2HEX([.J46]*8+[.K46]*4+[.L46]*2+[.M46]*1)&amp;DEC2HEX([.N46]*8+[.O46]*4+[.P46]*2+[.Q46]*1)&amp;&quot;,&quot;" office:value-type="string" office:string-value="0xF1, 0xE3," calcext:value-type="string">
            <text:p>0xF1, 0xE3,</text:p>
          </table:table-cell>
          <table:table-cell/>
          <table:table-cell table:formula="of:=[.S46]" office:value-type="string" office:string-value="0xF1, 0xE3," calcext:value-type="string">
            <text:p>0xF1, 0xE3,</text:p>
          </table:table-cell>
          <table:table-cell table:style-name="ce2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7]*8+[.C47]*4+[.D47]*2+[.E47]*1)&amp;DEC2HEX([.F47]*8+[.G47]*4+[.H47]*2+[.I47]*1)&amp;&quot;, 0x&quot;&amp;DEC2HEX([.J47]*8+[.K47]*4+[.L47]*2+[.M47]*1)&amp;DEC2HEX([.N47]*8+[.O47]*4+[.P47]*2+[.Q47]*1)&amp;&quot;,&quot;" office:value-type="string" office:string-value="0xE1, 0xC3," calcext:value-type="string">
            <text:p>0xE1, 0xC3,</text:p>
          </table:table-cell>
          <table:table-cell/>
          <table:table-cell table:formula="of:=[.S47]" office:value-type="string" office:string-value="0xE1, 0xC3," calcext:value-type="string">
            <text:p>0xE1, 0xC3,</text:p>
          </table:table-cell>
          <table:table-cell table:style-name="ce2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5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8]*8+[.C48]*4+[.D48]*2+[.E48]*1)&amp;DEC2HEX([.F48]*8+[.G48]*4+[.H48]*2+[.I48]*1)&amp;&quot;, 0x&quot;&amp;DEC2HEX([.J48]*8+[.K48]*4+[.L48]*2+[.M48]*1)&amp;DEC2HEX([.N48]*8+[.O48]*4+[.P48]*2+[.Q48]*1)&amp;&quot;,&quot;" office:value-type="string" office:string-value="0xC1, 0x83," calcext:value-type="string">
            <text:p>0xC1, 0x83,</text:p>
          </table:table-cell>
          <table:table-cell/>
          <table:table-cell table:formula="of:=[.S48]" office:value-type="string" office:string-value="0xC1, 0x83," calcext:value-type="string">
            <text:p>0xC1, 0x83,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2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9]*8+[.C49]*4+[.D49]*2+[.E49]*1)&amp;DEC2HEX([.F49]*8+[.G49]*4+[.H49]*2+[.I49]*1)&amp;&quot;, 0x&quot;&amp;DEC2HEX([.J49]*8+[.K49]*4+[.L49]*2+[.M49]*1)&amp;DEC2HEX([.N49]*8+[.O49]*4+[.P49]*2+[.Q49]*1)&amp;&quot;,&quot;" office:value-type="string" office:string-value="0x81, 0x03," calcext:value-type="string">
            <text:p>0x81, 0x03,</text:p>
          </table:table-cell>
          <table:table-cell/>
          <table:table-cell table:formula="of:=[.S49]&amp;&quot;} };&quot;" office:value-type="string" office:string-value="0x81, 0x03,} };" calcext:value-type="string">
            <text:p>0x81, 0x03,} };</text:p>
          </table:table-cell>
          <table:table-cell table:style-name="ce3"/>
          <table:table-cell table:style-name="ce41" table:number-columns-repeated="14"/>
          <table:table-cell table:style-name="ce14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80"/>
          <table:table-cell table:style-name="ce8" table:number-columns-repeated="5"/>
          <table:table-cell table:style-name="ce7" office:value-type="float" office:value="1" calcext:value-type="float">
            <text:p>1</text:p>
          </table:table-cell>
          <table:table-cell table:style-name="ce8" table:number-columns-repeated="6"/>
          <table:table-cell table:style-name="ce7" office:value-type="float" office:value="1" calcext:value-type="float">
            <text:p>1</text:p>
          </table:table-cell>
          <table:table-cell/>
          <table:table-cell table:formula="of:=&quot;0x&quot;&amp;DEC2HEX([.B50]*8+[.C50]*4+[.D50]*2+[.E50]*1)&amp;DEC2HEX([.F50]*8+[.G50]*4+[.H50]*2+[.I50]*1)&amp;&quot;, 0x&quot;&amp;DEC2HEX([.J50]*8+[.K50]*4+[.L50]*2+[.M50]*1)&amp;DEC2HEX([.N50]*8+[.O50]*4+[.P50]*2+[.Q50]*1)&amp;&quot;,&quot;" office:value-type="string" office:string-value="0xC0, 0x81," calcext:value-type="string">
            <text:p>0xC0, 0x81,</text:p>
          </table:table-cell>
          <table:table-cell office:value-type="string" calcext:value-type="string">
            <text:p>ReverseScene</text:p>
          </table:table-cell>
          <table:table-cell table:formula="of:=&quot;static constexpr ButtonImage&lt;32&gt; &quot;&amp;[.T50]&amp;&quot; = {16,16, { &quot;&amp;[.S50]" office:value-type="string" office:string-value="static constexpr ButtonImage&lt;32&gt; ReverseScene = {16,16, { 0xC0, 0x81," calcext:value-type="string">
            <text:p>static constexpr ButtonImage&lt;32&gt; ReverseScene = {16,16, { 0xC0, 0x81,</text:p>
          </table:table-cell>
          <table:table-cell table:style-name="ce1"/>
          <table:table-cell table:style-name="ce4" table:number-columns-repeated="14"/>
          <table:table-cell table:style-name="ce12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formula="of:=&quot;0x&quot;&amp;DEC2HEX([.B51]*8+[.C51]*4+[.D51]*2+[.E51]*1)&amp;DEC2HEX([.F51]*8+[.G51]*4+[.H51]*2+[.I51]*1)&amp;&quot;, 0x&quot;&amp;DEC2HEX([.J51]*8+[.K51]*4+[.L51]*2+[.M51]*1)&amp;DEC2HEX([.N51]*8+[.O51]*4+[.P51]*2+[.Q51]*1)&amp;&quot;,&quot;" office:value-type="string" office:string-value="0xC1, 0x83," calcext:value-type="string">
            <text:p>0xC1, 0x83,</text:p>
          </table:table-cell>
          <table:table-cell/>
          <table:table-cell table:formula="of:=[.S51]" office:value-type="string" office:string-value="0xC1, 0x83," calcext:value-type="string">
            <text:p>0xC1, 0x83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formula="of:=&quot;0x&quot;&amp;DEC2HEX([.B52]*8+[.C52]*4+[.D52]*2+[.E52]*1)&amp;DEC2HEX([.F52]*8+[.G52]*4+[.H52]*2+[.I52]*1)&amp;&quot;, 0x&quot;&amp;DEC2HEX([.J52]*8+[.K52]*4+[.L52]*2+[.M52]*1)&amp;DEC2HEX([.N52]*8+[.O52]*4+[.P52]*2+[.Q52]*1)&amp;&quot;,&quot;" office:value-type="string" office:string-value="0xC3, 0x87," calcext:value-type="string">
            <text:p>0xC3, 0x87,</text:p>
          </table:table-cell>
          <table:table-cell/>
          <table:table-cell table:formula="of:=[.S52]" office:value-type="string" office:string-value="0xC3, 0x87," calcext:value-type="string">
            <text:p>0xC3, 0x87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&quot;0x&quot;&amp;DEC2HEX([.B53]*8+[.C53]*4+[.D53]*2+[.E53]*1)&amp;DEC2HEX([.F53]*8+[.G53]*4+[.H53]*2+[.I53]*1)&amp;&quot;, 0x&quot;&amp;DEC2HEX([.J53]*8+[.K53]*4+[.L53]*2+[.M53]*1)&amp;DEC2HEX([.N53]*8+[.O53]*4+[.P53]*2+[.Q53]*1)&amp;&quot;,&quot;" office:value-type="string" office:string-value="0xC7, 0x8F," calcext:value-type="string">
            <text:p>0xC7, 0x8F,</text:p>
          </table:table-cell>
          <table:table-cell/>
          <table:table-cell table:formula="of:=[.S53]" office:value-type="string" office:string-value="0xC7, 0x8F," calcext:value-type="string">
            <text:p>0xC7, 0x8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5" table:style-name="ce7" office:value-type="float" office:value="1" calcext:value-type="float">
            <text:p>1</text:p>
          </table:table-cell>
          <table:table-cell/>
          <table:table-cell table:formula="of:=&quot;0x&quot;&amp;DEC2HEX([.B54]*8+[.C54]*4+[.D54]*2+[.E54]*1)&amp;DEC2HEX([.F54]*8+[.G54]*4+[.H54]*2+[.I54]*1)&amp;&quot;, 0x&quot;&amp;DEC2HEX([.J54]*8+[.K54]*4+[.L54]*2+[.M54]*1)&amp;DEC2HEX([.N54]*8+[.O54]*4+[.P54]*2+[.Q54]*1)&amp;&quot;,&quot;" office:value-type="string" office:string-value="0xCF, 0x9F," calcext:value-type="string">
            <text:p>0xCF, 0x9F,</text:p>
          </table:table-cell>
          <table:table-cell/>
          <table:table-cell table:formula="of:=[.S54]" office:value-type="string" office:string-value="0xCF, 0x9F," calcext:value-type="string">
            <text:p>0xCF, 0x9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3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number-columns-repeated="6" table:style-name="ce7" office:value-type="float" office:value="1" calcext:value-type="float">
            <text:p>1</text:p>
          </table:table-cell>
          <table:table-cell table:style-name="ce7"/>
          <table:table-cell table:number-columns-repeated="6" table:style-name="ce7" office:value-type="float" office:value="1" calcext:value-type="float">
            <text:p>1</text:p>
          </table:table-cell>
          <table:table-cell/>
          <table:table-cell table:formula="of:=&quot;0x&quot;&amp;DEC2HEX([.B55]*8+[.C55]*4+[.D55]*2+[.E55]*1)&amp;DEC2HEX([.F55]*8+[.G55]*4+[.H55]*2+[.I55]*1)&amp;&quot;, 0x&quot;&amp;DEC2HEX([.J55]*8+[.K55]*4+[.L55]*2+[.M55]*1)&amp;DEC2HEX([.N55]*8+[.O55]*4+[.P55]*2+[.Q55]*1)&amp;&quot;,&quot;" office:value-type="string" office:string-value="0xDF, 0xBF," calcext:value-type="string">
            <text:p>0xDF, 0xBF,</text:p>
          </table:table-cell>
          <table:table-cell/>
          <table:table-cell table:formula="of:=[.S55]" office:value-type="string" office:string-value="0xDF, 0xBF," calcext:value-type="string">
            <text:p>0xDF, 0xB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/>
          <table:table-cell table:formula="of:=&quot;0x&quot;&amp;DEC2HEX([.B56]*8+[.C56]*4+[.D56]*2+[.E56]*1)&amp;DEC2HEX([.F56]*8+[.G56]*4+[.H56]*2+[.I56]*1)&amp;&quot;, 0x&quot;&amp;DEC2HEX([.J56]*8+[.K56]*4+[.L56]*2+[.M56]*1)&amp;DEC2HEX([.N56]*8+[.O56]*4+[.P56]*2+[.Q56]*1)&amp;&quot;,&quot;" office:value-type="string" office:string-value="0xFF, 0xFF," calcext:value-type="string">
            <text:p>0xFF, 0xFF,</text:p>
          </table:table-cell>
          <table:table-cell/>
          <table:table-cell table:formula="of:=[.S56]" office:value-type="string" office:string-value="0xFF, 0xFF," calcext:value-type="string">
            <text:p>0xFF, 0xF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5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/>
          <table:table-cell table:formula="of:=&quot;0x&quot;&amp;DEC2HEX([.B57]*8+[.C57]*4+[.D57]*2+[.E57]*1)&amp;DEC2HEX([.F57]*8+[.G57]*4+[.H57]*2+[.I57]*1)&amp;&quot;, 0x&quot;&amp;DEC2HEX([.J57]*8+[.K57]*4+[.L57]*2+[.M57]*1)&amp;DEC2HEX([.N57]*8+[.O57]*4+[.P57]*2+[.Q57]*1)&amp;&quot;,&quot;" office:value-type="string" office:string-value="0xFF, 0xFF," calcext:value-type="string">
            <text:p>0xFF, 0xFF,</text:p>
          </table:table-cell>
          <table:table-cell/>
          <table:table-cell table:formula="of:=[.S57]" office:value-type="string" office:string-value="0xFF, 0xFF," calcext:value-type="string">
            <text:p>0xFF, 0xFF,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6" office:value-type="float" office:value="1" calcext:value-type="float">
            <text:p>1</text:p>
          </table:table-cell>
          <table:table-cell table:style-name="ce26"/>
          <table:table-cell table:number-columns-repeated="6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/>
          <table:table-cell table:formula="of:=&quot;0x&quot;&amp;DEC2HEX([.B58]*8+[.C58]*4+[.D58]*2+[.E58]*1)&amp;DEC2HEX([.F58]*8+[.G58]*4+[.H58]*2+[.I58]*1)&amp;&quot;, 0x&quot;&amp;DEC2HEX([.J58]*8+[.K58]*4+[.L58]*2+[.M58]*1)&amp;DEC2HEX([.N58]*8+[.O58]*4+[.P58]*2+[.Q58]*1)&amp;&quot;,&quot;" office:value-type="string" office:string-value="0xFF, 0xFF," calcext:value-type="string">
            <text:p>0xFF, 0xFF,</text:p>
          </table:table-cell>
          <table:table-cell/>
          <table:table-cell table:formula="of:=[.S58]" office:value-type="string" office:string-value="0xFF, 0xFF," calcext:value-type="string">
            <text:p>0xFF, 0xFF,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/>
          <table:table-cell table:formula="of:=&quot;0x&quot;&amp;DEC2HEX([.B59]*8+[.C59]*4+[.D59]*2+[.E59]*1)&amp;DEC2HEX([.F59]*8+[.G59]*4+[.H59]*2+[.I59]*1)&amp;&quot;, 0x&quot;&amp;DEC2HEX([.J59]*8+[.K59]*4+[.L59]*2+[.M59]*1)&amp;DEC2HEX([.N59]*8+[.O59]*4+[.P59]*2+[.Q59]*1)&amp;&quot;,&quot;" office:value-type="string" office:string-value="0xFF, 0xFF," calcext:value-type="string">
            <text:p>0xFF, 0xFF,</text:p>
          </table:table-cell>
          <table:table-cell/>
          <table:table-cell table:formula="of:=[.S59]" office:value-type="string" office:string-value="0xFF, 0xFF," calcext:value-type="string">
            <text:p>0xFF, 0xFF,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6" office:value-type="float" office:value="1" calcext:value-type="float">
            <text:p>1</text:p>
          </table:table-cell>
          <table:table-cell table:style-name="ce26"/>
          <table:table-cell table:number-columns-repeated="6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number-columns-repeated="6" table:style-name="ce7" office:value-type="float" office:value="1" calcext:value-type="float">
            <text:p>1</text:p>
          </table:table-cell>
          <table:table-cell table:style-name="ce7"/>
          <table:table-cell table:number-columns-repeated="6" table:style-name="ce7" office:value-type="float" office:value="1" calcext:value-type="float">
            <text:p>1</text:p>
          </table:table-cell>
          <table:table-cell/>
          <table:table-cell table:formula="of:=&quot;0x&quot;&amp;DEC2HEX([.B60]*8+[.C60]*4+[.D60]*2+[.E60]*1)&amp;DEC2HEX([.F60]*8+[.G60]*4+[.H60]*2+[.I60]*1)&amp;&quot;, 0x&quot;&amp;DEC2HEX([.J60]*8+[.K60]*4+[.L60]*2+[.M60]*1)&amp;DEC2HEX([.N60]*8+[.O60]*4+[.P60]*2+[.Q60]*1)&amp;&quot;,&quot;" office:value-type="string" office:string-value="0xDF, 0xBF," calcext:value-type="string">
            <text:p>0xDF, 0xBF,</text:p>
          </table:table-cell>
          <table:table-cell/>
          <table:table-cell table:formula="of:=[.S60]" office:value-type="string" office:string-value="0xDF, 0xBF," calcext:value-type="string">
            <text:p>0xDF, 0xB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5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5" table:style-name="ce7" office:value-type="float" office:value="1" calcext:value-type="float">
            <text:p>1</text:p>
          </table:table-cell>
          <table:table-cell/>
          <table:table-cell table:formula="of:=&quot;0x&quot;&amp;DEC2HEX([.B61]*8+[.C61]*4+[.D61]*2+[.E61]*1)&amp;DEC2HEX([.F61]*8+[.G61]*4+[.H61]*2+[.I61]*1)&amp;&quot;, 0x&quot;&amp;DEC2HEX([.J61]*8+[.K61]*4+[.L61]*2+[.M61]*1)&amp;DEC2HEX([.N61]*8+[.O61]*4+[.P61]*2+[.Q61]*1)&amp;&quot;,&quot;" office:value-type="string" office:string-value="0xCF, 0x9F," calcext:value-type="string">
            <text:p>0xCF, 0x9F,</text:p>
          </table:table-cell>
          <table:table-cell/>
          <table:table-cell table:formula="of:=[.S61]" office:value-type="string" office:string-value="0xCF, 0x9F," calcext:value-type="string">
            <text:p>0xCF, 0x9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&quot;0x&quot;&amp;DEC2HEX([.B62]*8+[.C62]*4+[.D62]*2+[.E62]*1)&amp;DEC2HEX([.F62]*8+[.G62]*4+[.H62]*2+[.I62]*1)&amp;&quot;, 0x&quot;&amp;DEC2HEX([.J62]*8+[.K62]*4+[.L62]*2+[.M62]*1)&amp;DEC2HEX([.N62]*8+[.O62]*4+[.P62]*2+[.Q62]*1)&amp;&quot;,&quot;" office:value-type="string" office:string-value="0xC7, 0x8F," calcext:value-type="string">
            <text:p>0xC7, 0x8F,</text:p>
          </table:table-cell>
          <table:table-cell/>
          <table:table-cell table:formula="of:=[.S62]" office:value-type="string" office:string-value="0xC7, 0x8F," calcext:value-type="string">
            <text:p>0xC7, 0x8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3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formula="of:=&quot;0x&quot;&amp;DEC2HEX([.B63]*8+[.C63]*4+[.D63]*2+[.E63]*1)&amp;DEC2HEX([.F63]*8+[.G63]*4+[.H63]*2+[.I63]*1)&amp;&quot;, 0x&quot;&amp;DEC2HEX([.J63]*8+[.K63]*4+[.L63]*2+[.M63]*1)&amp;DEC2HEX([.N63]*8+[.O63]*4+[.P63]*2+[.Q63]*1)&amp;&quot;,&quot;" office:value-type="string" office:string-value="0xC3, 0x87," calcext:value-type="string">
            <text:p>0xC3, 0x87,</text:p>
          </table:table-cell>
          <table:table-cell/>
          <table:table-cell table:formula="of:=[.S63]" office:value-type="string" office:string-value="0xC3, 0x87," calcext:value-type="string">
            <text:p>0xC3, 0x87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formula="of:=&quot;0x&quot;&amp;DEC2HEX([.B64]*8+[.C64]*4+[.D64]*2+[.E64]*1)&amp;DEC2HEX([.F64]*8+[.G64]*4+[.H64]*2+[.I64]*1)&amp;&quot;, 0x&quot;&amp;DEC2HEX([.J64]*8+[.K64]*4+[.L64]*2+[.M64]*1)&amp;DEC2HEX([.N64]*8+[.O64]*4+[.P64]*2+[.Q64]*1)&amp;&quot;,&quot;" office:value-type="string" office:string-value="0xC1, 0x83," calcext:value-type="string">
            <text:p>0xC1, 0x83,</text:p>
          </table:table-cell>
          <table:table-cell/>
          <table:table-cell table:formula="of:=[.S64]" office:value-type="string" office:string-value="0xC1, 0x83," calcext:value-type="string">
            <text:p>0xC1, 0x83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81"/>
          <table:table-cell table:style-name="ce9" table:number-columns-repeated="5"/>
          <table:table-cell table:style-name="ce7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float" office:value="1" calcext:value-type="float">
            <text:p>1</text:p>
          </table:table-cell>
          <table:table-cell/>
          <table:table-cell table:formula="of:=&quot;0x&quot;&amp;DEC2HEX([.B65]*8+[.C65]*4+[.D65]*2+[.E65]*1)&amp;DEC2HEX([.F65]*8+[.G65]*4+[.H65]*2+[.I65]*1)&amp;&quot;, 0x&quot;&amp;DEC2HEX([.J65]*8+[.K65]*4+[.L65]*2+[.M65]*1)&amp;DEC2HEX([.N65]*8+[.O65]*4+[.P65]*2+[.Q65]*1)&amp;&quot;,&quot;" office:value-type="string" office:string-value="0xC0, 0x81," calcext:value-type="string">
            <text:p>0xC0, 0x81,</text:p>
          </table:table-cell>
          <table:table-cell/>
          <table:table-cell table:formula="of:=[.S65]&amp;&quot;} };&quot;" office:value-type="string" office:string-value="0xC0, 0x81,} };" calcext:value-type="string">
            <text:p>0xC0, 0x81,} };</text:p>
          </table:table-cell>
          <table:table-cell table:style-name="ce3"/>
          <table:table-cell table:style-name="ce41" table:number-columns-repeated="14"/>
          <table:table-cell table:style-name="ce14"/>
        </table:table-row>
        <table:table-row table:style-name="ro1">
          <table:table-cell/>
          <table:table-cell table:style-name="ce23"/>
          <table:table-cell table:style-name="ce8"/>
          <table:table-cell table:style-name="ce85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85" table:number-columns-repeated="2"/>
          <table:table-cell table:style-name="ce98"/>
          <table:table-cell/>
          <table:table-cell table:formula="of:=&quot;0x&quot;&amp;DEC2HEX([.B66]*8+[.C66]*4+[.D66]*2+[.E66]*1)&amp;DEC2HEX([.F66]*8+[.G66]*4+[.H66]*2+[.I66]*1)&amp;&quot;, 0x&quot;&amp;DEC2HEX([.J66]*8+[.K66]*4+[.L66]*2+[.M66]*1)&amp;DEC2HEX([.N66]*8+[.O66]*4+[.P66]*2+[.Q66]*1)&amp;&quot;,&quot;" office:value-type="string" office:string-value="0x1E, 0x78," calcext:value-type="string">
            <text:p>0x1E, 0x78,</text:p>
          </table:table-cell>
          <table:table-cell office:value-type="string" calcext:value-type="string">
            <text:p>Pause</text:p>
          </table:table-cell>
          <table:table-cell table:formula="of:=&quot;static constexpr ButtonImage&lt;32&gt; &quot;&amp;[.T66]&amp;&quot; = {16,16, { &quot;&amp;[.S66]" office:value-type="string" office:string-value="static constexpr ButtonImage&lt;32&gt; Pause = {16,16, { 0x1E, 0x78," calcext:value-type="string">
            <text:p>static constexpr ButtonImage&lt;32&gt; Pause = {16,16, { 0x1E, 0x78,</text:p>
          </table:table-cell>
          <table:table-cell table:style-name="ce1"/>
          <table:table-cell table:style-name="ce4"/>
          <table:table-cell table:style-name="ce19" table:number-columns-repeated="13"/>
          <table:table-cell table:style-name="ce15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67]*8+[.C67]*4+[.D67]*2+[.E67]*1)&amp;DEC2HEX([.F67]*8+[.G67]*4+[.H67]*2+[.I67]*1)&amp;&quot;, 0x&quot;&amp;DEC2HEX([.J67]*8+[.K67]*4+[.L67]*2+[.M67]*1)&amp;DEC2HEX([.N67]*8+[.O67]*4+[.P67]*2+[.Q67]*1)&amp;&quot;,&quot;" office:value-type="string" office:string-value="0x1E, 0x78," calcext:value-type="string">
            <text:p>0x1E, 0x78,</text:p>
          </table:table-cell>
          <table:table-cell/>
          <table:table-cell table:formula="of:=[.S67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style-name="ce37"/>
          <table:table-cell table:style-name="ce38"/>
          <table:table-cell table:style-name="ce37" table:number-columns-repeated="9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68]*8+[.C68]*4+[.D68]*2+[.E68]*1)&amp;DEC2HEX([.F68]*8+[.G68]*4+[.H68]*2+[.I68]*1)&amp;&quot;, 0x&quot;&amp;DEC2HEX([.J68]*8+[.K68]*4+[.L68]*2+[.M68]*1)&amp;DEC2HEX([.N68]*8+[.O68]*4+[.P68]*2+[.Q68]*1)&amp;&quot;,&quot;" office:value-type="string" office:string-value="0x1E, 0x78," calcext:value-type="string">
            <text:p>0x1E, 0x78,</text:p>
          </table:table-cell>
          <table:table-cell/>
          <table:table-cell table:formula="of:=[.S68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69]*8+[.C69]*4+[.D69]*2+[.E69]*1)&amp;DEC2HEX([.F69]*8+[.G69]*4+[.H69]*2+[.I69]*1)&amp;&quot;, 0x&quot;&amp;DEC2HEX([.J69]*8+[.K69]*4+[.L69]*2+[.M69]*1)&amp;DEC2HEX([.N69]*8+[.O69]*4+[.P69]*2+[.Q69]*1)&amp;&quot;,&quot;" office:value-type="string" office:string-value="0x1E, 0x78," calcext:value-type="string">
            <text:p>0x1E, 0x78,</text:p>
          </table:table-cell>
          <table:table-cell/>
          <table:table-cell table:formula="of:=[.S69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0]*8+[.C70]*4+[.D70]*2+[.E70]*1)&amp;DEC2HEX([.F70]*8+[.G70]*4+[.H70]*2+[.I70]*1)&amp;&quot;, 0x&quot;&amp;DEC2HEX([.J70]*8+[.K70]*4+[.L70]*2+[.M70]*1)&amp;DEC2HEX([.N70]*8+[.O70]*4+[.P70]*2+[.Q70]*1)&amp;&quot;,&quot;" office:value-type="string" office:string-value="0x1E, 0x78," calcext:value-type="string">
            <text:p>0x1E, 0x78,</text:p>
          </table:table-cell>
          <table:table-cell/>
          <table:table-cell table:formula="of:=[.S70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1]*8+[.C71]*4+[.D71]*2+[.E71]*1)&amp;DEC2HEX([.F71]*8+[.G71]*4+[.H71]*2+[.I71]*1)&amp;&quot;, 0x&quot;&amp;DEC2HEX([.J71]*8+[.K71]*4+[.L71]*2+[.M71]*1)&amp;DEC2HEX([.N71]*8+[.O71]*4+[.P71]*2+[.Q71]*1)&amp;&quot;,&quot;" office:value-type="string" office:string-value="0x1E, 0x78," calcext:value-type="string">
            <text:p>0x1E, 0x78,</text:p>
          </table:table-cell>
          <table:table-cell/>
          <table:table-cell table:formula="of:=[.S71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2]*8+[.C72]*4+[.D72]*2+[.E72]*1)&amp;DEC2HEX([.F72]*8+[.G72]*4+[.H72]*2+[.I72]*1)&amp;&quot;, 0x&quot;&amp;DEC2HEX([.J72]*8+[.K72]*4+[.L72]*2+[.M72]*1)&amp;DEC2HEX([.N72]*8+[.O72]*4+[.P72]*2+[.Q72]*1)&amp;&quot;,&quot;" office:value-type="string" office:string-value="0x1E, 0x78," calcext:value-type="string">
            <text:p>0x1E, 0x78,</text:p>
          </table:table-cell>
          <table:table-cell/>
          <table:table-cell table:formula="of:=[.S72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3]*8+[.C73]*4+[.D73]*2+[.E73]*1)&amp;DEC2HEX([.F73]*8+[.G73]*4+[.H73]*2+[.I73]*1)&amp;&quot;, 0x&quot;&amp;DEC2HEX([.J73]*8+[.K73]*4+[.L73]*2+[.M73]*1)&amp;DEC2HEX([.N73]*8+[.O73]*4+[.P73]*2+[.Q73]*1)&amp;&quot;,&quot;" office:value-type="string" office:string-value="0x1E, 0x78," calcext:value-type="string">
            <text:p>0x1E, 0x78,</text:p>
          </table:table-cell>
          <table:table-cell/>
          <table:table-cell table:formula="of:=[.S73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4]*8+[.C74]*4+[.D74]*2+[.E74]*1)&amp;DEC2HEX([.F74]*8+[.G74]*4+[.H74]*2+[.I74]*1)&amp;&quot;, 0x&quot;&amp;DEC2HEX([.J74]*8+[.K74]*4+[.L74]*2+[.M74]*1)&amp;DEC2HEX([.N74]*8+[.O74]*4+[.P74]*2+[.Q74]*1)&amp;&quot;,&quot;" office:value-type="string" office:string-value="0x1E, 0x78," calcext:value-type="string">
            <text:p>0x1E, 0x78,</text:p>
          </table:table-cell>
          <table:table-cell/>
          <table:table-cell table:formula="of:=[.S74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5]*8+[.C75]*4+[.D75]*2+[.E75]*1)&amp;DEC2HEX([.F75]*8+[.G75]*4+[.H75]*2+[.I75]*1)&amp;&quot;, 0x&quot;&amp;DEC2HEX([.J75]*8+[.K75]*4+[.L75]*2+[.M75]*1)&amp;DEC2HEX([.N75]*8+[.O75]*4+[.P75]*2+[.Q75]*1)&amp;&quot;,&quot;" office:value-type="string" office:string-value="0x1E, 0x78," calcext:value-type="string">
            <text:p>0x1E, 0x78,</text:p>
          </table:table-cell>
          <table:table-cell/>
          <table:table-cell table:formula="of:=[.S75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6]*8+[.C76]*4+[.D76]*2+[.E76]*1)&amp;DEC2HEX([.F76]*8+[.G76]*4+[.H76]*2+[.I76]*1)&amp;&quot;, 0x&quot;&amp;DEC2HEX([.J76]*8+[.K76]*4+[.L76]*2+[.M76]*1)&amp;DEC2HEX([.N76]*8+[.O76]*4+[.P76]*2+[.Q76]*1)&amp;&quot;,&quot;" office:value-type="string" office:string-value="0x1E, 0x78," calcext:value-type="string">
            <text:p>0x1E, 0x78,</text:p>
          </table:table-cell>
          <table:table-cell/>
          <table:table-cell table:formula="of:=[.S76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7]*8+[.C77]*4+[.D77]*2+[.E77]*1)&amp;DEC2HEX([.F77]*8+[.G77]*4+[.H77]*2+[.I77]*1)&amp;&quot;, 0x&quot;&amp;DEC2HEX([.J77]*8+[.K77]*4+[.L77]*2+[.M77]*1)&amp;DEC2HEX([.N77]*8+[.O77]*4+[.P77]*2+[.Q77]*1)&amp;&quot;,&quot;" office:value-type="string" office:string-value="0x1E, 0x78," calcext:value-type="string">
            <text:p>0x1E, 0x78,</text:p>
          </table:table-cell>
          <table:table-cell/>
          <table:table-cell table:formula="of:=[.S77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8]*8+[.C78]*4+[.D78]*2+[.E78]*1)&amp;DEC2HEX([.F78]*8+[.G78]*4+[.H78]*2+[.I78]*1)&amp;&quot;, 0x&quot;&amp;DEC2HEX([.J78]*8+[.K78]*4+[.L78]*2+[.M78]*1)&amp;DEC2HEX([.N78]*8+[.O78]*4+[.P78]*2+[.Q78]*1)&amp;&quot;,&quot;" office:value-type="string" office:string-value="0x1E, 0x78," calcext:value-type="string">
            <text:p>0x1E, 0x78,</text:p>
          </table:table-cell>
          <table:table-cell/>
          <table:table-cell table:formula="of:=[.S78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9]*8+[.C79]*4+[.D79]*2+[.E79]*1)&amp;DEC2HEX([.F79]*8+[.G79]*4+[.H79]*2+[.I79]*1)&amp;&quot;, 0x&quot;&amp;DEC2HEX([.J79]*8+[.K79]*4+[.L79]*2+[.M79]*1)&amp;DEC2HEX([.N79]*8+[.O79]*4+[.P79]*2+[.Q79]*1)&amp;&quot;,&quot;" office:value-type="string" office:string-value="0x1E, 0x78," calcext:value-type="string">
            <text:p>0x1E, 0x78,</text:p>
          </table:table-cell>
          <table:table-cell/>
          <table:table-cell table:formula="of:=[.S79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80]*8+[.C80]*4+[.D80]*2+[.E80]*1)&amp;DEC2HEX([.F80]*8+[.G80]*4+[.H80]*2+[.I80]*1)&amp;&quot;, 0x&quot;&amp;DEC2HEX([.J80]*8+[.K80]*4+[.L80]*2+[.M80]*1)&amp;DEC2HEX([.N80]*8+[.O80]*4+[.P80]*2+[.Q80]*1)&amp;&quot;,&quot;" office:value-type="string" office:string-value="0x1E, 0x78," calcext:value-type="string">
            <text:p>0x1E, 0x78,</text:p>
          </table:table-cell>
          <table:table-cell/>
          <table:table-cell table:formula="of:=[.S80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32"/>
          <table:table-cell table:style-name="ce9"/>
          <table:table-cell table:style-name="ce86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86" table:number-columns-repeated="2"/>
          <table:table-cell table:style-name="ce100"/>
          <table:table-cell/>
          <table:table-cell table:formula="of:=&quot;0x&quot;&amp;DEC2HEX([.B81]*8+[.C81]*4+[.D81]*2+[.E81]*1)&amp;DEC2HEX([.F81]*8+[.G81]*4+[.H81]*2+[.I81]*1)&amp;&quot;, 0x&quot;&amp;DEC2HEX([.J81]*8+[.K81]*4+[.L81]*2+[.M81]*1)&amp;DEC2HEX([.N81]*8+[.O81]*4+[.P81]*2+[.Q81]*1)&amp;&quot;,&quot;" office:value-type="string" office:string-value="0x1E, 0x78," calcext:value-type="string">
            <text:p>0x1E, 0x78,</text:p>
          </table:table-cell>
          <table:table-cell/>
          <table:table-cell table:formula="of:=[.S81]&amp;&quot;} };&quot;" office:value-type="string" office:string-value="0x1E, 0x78,} };" calcext:value-type="string">
            <text:p>0x1E, 0x78,} };</text:p>
          </table:table-cell>
          <table:table-cell table:style-name="ce3"/>
          <table:table-cell table:style-name="ce41"/>
          <table:table-cell table:style-name="ce20" table:number-columns-repeated="13"/>
          <table:table-cell table:style-name="ce17"/>
        </table:table-row>
        <table:table-row table:style-name="ro1">
          <table:table-cell/>
          <table:table-cell table:number-columns-repeated="2" table:style-name="ce35" office:value-type="float" office:value="1" calcext:value-type="float">
            <text:p>1</text:p>
          </table:table-cell>
          <table:table-cell table:style-name="ce69" table:number-columns-repeated="13"/>
          <table:table-cell table:style-name="ce101"/>
          <table:table-cell/>
          <table:table-cell table:formula="of:=&quot;0x&quot;&amp;DEC2HEX([.B82]*8+[.C82]*4+[.D82]*2+[.E82]*1)&amp;DEC2HEX([.F82]*8+[.G82]*4+[.H82]*2+[.I82]*1)&amp;&quot;, 0x&quot;&amp;DEC2HEX([.J82]*8+[.K82]*4+[.L82]*2+[.M82]*1)&amp;DEC2HEX([.N82]*8+[.O82]*4+[.P82]*2+[.Q82]*1)&amp;&quot;,&quot;" office:value-type="string" office:string-value="0xC0, 0x00," calcext:value-type="string">
            <text:p>0xC0, 0x00,</text:p>
          </table:table-cell>
          <table:table-cell office:value-type="string" calcext:value-type="string">
            <text:p>Play</text:p>
          </table:table-cell>
          <table:table-cell table:formula="of:=&quot;static constexpr ButtonImage&lt;32&gt; &quot;&amp;[.T82]&amp;&quot; = {16,16, { &quot;&amp;[.S82]" office:value-type="string" office:string-value="static constexpr ButtonImage&lt;32&gt; Play = {16,16, { 0xC0, 0x00," calcext:value-type="string">
            <text:p>static constexpr ButtonImage&lt;32&gt; Play = {16,16, { 0xC0, 0x00,</text:p>
          </table:table-cell>
          <table:table-cell table:style-name="ce1"/>
          <table:table-cell table:style-name="ce4" table:number-columns-repeated="14"/>
          <table:table-cell table:style-name="ce12"/>
        </table:table-row>
        <table:table-row table:style-name="ro1">
          <table:table-cell/>
          <table:table-cell table:number-columns-repeated="4" table:style-name="ce35" office:value-type="float" office:value="1" calcext:value-type="float">
            <text:p>1</text:p>
          </table:table-cell>
          <table:table-cell table:number-columns-repeated="13"/>
          <table:table-cell table:formula="of:=&quot;0x&quot;&amp;DEC2HEX([.B83]*8+[.C83]*4+[.D83]*2+[.E83]*1)&amp;DEC2HEX([.F83]*8+[.G83]*4+[.H83]*2+[.I83]*1)&amp;&quot;, 0x&quot;&amp;DEC2HEX([.J83]*8+[.K83]*4+[.L83]*2+[.M83]*1)&amp;DEC2HEX([.N83]*8+[.O83]*4+[.P83]*2+[.Q83]*1)&amp;&quot;,&quot;" office:value-type="string" office:string-value="0xF0, 0x00," calcext:value-type="string">
            <text:p>0xF0, 0x00,</text:p>
          </table:table-cell>
          <table:table-cell/>
          <table:table-cell table:formula="of:=[.S83]" office:value-type="string" office:string-value="0xF0, 0x00," calcext:value-type="string">
            <text:p>0xF0, 0x0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6" table:style-name="ce35" office:value-type="float" office:value="1" calcext:value-type="float">
            <text:p>1</text:p>
          </table:table-cell>
          <table:table-cell table:number-columns-repeated="9"/>
          <table:table-cell table:style-name="ce35"/>
          <table:table-cell/>
          <table:table-cell table:formula="of:=&quot;0x&quot;&amp;DEC2HEX([.B84]*8+[.C84]*4+[.D84]*2+[.E84]*1)&amp;DEC2HEX([.F84]*8+[.G84]*4+[.H84]*2+[.I84]*1)&amp;&quot;, 0x&quot;&amp;DEC2HEX([.J84]*8+[.K84]*4+[.L84]*2+[.M84]*1)&amp;DEC2HEX([.N84]*8+[.O84]*4+[.P84]*2+[.Q84]*1)&amp;&quot;,&quot;" office:value-type="string" office:string-value="0xFC, 0x00," calcext:value-type="string">
            <text:p>0xFC, 0x00,</text:p>
          </table:table-cell>
          <table:table-cell/>
          <table:table-cell table:formula="of:=[.S84]" office:value-type="string" office:string-value="0xFC, 0x00," calcext:value-type="string">
            <text:p>0xFC, 0x00,</text:p>
          </table:table-cell>
          <table:table-cell table:style-name="ce2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13"/>
        </table:table-row>
        <table:table-row table:style-name="ro1">
          <table:table-cell/>
          <table:table-cell table:number-columns-repeated="8" table:style-name="ce35" office:value-type="float" office:value="1" calcext:value-type="float">
            <text:p>1</text:p>
          </table:table-cell>
          <table:table-cell table:number-columns-repeated="7"/>
          <table:table-cell table:style-name="ce35"/>
          <table:table-cell/>
          <table:table-cell table:formula="of:=&quot;0x&quot;&amp;DEC2HEX([.B85]*8+[.C85]*4+[.D85]*2+[.E85]*1)&amp;DEC2HEX([.F85]*8+[.G85]*4+[.H85]*2+[.I85]*1)&amp;&quot;, 0x&quot;&amp;DEC2HEX([.J85]*8+[.K85]*4+[.L85]*2+[.M85]*1)&amp;DEC2HEX([.N85]*8+[.O85]*4+[.P85]*2+[.Q85]*1)&amp;&quot;,&quot;" office:value-type="string" office:string-value="0xFF, 0x00," calcext:value-type="string">
            <text:p>0xFF, 0x00,</text:p>
          </table:table-cell>
          <table:table-cell/>
          <table:table-cell table:formula="of:=[.S85]" office:value-type="string" office:string-value="0xFF, 0x00," calcext:value-type="string">
            <text:p>0xFF, 0x00,</text:p>
          </table:table-cell>
          <table:table-cell table:style-name="ce2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9"/>
          <table:table-cell table:style-name="ce13"/>
        </table:table-row>
        <table:table-row table:style-name="ro1">
          <table:table-cell/>
          <table:table-cell table:number-columns-repeated="10" table:style-name="ce35" office:value-type="float" office:value="1" calcext:value-type="float">
            <text:p>1</text:p>
          </table:table-cell>
          <table:table-cell table:number-columns-repeated="5"/>
          <table:table-cell table:style-name="ce35"/>
          <table:table-cell/>
          <table:table-cell table:formula="of:=&quot;0x&quot;&amp;DEC2HEX([.B86]*8+[.C86]*4+[.D86]*2+[.E86]*1)&amp;DEC2HEX([.F86]*8+[.G86]*4+[.H86]*2+[.I86]*1)&amp;&quot;, 0x&quot;&amp;DEC2HEX([.J86]*8+[.K86]*4+[.L86]*2+[.M86]*1)&amp;DEC2HEX([.N86]*8+[.O86]*4+[.P86]*2+[.Q86]*1)&amp;&quot;,&quot;" office:value-type="string" office:string-value="0xFF, 0xC0," calcext:value-type="string">
            <text:p>0xFF, 0xC0,</text:p>
          </table:table-cell>
          <table:table-cell/>
          <table:table-cell table:formula="of:=[.S86]" office:value-type="string" office:string-value="0xFF, 0xC0," calcext:value-type="string">
            <text:p>0xFF, 0xC0,</text:p>
          </table:table-cell>
          <table:table-cell table:style-name="ce2"/>
          <table:table-cell table:style-name="ce26"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13"/>
        </table:table-row>
        <table:table-row table:style-name="ro1">
          <table:table-cell/>
          <table:table-cell table:number-columns-repeated="12" table:style-name="ce35" office:value-type="float" office:value="1" calcext:value-type="float">
            <text:p>1</text:p>
          </table:table-cell>
          <table:table-cell table:number-columns-repeated="3"/>
          <table:table-cell table:style-name="ce35"/>
          <table:table-cell/>
          <table:table-cell table:formula="of:=&quot;0x&quot;&amp;DEC2HEX([.B87]*8+[.C87]*4+[.D87]*2+[.E87]*1)&amp;DEC2HEX([.F87]*8+[.G87]*4+[.H87]*2+[.I87]*1)&amp;&quot;, 0x&quot;&amp;DEC2HEX([.J87]*8+[.K87]*4+[.L87]*2+[.M87]*1)&amp;DEC2HEX([.N87]*8+[.O87]*4+[.P87]*2+[.Q87]*1)&amp;&quot;,&quot;" office:value-type="string" office:string-value="0xFF, 0xF0," calcext:value-type="string">
            <text:p>0xFF, 0xF0,</text:p>
          </table:table-cell>
          <table:table-cell/>
          <table:table-cell table:formula="of:=[.S87]" office:value-type="string" office:string-value="0xFF, 0xF0," calcext:value-type="string">
            <text:p>0xFF, 0xF0,</text:p>
          </table:table-cell>
          <table:table-cell table:style-name="ce2"/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13"/>
        </table:table-row>
        <table:table-row table:style-name="ro1">
          <table:table-cell/>
          <table:table-cell table:number-columns-repeated="14" table:style-name="ce35" office:value-type="float" office:value="1" calcext:value-type="float">
            <text:p>1</text:p>
          </table:table-cell>
          <table:table-cell/>
          <table:table-cell table:style-name="ce35"/>
          <table:table-cell/>
          <table:table-cell table:formula="of:=&quot;0x&quot;&amp;DEC2HEX([.B88]*8+[.C88]*4+[.D88]*2+[.E88]*1)&amp;DEC2HEX([.F88]*8+[.G88]*4+[.H88]*2+[.I88]*1)&amp;&quot;, 0x&quot;&amp;DEC2HEX([.J88]*8+[.K88]*4+[.L88]*2+[.M88]*1)&amp;DEC2HEX([.N88]*8+[.O88]*4+[.P88]*2+[.Q88]*1)&amp;&quot;,&quot;" office:value-type="string" office:string-value="0xFF, 0xFC," calcext:value-type="string">
            <text:p>0xFF, 0xFC,</text:p>
          </table:table-cell>
          <table:table-cell/>
          <table:table-cell table:formula="of:=[.S88]" office:value-type="string" office:string-value="0xFF, 0xFC," calcext:value-type="string">
            <text:p>0xFF, 0xFC,</text:p>
          </table:table-cell>
          <table:table-cell table:style-name="ce2"/>
          <table:table-cell table:style-name="ce26" table:number-columns-repeated="3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13"/>
        </table:table-row>
        <table:table-row table:style-name="ro1">
          <table:table-cell/>
          <table:table-cell table:number-columns-repeated="16" table:style-name="ce35" office:value-type="float" office:value="1" calcext:value-type="float">
            <text:p>1</text:p>
          </table:table-cell>
          <table:table-cell/>
          <table:table-cell table:formula="of:=&quot;0x&quot;&amp;DEC2HEX([.B89]*8+[.C89]*4+[.D89]*2+[.E89]*1)&amp;DEC2HEX([.F89]*8+[.G89]*4+[.H89]*2+[.I89]*1)&amp;&quot;, 0x&quot;&amp;DEC2HEX([.J89]*8+[.K89]*4+[.L89]*2+[.M89]*1)&amp;DEC2HEX([.N89]*8+[.O89]*4+[.P89]*2+[.Q89]*1)&amp;&quot;,&quot;" office:value-type="string" office:string-value="0xFF, 0xFF," calcext:value-type="string">
            <text:p>0xFF, 0xFF,</text:p>
          </table:table-cell>
          <table:table-cell/>
          <table:table-cell table:formula="of:=[.S89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3"/>
          <table:table-cell table:number-columns-repeated="6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13"/>
        </table:table-row>
        <table:table-row table:style-name="ro1">
          <table:table-cell/>
          <table:table-cell table:number-columns-repeated="16" table:style-name="ce35" office:value-type="float" office:value="1" calcext:value-type="float">
            <text:p>1</text:p>
          </table:table-cell>
          <table:table-cell/>
          <table:table-cell table:formula="of:=&quot;0x&quot;&amp;DEC2HEX([.B90]*8+[.C90]*4+[.D90]*2+[.E90]*1)&amp;DEC2HEX([.F90]*8+[.G90]*4+[.H90]*2+[.I90]*1)&amp;&quot;, 0x&quot;&amp;DEC2HEX([.J90]*8+[.K90]*4+[.L90]*2+[.M90]*1)&amp;DEC2HEX([.N90]*8+[.O90]*4+[.P90]*2+[.Q90]*1)&amp;&quot;,&quot;" office:value-type="string" office:string-value="0xFF, 0xFF," calcext:value-type="string">
            <text:p>0xFF, 0xFF,</text:p>
          </table:table-cell>
          <table:table-cell/>
          <table:table-cell table:formula="of:=[.S90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3"/>
          <table:table-cell table:number-columns-repeated="7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13"/>
        </table:table-row>
        <table:table-row table:style-name="ro1">
          <table:table-cell/>
          <table:table-cell table:number-columns-repeated="14" table:style-name="ce35" office:value-type="float" office:value="1" calcext:value-type="float">
            <text:p>1</text:p>
          </table:table-cell>
          <table:table-cell/>
          <table:table-cell table:style-name="ce35"/>
          <table:table-cell/>
          <table:table-cell table:formula="of:=&quot;0x&quot;&amp;DEC2HEX([.B91]*8+[.C91]*4+[.D91]*2+[.E91]*1)&amp;DEC2HEX([.F91]*8+[.G91]*4+[.H91]*2+[.I91]*1)&amp;&quot;, 0x&quot;&amp;DEC2HEX([.J91]*8+[.K91]*4+[.L91]*2+[.M91]*1)&amp;DEC2HEX([.N91]*8+[.O91]*4+[.P91]*2+[.Q91]*1)&amp;&quot;,&quot;" office:value-type="string" office:string-value="0xFF, 0xFC," calcext:value-type="string">
            <text:p>0xFF, 0xFC,</text:p>
          </table:table-cell>
          <table:table-cell/>
          <table:table-cell table:formula="of:=[.S91]" office:value-type="string" office:string-value="0xFF, 0xFC," calcext:value-type="string">
            <text:p>0xFF, 0xFC,</text:p>
          </table:table-cell>
          <table:table-cell table:style-name="ce2"/>
          <table:table-cell table:style-name="ce26" table:number-columns-repeated="3"/>
          <table:table-cell table:number-columns-repeated="6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13"/>
        </table:table-row>
        <table:table-row table:style-name="ro1">
          <table:table-cell/>
          <table:table-cell table:number-columns-repeated="12" table:style-name="ce35" office:value-type="float" office:value="1" calcext:value-type="float">
            <text:p>1</text:p>
          </table:table-cell>
          <table:table-cell table:style-name="ce35"/>
          <table:table-cell table:number-columns-repeated="2"/>
          <table:table-cell table:style-name="ce35"/>
          <table:table-cell/>
          <table:table-cell table:formula="of:=&quot;0x&quot;&amp;DEC2HEX([.B92]*8+[.C92]*4+[.D92]*2+[.E92]*1)&amp;DEC2HEX([.F92]*8+[.G92]*4+[.H92]*2+[.I92]*1)&amp;&quot;, 0x&quot;&amp;DEC2HEX([.J92]*8+[.K92]*4+[.L92]*2+[.M92]*1)&amp;DEC2HEX([.N92]*8+[.O92]*4+[.P92]*2+[.Q92]*1)&amp;&quot;,&quot;" office:value-type="string" office:string-value="0xFF, 0xF0," calcext:value-type="string">
            <text:p>0xFF, 0xF0,</text:p>
          </table:table-cell>
          <table:table-cell/>
          <table:table-cell table:formula="of:=[.S92]" office:value-type="string" office:string-value="0xFF, 0xF0," calcext:value-type="string">
            <text:p>0xFF, 0xF0,</text:p>
          </table:table-cell>
          <table:table-cell table:style-name="ce2"/>
          <table:table-cell table:style-name="ce26" table:number-columns-repeated="3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13"/>
        </table:table-row>
        <table:table-row table:style-name="ro1">
          <table:table-cell/>
          <table:table-cell table:number-columns-repeated="10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3"/>
          <table:table-cell table:style-name="ce35"/>
          <table:table-cell/>
          <table:table-cell table:formula="of:=&quot;0x&quot;&amp;DEC2HEX([.B93]*8+[.C93]*4+[.D93]*2+[.E93]*1)&amp;DEC2HEX([.F93]*8+[.G93]*4+[.H93]*2+[.I93]*1)&amp;&quot;, 0x&quot;&amp;DEC2HEX([.J93]*8+[.K93]*4+[.L93]*2+[.M93]*1)&amp;DEC2HEX([.N93]*8+[.O93]*4+[.P93]*2+[.Q93]*1)&amp;&quot;,&quot;" office:value-type="string" office:string-value="0xFF, 0xC0," calcext:value-type="string">
            <text:p>0xFF, 0xC0,</text:p>
          </table:table-cell>
          <table:table-cell/>
          <table:table-cell table:formula="of:=[.S93]" office:value-type="string" office:string-value="0xFF, 0xC0," calcext:value-type="string">
            <text:p>0xFF, 0xC0,</text:p>
          </table:table-cell>
          <table:table-cell table:style-name="ce2"/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13"/>
        </table:table-row>
        <table:table-row table:style-name="ro1">
          <table:table-cell/>
          <table:table-cell table:number-columns-repeated="8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5"/>
          <table:table-cell table:style-name="ce35"/>
          <table:table-cell/>
          <table:table-cell table:formula="of:=&quot;0x&quot;&amp;DEC2HEX([.B94]*8+[.C94]*4+[.D94]*2+[.E94]*1)&amp;DEC2HEX([.F94]*8+[.G94]*4+[.H94]*2+[.I94]*1)&amp;&quot;, 0x&quot;&amp;DEC2HEX([.J94]*8+[.K94]*4+[.L94]*2+[.M94]*1)&amp;DEC2HEX([.N94]*8+[.O94]*4+[.P94]*2+[.Q94]*1)&amp;&quot;,&quot;" office:value-type="string" office:string-value="0xFF, 0x00," calcext:value-type="string">
            <text:p>0xFF, 0x00,</text:p>
          </table:table-cell>
          <table:table-cell/>
          <table:table-cell table:formula="of:=[.S94]" office:value-type="string" office:string-value="0xFF, 0x00," calcext:value-type="string">
            <text:p>0xFF, 0x00,</text:p>
          </table:table-cell>
          <table:table-cell table:style-name="ce2"/>
          <table:table-cell table:style-name="ce26"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13"/>
        </table:table-row>
        <table:table-row table:style-name="ro1">
          <table:table-cell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7"/>
          <table:table-cell table:style-name="ce35"/>
          <table:table-cell/>
          <table:table-cell table:formula="of:=&quot;0x&quot;&amp;DEC2HEX([.B95]*8+[.C95]*4+[.D95]*2+[.E95]*1)&amp;DEC2HEX([.F95]*8+[.G95]*4+[.H95]*2+[.I95]*1)&amp;&quot;, 0x&quot;&amp;DEC2HEX([.J95]*8+[.K95]*4+[.L95]*2+[.M95]*1)&amp;DEC2HEX([.N95]*8+[.O95]*4+[.P95]*2+[.Q95]*1)&amp;&quot;,&quot;" office:value-type="string" office:string-value="0xFC, 0x00," calcext:value-type="string">
            <text:p>0xFC, 0x00,</text:p>
          </table:table-cell>
          <table:table-cell/>
          <table:table-cell table:formula="of:=[.S95]" office:value-type="string" office:string-value="0xFC, 0x00," calcext:value-type="string">
            <text:p>0xFC, 0x00,</text:p>
          </table:table-cell>
          <table:table-cell table:style-name="ce2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9"/>
          <table:table-cell table:style-name="ce13"/>
        </table:table-row>
        <table:table-row table:style-name="ro1">
          <table:table-cell/>
          <table:table-cell table:number-columns-repeated="4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9"/>
          <table:table-cell table:style-name="ce102"/>
          <table:table-cell/>
          <table:table-cell table:formula="of:=&quot;0x&quot;&amp;DEC2HEX([.B96]*8+[.C96]*4+[.D96]*2+[.E96]*1)&amp;DEC2HEX([.F96]*8+[.G96]*4+[.H96]*2+[.I96]*1)&amp;&quot;, 0x&quot;&amp;DEC2HEX([.J96]*8+[.K96]*4+[.L96]*2+[.M96]*1)&amp;DEC2HEX([.N96]*8+[.O96]*4+[.P96]*2+[.Q96]*1)&amp;&quot;,&quot;" office:value-type="string" office:string-value="0xF0, 0x00," calcext:value-type="string">
            <text:p>0xF0, 0x00,</text:p>
          </table:table-cell>
          <table:table-cell/>
          <table:table-cell table:formula="of:=[.S96]" office:value-type="string" office:string-value="0xF0, 0x00," calcext:value-type="string">
            <text:p>0xF0, 0x00,</text:p>
          </table:table-cell>
          <table:table-cell table:style-name="ce2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13"/>
        </table:table-row>
        <table:table-row table:style-name="ro1">
          <table:table-cell/>
          <table:table-cell table:number-columns-repeated="2" table:style-name="ce35" office:value-type="float" office:value="1" calcext:value-type="float">
            <text:p>1</text:p>
          </table:table-cell>
          <table:table-cell table:number-columns-repeated="11"/>
          <table:table-cell table:style-name="ce70" table:number-columns-repeated="2"/>
          <table:table-cell table:style-name="ce103"/>
          <table:table-cell/>
          <table:table-cell table:formula="of:=&quot;0x&quot;&amp;DEC2HEX([.B97]*8+[.C97]*4+[.D97]*2+[.E97]*1)&amp;DEC2HEX([.F97]*8+[.G97]*4+[.H97]*2+[.I97]*1)&amp;&quot;, 0x&quot;&amp;DEC2HEX([.J97]*8+[.K97]*4+[.L97]*2+[.M97]*1)&amp;DEC2HEX([.N97]*8+[.O97]*4+[.P97]*2+[.Q97]*1)&amp;&quot;,&quot;" office:value-type="string" office:string-value="0xC0, 0x00," calcext:value-type="string">
            <text:p>0xC0, 0x00,</text:p>
          </table:table-cell>
          <table:table-cell/>
          <table:table-cell table:formula="of:=[.S97]&amp;&quot;} };&quot;" office:value-type="string" office:string-value="0xC0, 0x00,} };" calcext:value-type="string">
            <text:p>0xC0, 0x00,} };</text:p>
          </table:table-cell>
          <table:table-cell table:style-name="ce3"/>
          <table:table-cell table:style-name="ce41" table:number-columns-repeated="14"/>
          <table:table-cell table:style-name="ce14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98]*8+[.C98]*4+[.D98]*2+[.E98]*1)&amp;DEC2HEX([.F98]*8+[.G98]*4+[.H98]*2+[.I98]*1)&amp;&quot;, 0x&quot;&amp;DEC2HEX([.J98]*8+[.K98]*4+[.L98]*2+[.M98]*1)&amp;DEC2HEX([.N98]*8+[.O98]*4+[.P98]*2+[.Q98]*1)&amp;&quot;,&quot;" office:value-type="string" office:string-value="0xFF, 0xFF," calcext:value-type="string">
            <text:p>0xFF, 0xFF,</text:p>
          </table:table-cell>
          <table:table-cell office:value-type="string" calcext:value-type="string">
            <text:p>Halt</text:p>
          </table:table-cell>
          <table:table-cell table:formula="of:=&quot;static constexpr ButtonImage&lt;32&gt; &quot;&amp;[.T98]&amp;&quot; = {16,16, { &quot;&amp;[.S98]" office:value-type="string" office:string-value="static constexpr ButtonImage&lt;32&gt; Halt = {16,16, { 0xFF, 0xFF," calcext:value-type="string">
            <text:p>static constexpr ButtonImage&lt;32&gt; Halt = {16,16, { 0xFF, 0xFF,</text:p>
          </table:table-cell>
          <table:table-cell table:style-name="ce1"/>
          <table:table-cell table:style-name="ce4" table:number-columns-repeated="14"/>
          <table:table-cell table:style-name="ce12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99]*8+[.C99]*4+[.D99]*2+[.E99]*1)&amp;DEC2HEX([.F99]*8+[.G99]*4+[.H99]*2+[.I99]*1)&amp;&quot;, 0x&quot;&amp;DEC2HEX([.J99]*8+[.K99]*4+[.L99]*2+[.M99]*1)&amp;DEC2HEX([.N99]*8+[.O99]*4+[.P99]*2+[.Q99]*1)&amp;&quot;,&quot;" office:value-type="string" office:string-value="0xFF, 0xFF," calcext:value-type="string">
            <text:p>0xFF, 0xFF,</text:p>
          </table:table-cell>
          <table:table-cell/>
          <table:table-cell table:formula="of:=[.S99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0]*8+[.C100]*4+[.D100]*2+[.E100]*1)&amp;DEC2HEX([.F100]*8+[.G100]*4+[.H100]*2+[.I100]*1)&amp;&quot;, 0x&quot;&amp;DEC2HEX([.J100]*8+[.K100]*4+[.L100]*2+[.M100]*1)&amp;DEC2HEX([.N100]*8+[.O100]*4+[.P100]*2+[.Q100]*1)&amp;&quot;,&quot;" office:value-type="string" office:string-value="0xFF, 0xFF," calcext:value-type="string">
            <text:p>0xFF, 0xFF,</text:p>
          </table:table-cell>
          <table:table-cell/>
          <table:table-cell table:formula="of:=[.S100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1]*8+[.C101]*4+[.D101]*2+[.E101]*1)&amp;DEC2HEX([.F101]*8+[.G101]*4+[.H101]*2+[.I101]*1)&amp;&quot;, 0x&quot;&amp;DEC2HEX([.J101]*8+[.K101]*4+[.L101]*2+[.M101]*1)&amp;DEC2HEX([.N101]*8+[.O101]*4+[.P101]*2+[.Q101]*1)&amp;&quot;,&quot;" office:value-type="string" office:string-value="0xFF, 0xFF," calcext:value-type="string">
            <text:p>0xFF, 0xFF,</text:p>
          </table:table-cell>
          <table:table-cell/>
          <table:table-cell table:formula="of:=[.S101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2]*8+[.C102]*4+[.D102]*2+[.E102]*1)&amp;DEC2HEX([.F102]*8+[.G102]*4+[.H102]*2+[.I102]*1)&amp;&quot;, 0x&quot;&amp;DEC2HEX([.J102]*8+[.K102]*4+[.L102]*2+[.M102]*1)&amp;DEC2HEX([.N102]*8+[.O102]*4+[.P102]*2+[.Q102]*1)&amp;&quot;,&quot;" office:value-type="string" office:string-value="0xFF, 0xFF," calcext:value-type="string">
            <text:p>0xFF, 0xFF,</text:p>
          </table:table-cell>
          <table:table-cell/>
          <table:table-cell table:formula="of:=[.S102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3]*8+[.C103]*4+[.D103]*2+[.E103]*1)&amp;DEC2HEX([.F103]*8+[.G103]*4+[.H103]*2+[.I103]*1)&amp;&quot;, 0x&quot;&amp;DEC2HEX([.J103]*8+[.K103]*4+[.L103]*2+[.M103]*1)&amp;DEC2HEX([.N103]*8+[.O103]*4+[.P103]*2+[.Q103]*1)&amp;&quot;,&quot;" office:value-type="string" office:string-value="0xFF, 0xFF," calcext:value-type="string">
            <text:p>0xFF, 0xFF,</text:p>
          </table:table-cell>
          <table:table-cell/>
          <table:table-cell table:formula="of:=[.S103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4]*8+[.C104]*4+[.D104]*2+[.E104]*1)&amp;DEC2HEX([.F104]*8+[.G104]*4+[.H104]*2+[.I104]*1)&amp;&quot;, 0x&quot;&amp;DEC2HEX([.J104]*8+[.K104]*4+[.L104]*2+[.M104]*1)&amp;DEC2HEX([.N104]*8+[.O104]*4+[.P104]*2+[.Q104]*1)&amp;&quot;,&quot;" office:value-type="string" office:string-value="0xFF, 0xFF," calcext:value-type="string">
            <text:p>0xFF, 0xFF,</text:p>
          </table:table-cell>
          <table:table-cell/>
          <table:table-cell table:formula="of:=[.S104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5]*8+[.C105]*4+[.D105]*2+[.E105]*1)&amp;DEC2HEX([.F105]*8+[.G105]*4+[.H105]*2+[.I105]*1)&amp;&quot;, 0x&quot;&amp;DEC2HEX([.J105]*8+[.K105]*4+[.L105]*2+[.M105]*1)&amp;DEC2HEX([.N105]*8+[.O105]*4+[.P105]*2+[.Q105]*1)&amp;&quot;,&quot;" office:value-type="string" office:string-value="0xFF, 0xFF," calcext:value-type="string">
            <text:p>0xFF, 0xFF,</text:p>
          </table:table-cell>
          <table:table-cell/>
          <table:table-cell table:formula="of:=[.S105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6]*8+[.C106]*4+[.D106]*2+[.E106]*1)&amp;DEC2HEX([.F106]*8+[.G106]*4+[.H106]*2+[.I106]*1)&amp;&quot;, 0x&quot;&amp;DEC2HEX([.J106]*8+[.K106]*4+[.L106]*2+[.M106]*1)&amp;DEC2HEX([.N106]*8+[.O106]*4+[.P106]*2+[.Q106]*1)&amp;&quot;,&quot;" office:value-type="string" office:string-value="0xFF, 0xFF," calcext:value-type="string">
            <text:p>0xFF, 0xFF,</text:p>
          </table:table-cell>
          <table:table-cell/>
          <table:table-cell table:formula="of:=[.S106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7]*8+[.C107]*4+[.D107]*2+[.E107]*1)&amp;DEC2HEX([.F107]*8+[.G107]*4+[.H107]*2+[.I107]*1)&amp;&quot;, 0x&quot;&amp;DEC2HEX([.J107]*8+[.K107]*4+[.L107]*2+[.M107]*1)&amp;DEC2HEX([.N107]*8+[.O107]*4+[.P107]*2+[.Q107]*1)&amp;&quot;,&quot;" office:value-type="string" office:string-value="0xFF, 0xFF," calcext:value-type="string">
            <text:p>0xFF, 0xFF,</text:p>
          </table:table-cell>
          <table:table-cell/>
          <table:table-cell table:formula="of:=[.S107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8]*8+[.C108]*4+[.D108]*2+[.E108]*1)&amp;DEC2HEX([.F108]*8+[.G108]*4+[.H108]*2+[.I108]*1)&amp;&quot;, 0x&quot;&amp;DEC2HEX([.J108]*8+[.K108]*4+[.L108]*2+[.M108]*1)&amp;DEC2HEX([.N108]*8+[.O108]*4+[.P108]*2+[.Q108]*1)&amp;&quot;,&quot;" office:value-type="string" office:string-value="0xFF, 0xFF," calcext:value-type="string">
            <text:p>0xFF, 0xFF,</text:p>
          </table:table-cell>
          <table:table-cell/>
          <table:table-cell table:formula="of:=[.S108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9]*8+[.C109]*4+[.D109]*2+[.E109]*1)&amp;DEC2HEX([.F109]*8+[.G109]*4+[.H109]*2+[.I109]*1)&amp;&quot;, 0x&quot;&amp;DEC2HEX([.J109]*8+[.K109]*4+[.L109]*2+[.M109]*1)&amp;DEC2HEX([.N109]*8+[.O109]*4+[.P109]*2+[.Q109]*1)&amp;&quot;,&quot;" office:value-type="string" office:string-value="0xFF, 0xFF," calcext:value-type="string">
            <text:p>0xFF, 0xFF,</text:p>
          </table:table-cell>
          <table:table-cell/>
          <table:table-cell table:formula="of:=[.S109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10]*8+[.C110]*4+[.D110]*2+[.E110]*1)&amp;DEC2HEX([.F110]*8+[.G110]*4+[.H110]*2+[.I110]*1)&amp;&quot;, 0x&quot;&amp;DEC2HEX([.J110]*8+[.K110]*4+[.L110]*2+[.M110]*1)&amp;DEC2HEX([.N110]*8+[.O110]*4+[.P110]*2+[.Q110]*1)&amp;&quot;,&quot;" office:value-type="string" office:string-value="0xFF, 0xFF," calcext:value-type="string">
            <text:p>0xFF, 0xFF,</text:p>
          </table:table-cell>
          <table:table-cell/>
          <table:table-cell table:formula="of:=[.S110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11]*8+[.C111]*4+[.D111]*2+[.E111]*1)&amp;DEC2HEX([.F111]*8+[.G111]*4+[.H111]*2+[.I111]*1)&amp;&quot;, 0x&quot;&amp;DEC2HEX([.J111]*8+[.K111]*4+[.L111]*2+[.M111]*1)&amp;DEC2HEX([.N111]*8+[.O111]*4+[.P111]*2+[.Q111]*1)&amp;&quot;,&quot;" office:value-type="string" office:string-value="0xFF, 0xFF," calcext:value-type="string">
            <text:p>0xFF, 0xFF,</text:p>
          </table:table-cell>
          <table:table-cell/>
          <table:table-cell table:formula="of:=[.S111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12]*8+[.C112]*4+[.D112]*2+[.E112]*1)&amp;DEC2HEX([.F112]*8+[.G112]*4+[.H112]*2+[.I112]*1)&amp;&quot;, 0x&quot;&amp;DEC2HEX([.J112]*8+[.K112]*4+[.L112]*2+[.M112]*1)&amp;DEC2HEX([.N112]*8+[.O112]*4+[.P112]*2+[.Q112]*1)&amp;&quot;,&quot;" office:value-type="string" office:string-value="0xFF, 0xFF," calcext:value-type="string">
            <text:p>0xFF, 0xFF,</text:p>
          </table:table-cell>
          <table:table-cell/>
          <table:table-cell table:formula="of:=[.S112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13]*8+[.C113]*4+[.D113]*2+[.E113]*1)&amp;DEC2HEX([.F113]*8+[.G113]*4+[.H113]*2+[.I113]*1)&amp;&quot;, 0x&quot;&amp;DEC2HEX([.J113]*8+[.K113]*4+[.L113]*2+[.M113]*1)&amp;DEC2HEX([.N113]*8+[.O113]*4+[.P113]*2+[.Q113]*1)&amp;&quot;,&quot;" office:value-type="string" office:string-value="0xFF, 0xFF," calcext:value-type="string">
            <text:p>0xFF, 0xFF,</text:p>
          </table:table-cell>
          <table:table-cell/>
          <table:table-cell table:formula="of:=[.S113]&amp;&quot;} };&quot;" office:value-type="string" office:string-value="0xFF, 0xFF,} };" calcext:value-type="string">
            <text:p>0xFF, 0xFF,} };</text:p>
          </table:table-cell>
          <table:table-cell table:style-name="ce3"/>
          <table:table-cell table:style-name="ce41" table:number-columns-repeated="14"/>
          <table:table-cell table:style-name="ce14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36"/>
          <table:table-cell table:style-name="ce62" table:number-columns-repeated="5"/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/>
          <table:table-cell table:style-name="ce62" table:number-columns-repeated="5"/>
          <table:table-cell table:style-name="ce104"/>
          <table:table-cell/>
          <table:table-cell table:formula="of:=&quot;0x&quot;&amp;DEC2HEX([.B115]*8+[.C115]*4+[.D115]*2+[.E115]*1)&amp;DEC2HEX([.F115]*8+[.G115]*4+[.H115]*2+[.I115]*1)&amp;&quot;, 0x&quot;&amp;DEC2HEX([.J115]*8+[.K115]*4+[.L115]*2+[.M115]*1)&amp;DEC2HEX([.N115]*8+[.O115]*4+[.P115]*2+[.Q115]*1)&amp;&quot;,&quot;" office:value-type="string" office:string-value="0x01, 0x80," calcext:value-type="string">
            <text:p>0x01, 0x80,</text:p>
          </table:table-cell>
          <table:table-cell office:value-type="string" calcext:value-type="string">
            <text:p>Up</text:p>
          </table:table-cell>
          <table:table-cell table:formula="of:=&quot;static constexpr ButtonImage&lt;32&gt; &quot;&amp;[.T115]&amp;&quot; = {16,16, { &quot;&amp;[.S115]" office:value-type="string" office:string-value="static constexpr ButtonImage&lt;32&gt; Up = {16,16, { 0x01, 0x80," calcext:value-type="string">
            <text:p>static constexpr ButtonImage&lt;32&gt; Up = {16,16, { 0x01, 0x80,</text:p>
          </table:table-cell>
          <table:table-cell table:style-name="ce22"/>
          <table:table-cell table:style-name="ce28" table:number-columns-repeated="14"/>
          <table:table-cell table:style-name="ce46"/>
        </table:table-row>
        <table:table-row table:style-name="ro1">
          <table:table-cell/>
          <table:table-cell table:style-name="ce39"/>
          <table:table-cell table:style-name="ce63" table:number-columns-repeated="2"/>
          <table:table-cell table:style-name="ce66" table:number-columns-repeated="4"/>
          <table:table-cell table:number-columns-repeated="2" table:style-name="ce66" office:value-type="float" office:value="1" calcext:value-type="float">
            <text:p>1</text:p>
          </table:table-cell>
          <table:table-cell table:style-name="ce66" table:number-columns-repeated="5"/>
          <table:table-cell table:style-name="ce63"/>
          <table:table-cell table:style-name="ce105"/>
          <table:table-cell/>
          <table:table-cell table:formula="of:=&quot;0x&quot;&amp;DEC2HEX([.B116]*8+[.C116]*4+[.D116]*2+[.E116]*1)&amp;DEC2HEX([.F116]*8+[.G116]*4+[.H116]*2+[.I116]*1)&amp;&quot;, 0x&quot;&amp;DEC2HEX([.J116]*8+[.K116]*4+[.L116]*2+[.M116]*1)&amp;DEC2HEX([.N116]*8+[.O116]*4+[.P116]*2+[.Q116]*1)&amp;&quot;,&quot;" office:value-type="string" office:string-value="0x01, 0x80," calcext:value-type="string">
            <text:p>0x01, 0x80,</text:p>
          </table:table-cell>
          <table:table-cell/>
          <table:table-cell table:formula="of:=[.S116]" office:value-type="string" office:string-value="0x01, 0x80," calcext:value-type="string">
            <text:p>0x01, 0x80,</text:p>
          </table:table-cell>
          <table:table-cell table:style-name="ce10"/>
          <table:table-cell table:style-name="ce29" table:number-columns-repeated="14"/>
          <table:table-cell table:style-name="ce47"/>
        </table:table-row>
        <table:table-row table:style-name="ro1">
          <table:table-cell/>
          <table:table-cell table:style-name="ce39"/>
          <table:table-cell table:style-name="ce64" table:number-columns-repeated="5"/>
          <table:table-cell table:number-columns-repeated="4" table:style-name="ce66" office:value-type="float" office:value="1" calcext:value-type="float">
            <text:p>1</text:p>
          </table:table-cell>
          <table:table-cell table:style-name="ce64" table:number-columns-repeated="5"/>
          <table:table-cell table:style-name="ce105"/>
          <table:table-cell/>
          <table:table-cell table:formula="of:=&quot;0x&quot;&amp;DEC2HEX([.B117]*8+[.C117]*4+[.D117]*2+[.E117]*1)&amp;DEC2HEX([.F117]*8+[.G117]*4+[.H117]*2+[.I117]*1)&amp;&quot;, 0x&quot;&amp;DEC2HEX([.J117]*8+[.K117]*4+[.L117]*2+[.M117]*1)&amp;DEC2HEX([.N117]*8+[.O117]*4+[.P117]*2+[.Q117]*1)&amp;&quot;,&quot;" office:value-type="string" office:string-value="0x03, 0xC0," calcext:value-type="string">
            <text:p>0x03, 0xC0,</text:p>
          </table:table-cell>
          <table:table-cell/>
          <table:table-cell table:formula="of:=[.S117]" office:value-type="string" office:string-value="0x03, 0xC0," calcext:value-type="string">
            <text:p>0x03, 0xC0,</text:p>
          </table:table-cell>
          <table:table-cell table:style-name="ce10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/>
          <table:table-cell table:style-name="ce39"/>
          <table:table-cell table:style-name="ce63" table:number-columns-repeated="2"/>
          <table:table-cell table:style-name="ce66" table:number-columns-repeated="3"/>
          <table:table-cell table:number-columns-repeated="4" table:style-name="ce66" office:value-type="float" office:value="1" calcext:value-type="float">
            <text:p>1</text:p>
          </table:table-cell>
          <table:table-cell table:style-name="ce66" table:number-columns-repeated="4"/>
          <table:table-cell table:style-name="ce63"/>
          <table:table-cell table:style-name="ce105"/>
          <table:table-cell/>
          <table:table-cell table:formula="of:=&quot;0x&quot;&amp;DEC2HEX([.B118]*8+[.C118]*4+[.D118]*2+[.E118]*1)&amp;DEC2HEX([.F118]*8+[.G118]*4+[.H118]*2+[.I118]*1)&amp;&quot;, 0x&quot;&amp;DEC2HEX([.J118]*8+[.K118]*4+[.L118]*2+[.M118]*1)&amp;DEC2HEX([.N118]*8+[.O118]*4+[.P118]*2+[.Q118]*1)&amp;&quot;,&quot;" office:value-type="string" office:string-value="0x03, 0xC0," calcext:value-type="string">
            <text:p>0x03, 0xC0,</text:p>
          </table:table-cell>
          <table:table-cell/>
          <table:table-cell table:formula="of:=[.S118]" office:value-type="string" office:string-value="0x03, 0xC0," calcext:value-type="string">
            <text:p>0x03, 0xC0,</text:p>
          </table:table-cell>
          <table:table-cell table:style-name="ce10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/>
          <table:table-cell table:style-name="ce39"/>
          <table:table-cell table:style-name="ce66" table:number-columns-repeated="4"/>
          <table:table-cell table:number-columns-repeated="6" table:style-name="ce66" office:value-type="float" office:value="1" calcext:value-type="float">
            <text:p>1</text:p>
          </table:table-cell>
          <table:table-cell table:style-name="ce66" table:number-columns-repeated="4"/>
          <table:table-cell table:style-name="ce106"/>
          <table:table-cell/>
          <table:table-cell table:formula="of:=&quot;0x&quot;&amp;DEC2HEX([.B119]*8+[.C119]*4+[.D119]*2+[.E119]*1)&amp;DEC2HEX([.F119]*8+[.G119]*4+[.H119]*2+[.I119]*1)&amp;&quot;, 0x&quot;&amp;DEC2HEX([.J119]*8+[.K119]*4+[.L119]*2+[.M119]*1)&amp;DEC2HEX([.N119]*8+[.O119]*4+[.P119]*2+[.Q119]*1)&amp;&quot;,&quot;" office:value-type="string" office:string-value="0x07, 0xE0," calcext:value-type="string">
            <text:p>0x07, 0xE0,</text:p>
          </table:table-cell>
          <table:table-cell/>
          <table:table-cell table:formula="of:=[.S119]" office:value-type="string" office:string-value="0x07, 0xE0," calcext:value-type="string">
            <text:p>0x07, 0xE0,</text:p>
          </table:table-cell>
          <table:table-cell table:style-name="ce10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/>
          <table:table-cell table:style-name="ce39"/>
          <table:table-cell table:style-name="ce66" table:number-columns-repeated="4"/>
          <table:table-cell table:number-columns-repeated="6" table:style-name="ce66" office:value-type="float" office:value="1" calcext:value-type="float">
            <text:p>1</text:p>
          </table:table-cell>
          <table:table-cell table:style-name="ce66" table:number-columns-repeated="4"/>
          <table:table-cell table:style-name="ce106"/>
          <table:table-cell/>
          <table:table-cell table:formula="of:=&quot;0x&quot;&amp;DEC2HEX([.B120]*8+[.C120]*4+[.D120]*2+[.E120]*1)&amp;DEC2HEX([.F120]*8+[.G120]*4+[.H120]*2+[.I120]*1)&amp;&quot;, 0x&quot;&amp;DEC2HEX([.J120]*8+[.K120]*4+[.L120]*2+[.M120]*1)&amp;DEC2HEX([.N120]*8+[.O120]*4+[.P120]*2+[.Q120]*1)&amp;&quot;,&quot;" office:value-type="string" office:string-value="0x07, 0xE0," calcext:value-type="string">
            <text:p>0x07, 0xE0,</text:p>
          </table:table-cell>
          <table:table-cell/>
          <table:table-cell table:formula="of:=[.S120]" office:value-type="string" office:string-value="0x07, 0xE0," calcext:value-type="string">
            <text:p>0x07, 0xE0,</text:p>
          </table:table-cell>
          <table:table-cell table:style-name="ce10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/>
          <table:table-cell table:style-name="ce39"/>
          <table:table-cell table:style-name="ce66" table:number-columns-repeated="3"/>
          <table:table-cell table:number-columns-repeated="8"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106"/>
          <table:table-cell/>
          <table:table-cell table:formula="of:=&quot;0x&quot;&amp;DEC2HEX([.B121]*8+[.C121]*4+[.D121]*2+[.E121]*1)&amp;DEC2HEX([.F121]*8+[.G121]*4+[.H121]*2+[.I121]*1)&amp;&quot;, 0x&quot;&amp;DEC2HEX([.J121]*8+[.K121]*4+[.L121]*2+[.M121]*1)&amp;DEC2HEX([.N121]*8+[.O121]*4+[.P121]*2+[.Q121]*1)&amp;&quot;,&quot;" office:value-type="string" office:string-value="0x0F, 0xF0," calcext:value-type="string">
            <text:p>0x0F, 0xF0,</text:p>
          </table:table-cell>
          <table:table-cell/>
          <table:table-cell table:formula="of:=[.S121]" office:value-type="string" office:string-value="0x0F, 0xF0," calcext:value-type="string">
            <text:p>0x0F, 0xF0,</text:p>
          </table:table-cell>
          <table:table-cell table:style-name="ce10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/>
          <table:table-cell table:style-name="ce39"/>
          <table:table-cell table:style-name="ce66" table:number-columns-repeated="3"/>
          <table:table-cell table:number-columns-repeated="8"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106"/>
          <table:table-cell/>
          <table:table-cell table:formula="of:=&quot;0x&quot;&amp;DEC2HEX([.B122]*8+[.C122]*4+[.D122]*2+[.E122]*1)&amp;DEC2HEX([.F122]*8+[.G122]*4+[.H122]*2+[.I122]*1)&amp;&quot;, 0x&quot;&amp;DEC2HEX([.J122]*8+[.K122]*4+[.L122]*2+[.M122]*1)&amp;DEC2HEX([.N122]*8+[.O122]*4+[.P122]*2+[.Q122]*1)&amp;&quot;,&quot;" office:value-type="string" office:string-value="0x0F, 0xF0," calcext:value-type="string">
            <text:p>0x0F, 0xF0,</text:p>
          </table:table-cell>
          <table:table-cell/>
          <table:table-cell table:formula="of:=[.S122]" office:value-type="string" office:string-value="0x0F, 0xF0," calcext:value-type="string">
            <text:p>0x0F, 0xF0,</text:p>
          </table:table-cell>
          <table:table-cell table:style-name="ce10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/>
          <table:table-cell table:style-name="ce39"/>
          <table:table-cell table:style-name="ce66" table:number-columns-repeated="2"/>
          <table:table-cell table:number-columns-repeated="10"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106"/>
          <table:table-cell/>
          <table:table-cell table:formula="of:=&quot;0x&quot;&amp;DEC2HEX([.B123]*8+[.C123]*4+[.D123]*2+[.E123]*1)&amp;DEC2HEX([.F123]*8+[.G123]*4+[.H123]*2+[.I123]*1)&amp;&quot;, 0x&quot;&amp;DEC2HEX([.J123]*8+[.K123]*4+[.L123]*2+[.M123]*1)&amp;DEC2HEX([.N123]*8+[.O123]*4+[.P123]*2+[.Q123]*1)&amp;&quot;,&quot;" office:value-type="string" office:string-value="0x1F, 0xF8," calcext:value-type="string">
            <text:p>0x1F, 0xF8,</text:p>
          </table:table-cell>
          <table:table-cell/>
          <table:table-cell table:formula="of:=[.S123]" office:value-type="string" office:string-value="0x1F, 0xF8," calcext:value-type="string">
            <text:p>0x1F, 0xF8,</text:p>
          </table:table-cell>
          <table:table-cell table:style-name="ce10"/>
          <table:table-cell table:style-name="ce29" table:number-columns-repeated="3"/>
          <table:table-cell table:number-columns-repeated="7"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47"/>
        </table:table-row>
        <table:table-row table:style-name="ro1">
          <table:table-cell/>
          <table:table-cell table:style-name="ce39"/>
          <table:table-cell table:style-name="ce66" table:number-columns-repeated="2"/>
          <table:table-cell table:number-columns-repeated="10"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106"/>
          <table:table-cell/>
          <table:table-cell table:formula="of:=&quot;0x&quot;&amp;DEC2HEX([.B124]*8+[.C124]*4+[.D124]*2+[.E124]*1)&amp;DEC2HEX([.F124]*8+[.G124]*4+[.H124]*2+[.I124]*1)&amp;&quot;, 0x&quot;&amp;DEC2HEX([.J124]*8+[.K124]*4+[.L124]*2+[.M124]*1)&amp;DEC2HEX([.N124]*8+[.O124]*4+[.P124]*2+[.Q124]*1)&amp;&quot;,&quot;" office:value-type="string" office:string-value="0x1F, 0xF8," calcext:value-type="string">
            <text:p>0x1F, 0xF8,</text:p>
          </table:table-cell>
          <table:table-cell/>
          <table:table-cell table:formula="of:=[.S124]" office:value-type="string" office:string-value="0x1F, 0xF8," calcext:value-type="string">
            <text:p>0x1F, 0xF8,</text:p>
          </table:table-cell>
          <table:table-cell table:style-name="ce10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/>
          <table:table-cell table:style-name="ce39"/>
          <table:table-cell table:style-name="ce66"/>
          <table:table-cell table:number-columns-repeated="12" table:style-name="ce66" office:value-type="float" office:value="1" calcext:value-type="float">
            <text:p>1</text:p>
          </table:table-cell>
          <table:table-cell table:style-name="ce66"/>
          <table:table-cell table:style-name="ce106"/>
          <table:table-cell/>
          <table:table-cell table:formula="of:=&quot;0x&quot;&amp;DEC2HEX([.B125]*8+[.C125]*4+[.D125]*2+[.E125]*1)&amp;DEC2HEX([.F125]*8+[.G125]*4+[.H125]*2+[.I125]*1)&amp;&quot;, 0x&quot;&amp;DEC2HEX([.J125]*8+[.K125]*4+[.L125]*2+[.M125]*1)&amp;DEC2HEX([.N125]*8+[.O125]*4+[.P125]*2+[.Q125]*1)&amp;&quot;,&quot;" office:value-type="string" office:string-value="0x3F, 0xFC," calcext:value-type="string">
            <text:p>0x3F, 0xFC,</text:p>
          </table:table-cell>
          <table:table-cell/>
          <table:table-cell table:formula="of:=[.S125]" office:value-type="string" office:string-value="0x3F, 0xFC," calcext:value-type="string">
            <text:p>0x3F, 0xFC,</text:p>
          </table:table-cell>
          <table:table-cell table:style-name="ce10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/>
          <table:table-cell table:style-name="ce39"/>
          <table:table-cell table:style-name="ce66"/>
          <table:table-cell table:number-columns-repeated="12" table:style-name="ce66" office:value-type="float" office:value="1" calcext:value-type="float">
            <text:p>1</text:p>
          </table:table-cell>
          <table:table-cell table:style-name="ce66"/>
          <table:table-cell table:style-name="ce106"/>
          <table:table-cell/>
          <table:table-cell table:formula="of:=&quot;0x&quot;&amp;DEC2HEX([.B126]*8+[.C126]*4+[.D126]*2+[.E126]*1)&amp;DEC2HEX([.F126]*8+[.G126]*4+[.H126]*2+[.I126]*1)&amp;&quot;, 0x&quot;&amp;DEC2HEX([.J126]*8+[.K126]*4+[.L126]*2+[.M126]*1)&amp;DEC2HEX([.N126]*8+[.O126]*4+[.P126]*2+[.Q126]*1)&amp;&quot;,&quot;" office:value-type="string" office:string-value="0x3F, 0xFC," calcext:value-type="string">
            <text:p>0x3F, 0xFC,</text:p>
          </table:table-cell>
          <table:table-cell/>
          <table:table-cell table:formula="of:=[.S126]" office:value-type="string" office:string-value="0x3F, 0xFC," calcext:value-type="string">
            <text:p>0x3F, 0xFC,</text:p>
          </table:table-cell>
          <table:table-cell table:style-name="ce10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/>
          <table:table-cell table:style-name="ce39"/>
          <table:table-cell table:number-columns-repeated="14" table:style-name="ce66" office:value-type="float" office:value="1" calcext:value-type="float">
            <text:p>1</text:p>
          </table:table-cell>
          <table:table-cell table:style-name="ce106"/>
          <table:table-cell/>
          <table:table-cell table:formula="of:=&quot;0x&quot;&amp;DEC2HEX([.B127]*8+[.C127]*4+[.D127]*2+[.E127]*1)&amp;DEC2HEX([.F127]*8+[.G127]*4+[.H127]*2+[.I127]*1)&amp;&quot;, 0x&quot;&amp;DEC2HEX([.J127]*8+[.K127]*4+[.L127]*2+[.M127]*1)&amp;DEC2HEX([.N127]*8+[.O127]*4+[.P127]*2+[.Q127]*1)&amp;&quot;,&quot;" office:value-type="string" office:string-value="0x7F, 0xFE," calcext:value-type="string">
            <text:p>0x7F, 0xFE,</text:p>
          </table:table-cell>
          <table:table-cell/>
          <table:table-cell table:formula="of:=[.S127]" office:value-type="string" office:string-value="0x7F, 0xFE," calcext:value-type="string">
            <text:p>0x7F, 0xFE,</text:p>
          </table:table-cell>
          <table:table-cell table:style-name="ce10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/>
          <table:table-cell table:style-name="ce39"/>
          <table:table-cell table:number-columns-repeated="14" table:style-name="ce66" office:value-type="float" office:value="1" calcext:value-type="float">
            <text:p>1</text:p>
          </table:table-cell>
          <table:table-cell table:style-name="ce106"/>
          <table:table-cell/>
          <table:table-cell table:formula="of:=&quot;0x&quot;&amp;DEC2HEX([.B128]*8+[.C128]*4+[.D128]*2+[.E128]*1)&amp;DEC2HEX([.F128]*8+[.G128]*4+[.H128]*2+[.I128]*1)&amp;&quot;, 0x&quot;&amp;DEC2HEX([.J128]*8+[.K128]*4+[.L128]*2+[.M128]*1)&amp;DEC2HEX([.N128]*8+[.O128]*4+[.P128]*2+[.Q128]*1)&amp;&quot;,&quot;" office:value-type="string" office:string-value="0x7F, 0xFE," calcext:value-type="string">
            <text:p>0x7F, 0xFE,</text:p>
          </table:table-cell>
          <table:table-cell/>
          <table:table-cell table:formula="of:=[.S128]" office:value-type="string" office:string-value="0x7F, 0xFE," calcext:value-type="string">
            <text:p>0x7F, 0xFE,</text:p>
          </table:table-cell>
          <table:table-cell table:style-name="ce10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14" table:style-name="ce63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formula="of:=&quot;0x&quot;&amp;DEC2HEX([.B129]*8+[.C129]*4+[.D129]*2+[.E129]*1)&amp;DEC2HEX([.F129]*8+[.G129]*4+[.H129]*2+[.I129]*1)&amp;&quot;, 0x&quot;&amp;DEC2HEX([.J129]*8+[.K129]*4+[.L129]*2+[.M129]*1)&amp;DEC2HEX([.N129]*8+[.O129]*4+[.P129]*2+[.Q129]*1)&amp;&quot;,&quot;" office:value-type="string" office:string-value="0xFF, 0xFF," calcext:value-type="string">
            <text:p>0xFF, 0xFF,</text:p>
          </table:table-cell>
          <table:table-cell/>
          <table:table-cell table:formula="of:=[.S129]" office:value-type="string" office:string-value="0xFF, 0xFF," calcext:value-type="string">
            <text:p>0xFF, 0xFF,</text:p>
          </table:table-cell>
          <table:table-cell table:style-name="ce10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/>
          <table:table-cell table:style-name="ce40" office:value-type="float" office:value="1" calcext:value-type="float">
            <text:p>1</text:p>
          </table:table-cell>
          <table:table-cell table:number-columns-repeated="14" table:style-name="ce67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/>
          <table:table-cell table:formula="of:=&quot;0x&quot;&amp;DEC2HEX([.B130]*8+[.C130]*4+[.D130]*2+[.E130]*1)&amp;DEC2HEX([.F130]*8+[.G130]*4+[.H130]*2+[.I130]*1)&amp;&quot;, 0x&quot;&amp;DEC2HEX([.J130]*8+[.K130]*4+[.L130]*2+[.M130]*1)&amp;DEC2HEX([.N130]*8+[.O130]*4+[.P130]*2+[.Q130]*1)&amp;&quot;,&quot;" office:value-type="string" office:string-value="0xFF, 0xFF," calcext:value-type="string">
            <text:p>0xFF, 0xFF,</text:p>
          </table:table-cell>
          <table:table-cell/>
          <table:table-cell table:formula="of:=[.S130]&amp;&quot;} };&quot;" office:value-type="string" office:string-value="0xFF, 0xFF,} };" calcext:value-type="string">
            <text:p>0xFF, 0xFF,} };</text:p>
          </table:table-cell>
          <table:table-cell table:style-name="ce21"/>
          <table:table-cell table:style-name="ce30" table:number-columns-repeated="14"/>
          <table:table-cell table:style-name="ce4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/>
          <table:table-cell table:style-name="ce8"/>
          <table:table-cell table:style-name="ce91"/>
          <table:table-cell table:style-name="ce8" table:number-columns-repeated="10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formula="of:=&quot;0x&quot;&amp;DEC2HEX([.B132]*8+[.C132]*4+[.D132]*2+[.E132]*1)&amp;DEC2HEX([.F132]*8+[.G132]*4+[.H132]*2+[.I132]*1)&amp;&quot;, 0x&quot;&amp;DEC2HEX([.J132]*8+[.K132]*4+[.L132]*2+[.M132]*1)&amp;DEC2HEX([.N132]*8+[.O132]*4+[.P132]*2+[.Q132]*1)&amp;&quot;,&quot;" office:value-type="string" office:string-value="0x00, 0x03," calcext:value-type="string">
            <text:p>0x00, 0x03,</text:p>
          </table:table-cell>
          <table:table-cell office:value-type="string" calcext:value-type="string">
            <text:p>Left</text:p>
          </table:table-cell>
          <table:table-cell table:formula="of:=&quot;static constexpr ButtonImage&lt;32&gt; &quot;&amp;[.T132]&amp;&quot; = {16,16, { &quot;&amp;[.S132]" office:value-type="string" office:string-value="static constexpr ButtonImage&lt;32&gt; Left = {16,16, { 0x00, 0x03," calcext:value-type="string">
            <text:p>static constexpr ButtonImage&lt;32&gt; Left = {16,16, { 0x00, 0x03,</text:p>
          </table:table-cell>
          <table:table-cell table:style-name="ce82"/>
          <table:table-cell table:style-name="ce28" table:number-columns-repeated="14"/>
          <table:table-cell table:style-name="ce46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8"/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&quot;0x&quot;&amp;DEC2HEX([.B133]*8+[.C133]*4+[.D133]*2+[.E133]*1)&amp;DEC2HEX([.F133]*8+[.G133]*4+[.H133]*2+[.I133]*1)&amp;&quot;, 0x&quot;&amp;DEC2HEX([.J133]*8+[.K133]*4+[.L133]*2+[.M133]*1)&amp;DEC2HEX([.N133]*8+[.O133]*4+[.P133]*2+[.Q133]*1)&amp;&quot;,&quot;" office:value-type="string" office:string-value="0x00, 0x0F," calcext:value-type="string">
            <text:p>0x00, 0x0F,</text:p>
          </table:table-cell>
          <table:table-cell/>
          <table:table-cell table:formula="of:=[.S133]" office:value-type="string" office:string-value="0x00, 0x0F," calcext:value-type="string">
            <text:p>0x00, 0x0F,</text:p>
          </table:table-cell>
          <table:table-cell table:style-name="ce83"/>
          <table:table-cell table:style-name="ce29" table:number-columns-repeated="14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6"/>
          <table:table-cell table:number-columns-repeated="6" table:style-name="ce7" office:value-type="float" office:value="1" calcext:value-type="float">
            <text:p>1</text:p>
          </table:table-cell>
          <table:table-cell/>
          <table:table-cell table:formula="of:=&quot;0x&quot;&amp;DEC2HEX([.B134]*8+[.C134]*4+[.D134]*2+[.E134]*1)&amp;DEC2HEX([.F134]*8+[.G134]*4+[.H134]*2+[.I134]*1)&amp;&quot;, 0x&quot;&amp;DEC2HEX([.J134]*8+[.K134]*4+[.L134]*2+[.M134]*1)&amp;DEC2HEX([.N134]*8+[.O134]*4+[.P134]*2+[.Q134]*1)&amp;&quot;,&quot;" office:value-type="string" office:string-value="0x00, 0x3F," calcext:value-type="string">
            <text:p>0x00, 0x3F,</text:p>
          </table:table-cell>
          <table:table-cell/>
          <table:table-cell table:formula="of:=[.S134]" office:value-type="string" office:string-value="0x00, 0x3F," calcext:value-type="string">
            <text:p>0x00, 0x3F,</text:p>
          </table:table-cell>
          <table:table-cell table:style-name="ce83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4"/>
          <table:table-cell table:number-columns-repeated="8" table:style-name="ce7" office:value-type="float" office:value="1" calcext:value-type="float">
            <text:p>1</text:p>
          </table:table-cell>
          <table:table-cell/>
          <table:table-cell table:formula="of:=&quot;0x&quot;&amp;DEC2HEX([.B135]*8+[.C135]*4+[.D135]*2+[.E135]*1)&amp;DEC2HEX([.F135]*8+[.G135]*4+[.H135]*2+[.I135]*1)&amp;&quot;, 0x&quot;&amp;DEC2HEX([.J135]*8+[.K135]*4+[.L135]*2+[.M135]*1)&amp;DEC2HEX([.N135]*8+[.O135]*4+[.P135]*2+[.Q135]*1)&amp;&quot;,&quot;" office:value-type="string" office:string-value="0x00, 0xFF," calcext:value-type="string">
            <text:p>0x00, 0xFF,</text:p>
          </table:table-cell>
          <table:table-cell/>
          <table:table-cell table:formula="of:=[.S135]" office:value-type="string" office:string-value="0x00, 0xFF," calcext:value-type="string">
            <text:p>0x00, 0xFF,</text:p>
          </table:table-cell>
          <table:table-cell table:style-name="ce83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2"/>
          <table:table-cell table:number-columns-repeated="10" table:style-name="ce7" office:value-type="float" office:value="1" calcext:value-type="float">
            <text:p>1</text:p>
          </table:table-cell>
          <table:table-cell/>
          <table:table-cell table:formula="of:=&quot;0x&quot;&amp;DEC2HEX([.B136]*8+[.C136]*4+[.D136]*2+[.E136]*1)&amp;DEC2HEX([.F136]*8+[.G136]*4+[.H136]*2+[.I136]*1)&amp;&quot;, 0x&quot;&amp;DEC2HEX([.J136]*8+[.K136]*4+[.L136]*2+[.M136]*1)&amp;DEC2HEX([.N136]*8+[.O136]*4+[.P136]*2+[.Q136]*1)&amp;&quot;,&quot;" office:value-type="string" office:string-value="0x03, 0xFF," calcext:value-type="string">
            <text:p>0x03, 0xFF,</text:p>
          </table:table-cell>
          <table:table-cell/>
          <table:table-cell table:formula="of:=[.S136]" office:value-type="string" office:string-value="0x03, 0xFF," calcext:value-type="string">
            <text:p>0x03, 0xFF,</text:p>
          </table:table-cell>
          <table:table-cell table:style-name="ce83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number-columns-repeated="12" table:style-name="ce7" office:value-type="float" office:value="1" calcext:value-type="float">
            <text:p>1</text:p>
          </table:table-cell>
          <table:table-cell/>
          <table:table-cell table:formula="of:=&quot;0x&quot;&amp;DEC2HEX([.B137]*8+[.C137]*4+[.D137]*2+[.E137]*1)&amp;DEC2HEX([.F137]*8+[.G137]*4+[.H137]*2+[.I137]*1)&amp;&quot;, 0x&quot;&amp;DEC2HEX([.J137]*8+[.K137]*4+[.L137]*2+[.M137]*1)&amp;DEC2HEX([.N137]*8+[.O137]*4+[.P137]*2+[.Q137]*1)&amp;&quot;,&quot;" office:value-type="string" office:string-value="0x0F, 0xFF," calcext:value-type="string">
            <text:p>0x0F, 0xFF,</text:p>
          </table:table-cell>
          <table:table-cell/>
          <table:table-cell table:formula="of:=[.S137]" office:value-type="string" office:string-value="0x0F, 0xFF," calcext:value-type="string">
            <text:p>0x0F, 0xFF,</text:p>
          </table:table-cell>
          <table:table-cell table:style-name="ce83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/>
          <table:table-cell table:style-name="ce51"/>
          <table:table-cell/>
          <table:table-cell table:number-columns-repeated="14" table:style-name="ce7" office:value-type="float" office:value="1" calcext:value-type="float">
            <text:p>1</text:p>
          </table:table-cell>
          <table:table-cell/>
          <table:table-cell table:formula="of:=&quot;0x&quot;&amp;DEC2HEX([.B138]*8+[.C138]*4+[.D138]*2+[.E138]*1)&amp;DEC2HEX([.F138]*8+[.G138]*4+[.H138]*2+[.I138]*1)&amp;&quot;, 0x&quot;&amp;DEC2HEX([.J138]*8+[.K138]*4+[.L138]*2+[.M138]*1)&amp;DEC2HEX([.N138]*8+[.O138]*4+[.P138]*2+[.Q138]*1)&amp;&quot;,&quot;" office:value-type="string" office:string-value="0x3F, 0xFF," calcext:value-type="string">
            <text:p>0x3F, 0xFF,</text:p>
          </table:table-cell>
          <table:table-cell/>
          <table:table-cell table:formula="of:=[.S138]" office:value-type="string" office:string-value="0x3F, 0xFF," calcext:value-type="string">
            <text:p>0x3F, 0xFF,</text:p>
          </table:table-cell>
          <table:table-cell table:style-name="ce83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39]*8+[.C139]*4+[.D139]*2+[.E139]*1)&amp;DEC2HEX([.F139]*8+[.G139]*4+[.H139]*2+[.I139]*1)&amp;&quot;, 0x&quot;&amp;DEC2HEX([.J139]*8+[.K139]*4+[.L139]*2+[.M139]*1)&amp;DEC2HEX([.N139]*8+[.O139]*4+[.P139]*2+[.Q139]*1)&amp;&quot;,&quot;" office:value-type="string" office:string-value="0xFF, 0xFF," calcext:value-type="string">
            <text:p>0xFF, 0xFF,</text:p>
          </table:table-cell>
          <table:table-cell/>
          <table:table-cell table:formula="of:=[.S139]" office:value-type="string" office:string-value="0xFF, 0xFF," calcext:value-type="string">
            <text:p>0xFF, 0xFF,</text:p>
          </table:table-cell>
          <table:table-cell table:style-name="ce83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40]*8+[.C140]*4+[.D140]*2+[.E140]*1)&amp;DEC2HEX([.F140]*8+[.G140]*4+[.H140]*2+[.I140]*1)&amp;&quot;, 0x&quot;&amp;DEC2HEX([.J140]*8+[.K140]*4+[.L140]*2+[.M140]*1)&amp;DEC2HEX([.N140]*8+[.O140]*4+[.P140]*2+[.Q140]*1)&amp;&quot;,&quot;" office:value-type="string" office:string-value="0xFF, 0xFF," calcext:value-type="string">
            <text:p>0xFF, 0xFF,</text:p>
          </table:table-cell>
          <table:table-cell/>
          <table:table-cell table:formula="of:=[.S140]" office:value-type="string" office:string-value="0xFF, 0xFF," calcext:value-type="string">
            <text:p>0xFF, 0xFF,</text:p>
          </table:table-cell>
          <table:table-cell table:style-name="ce83"/>
          <table:table-cell table:style-name="ce29" table:number-columns-repeated="3"/>
          <table:table-cell table:number-columns-repeated="7"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47"/>
        </table:table-row>
        <table:table-row table:style-name="ro1">
          <table:table-cell/>
          <table:table-cell table:style-name="ce51"/>
          <table:table-cell/>
          <table:table-cell table:number-columns-repeated="14" table:style-name="ce7" office:value-type="float" office:value="1" calcext:value-type="float">
            <text:p>1</text:p>
          </table:table-cell>
          <table:table-cell/>
          <table:table-cell table:formula="of:=&quot;0x&quot;&amp;DEC2HEX([.B141]*8+[.C141]*4+[.D141]*2+[.E141]*1)&amp;DEC2HEX([.F141]*8+[.G141]*4+[.H141]*2+[.I141]*1)&amp;&quot;, 0x&quot;&amp;DEC2HEX([.J141]*8+[.K141]*4+[.L141]*2+[.M141]*1)&amp;DEC2HEX([.N141]*8+[.O141]*4+[.P141]*2+[.Q141]*1)&amp;&quot;,&quot;" office:value-type="string" office:string-value="0x3F, 0xFF," calcext:value-type="string">
            <text:p>0x3F, 0xFF,</text:p>
          </table:table-cell>
          <table:table-cell/>
          <table:table-cell table:formula="of:=[.S141]" office:value-type="string" office:string-value="0x3F, 0xFF," calcext:value-type="string">
            <text:p>0x3F, 0xFF,</text:p>
          </table:table-cell>
          <table:table-cell table:style-name="ce83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number-columns-repeated="12" table:style-name="ce7" office:value-type="float" office:value="1" calcext:value-type="float">
            <text:p>1</text:p>
          </table:table-cell>
          <table:table-cell/>
          <table:table-cell table:formula="of:=&quot;0x&quot;&amp;DEC2HEX([.B142]*8+[.C142]*4+[.D142]*2+[.E142]*1)&amp;DEC2HEX([.F142]*8+[.G142]*4+[.H142]*2+[.I142]*1)&amp;&quot;, 0x&quot;&amp;DEC2HEX([.J142]*8+[.K142]*4+[.L142]*2+[.M142]*1)&amp;DEC2HEX([.N142]*8+[.O142]*4+[.P142]*2+[.Q142]*1)&amp;&quot;,&quot;" office:value-type="string" office:string-value="0x0F, 0xFF," calcext:value-type="string">
            <text:p>0x0F, 0xFF,</text:p>
          </table:table-cell>
          <table:table-cell/>
          <table:table-cell table:formula="of:=[.S142]" office:value-type="string" office:string-value="0x0F, 0xFF," calcext:value-type="string">
            <text:p>0x0F, 0xFF,</text:p>
          </table:table-cell>
          <table:table-cell table:style-name="ce83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2"/>
          <table:table-cell table:number-columns-repeated="10" table:style-name="ce7" office:value-type="float" office:value="1" calcext:value-type="float">
            <text:p>1</text:p>
          </table:table-cell>
          <table:table-cell/>
          <table:table-cell table:formula="of:=&quot;0x&quot;&amp;DEC2HEX([.B143]*8+[.C143]*4+[.D143]*2+[.E143]*1)&amp;DEC2HEX([.F143]*8+[.G143]*4+[.H143]*2+[.I143]*1)&amp;&quot;, 0x&quot;&amp;DEC2HEX([.J143]*8+[.K143]*4+[.L143]*2+[.M143]*1)&amp;DEC2HEX([.N143]*8+[.O143]*4+[.P143]*2+[.Q143]*1)&amp;&quot;,&quot;" office:value-type="string" office:string-value="0x03, 0xFF," calcext:value-type="string">
            <text:p>0x03, 0xFF,</text:p>
          </table:table-cell>
          <table:table-cell/>
          <table:table-cell table:formula="of:=[.S143]" office:value-type="string" office:string-value="0x03, 0xFF," calcext:value-type="string">
            <text:p>0x03, 0xFF,</text:p>
          </table:table-cell>
          <table:table-cell table:style-name="ce83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4"/>
          <table:table-cell table:number-columns-repeated="8" table:style-name="ce7" office:value-type="float" office:value="1" calcext:value-type="float">
            <text:p>1</text:p>
          </table:table-cell>
          <table:table-cell/>
          <table:table-cell table:formula="of:=&quot;0x&quot;&amp;DEC2HEX([.B144]*8+[.C144]*4+[.D144]*2+[.E144]*1)&amp;DEC2HEX([.F144]*8+[.G144]*4+[.H144]*2+[.I144]*1)&amp;&quot;, 0x&quot;&amp;DEC2HEX([.J144]*8+[.K144]*4+[.L144]*2+[.M144]*1)&amp;DEC2HEX([.N144]*8+[.O144]*4+[.P144]*2+[.Q144]*1)&amp;&quot;,&quot;" office:value-type="string" office:string-value="0x00, 0xFF," calcext:value-type="string">
            <text:p>0x00, 0xFF,</text:p>
          </table:table-cell>
          <table:table-cell/>
          <table:table-cell table:formula="of:=[.S144]" office:value-type="string" office:string-value="0x00, 0xFF," calcext:value-type="string">
            <text:p>0x00, 0xFF,</text:p>
          </table:table-cell>
          <table:table-cell table:style-name="ce83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6"/>
          <table:table-cell table:number-columns-repeated="6" table:style-name="ce7" office:value-type="float" office:value="1" calcext:value-type="float">
            <text:p>1</text:p>
          </table:table-cell>
          <table:table-cell/>
          <table:table-cell table:formula="of:=&quot;0x&quot;&amp;DEC2HEX([.B145]*8+[.C145]*4+[.D145]*2+[.E145]*1)&amp;DEC2HEX([.F145]*8+[.G145]*4+[.H145]*2+[.I145]*1)&amp;&quot;, 0x&quot;&amp;DEC2HEX([.J145]*8+[.K145]*4+[.L145]*2+[.M145]*1)&amp;DEC2HEX([.N145]*8+[.O145]*4+[.P145]*2+[.Q145]*1)&amp;&quot;,&quot;" office:value-type="string" office:string-value="0x00, 0x3F," calcext:value-type="string">
            <text:p>0x00, 0x3F,</text:p>
          </table:table-cell>
          <table:table-cell/>
          <table:table-cell table:formula="of:=[.S145]" office:value-type="string" office:string-value="0x00, 0x3F," calcext:value-type="string">
            <text:p>0x00, 0x3F,</text:p>
          </table:table-cell>
          <table:table-cell table:style-name="ce83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8"/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&quot;0x&quot;&amp;DEC2HEX([.B146]*8+[.C146]*4+[.D146]*2+[.E146]*1)&amp;DEC2HEX([.F146]*8+[.G146]*4+[.H146]*2+[.I146]*1)&amp;&quot;, 0x&quot;&amp;DEC2HEX([.J146]*8+[.K146]*4+[.L146]*2+[.M146]*1)&amp;DEC2HEX([.N146]*8+[.O146]*4+[.P146]*2+[.Q146]*1)&amp;&quot;,&quot;" office:value-type="string" office:string-value="0x00, 0x0F," calcext:value-type="string">
            <text:p>0x00, 0x0F,</text:p>
          </table:table-cell>
          <table:table-cell/>
          <table:table-cell table:formula="of:=[.S146]" office:value-type="string" office:string-value="0x00, 0x0F," calcext:value-type="string">
            <text:p>0x00, 0x0F,</text:p>
          </table:table-cell>
          <table:table-cell table:style-name="ce83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/>
          <table:table-cell table:style-name="ce52"/>
          <table:table-cell table:style-name="ce70"/>
          <table:table-cell table:style-name="ce79" table:number-columns-repeated="2"/>
          <table:table-cell table:style-name="ce9" table:number-columns-repeated="10"/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formula="of:=&quot;0x&quot;&amp;DEC2HEX([.B147]*8+[.C147]*4+[.D147]*2+[.E147]*1)&amp;DEC2HEX([.F147]*8+[.G147]*4+[.H147]*2+[.I147]*1)&amp;&quot;, 0x&quot;&amp;DEC2HEX([.J147]*8+[.K147]*4+[.L147]*2+[.M147]*1)&amp;DEC2HEX([.N147]*8+[.O147]*4+[.P147]*2+[.Q147]*1)&amp;&quot;,&quot;" office:value-type="string" office:string-value="0x00, 0x03," calcext:value-type="string">
            <text:p>0x00, 0x03,</text:p>
          </table:table-cell>
          <table:table-cell/>
          <table:table-cell table:formula="of:=[.S147]&amp;&quot;} };&quot;" office:value-type="string" office:string-value="0x00, 0x03,} };" calcext:value-type="string">
            <text:p>0x00, 0x03,} };</text:p>
          </table:table-cell>
          <table:table-cell table:style-name="ce84"/>
          <table:table-cell table:style-name="ce30" table:number-columns-repeated="14"/>
          <table:table-cell table:style-name="ce48"/>
        </table:table-row>
        <table:table-row table:style-name="ro1">
          <table:table-cell table:number-columns-repeated="37"/>
        </table:table-row>
        <table:table-row table:style-name="ro1">
          <table:table-cell table:style-name="ce5"/>
          <table:table-cell table:style-name="ce39" office:value-type="float" office:value="1" calcext:value-type="float">
            <text:p>1</text:p>
          </table:table-cell>
          <table:table-cell table:number-columns-repeated="14" table:style-name="ce63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formula="of:=&quot;0x&quot;&amp;DEC2HEX([.B149]*8+[.C149]*4+[.D149]*2+[.E149]*1)&amp;DEC2HEX([.F149]*8+[.G149]*4+[.H149]*2+[.I149]*1)&amp;&quot;, 0x&quot;&amp;DEC2HEX([.J149]*8+[.K149]*4+[.L149]*2+[.M149]*1)&amp;DEC2HEX([.N149]*8+[.O149]*4+[.P149]*2+[.Q149]*1)&amp;&quot;,&quot;" office:value-type="string" office:string-value="0xFF, 0xFF," calcext:value-type="string">
            <text:p>0xFF, 0xFF,</text:p>
          </table:table-cell>
          <table:table-cell office:value-type="string" calcext:value-type="string">
            <text:p>Down</text:p>
          </table:table-cell>
          <table:table-cell table:formula="of:=&quot;static constexpr ButtonImage&lt;32&gt; &quot;&amp;[.T149]&amp;&quot; = {16,16, { &quot;&amp;[.S149]" office:value-type="string" office:string-value="static constexpr ButtonImage&lt;32&gt; Down = {16,16, { 0xFF, 0xFF," calcext:value-type="string">
            <text:p>static constexpr ButtonImage&lt;32&gt; Down = {16,16, { 0xFF, 0xFF,</text:p>
          </table:table-cell>
          <table:table-cell table:style-name="ce22"/>
          <table:table-cell table:style-name="ce28" table:number-columns-repeated="14"/>
          <table:table-cell table:style-name="ce46"/>
        </table:table-row>
        <table:table-row table:style-name="ro1">
          <table:table-cell table:style-name="ce5"/>
          <table:table-cell table:style-name="ce54" office:value-type="float" office:value="1" calcext:value-type="float">
            <text:p>1</text:p>
          </table:table-cell>
          <table:table-cell table:number-columns-repeated="14" table:style-name="ce6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/>
          <table:table-cell table:formula="of:=&quot;0x&quot;&amp;DEC2HEX([.B150]*8+[.C150]*4+[.D150]*2+[.E150]*1)&amp;DEC2HEX([.F150]*8+[.G150]*4+[.H150]*2+[.I150]*1)&amp;&quot;, 0x&quot;&amp;DEC2HEX([.J150]*8+[.K150]*4+[.L150]*2+[.M150]*1)&amp;DEC2HEX([.N150]*8+[.O150]*4+[.P150]*2+[.Q150]*1)&amp;&quot;,&quot;" office:value-type="string" office:string-value="0xFF, 0xFF," calcext:value-type="string">
            <text:p>0xFF, 0xFF,</text:p>
          </table:table-cell>
          <table:table-cell/>
          <table:table-cell table:formula="of:=[.S150]" office:value-type="string" office:string-value="0xFF, 0xFF," calcext:value-type="string">
            <text:p>0xFF, 0xFF,</text:p>
          </table:table-cell>
          <table:table-cell table:style-name="ce10"/>
          <table:table-cell table:style-name="ce29" table:number-columns-repeated="14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14" table:style-name="ce35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151]*8+[.C151]*4+[.D151]*2+[.E151]*1)&amp;DEC2HEX([.F151]*8+[.G151]*4+[.H151]*2+[.I151]*1)&amp;&quot;, 0x&quot;&amp;DEC2HEX([.J151]*8+[.K151]*4+[.L151]*2+[.M151]*1)&amp;DEC2HEX([.N151]*8+[.O151]*4+[.P151]*2+[.Q151]*1)&amp;&quot;,&quot;" office:value-type="string" office:string-value="0x7F, 0xFE," calcext:value-type="string">
            <text:p>0x7F, 0xFE,</text:p>
          </table:table-cell>
          <table:table-cell/>
          <table:table-cell table:formula="of:=[.S151]" office:value-type="string" office:string-value="0x7F, 0xFE," calcext:value-type="string">
            <text:p>0x7F, 0xFE,</text:p>
          </table:table-cell>
          <table:table-cell table:style-name="ce10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14" table:style-name="ce35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152]*8+[.C152]*4+[.D152]*2+[.E152]*1)&amp;DEC2HEX([.F152]*8+[.G152]*4+[.H152]*2+[.I152]*1)&amp;&quot;, 0x&quot;&amp;DEC2HEX([.J152]*8+[.K152]*4+[.L152]*2+[.M152]*1)&amp;DEC2HEX([.N152]*8+[.O152]*4+[.P152]*2+[.Q152]*1)&amp;&quot;,&quot;" office:value-type="string" office:string-value="0x7F, 0xFE," calcext:value-type="string">
            <text:p>0x7F, 0xFE,</text:p>
          </table:table-cell>
          <table:table-cell/>
          <table:table-cell table:formula="of:=[.S152]" office:value-type="string" office:string-value="0x7F, 0xFE," calcext:value-type="string">
            <text:p>0x7F, 0xFE,</text:p>
          </table:table-cell>
          <table:table-cell table:style-name="ce10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 table:style-name="ce5"/>
          <table:table-cell table:style-name="ce51"/>
          <table:table-cell/>
          <table:table-cell table:number-columns-repeated="12" table:style-name="ce35" office:value-type="float" office:value="1" calcext:value-type="float">
            <text:p>1</text:p>
          </table:table-cell>
          <table:table-cell table:style-name="ce35"/>
          <table:table-cell table:style-name="ce102"/>
          <table:table-cell/>
          <table:table-cell table:formula="of:=&quot;0x&quot;&amp;DEC2HEX([.B153]*8+[.C153]*4+[.D153]*2+[.E153]*1)&amp;DEC2HEX([.F153]*8+[.G153]*4+[.H153]*2+[.I153]*1)&amp;&quot;, 0x&quot;&amp;DEC2HEX([.J153]*8+[.K153]*4+[.L153]*2+[.M153]*1)&amp;DEC2HEX([.N153]*8+[.O153]*4+[.P153]*2+[.Q153]*1)&amp;&quot;,&quot;" office:value-type="string" office:string-value="0x3F, 0xFC," calcext:value-type="string">
            <text:p>0x3F, 0xFC,</text:p>
          </table:table-cell>
          <table:table-cell/>
          <table:table-cell table:formula="of:=[.S153]" office:value-type="string" office:string-value="0x3F, 0xFC," calcext:value-type="string">
            <text:p>0x3F, 0xFC,</text:p>
          </table:table-cell>
          <table:table-cell table:style-name="ce10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 table:style-name="ce5"/>
          <table:table-cell table:style-name="ce51"/>
          <table:table-cell/>
          <table:table-cell table:number-columns-repeated="12" table:style-name="ce35" office:value-type="float" office:value="1" calcext:value-type="float">
            <text:p>1</text:p>
          </table:table-cell>
          <table:table-cell table:style-name="ce35"/>
          <table:table-cell table:style-name="ce102"/>
          <table:table-cell/>
          <table:table-cell table:formula="of:=&quot;0x&quot;&amp;DEC2HEX([.B154]*8+[.C154]*4+[.D154]*2+[.E154]*1)&amp;DEC2HEX([.F154]*8+[.G154]*4+[.H154]*2+[.I154]*1)&amp;&quot;, 0x&quot;&amp;DEC2HEX([.J154]*8+[.K154]*4+[.L154]*2+[.M154]*1)&amp;DEC2HEX([.N154]*8+[.O154]*4+[.P154]*2+[.Q154]*1)&amp;&quot;,&quot;" office:value-type="string" office:string-value="0x3F, 0xFC," calcext:value-type="string">
            <text:p>0x3F, 0xFC,</text:p>
          </table:table-cell>
          <table:table-cell/>
          <table:table-cell table:formula="of:=[.S154]" office:value-type="string" office:string-value="0x3F, 0xFC," calcext:value-type="string">
            <text:p>0x3F, 0xFC,</text:p>
          </table:table-cell>
          <table:table-cell table:style-name="ce10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2"/>
          <table:table-cell table:number-columns-repeated="10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102"/>
          <table:table-cell/>
          <table:table-cell table:formula="of:=&quot;0x&quot;&amp;DEC2HEX([.B155]*8+[.C155]*4+[.D155]*2+[.E155]*1)&amp;DEC2HEX([.F155]*8+[.G155]*4+[.H155]*2+[.I155]*1)&amp;&quot;, 0x&quot;&amp;DEC2HEX([.J155]*8+[.K155]*4+[.L155]*2+[.M155]*1)&amp;DEC2HEX([.N155]*8+[.O155]*4+[.P155]*2+[.Q155]*1)&amp;&quot;,&quot;" office:value-type="string" office:string-value="0x1F, 0xF8," calcext:value-type="string">
            <text:p>0x1F, 0xF8,</text:p>
          </table:table-cell>
          <table:table-cell/>
          <table:table-cell table:formula="of:=[.S155]" office:value-type="string" office:string-value="0x1F, 0xF8," calcext:value-type="string">
            <text:p>0x1F, 0xF8,</text:p>
          </table:table-cell>
          <table:table-cell table:style-name="ce10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2"/>
          <table:table-cell table:number-columns-repeated="10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102"/>
          <table:table-cell/>
          <table:table-cell table:formula="of:=&quot;0x&quot;&amp;DEC2HEX([.B156]*8+[.C156]*4+[.D156]*2+[.E156]*1)&amp;DEC2HEX([.F156]*8+[.G156]*4+[.H156]*2+[.I156]*1)&amp;&quot;, 0x&quot;&amp;DEC2HEX([.J156]*8+[.K156]*4+[.L156]*2+[.M156]*1)&amp;DEC2HEX([.N156]*8+[.O156]*4+[.P156]*2+[.Q156]*1)&amp;&quot;,&quot;" office:value-type="string" office:string-value="0x1F, 0xF8," calcext:value-type="string">
            <text:p>0x1F, 0xF8,</text:p>
          </table:table-cell>
          <table:table-cell/>
          <table:table-cell table:formula="of:=[.S156]" office:value-type="string" office:string-value="0x1F, 0xF8," calcext:value-type="string">
            <text:p>0x1F, 0xF8,</text:p>
          </table:table-cell>
          <table:table-cell table:style-name="ce10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3"/>
          <table:table-cell table:number-columns-repeated="8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102"/>
          <table:table-cell/>
          <table:table-cell table:formula="of:=&quot;0x&quot;&amp;DEC2HEX([.B157]*8+[.C157]*4+[.D157]*2+[.E157]*1)&amp;DEC2HEX([.F157]*8+[.G157]*4+[.H157]*2+[.I157]*1)&amp;&quot;, 0x&quot;&amp;DEC2HEX([.J157]*8+[.K157]*4+[.L157]*2+[.M157]*1)&amp;DEC2HEX([.N157]*8+[.O157]*4+[.P157]*2+[.Q157]*1)&amp;&quot;,&quot;" office:value-type="string" office:string-value="0x0F, 0xF0," calcext:value-type="string">
            <text:p>0x0F, 0xF0,</text:p>
          </table:table-cell>
          <table:table-cell/>
          <table:table-cell table:formula="of:=[.S157]" office:value-type="string" office:string-value="0x0F, 0xF0," calcext:value-type="string">
            <text:p>0x0F, 0xF0,</text:p>
          </table:table-cell>
          <table:table-cell table:style-name="ce10"/>
          <table:table-cell table:style-name="ce29" table:number-columns-repeated="3"/>
          <table:table-cell table:number-columns-repeated="7"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2"/>
          <table:table-cell table:style-name="ce35"/>
          <table:table-cell table:number-columns-repeated="8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102"/>
          <table:table-cell/>
          <table:table-cell table:formula="of:=&quot;0x&quot;&amp;DEC2HEX([.B158]*8+[.C158]*4+[.D158]*2+[.E158]*1)&amp;DEC2HEX([.F158]*8+[.G158]*4+[.H158]*2+[.I158]*1)&amp;&quot;, 0x&quot;&amp;DEC2HEX([.J158]*8+[.K158]*4+[.L158]*2+[.M158]*1)&amp;DEC2HEX([.N158]*8+[.O158]*4+[.P158]*2+[.Q158]*1)&amp;&quot;,&quot;" office:value-type="string" office:string-value="0x0F, 0xF0," calcext:value-type="string">
            <text:p>0x0F, 0xF0,</text:p>
          </table:table-cell>
          <table:table-cell/>
          <table:table-cell table:formula="of:=[.S158]" office:value-type="string" office:string-value="0x0F, 0xF0," calcext:value-type="string">
            <text:p>0x0F, 0xF0,</text:p>
          </table:table-cell>
          <table:table-cell table:style-name="ce10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2"/>
          <table:table-cell table:style-name="ce35" table:number-columns-repeated="2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102"/>
          <table:table-cell/>
          <table:table-cell table:formula="of:=&quot;0x&quot;&amp;DEC2HEX([.B159]*8+[.C159]*4+[.D159]*2+[.E159]*1)&amp;DEC2HEX([.F159]*8+[.G159]*4+[.H159]*2+[.I159]*1)&amp;&quot;, 0x&quot;&amp;DEC2HEX([.J159]*8+[.K159]*4+[.L159]*2+[.M159]*1)&amp;DEC2HEX([.N159]*8+[.O159]*4+[.P159]*2+[.Q159]*1)&amp;&quot;,&quot;" office:value-type="string" office:string-value="0x07, 0xE0," calcext:value-type="string">
            <text:p>0x07, 0xE0,</text:p>
          </table:table-cell>
          <table:table-cell/>
          <table:table-cell table:formula="of:=[.S159]" office:value-type="string" office:string-value="0x07, 0xE0," calcext:value-type="string">
            <text:p>0x07, 0xE0,</text:p>
          </table:table-cell>
          <table:table-cell table:style-name="ce10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 table:style-name="ce5"/>
          <table:table-cell table:style-name="ce51"/>
          <table:table-cell/>
          <table:table-cell table:style-name="ce35" table:number-columns-repeated="3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102"/>
          <table:table-cell/>
          <table:table-cell table:formula="of:=&quot;0x&quot;&amp;DEC2HEX([.B160]*8+[.C160]*4+[.D160]*2+[.E160]*1)&amp;DEC2HEX([.F160]*8+[.G160]*4+[.H160]*2+[.I160]*1)&amp;&quot;, 0x&quot;&amp;DEC2HEX([.J160]*8+[.K160]*4+[.L160]*2+[.M160]*1)&amp;DEC2HEX([.N160]*8+[.O160]*4+[.P160]*2+[.Q160]*1)&amp;&quot;,&quot;" office:value-type="string" office:string-value="0x07, 0xE0," calcext:value-type="string">
            <text:p>0x07, 0xE0,</text:p>
          </table:table-cell>
          <table:table-cell/>
          <table:table-cell table:formula="of:=[.S160]" office:value-type="string" office:string-value="0x07, 0xE0," calcext:value-type="string">
            <text:p>0x07, 0xE0,</text:p>
          </table:table-cell>
          <table:table-cell table:style-name="ce10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 table:style-name="ce5"/>
          <table:table-cell table:style-name="ce51"/>
          <table:table-cell/>
          <table:table-cell table:style-name="ce35" table:number-columns-repeated="4"/>
          <table:table-cell table:number-columns-repeated="4" table:style-name="ce35" office:value-type="float" office:value="1" calcext:value-type="float">
            <text:p>1</text:p>
          </table:table-cell>
          <table:table-cell table:style-name="ce35" table:number-columns-repeated="5"/>
          <table:table-cell table:style-name="ce102"/>
          <table:table-cell/>
          <table:table-cell table:formula="of:=&quot;0x&quot;&amp;DEC2HEX([.B161]*8+[.C161]*4+[.D161]*2+[.E161]*1)&amp;DEC2HEX([.F161]*8+[.G161]*4+[.H161]*2+[.I161]*1)&amp;&quot;, 0x&quot;&amp;DEC2HEX([.J161]*8+[.K161]*4+[.L161]*2+[.M161]*1)&amp;DEC2HEX([.N161]*8+[.O161]*4+[.P161]*2+[.Q161]*1)&amp;&quot;,&quot;" office:value-type="string" office:string-value="0x03, 0xC0," calcext:value-type="string">
            <text:p>0x03, 0xC0,</text:p>
          </table:table-cell>
          <table:table-cell/>
          <table:table-cell table:formula="of:=[.S161]" office:value-type="string" office:string-value="0x03, 0xC0," calcext:value-type="string">
            <text:p>0x03, 0xC0,</text:p>
          </table:table-cell>
          <table:table-cell table:style-name="ce10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5"/>
          <table:table-cell table:number-columns-repeated="4" table:style-name="ce35" office:value-type="float" office:value="1" calcext:value-type="float">
            <text:p>1</text:p>
          </table:table-cell>
          <table:table-cell table:number-columns-repeated="5"/>
          <table:table-cell table:style-name="ce102"/>
          <table:table-cell/>
          <table:table-cell table:formula="of:=&quot;0x&quot;&amp;DEC2HEX([.B162]*8+[.C162]*4+[.D162]*2+[.E162]*1)&amp;DEC2HEX([.F162]*8+[.G162]*4+[.H162]*2+[.I162]*1)&amp;&quot;, 0x&quot;&amp;DEC2HEX([.J162]*8+[.K162]*4+[.L162]*2+[.M162]*1)&amp;DEC2HEX([.N162]*8+[.O162]*4+[.P162]*2+[.Q162]*1)&amp;&quot;,&quot;" office:value-type="string" office:string-value="0x03, 0xC0," calcext:value-type="string">
            <text:p>0x03, 0xC0,</text:p>
          </table:table-cell>
          <table:table-cell/>
          <table:table-cell table:formula="of:=[.S162]" office:value-type="string" office:string-value="0x03, 0xC0," calcext:value-type="string">
            <text:p>0x03, 0xC0,</text:p>
          </table:table-cell>
          <table:table-cell table:style-name="ce10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5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/>
          <table:table-cell table:number-columns-repeated="5"/>
          <table:table-cell table:style-name="ce102"/>
          <table:table-cell/>
          <table:table-cell table:formula="of:=&quot;0x&quot;&amp;DEC2HEX([.B163]*8+[.C163]*4+[.D163]*2+[.E163]*1)&amp;DEC2HEX([.F163]*8+[.G163]*4+[.H163]*2+[.I163]*1)&amp;&quot;, 0x&quot;&amp;DEC2HEX([.J163]*8+[.K163]*4+[.L163]*2+[.M163]*1)&amp;DEC2HEX([.N163]*8+[.O163]*4+[.P163]*2+[.Q163]*1)&amp;&quot;,&quot;" office:value-type="string" office:string-value="0x01, 0x80," calcext:value-type="string">
            <text:p>0x01, 0x80,</text:p>
          </table:table-cell>
          <table:table-cell/>
          <table:table-cell table:formula="of:=[.S163]" office:value-type="string" office:string-value="0x01, 0x80," calcext:value-type="string">
            <text:p>0x01, 0x80,</text:p>
          </table:table-cell>
          <table:table-cell table:style-name="ce10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 table:style-name="ce5"/>
          <table:table-cell table:style-name="ce52"/>
          <table:table-cell table:style-name="ce70" table:number-columns-repeated="5"/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70" table:number-columns-repeated="4"/>
          <table:table-cell table:style-name="ce103"/>
          <table:table-cell/>
          <table:table-cell table:formula="of:=&quot;0x&quot;&amp;DEC2HEX([.B164]*8+[.C164]*4+[.D164]*2+[.E164]*1)&amp;DEC2HEX([.F164]*8+[.G164]*4+[.H164]*2+[.I164]*1)&amp;&quot;, 0x&quot;&amp;DEC2HEX([.J164]*8+[.K164]*4+[.L164]*2+[.M164]*1)&amp;DEC2HEX([.N164]*8+[.O164]*4+[.P164]*2+[.Q164]*1)&amp;&quot;,&quot;" office:value-type="string" office:string-value="0x01, 0x80," calcext:value-type="string">
            <text:p>0x01, 0x80,</text:p>
          </table:table-cell>
          <table:table-cell/>
          <table:table-cell table:formula="of:=[.S164]&amp;&quot;} };&quot;" office:value-type="string" office:string-value="0x01, 0x80,} };" calcext:value-type="string">
            <text:p>0x01, 0x80,} };</text:p>
          </table:table-cell>
          <table:table-cell table:style-name="ce21"/>
          <table:table-cell table:style-name="ce30" table:number-columns-repeated="14"/>
          <table:table-cell table:style-name="ce4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13"/>
          <table:table-cell table:style-name="ce101"/>
          <table:table-cell/>
          <table:table-cell table:formula="of:=&quot;0x&quot;&amp;DEC2HEX([.B166]*8+[.C166]*4+[.D166]*2+[.E166]*1)&amp;DEC2HEX([.F166]*8+[.G166]*4+[.H166]*2+[.I166]*1)&amp;&quot;, 0x&quot;&amp;DEC2HEX([.J166]*8+[.K166]*4+[.L166]*2+[.M166]*1)&amp;DEC2HEX([.N166]*8+[.O166]*4+[.P166]*2+[.Q166]*1)&amp;&quot;,&quot;" office:value-type="string" office:string-value="0xC0, 0x00," calcext:value-type="string">
            <text:p>0xC0, 0x00,</text:p>
          </table:table-cell>
          <table:table-cell office:value-type="string" calcext:value-type="string">
            <text:p>Right</text:p>
          </table:table-cell>
          <table:table-cell table:formula="of:=&quot;static constexpr ButtonImage&lt;32&gt; &quot;&amp;[.T166]&amp;&quot; = {16,16, { &quot;&amp;[.S166]" office:value-type="string" office:string-value="static constexpr ButtonImage&lt;32&gt; Right = {16,16, { 0xC0, 0x00," calcext:value-type="string">
            <text:p>static constexpr ButtonImage&lt;32&gt; Right = {16,16, { 0xC0, 0x00,</text:p>
          </table:table-cell>
          <table:table-cell table:style-name="ce22"/>
          <table:table-cell table:style-name="ce28" table:number-columns-repeated="14"/>
          <table:table-cell table:style-name="ce46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1"/>
          <table:table-cell table:style-name="ce109"/>
          <table:table-cell/>
          <table:table-cell table:formula="of:=&quot;0x&quot;&amp;DEC2HEX([.B167]*8+[.C167]*4+[.D167]*2+[.E167]*1)&amp;DEC2HEX([.F167]*8+[.G167]*4+[.H167]*2+[.I167]*1)&amp;&quot;, 0x&quot;&amp;DEC2HEX([.J167]*8+[.K167]*4+[.L167]*2+[.M167]*1)&amp;DEC2HEX([.N167]*8+[.O167]*4+[.P167]*2+[.Q167]*1)&amp;&quot;,&quot;" office:value-type="string" office:string-value="0xF0, 0x00," calcext:value-type="string">
            <text:p>0xF0, 0x00,</text:p>
          </table:table-cell>
          <table:table-cell/>
          <table:table-cell table:formula="of:=[.S167]" office:value-type="string" office:string-value="0xF0, 0x00," calcext:value-type="string">
            <text:p>0xF0, 0x00,</text:p>
          </table:table-cell>
          <table:table-cell table:style-name="ce10"/>
          <table:table-cell table:style-name="ce29" table:number-columns-repeated="14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5" table:style-name="ce35" office:value-type="float" office:value="1" calcext:value-type="float">
            <text:p>1</text:p>
          </table:table-cell>
          <table:table-cell table:number-columns-repeated="9"/>
          <table:table-cell table:style-name="ce102"/>
          <table:table-cell/>
          <table:table-cell table:formula="of:=&quot;0x&quot;&amp;DEC2HEX([.B168]*8+[.C168]*4+[.D168]*2+[.E168]*1)&amp;DEC2HEX([.F168]*8+[.G168]*4+[.H168]*2+[.I168]*1)&amp;&quot;, 0x&quot;&amp;DEC2HEX([.J168]*8+[.K168]*4+[.L168]*2+[.M168]*1)&amp;DEC2HEX([.N168]*8+[.O168]*4+[.P168]*2+[.Q168]*1)&amp;&quot;,&quot;" office:value-type="string" office:string-value="0xFC, 0x00," calcext:value-type="string">
            <text:p>0xFC, 0x00,</text:p>
          </table:table-cell>
          <table:table-cell/>
          <table:table-cell table:formula="of:=[.S168]" office:value-type="string" office:string-value="0xFC, 0x00," calcext:value-type="string">
            <text:p>0xFC, 0x00,</text:p>
          </table:table-cell>
          <table:table-cell table:style-name="ce10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7" table:style-name="ce35" office:value-type="float" office:value="1" calcext:value-type="float">
            <text:p>1</text:p>
          </table:table-cell>
          <table:table-cell table:number-columns-repeated="7"/>
          <table:table-cell table:style-name="ce102"/>
          <table:table-cell/>
          <table:table-cell table:formula="of:=&quot;0x&quot;&amp;DEC2HEX([.B169]*8+[.C169]*4+[.D169]*2+[.E169]*1)&amp;DEC2HEX([.F169]*8+[.G169]*4+[.H169]*2+[.I169]*1)&amp;&quot;, 0x&quot;&amp;DEC2HEX([.J169]*8+[.K169]*4+[.L169]*2+[.M169]*1)&amp;DEC2HEX([.N169]*8+[.O169]*4+[.P169]*2+[.Q169]*1)&amp;&quot;,&quot;" office:value-type="string" office:string-value="0xFF, 0x00," calcext:value-type="string">
            <text:p>0xFF, 0x00,</text:p>
          </table:table-cell>
          <table:table-cell/>
          <table:table-cell table:formula="of:=[.S169]" office:value-type="string" office:string-value="0xFF, 0x00," calcext:value-type="string">
            <text:p>0xFF, 0x00,</text:p>
          </table:table-cell>
          <table:table-cell table:style-name="ce10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9" table:style-name="ce35" office:value-type="float" office:value="1" calcext:value-type="float">
            <text:p>1</text:p>
          </table:table-cell>
          <table:table-cell table:number-columns-repeated="5"/>
          <table:table-cell table:style-name="ce102"/>
          <table:table-cell/>
          <table:table-cell table:formula="of:=&quot;0x&quot;&amp;DEC2HEX([.B170]*8+[.C170]*4+[.D170]*2+[.E170]*1)&amp;DEC2HEX([.F170]*8+[.G170]*4+[.H170]*2+[.I170]*1)&amp;&quot;, 0x&quot;&amp;DEC2HEX([.J170]*8+[.K170]*4+[.L170]*2+[.M170]*1)&amp;DEC2HEX([.N170]*8+[.O170]*4+[.P170]*2+[.Q170]*1)&amp;&quot;,&quot;" office:value-type="string" office:string-value="0xFF, 0xC0," calcext:value-type="string">
            <text:p>0xFF, 0xC0,</text:p>
          </table:table-cell>
          <table:table-cell/>
          <table:table-cell table:formula="of:=[.S170]" office:value-type="string" office:string-value="0xFF, 0xC0," calcext:value-type="string">
            <text:p>0xFF, 0xC0,</text:p>
          </table:table-cell>
          <table:table-cell table:style-name="ce10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1" table:style-name="ce35" office:value-type="float" office:value="1" calcext:value-type="float">
            <text:p>1</text:p>
          </table:table-cell>
          <table:table-cell table:number-columns-repeated="3"/>
          <table:table-cell table:style-name="ce102"/>
          <table:table-cell/>
          <table:table-cell table:formula="of:=&quot;0x&quot;&amp;DEC2HEX([.B171]*8+[.C171]*4+[.D171]*2+[.E171]*1)&amp;DEC2HEX([.F171]*8+[.G171]*4+[.H171]*2+[.I171]*1)&amp;&quot;, 0x&quot;&amp;DEC2HEX([.J171]*8+[.K171]*4+[.L171]*2+[.M171]*1)&amp;DEC2HEX([.N171]*8+[.O171]*4+[.P171]*2+[.Q171]*1)&amp;&quot;,&quot;" office:value-type="string" office:string-value="0xFF, 0xF0," calcext:value-type="string">
            <text:p>0xFF, 0xF0,</text:p>
          </table:table-cell>
          <table:table-cell/>
          <table:table-cell table:formula="of:=[.S171]" office:value-type="string" office:string-value="0xFF, 0xF0," calcext:value-type="string">
            <text:p>0xFF, 0xF0,</text:p>
          </table:table-cell>
          <table:table-cell table:style-name="ce10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3" table:style-name="ce35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172]*8+[.C172]*4+[.D172]*2+[.E172]*1)&amp;DEC2HEX([.F172]*8+[.G172]*4+[.H172]*2+[.I172]*1)&amp;&quot;, 0x&quot;&amp;DEC2HEX([.J172]*8+[.K172]*4+[.L172]*2+[.M172]*1)&amp;DEC2HEX([.N172]*8+[.O172]*4+[.P172]*2+[.Q172]*1)&amp;&quot;,&quot;" office:value-type="string" office:string-value="0xFF, 0xFC," calcext:value-type="string">
            <text:p>0xFF, 0xFC,</text:p>
          </table:table-cell>
          <table:table-cell/>
          <table:table-cell table:formula="of:=[.S172]" office:value-type="string" office:string-value="0xFF, 0xFC," calcext:value-type="string">
            <text:p>0xFF, 0xFC,</text:p>
          </table:table-cell>
          <table:table-cell table:style-name="ce10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4" table:style-name="ce35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&quot;0x&quot;&amp;DEC2HEX([.B173]*8+[.C173]*4+[.D173]*2+[.E173]*1)&amp;DEC2HEX([.F173]*8+[.G173]*4+[.H173]*2+[.I173]*1)&amp;&quot;, 0x&quot;&amp;DEC2HEX([.J173]*8+[.K173]*4+[.L173]*2+[.M173]*1)&amp;DEC2HEX([.N173]*8+[.O173]*4+[.P173]*2+[.Q173]*1)&amp;&quot;,&quot;" office:value-type="string" office:string-value="0xFF, 0xFF," calcext:value-type="string">
            <text:p>0xFF, 0xFF,</text:p>
          </table:table-cell>
          <table:table-cell/>
          <table:table-cell table:formula="of:=[.S173]" office:value-type="string" office:string-value="0xFF, 0xFF," calcext:value-type="string">
            <text:p>0xFF, 0xFF,</text:p>
          </table:table-cell>
          <table:table-cell table:style-name="ce10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4" table:style-name="ce35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&quot;0x&quot;&amp;DEC2HEX([.B174]*8+[.C174]*4+[.D174]*2+[.E174]*1)&amp;DEC2HEX([.F174]*8+[.G174]*4+[.H174]*2+[.I174]*1)&amp;&quot;, 0x&quot;&amp;DEC2HEX([.J174]*8+[.K174]*4+[.L174]*2+[.M174]*1)&amp;DEC2HEX([.N174]*8+[.O174]*4+[.P174]*2+[.Q174]*1)&amp;&quot;,&quot;" office:value-type="string" office:string-value="0xFF, 0xFF," calcext:value-type="string">
            <text:p>0xFF, 0xFF,</text:p>
          </table:table-cell>
          <table:table-cell/>
          <table:table-cell table:formula="of:=[.S174]" office:value-type="string" office:string-value="0xFF, 0xFF," calcext:value-type="string">
            <text:p>0xFF, 0xFF,</text:p>
          </table:table-cell>
          <table:table-cell table:style-name="ce10"/>
          <table:table-cell table:style-name="ce29" table:number-columns-repeated="3"/>
          <table:table-cell table:number-columns-repeated="7"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3" table:style-name="ce35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175]*8+[.C175]*4+[.D175]*2+[.E175]*1)&amp;DEC2HEX([.F175]*8+[.G175]*4+[.H175]*2+[.I175]*1)&amp;&quot;, 0x&quot;&amp;DEC2HEX([.J175]*8+[.K175]*4+[.L175]*2+[.M175]*1)&amp;DEC2HEX([.N175]*8+[.O175]*4+[.P175]*2+[.Q175]*1)&amp;&quot;,&quot;" office:value-type="string" office:string-value="0xFF, 0xFC," calcext:value-type="string">
            <text:p>0xFF, 0xFC,</text:p>
          </table:table-cell>
          <table:table-cell/>
          <table:table-cell table:formula="of:=[.S175]" office:value-type="string" office:string-value="0xFF, 0xFC," calcext:value-type="string">
            <text:p>0xFF, 0xFC,</text:p>
          </table:table-cell>
          <table:table-cell table:style-name="ce10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1" table:style-name="ce35" office:value-type="float" office:value="1" calcext:value-type="float">
            <text:p>1</text:p>
          </table:table-cell>
          <table:table-cell table:style-name="ce35"/>
          <table:table-cell table:number-columns-repeated="2"/>
          <table:table-cell table:style-name="ce102"/>
          <table:table-cell/>
          <table:table-cell table:formula="of:=&quot;0x&quot;&amp;DEC2HEX([.B176]*8+[.C176]*4+[.D176]*2+[.E176]*1)&amp;DEC2HEX([.F176]*8+[.G176]*4+[.H176]*2+[.I176]*1)&amp;&quot;, 0x&quot;&amp;DEC2HEX([.J176]*8+[.K176]*4+[.L176]*2+[.M176]*1)&amp;DEC2HEX([.N176]*8+[.O176]*4+[.P176]*2+[.Q176]*1)&amp;&quot;,&quot;" office:value-type="string" office:string-value="0xFF, 0xF0," calcext:value-type="string">
            <text:p>0xFF, 0xF0,</text:p>
          </table:table-cell>
          <table:table-cell/>
          <table:table-cell table:formula="of:=[.S176]" office:value-type="string" office:string-value="0xFF, 0xF0," calcext:value-type="string">
            <text:p>0xFF, 0xF0,</text:p>
          </table:table-cell>
          <table:table-cell table:style-name="ce10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9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3"/>
          <table:table-cell table:style-name="ce102"/>
          <table:table-cell/>
          <table:table-cell table:formula="of:=&quot;0x&quot;&amp;DEC2HEX([.B177]*8+[.C177]*4+[.D177]*2+[.E177]*1)&amp;DEC2HEX([.F177]*8+[.G177]*4+[.H177]*2+[.I177]*1)&amp;&quot;, 0x&quot;&amp;DEC2HEX([.J177]*8+[.K177]*4+[.L177]*2+[.M177]*1)&amp;DEC2HEX([.N177]*8+[.O177]*4+[.P177]*2+[.Q177]*1)&amp;&quot;,&quot;" office:value-type="string" office:string-value="0xFF, 0xC0," calcext:value-type="string">
            <text:p>0xFF, 0xC0,</text:p>
          </table:table-cell>
          <table:table-cell/>
          <table:table-cell table:formula="of:=[.S177]" office:value-type="string" office:string-value="0xFF, 0xC0," calcext:value-type="string">
            <text:p>0xFF, 0xC0,</text:p>
          </table:table-cell>
          <table:table-cell table:style-name="ce10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7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5"/>
          <table:table-cell table:style-name="ce102"/>
          <table:table-cell/>
          <table:table-cell table:formula="of:=&quot;0x&quot;&amp;DEC2HEX([.B178]*8+[.C178]*4+[.D178]*2+[.E178]*1)&amp;DEC2HEX([.F178]*8+[.G178]*4+[.H178]*2+[.I178]*1)&amp;&quot;, 0x&quot;&amp;DEC2HEX([.J178]*8+[.K178]*4+[.L178]*2+[.M178]*1)&amp;DEC2HEX([.N178]*8+[.O178]*4+[.P178]*2+[.Q178]*1)&amp;&quot;,&quot;" office:value-type="string" office:string-value="0xFF, 0x00," calcext:value-type="string">
            <text:p>0xFF, 0x00,</text:p>
          </table:table-cell>
          <table:table-cell/>
          <table:table-cell table:formula="of:=[.S178]" office:value-type="string" office:string-value="0xFF, 0x00," calcext:value-type="string">
            <text:p>0xFF, 0x00,</text:p>
          </table:table-cell>
          <table:table-cell table:style-name="ce10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5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7"/>
          <table:table-cell table:style-name="ce102"/>
          <table:table-cell/>
          <table:table-cell table:formula="of:=&quot;0x&quot;&amp;DEC2HEX([.B179]*8+[.C179]*4+[.D179]*2+[.E179]*1)&amp;DEC2HEX([.F179]*8+[.G179]*4+[.H179]*2+[.I179]*1)&amp;&quot;, 0x&quot;&amp;DEC2HEX([.J179]*8+[.K179]*4+[.L179]*2+[.M179]*1)&amp;DEC2HEX([.N179]*8+[.O179]*4+[.P179]*2+[.Q179]*1)&amp;&quot;,&quot;" office:value-type="string" office:string-value="0xFC, 0x00," calcext:value-type="string">
            <text:p>0xFC, 0x00,</text:p>
          </table:table-cell>
          <table:table-cell/>
          <table:table-cell table:formula="of:=[.S179]" office:value-type="string" office:string-value="0xFC, 0x00," calcext:value-type="string">
            <text:p>0xFC, 0x00,</text:p>
          </table:table-cell>
          <table:table-cell table:style-name="ce10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9"/>
          <table:table-cell table:style-name="ce102"/>
          <table:table-cell/>
          <table:table-cell table:formula="of:=&quot;0x&quot;&amp;DEC2HEX([.B180]*8+[.C180]*4+[.D180]*2+[.E180]*1)&amp;DEC2HEX([.F180]*8+[.G180]*4+[.H180]*2+[.I180]*1)&amp;&quot;, 0x&quot;&amp;DEC2HEX([.J180]*8+[.K180]*4+[.L180]*2+[.M180]*1)&amp;DEC2HEX([.N180]*8+[.O180]*4+[.P180]*2+[.Q180]*1)&amp;&quot;,&quot;" office:value-type="string" office:string-value="0xF0, 0x00," calcext:value-type="string">
            <text:p>0xF0, 0x00,</text:p>
          </table:table-cell>
          <table:table-cell/>
          <table:table-cell table:formula="of:=[.S180]" office:value-type="string" office:string-value="0xF0, 0x00," calcext:value-type="string">
            <text:p>0xF0, 0x00,</text:p>
          </table:table-cell>
          <table:table-cell table:style-name="ce10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9" table:number-columns-repeated="11"/>
          <table:table-cell table:style-name="ce70" table:number-columns-repeated="2"/>
          <table:table-cell table:style-name="ce103"/>
          <table:table-cell/>
          <table:table-cell table:formula="of:=&quot;0x&quot;&amp;DEC2HEX([.B181]*8+[.C181]*4+[.D181]*2+[.E181]*1)&amp;DEC2HEX([.F181]*8+[.G181]*4+[.H181]*2+[.I181]*1)&amp;&quot;, 0x&quot;&amp;DEC2HEX([.J181]*8+[.K181]*4+[.L181]*2+[.M181]*1)&amp;DEC2HEX([.N181]*8+[.O181]*4+[.P181]*2+[.Q181]*1)&amp;&quot;,&quot;" office:value-type="string" office:string-value="0xC0, 0x00," calcext:value-type="string">
            <text:p>0xC0, 0x00,</text:p>
          </table:table-cell>
          <table:table-cell/>
          <table:table-cell table:formula="of:=[.S181]&amp;&quot;} };&quot;" office:value-type="string" office:string-value="0xC0, 0x00,} };" calcext:value-type="string">
            <text:p>0xC0, 0x00,} };</text:p>
          </table:table-cell>
          <table:table-cell table:style-name="ce21"/>
          <table:table-cell table:style-name="ce30" table:number-columns-repeated="14"/>
          <table:table-cell table:style-name="ce4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 table:number-columns-repeated="6"/>
          <table:table-cell table:number-columns-repeated="2" table:style-name="ce69" office:value-type="float" office:value="1" calcext:value-type="float">
            <text:p>1</text:p>
          </table:table-cell>
          <table:table-cell table:style-name="ce69" table:number-columns-repeated="6"/>
          <table:table-cell table:style-name="ce101"/>
          <table:table-cell/>
          <table:table-cell table:formula="of:=&quot;0x&quot;&amp;DEC2HEX([.B183]*8+[.C183]*4+[.D183]*2+[.E183]*1)&amp;DEC2HEX([.F183]*8+[.G183]*4+[.H183]*2+[.I183]*1)&amp;&quot;, 0x&quot;&amp;DEC2HEX([.J183]*8+[.K183]*4+[.L183]*2+[.M183]*1)&amp;DEC2HEX([.N183]*8+[.O183]*4+[.P183]*2+[.Q183]*1)&amp;&quot;,&quot;" office:value-type="string" office:string-value="0x01, 0x80," calcext:value-type="string">
            <text:p>0x01, 0x80,</text:p>
          </table:table-cell>
          <table:table-cell office:value-type="string" calcext:value-type="string">
            <text:p>Eject</text:p>
          </table:table-cell>
          <table:table-cell table:formula="of:=&quot;static constexpr ButtonImage&lt;32&gt; &quot;&amp;[.T183]&amp;&quot; = {16,16, { &quot;&amp;[.S183]" office:value-type="string" office:string-value="static constexpr ButtonImage&lt;32&gt; Eject = {16,16, { 0x01, 0x80," calcext:value-type="string">
            <text:p>static constexpr ButtonImage&lt;32&gt; Eject = {16,16, { 0x01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94" table:number-columns-repeated="4"/>
          <table:table-cell table:number-columns-repeated="4" table:style-name="ce74" office:value-type="float" office:value="1" calcext:value-type="float">
            <text:p>1</text:p>
          </table:table-cell>
          <table:table-cell table:style-name="ce94" table:number-columns-repeated="2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184]*8+[.C184]*4+[.D184]*2+[.E184]*1)&amp;DEC2HEX([.F184]*8+[.G184]*4+[.H184]*2+[.I184]*1)&amp;&quot;, 0x&quot;&amp;DEC2HEX([.J184]*8+[.K184]*4+[.L184]*2+[.M184]*1)&amp;DEC2HEX([.N184]*8+[.O184]*4+[.P184]*2+[.Q184]*1)&amp;&quot;,&quot;" office:value-type="string" office:string-value="0x03, 0xC0," calcext:value-type="string">
            <text:p>0x03, 0xC0,</text:p>
          </table:table-cell>
          <table:table-cell/>
          <table:table-cell table:formula="of:=[.S184]" office:value-type="string" office:string-value="0x03, 0xC0," calcext:value-type="string">
            <text:p>0x03, 0xC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7"/>
          <table:table-cell table:style-name="ce74" table:number-columns-repeated="3"/>
          <table:table-cell table:number-columns-repeated="4"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185]*8+[.C185]*4+[.D185]*2+[.E185]*1)&amp;DEC2HEX([.F185]*8+[.G185]*4+[.H185]*2+[.I185]*1)&amp;&quot;, 0x&quot;&amp;DEC2HEX([.J185]*8+[.K185]*4+[.L185]*2+[.M185]*1)&amp;DEC2HEX([.N185]*8+[.O185]*4+[.P185]*2+[.Q185]*1)&amp;&quot;,&quot;" office:value-type="string" office:string-value="0x03, 0xC0," calcext:value-type="string">
            <text:p>0x03, 0xC0,</text:p>
          </table:table-cell>
          <table:table-cell/>
          <table:table-cell table:formula="of:=[.S185]" office:value-type="string" office:string-value="0x03, 0xC0," calcext:value-type="string">
            <text:p>0x03, 0xC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3"/>
          <table:table-cell table:number-columns-repeated="6" table:style-name="ce74" office:value-type="float" office:value="1" calcext:value-type="float">
            <text:p>1</text:p>
          </table:table-cell>
          <table:table-cell table:style-name="ce74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186]*8+[.C186]*4+[.D186]*2+[.E186]*1)&amp;DEC2HEX([.F186]*8+[.G186]*4+[.H186]*2+[.I186]*1)&amp;&quot;, 0x&quot;&amp;DEC2HEX([.J186]*8+[.K186]*4+[.L186]*2+[.M186]*1)&amp;DEC2HEX([.N186]*8+[.O186]*4+[.P186]*2+[.Q186]*1)&amp;&quot;,&quot;" office:value-type="string" office:string-value="0x07, 0xE0," calcext:value-type="string">
            <text:p>0x07, 0xE0,</text:p>
          </table:table-cell>
          <table:table-cell/>
          <table:table-cell table:formula="of:=[.S186]" office:value-type="string" office:string-value="0x07, 0xE0," calcext:value-type="string">
            <text:p>0x07, 0xE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3"/>
          <table:table-cell table:number-columns-repeated="6" table:style-name="ce74" office:value-type="float" office:value="1" calcext:value-type="float">
            <text:p>1</text:p>
          </table:table-cell>
          <table:table-cell table:style-name="ce74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187]*8+[.C187]*4+[.D187]*2+[.E187]*1)&amp;DEC2HEX([.F187]*8+[.G187]*4+[.H187]*2+[.I187]*1)&amp;&quot;, 0x&quot;&amp;DEC2HEX([.J187]*8+[.K187]*4+[.L187]*2+[.M187]*1)&amp;DEC2HEX([.N187]*8+[.O187]*4+[.P187]*2+[.Q187]*1)&amp;&quot;,&quot;" office:value-type="string" office:string-value="0x07, 0xE0," calcext:value-type="string">
            <text:p>0x07, 0xE0,</text:p>
          </table:table-cell>
          <table:table-cell/>
          <table:table-cell table:formula="of:=[.S187]" office:value-type="string" office:string-value="0x07, 0xE0," calcext:value-type="string">
            <text:p>0x07, 0xE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2"/>
          <table:table-cell table:number-columns-repeated="8" table:style-name="ce74" office:value-type="float" office:value="1" calcext:value-type="float">
            <text:p>1</text:p>
          </table:table-cell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188]*8+[.C188]*4+[.D188]*2+[.E188]*1)&amp;DEC2HEX([.F188]*8+[.G188]*4+[.H188]*2+[.I188]*1)&amp;&quot;, 0x&quot;&amp;DEC2HEX([.J188]*8+[.K188]*4+[.L188]*2+[.M188]*1)&amp;DEC2HEX([.N188]*8+[.O188]*4+[.P188]*2+[.Q188]*1)&amp;&quot;,&quot;" office:value-type="string" office:string-value="0x0F, 0xF0," calcext:value-type="string">
            <text:p>0x0F, 0xF0,</text:p>
          </table:table-cell>
          <table:table-cell/>
          <table:table-cell table:formula="of:=[.S188]" office:value-type="string" office:string-value="0x0F, 0xF0," calcext:value-type="string">
            <text:p>0x0F, 0xF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2"/>
          <table:table-cell table:number-columns-repeated="8" table:style-name="ce74" office:value-type="float" office:value="1" calcext:value-type="float">
            <text:p>1</text:p>
          </table:table-cell>
          <table:table-cell table:style-name="ce66" table:number-columns-repeated="2"/>
          <table:table-cell table:style-name="ce35"/>
          <table:table-cell table:style-name="ce102"/>
          <table:table-cell/>
          <table:table-cell table:formula="of:=&quot;0x&quot;&amp;DEC2HEX([.B189]*8+[.C189]*4+[.D189]*2+[.E189]*1)&amp;DEC2HEX([.F189]*8+[.G189]*4+[.H189]*2+[.I189]*1)&amp;&quot;, 0x&quot;&amp;DEC2HEX([.J189]*8+[.K189]*4+[.L189]*2+[.M189]*1)&amp;DEC2HEX([.N189]*8+[.O189]*4+[.P189]*2+[.Q189]*1)&amp;&quot;,&quot;" office:value-type="string" office:string-value="0x0F, 0xF0," calcext:value-type="string">
            <text:p>0x0F, 0xF0,</text:p>
          </table:table-cell>
          <table:table-cell/>
          <table:table-cell table:formula="of:=[.S189]" office:value-type="string" office:string-value="0x0F, 0xF0," calcext:value-type="string">
            <text:p>0x0F, 0xF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/>
          <table:table-cell table:number-columns-repeated="9" table:style-name="ce7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35"/>
          <table:table-cell table:style-name="ce102"/>
          <table:table-cell/>
          <table:table-cell table:formula="of:=&quot;0x&quot;&amp;DEC2HEX([.B190]*8+[.C190]*4+[.D190]*2+[.E190]*1)&amp;DEC2HEX([.F190]*8+[.G190]*4+[.H190]*2+[.I190]*1)&amp;&quot;, 0x&quot;&amp;DEC2HEX([.J190]*8+[.K190]*4+[.L190]*2+[.M190]*1)&amp;DEC2HEX([.N190]*8+[.O190]*4+[.P190]*2+[.Q190]*1)&amp;&quot;,&quot;" office:value-type="string" office:string-value="0x1F, 0xF8," calcext:value-type="string">
            <text:p>0x1F, 0xF8,</text:p>
          </table:table-cell>
          <table:table-cell/>
          <table:table-cell table:formula="of:=[.S190]" office:value-type="string" office:string-value="0x1F, 0xF8," calcext:value-type="string">
            <text:p>0x1F, 0xF8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/>
          <table:table-cell table:number-columns-repeated="9" table:style-name="ce7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35"/>
          <table:table-cell table:style-name="ce102"/>
          <table:table-cell/>
          <table:table-cell table:formula="of:=&quot;0x&quot;&amp;DEC2HEX([.B191]*8+[.C191]*4+[.D191]*2+[.E191]*1)&amp;DEC2HEX([.F191]*8+[.G191]*4+[.H191]*2+[.I191]*1)&amp;&quot;, 0x&quot;&amp;DEC2HEX([.J191]*8+[.K191]*4+[.L191]*2+[.M191]*1)&amp;DEC2HEX([.N191]*8+[.O191]*4+[.P191]*2+[.Q191]*1)&amp;&quot;,&quot;" office:value-type="string" office:string-value="0x1F, 0xF8," calcext:value-type="string">
            <text:p>0x1F, 0xF8,</text:p>
          </table:table-cell>
          <table:table-cell/>
          <table:table-cell table:formula="of:=[.S191]" office:value-type="string" office:string-value="0x1F, 0xF8," calcext:value-type="string">
            <text:p>0x1F, 0xF8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number-columns-repeated="10" table:style-name="ce74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35"/>
          <table:table-cell table:style-name="ce102"/>
          <table:table-cell/>
          <table:table-cell table:formula="of:=&quot;0x&quot;&amp;DEC2HEX([.B192]*8+[.C192]*4+[.D192]*2+[.E192]*1)&amp;DEC2HEX([.F192]*8+[.G192]*4+[.H192]*2+[.I192]*1)&amp;&quot;, 0x&quot;&amp;DEC2HEX([.J192]*8+[.K192]*4+[.L192]*2+[.M192]*1)&amp;DEC2HEX([.N192]*8+[.O192]*4+[.P192]*2+[.Q192]*1)&amp;&quot;,&quot;" office:value-type="string" office:string-value="0x3F, 0xFC," calcext:value-type="string">
            <text:p>0x3F, 0xFC,</text:p>
          </table:table-cell>
          <table:table-cell/>
          <table:table-cell table:formula="of:=[.S192]" office:value-type="string" office:string-value="0x3F, 0xFC," calcext:value-type="string">
            <text:p>0x3F, 0xFC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number-columns-repeated="10" table:style-name="ce74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193]*8+[.C193]*4+[.D193]*2+[.E193]*1)&amp;DEC2HEX([.F193]*8+[.G193]*4+[.H193]*2+[.I193]*1)&amp;&quot;, 0x&quot;&amp;DEC2HEX([.J193]*8+[.K193]*4+[.L193]*2+[.M193]*1)&amp;DEC2HEX([.N193]*8+[.O193]*4+[.P193]*2+[.Q193]*1)&amp;&quot;,&quot;" office:value-type="string" office:string-value="0x3F, 0xFC," calcext:value-type="string">
            <text:p>0x3F, 0xFC,</text:p>
          </table:table-cell>
          <table:table-cell/>
          <table:table-cell table:formula="of:=[.S193]" office:value-type="string" office:string-value="0x3F, 0xFC," calcext:value-type="string">
            <text:p>0x3F, 0xFC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number-columns-repeated="11" table:style-name="ce74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194]*8+[.C194]*4+[.D194]*2+[.E194]*1)&amp;DEC2HEX([.F194]*8+[.G194]*4+[.H194]*2+[.I194]*1)&amp;&quot;, 0x&quot;&amp;DEC2HEX([.J194]*8+[.K194]*4+[.L194]*2+[.M194]*1)&amp;DEC2HEX([.N194]*8+[.O194]*4+[.P194]*2+[.Q194]*1)&amp;&quot;,&quot;" office:value-type="string" office:string-value="0x7F, 0xFE," calcext:value-type="string">
            <text:p>0x7F, 0xFE,</text:p>
          </table:table-cell>
          <table:table-cell/>
          <table:table-cell table:formula="of:=[.S194]" office:value-type="string" office:string-value="0x7F, 0xFE," calcext:value-type="string">
            <text:p>0x7F, 0xFE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4" table:number-columns-repeated="11"/>
          <table:table-cell table:style-name="ce66" table:number-columns-repeated="3"/>
          <table:table-cell table:style-name="ce102"/>
          <table:table-cell/>
          <table:table-cell table:formula="of:=&quot;0x&quot;&amp;DEC2HEX([.B195]*8+[.C195]*4+[.D195]*2+[.E195]*1)&amp;DEC2HEX([.F195]*8+[.G195]*4+[.H195]*2+[.I195]*1)&amp;&quot;, 0x&quot;&amp;DEC2HEX([.J195]*8+[.K195]*4+[.L195]*2+[.M195]*1)&amp;DEC2HEX([.N195]*8+[.O195]*4+[.P195]*2+[.Q195]*1)&amp;&quot;,&quot;" office:value-type="string" office:string-value="0x00, 0x00," calcext:value-type="string">
            <text:p>0x00, 0x00,</text:p>
          </table:table-cell>
          <table:table-cell/>
          <table:table-cell table:formula="of:=[.S195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 table:number-columns-repeated="14"/>
          <table:table-cell table:style-name="ce102"/>
          <table:table-cell/>
          <table:table-cell table:formula="of:=&quot;0x&quot;&amp;DEC2HEX([.B196]*8+[.C196]*4+[.D196]*2+[.E196]*1)&amp;DEC2HEX([.F196]*8+[.G196]*4+[.H196]*2+[.I196]*1)&amp;&quot;, 0x&quot;&amp;DEC2HEX([.J196]*8+[.K196]*4+[.L196]*2+[.M196]*1)&amp;DEC2HEX([.N196]*8+[.O196]*4+[.P196]*2+[.Q196]*1)&amp;&quot;,&quot;" office:value-type="string" office:string-value="0x00, 0x00," calcext:value-type="string">
            <text:p>0x00, 0x00,</text:p>
          </table:table-cell>
          <table:table-cell/>
          <table:table-cell table:formula="of:=[.S196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number-columns-repeated="14" table:style-name="ce66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197]*8+[.C197]*4+[.D197]*2+[.E197]*1)&amp;DEC2HEX([.F197]*8+[.G197]*4+[.H197]*2+[.I197]*1)&amp;&quot;, 0x&quot;&amp;DEC2HEX([.J197]*8+[.K197]*4+[.L197]*2+[.M197]*1)&amp;DEC2HEX([.N197]*8+[.O197]*4+[.P197]*2+[.Q197]*1)&amp;&quot;,&quot;" office:value-type="string" office:string-value="0x7F, 0xFE," calcext:value-type="string">
            <text:p>0x7F, 0xFE,</text:p>
          </table:table-cell>
          <table:table-cell/>
          <table:table-cell table:formula="of:=[.S197]" office:value-type="string" office:string-value="0x7F, 0xFE," calcext:value-type="string">
            <text:p>0x7F, 0xFE,</text:p>
          </table:table-cell>
          <table:table-cell table:number-columns-repeated="16"/>
        </table:table-row>
        <table:table-row table:style-name="ro1">
          <table:table-cell/>
          <table:table-cell table:style-name="ce52"/>
          <table:table-cell table:number-columns-repeated="14" table:style-name="ce66" office:value-type="float" office:value="1" calcext:value-type="float">
            <text:p>1</text:p>
          </table:table-cell>
          <table:table-cell table:style-name="ce111"/>
          <table:table-cell/>
          <table:table-cell table:formula="of:=&quot;0x&quot;&amp;DEC2HEX([.B198]*8+[.C198]*4+[.D198]*2+[.E198]*1)&amp;DEC2HEX([.F198]*8+[.G198]*4+[.H198]*2+[.I198]*1)&amp;&quot;, 0x&quot;&amp;DEC2HEX([.J198]*8+[.K198]*4+[.L198]*2+[.M198]*1)&amp;DEC2HEX([.N198]*8+[.O198]*4+[.P198]*2+[.Q198]*1)&amp;&quot;,&quot;" office:value-type="string" office:string-value="0x7F, 0xFE," calcext:value-type="string">
            <text:p>0x7F, 0xFE,</text:p>
          </table:table-cell>
          <table:table-cell/>
          <table:table-cell table:formula="of:=[.S198]&amp;&quot;} };&quot;" office:value-type="string" office:string-value="0x7F, 0xFE,} };" calcext:value-type="string">
            <text:p>0x7F, 0xFE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 table:number-columns-repeated="4"/>
          <table:table-cell table:number-columns-repeated="4" table:style-name="ce69" office:value-type="float" office:value="1" calcext:value-type="float">
            <text:p>1</text:p>
          </table:table-cell>
          <table:table-cell table:style-name="ce69" table:number-columns-repeated="6"/>
          <table:table-cell table:style-name="ce101"/>
          <table:table-cell/>
          <table:table-cell table:formula="of:=&quot;0x&quot;&amp;DEC2HEX([.B200]*8+[.C200]*4+[.D200]*2+[.E200]*1)&amp;DEC2HEX([.F200]*8+[.G200]*4+[.H200]*2+[.I200]*1)&amp;&quot;, 0x&quot;&amp;DEC2HEX([.J200]*8+[.K200]*4+[.L200]*2+[.M200]*1)&amp;DEC2HEX([.N200]*8+[.O200]*4+[.P200]*2+[.Q200]*1)&amp;&quot;,&quot;" office:value-type="string" office:string-value="0x07, 0x80," calcext:value-type="string">
            <text:p>0x07, 0x80,</text:p>
          </table:table-cell>
          <table:table-cell office:value-type="string" calcext:value-type="string">
            <text:p>Info</text:p>
          </table:table-cell>
          <table:table-cell table:formula="of:=&quot;static constexpr ButtonImage&lt;32&gt; &quot;&amp;[.T200]&amp;&quot; = {16,16, { &quot;&amp;[.S200]" office:value-type="string" office:string-value="static constexpr ButtonImage&lt;32&gt; Info = {16,16, { 0x07, 0x80," calcext:value-type="string">
            <text:p>static constexpr ButtonImage&lt;32&gt; Info = {16,16, { 0x07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94" table:number-columns-repeated="3"/>
          <table:table-cell table:style-name="ce94" office:value-type="float" office:value="1" calcext:value-type="float">
            <text:p>1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/>
          <table:table-cell table:style-name="ce94" table:number-columns-repeated="2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01]*8+[.C201]*4+[.D201]*2+[.E201]*1)&amp;DEC2HEX([.F201]*8+[.G201]*4+[.H201]*2+[.I201]*1)&amp;&quot;, 0x&quot;&amp;DEC2HEX([.J201]*8+[.K201]*4+[.L201]*2+[.M201]*1)&amp;DEC2HEX([.N201]*8+[.O201]*4+[.P201]*2+[.Q201]*1)&amp;&quot;,&quot;" office:value-type="string" office:string-value="0x07, 0x80," calcext:value-type="string">
            <text:p>0x07, 0x80,</text:p>
          </table:table-cell>
          <table:table-cell/>
          <table:table-cell table:formula="of:=[.S201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7"/>
          <table:table-cell table:style-name="ce74" table:number-columns-repeated="2"/>
          <table:table-cell table:number-columns-repeated="4" table:style-name="ce74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02]*8+[.C202]*4+[.D202]*2+[.E202]*1)&amp;DEC2HEX([.F202]*8+[.G202]*4+[.H202]*2+[.I202]*1)&amp;&quot;, 0x&quot;&amp;DEC2HEX([.J202]*8+[.K202]*4+[.L202]*2+[.M202]*1)&amp;DEC2HEX([.N202]*8+[.O202]*4+[.P202]*2+[.Q202]*1)&amp;&quot;,&quot;" office:value-type="string" office:string-value="0x07, 0x80," calcext:value-type="string">
            <text:p>0x07, 0x80,</text:p>
          </table:table-cell>
          <table:table-cell/>
          <table:table-cell table:formula="of:=[.S202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10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03]*8+[.C203]*4+[.D203]*2+[.E203]*1)&amp;DEC2HEX([.F203]*8+[.G203]*4+[.H203]*2+[.I203]*1)&amp;&quot;, 0x&quot;&amp;DEC2HEX([.J203]*8+[.K203]*4+[.L203]*2+[.M203]*1)&amp;DEC2HEX([.N203]*8+[.O203]*4+[.P203]*2+[.Q203]*1)&amp;&quot;,&quot;" office:value-type="string" office:string-value="0x00, 0x00," calcext:value-type="string">
            <text:p>0x00, 0x00,</text:p>
          </table:table-cell>
          <table:table-cell/>
          <table:table-cell table:formula="of:=[.S203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10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04]*8+[.C204]*4+[.D204]*2+[.E204]*1)&amp;DEC2HEX([.F204]*8+[.G204]*4+[.H204]*2+[.I204]*1)&amp;&quot;, 0x&quot;&amp;DEC2HEX([.J204]*8+[.K204]*4+[.L204]*2+[.M204]*1)&amp;DEC2HEX([.N204]*8+[.O204]*4+[.P204]*2+[.Q204]*1)&amp;&quot;,&quot;" office:value-type="string" office:string-value="0x00, 0x00," calcext:value-type="string">
            <text:p>0x00, 0x00,</text:p>
          </table:table-cell>
          <table:table-cell/>
          <table:table-cell table:formula="of:=[.S204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05]*8+[.C205]*4+[.D205]*2+[.E205]*1)&amp;DEC2HEX([.F205]*8+[.G205]*4+[.H205]*2+[.I205]*1)&amp;&quot;, 0x&quot;&amp;DEC2HEX([.J205]*8+[.K205]*4+[.L205]*2+[.M205]*1)&amp;DEC2HEX([.N205]*8+[.O205]*4+[.P205]*2+[.Q205]*1)&amp;&quot;,&quot;" office:value-type="string" office:string-value="0x03, 0x00," calcext:value-type="string">
            <text:p>0x03, 0x00,</text:p>
          </table:table-cell>
          <table:table-cell/>
          <table:table-cell table:formula="of:=[.S205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 table:style-name="ce35"/>
          <table:table-cell table:style-name="ce102"/>
          <table:table-cell/>
          <table:table-cell table:formula="of:=&quot;0x&quot;&amp;DEC2HEX([.B206]*8+[.C206]*4+[.D206]*2+[.E206]*1)&amp;DEC2HEX([.F206]*8+[.G206]*4+[.H206]*2+[.I206]*1)&amp;&quot;, 0x&quot;&amp;DEC2HEX([.J206]*8+[.K206]*4+[.L206]*2+[.M206]*1)&amp;DEC2HEX([.N206]*8+[.O206]*4+[.P206]*2+[.Q206]*1)&amp;&quot;,&quot;" office:value-type="string" office:string-value="0x03, 0x00," calcext:value-type="string">
            <text:p>0x03, 0x00,</text:p>
          </table:table-cell>
          <table:table-cell/>
          <table:table-cell table:formula="of:=[.S206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 table:style-name="ce35"/>
          <table:table-cell table:style-name="ce102"/>
          <table:table-cell/>
          <table:table-cell table:formula="of:=&quot;0x&quot;&amp;DEC2HEX([.B207]*8+[.C207]*4+[.D207]*2+[.E207]*1)&amp;DEC2HEX([.F207]*8+[.G207]*4+[.H207]*2+[.I207]*1)&amp;&quot;, 0x&quot;&amp;DEC2HEX([.J207]*8+[.K207]*4+[.L207]*2+[.M207]*1)&amp;DEC2HEX([.N207]*8+[.O207]*4+[.P207]*2+[.Q207]*1)&amp;&quot;,&quot;" office:value-type="string" office:string-value="0x03, 0x00," calcext:value-type="string">
            <text:p>0x03, 0x00,</text:p>
          </table:table-cell>
          <table:table-cell/>
          <table:table-cell table:formula="of:=[.S207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 table:style-name="ce35"/>
          <table:table-cell table:style-name="ce102"/>
          <table:table-cell/>
          <table:table-cell table:formula="of:=&quot;0x&quot;&amp;DEC2HEX([.B208]*8+[.C208]*4+[.D208]*2+[.E208]*1)&amp;DEC2HEX([.F208]*8+[.G208]*4+[.H208]*2+[.I208]*1)&amp;&quot;, 0x&quot;&amp;DEC2HEX([.J208]*8+[.K208]*4+[.L208]*2+[.M208]*1)&amp;DEC2HEX([.N208]*8+[.O208]*4+[.P208]*2+[.Q208]*1)&amp;&quot;,&quot;" office:value-type="string" office:string-value="0x03, 0x00," calcext:value-type="string">
            <text:p>0x03, 0x00,</text:p>
          </table:table-cell>
          <table:table-cell/>
          <table:table-cell table:formula="of:=[.S208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 table:style-name="ce35"/>
          <table:table-cell table:style-name="ce102"/>
          <table:table-cell/>
          <table:table-cell table:formula="of:=&quot;0x&quot;&amp;DEC2HEX([.B209]*8+[.C209]*4+[.D209]*2+[.E209]*1)&amp;DEC2HEX([.F209]*8+[.G209]*4+[.H209]*2+[.I209]*1)&amp;&quot;, 0x&quot;&amp;DEC2HEX([.J209]*8+[.K209]*4+[.L209]*2+[.M209]*1)&amp;DEC2HEX([.N209]*8+[.O209]*4+[.P209]*2+[.Q209]*1)&amp;&quot;,&quot;" office:value-type="string" office:string-value="0x03, 0x00," calcext:value-type="string">
            <text:p>0x03, 0x00,</text:p>
          </table:table-cell>
          <table:table-cell/>
          <table:table-cell table:formula="of:=[.S209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10]*8+[.C210]*4+[.D210]*2+[.E210]*1)&amp;DEC2HEX([.F210]*8+[.G210]*4+[.H210]*2+[.I210]*1)&amp;&quot;, 0x&quot;&amp;DEC2HEX([.J210]*8+[.K210]*4+[.L210]*2+[.M210]*1)&amp;DEC2HEX([.N210]*8+[.O210]*4+[.P210]*2+[.Q210]*1)&amp;&quot;,&quot;" office:value-type="string" office:string-value="0x03, 0x00," calcext:value-type="string">
            <text:p>0x03, 0x00,</text:p>
          </table:table-cell>
          <table:table-cell/>
          <table:table-cell table:formula="of:=[.S210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4" table:number-columns-repeated="5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 table:style-name="ce74"/>
          <table:table-cell table:style-name="ce102"/>
          <table:table-cell/>
          <table:table-cell table:formula="of:=&quot;0x&quot;&amp;DEC2HEX([.B211]*8+[.C211]*4+[.D211]*2+[.E211]*1)&amp;DEC2HEX([.F211]*8+[.G211]*4+[.H211]*2+[.I211]*1)&amp;&quot;, 0x&quot;&amp;DEC2HEX([.J211]*8+[.K211]*4+[.L211]*2+[.M211]*1)&amp;DEC2HEX([.N211]*8+[.O211]*4+[.P211]*2+[.Q211]*1)&amp;&quot;,&quot;" office:value-type="string" office:string-value="0x03, 0x00," calcext:value-type="string">
            <text:p>0x03, 0x00,</text:p>
          </table:table-cell>
          <table:table-cell/>
          <table:table-cell table:formula="of:=[.S211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4" table:number-columns-repeated="5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3"/>
          <table:table-cell table:style-name="ce102"/>
          <table:table-cell/>
          <table:table-cell table:formula="of:=&quot;0x&quot;&amp;DEC2HEX([.B212]*8+[.C212]*4+[.D212]*2+[.E212]*1)&amp;DEC2HEX([.F212]*8+[.G212]*4+[.H212]*2+[.I212]*1)&amp;&quot;, 0x&quot;&amp;DEC2HEX([.J212]*8+[.K212]*4+[.L212]*2+[.M212]*1)&amp;DEC2HEX([.N212]*8+[.O212]*4+[.P212]*2+[.Q212]*1)&amp;&quot;,&quot;" office:value-type="string" office:string-value="0x03, 0x00," calcext:value-type="string">
            <text:p>0x03, 0x00,</text:p>
          </table:table-cell>
          <table:table-cell/>
          <table:table-cell table:formula="of:=[.S212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 table:number-columns-repeated="5"/>
          <table:table-cell table:number-columns-repeated="2" table:style-name="ce74" office:value-type="float" office:value="1" calcext:value-type="float">
            <text:p>1</text:p>
          </table:table-cell>
          <table:table-cell table:style-name="ce72" table:number-columns-repeated="7"/>
          <table:table-cell table:style-name="ce102"/>
          <table:table-cell/>
          <table:table-cell table:formula="of:=&quot;0x&quot;&amp;DEC2HEX([.B213]*8+[.C213]*4+[.D213]*2+[.E213]*1)&amp;DEC2HEX([.F213]*8+[.G213]*4+[.H213]*2+[.I213]*1)&amp;&quot;, 0x&quot;&amp;DEC2HEX([.J213]*8+[.K213]*4+[.L213]*2+[.M213]*1)&amp;DEC2HEX([.N213]*8+[.O213]*4+[.P213]*2+[.Q213]*1)&amp;&quot;,&quot;" office:value-type="string" office:string-value="0x03, 0x00," calcext:value-type="string">
            <text:p>0x03, 0x00,</text:p>
          </table:table-cell>
          <table:table-cell/>
          <table:table-cell table:formula="of:=[.S213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66" table:number-columns-repeated="3"/>
          <table:table-cell table:number-columns-repeated="6" table:style-name="ce74" office:value-type="float" office:value="1" calcext:value-type="float">
            <text:p>1</text:p>
          </table:table-cell>
          <table:table-cell table:style-name="ce66" table:number-columns-repeated="5"/>
          <table:table-cell table:style-name="ce102"/>
          <table:table-cell/>
          <table:table-cell table:formula="of:=&quot;0x&quot;&amp;DEC2HEX([.B214]*8+[.C214]*4+[.D214]*2+[.E214]*1)&amp;DEC2HEX([.F214]*8+[.G214]*4+[.H214]*2+[.I214]*1)&amp;&quot;, 0x&quot;&amp;DEC2HEX([.J214]*8+[.K214]*4+[.L214]*2+[.M214]*1)&amp;DEC2HEX([.N214]*8+[.O214]*4+[.P214]*2+[.Q214]*1)&amp;&quot;,&quot;" office:value-type="string" office:string-value="0x0F, 0xC0," calcext:value-type="string">
            <text:p>0x0F, 0xC0,</text:p>
          </table:table-cell>
          <table:table-cell/>
          <table:table-cell table:formula="of:=[.S214]" office:value-type="string" office:string-value="0x0F, 0xC0," calcext:value-type="string">
            <text:p>0x0F, 0xC0,</text:p>
          </table:table-cell>
          <table:table-cell table:number-columns-repeated="16"/>
        </table:table-row>
        <table:table-row table:style-name="ro1">
          <table:table-cell/>
          <table:table-cell table:style-name="ce52"/>
          <table:table-cell table:style-name="ce66" table:number-columns-repeated="3"/>
          <table:table-cell table:number-columns-repeated="6" table:style-name="ce74" office:value-type="float" office:value="1" calcext:value-type="float">
            <text:p>1</text:p>
          </table:table-cell>
          <table:table-cell table:style-name="ce66" table:number-columns-repeated="5"/>
          <table:table-cell table:style-name="ce111"/>
          <table:table-cell/>
          <table:table-cell table:formula="of:=&quot;0x&quot;&amp;DEC2HEX([.B215]*8+[.C215]*4+[.D215]*2+[.E215]*1)&amp;DEC2HEX([.F215]*8+[.G215]*4+[.H215]*2+[.I215]*1)&amp;&quot;, 0x&quot;&amp;DEC2HEX([.J215]*8+[.K215]*4+[.L215]*2+[.M215]*1)&amp;DEC2HEX([.N215]*8+[.O215]*4+[.P215]*2+[.Q215]*1)&amp;&quot;,&quot;" office:value-type="string" office:string-value="0x0F, 0xC0," calcext:value-type="string">
            <text:p>0x0F, 0xC0,</text:p>
          </table:table-cell>
          <table:table-cell/>
          <table:table-cell table:formula="of:=[.S215]&amp;&quot;} };&quot;" office:value-type="string" office:string-value="0x0F, 0xC0,} };" calcext:value-type="string">
            <text:p>0x0F, 0xC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 table:number-columns-repeated="7"/>
          <table:table-cell table:style-name="ce75" office:value-type="float" office:value="1" calcext:value-type="float">
            <text:p>1</text:p>
          </table:table-cell>
          <table:table-cell table:style-name="ce69" table:number-columns-repeated="6"/>
          <table:table-cell table:style-name="ce101"/>
          <table:table-cell/>
          <table:table-cell table:formula="of:=&quot;0x&quot;&amp;DEC2HEX([.B217]*8+[.C217]*4+[.D217]*2+[.E217]*1)&amp;DEC2HEX([.F217]*8+[.G217]*4+[.H217]*2+[.I217]*1)&amp;&quot;, 0x&quot;&amp;DEC2HEX([.J217]*8+[.K217]*4+[.L217]*2+[.M217]*1)&amp;DEC2HEX([.N217]*8+[.O217]*4+[.P217]*2+[.Q217]*1)&amp;&quot;,&quot;" office:value-type="string" office:string-value="0x00, 0x80," calcext:value-type="string">
            <text:p>0x00, 0x80,</text:p>
          </table:table-cell>
          <table:table-cell table:style-name="ce142" office:value-type="string" calcext:value-type="string">
            <text:p>VolPlus</text:p>
          </table:table-cell>
          <table:table-cell table:formula="of:=&quot;static constexpr ButtonImage&lt;32&gt; &quot;&amp;[.T217]&amp;&quot; = {16,16, { &quot;&amp;[.S217]" office:value-type="string" office:string-value="static constexpr ButtonImage&lt;32&gt; VolPlus = {16,16, { 0x00, 0x80," calcext:value-type="string">
            <text:p>static constexpr ButtonImage&lt;32&gt; VolPlus = {16,16, { 0x00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94" table:number-columns-repeated="3"/>
          <table:table-cell table:style-name="ce74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94" table:number-columns-repeated="3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18]*8+[.C218]*4+[.D218]*2+[.E218]*1)&amp;DEC2HEX([.F218]*8+[.G218]*4+[.H218]*2+[.I218]*1)&amp;&quot;, 0x&quot;&amp;DEC2HEX([.J218]*8+[.K218]*4+[.L218]*2+[.M218]*1)&amp;DEC2HEX([.N218]*8+[.O218]*4+[.P218]*2+[.Q218]*1)&amp;&quot;,&quot;" office:value-type="string" office:string-value="0x01, 0x80," calcext:value-type="string">
            <text:p>0x01, 0x80,</text:p>
          </table:table-cell>
          <table:table-cell/>
          <table:table-cell table:formula="of:=[.S218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74" table:number-columns-repeated="6"/>
          <table:table-cell table:number-columns-repeated="3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19]*8+[.C219]*4+[.D219]*2+[.E219]*1)&amp;DEC2HEX([.F219]*8+[.G219]*4+[.H219]*2+[.I219]*1)&amp;&quot;, 0x&quot;&amp;DEC2HEX([.J219]*8+[.K219]*4+[.L219]*2+[.M219]*1)&amp;DEC2HEX([.N219]*8+[.O219]*4+[.P219]*2+[.Q219]*1)&amp;&quot;,&quot;" office:value-type="string" office:string-value="0x03, 0x80," calcext:value-type="string">
            <text:p>0x03, 0x80,</text:p>
          </table:table-cell>
          <table:table-cell/>
          <table:table-cell table:formula="of:=[.S219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3"/>
          <table:table-cell table:number-columns-repeated="4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20]*8+[.C220]*4+[.D220]*2+[.E220]*1)&amp;DEC2HEX([.F220]*8+[.G220]*4+[.H220]*2+[.I220]*1)&amp;&quot;, 0x&quot;&amp;DEC2HEX([.J220]*8+[.K220]*4+[.L220]*2+[.M220]*1)&amp;DEC2HEX([.N220]*8+[.O220]*4+[.P220]*2+[.Q220]*1)&amp;&quot;,&quot;" office:value-type="string" office:string-value="0x07, 0x80," calcext:value-type="string">
            <text:p>0x07, 0x80,</text:p>
          </table:table-cell>
          <table:table-cell/>
          <table:table-cell table:formula="of:=[.S220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21]*8+[.C221]*4+[.D221]*2+[.E221]*1)&amp;DEC2HEX([.F221]*8+[.G221]*4+[.H221]*2+[.I221]*1)&amp;&quot;, 0x&quot;&amp;DEC2HEX([.J221]*8+[.K221]*4+[.L221]*2+[.M221]*1)&amp;DEC2HEX([.N221]*8+[.O221]*4+[.P221]*2+[.Q221]*1)&amp;&quot;,&quot;" office:value-type="string" office:string-value="0x0F, 0x80," calcext:value-type="string">
            <text:p>0x0F, 0x80,</text:p>
          </table:table-cell>
          <table:table-cell/>
          <table:table-cell table:formula="of:=[.S221]" office:value-type="string" office:string-value="0x0F, 0x80," calcext:value-type="string">
            <text:p>0x0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222]*8+[.C222]*4+[.D222]*2+[.E222]*1)&amp;DEC2HEX([.F222]*8+[.G222]*4+[.H222]*2+[.I222]*1)&amp;&quot;, 0x&quot;&amp;DEC2HEX([.J222]*8+[.K222]*4+[.L222]*2+[.M222]*1)&amp;DEC2HEX([.N222]*8+[.O222]*4+[.P222]*2+[.Q222]*1)&amp;&quot;,&quot;" office:value-type="string" office:string-value="0xDF, 0x8C," calcext:value-type="string">
            <text:p>0xDF, 0x8C,</text:p>
          </table:table-cell>
          <table:table-cell/>
          <table:table-cell table:formula="of:=[.S222]" office:value-type="string" office:string-value="0xDF, 0x8C," calcext:value-type="string">
            <text:p>0xDF, 0x8C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number-columns-repeated="2" table:style-name="ce122" office:value-type="float" office:value="1" calcext:value-type="float">
            <text:p>1</text:p>
          </table:table-cell>
          <table:table-cell table:style-name="ce35"/>
          <table:table-cell table:style-name="ce102"/>
          <table:table-cell/>
          <table:table-cell table:formula="of:=&quot;0x&quot;&amp;DEC2HEX([.B223]*8+[.C223]*4+[.D223]*2+[.E223]*1)&amp;DEC2HEX([.F223]*8+[.G223]*4+[.H223]*2+[.I223]*1)&amp;&quot;, 0x&quot;&amp;DEC2HEX([.J223]*8+[.K223]*4+[.L223]*2+[.M223]*1)&amp;DEC2HEX([.N223]*8+[.O223]*4+[.P223]*2+[.Q223]*1)&amp;&quot;,&quot;" office:value-type="string" office:string-value="0xDF, 0x8C," calcext:value-type="string">
            <text:p>0xDF, 0x8C,</text:p>
          </table:table-cell>
          <table:table-cell/>
          <table:table-cell table:formula="of:=[.S223]" office:value-type="string" office:string-value="0xDF, 0x8C," calcext:value-type="string">
            <text:p>0xDF, 0x8C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formula="of:=&quot;0x&quot;&amp;DEC2HEX([.B224]*8+[.C224]*4+[.D224]*2+[.E224]*1)&amp;DEC2HEX([.F224]*8+[.G224]*4+[.H224]*2+[.I224]*1)&amp;&quot;, 0x&quot;&amp;DEC2HEX([.J224]*8+[.K224]*4+[.L224]*2+[.M224]*1)&amp;DEC2HEX([.N224]*8+[.O224]*4+[.P224]*2+[.Q224]*1)&amp;&quot;,&quot;" office:value-type="string" office:string-value="0xDF, 0xBF," calcext:value-type="string">
            <text:p>0xDF, 0xBF,</text:p>
          </table:table-cell>
          <table:table-cell/>
          <table:table-cell table:formula="of:=[.S224]" office:value-type="string" office:string-value="0xDF, 0xBF," calcext:value-type="string">
            <text:p>0xDF, 0xBF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formula="of:=&quot;0x&quot;&amp;DEC2HEX([.B225]*8+[.C225]*4+[.D225]*2+[.E225]*1)&amp;DEC2HEX([.F225]*8+[.G225]*4+[.H225]*2+[.I225]*1)&amp;&quot;, 0x&quot;&amp;DEC2HEX([.J225]*8+[.K225]*4+[.L225]*2+[.M225]*1)&amp;DEC2HEX([.N225]*8+[.O225]*4+[.P225]*2+[.Q225]*1)&amp;&quot;,&quot;" office:value-type="string" office:string-value="0xDF, 0xBF," calcext:value-type="string">
            <text:p>0xDF, 0xBF,</text:p>
          </table:table-cell>
          <table:table-cell/>
          <table:table-cell table:formula="of:=[.S225]" office:value-type="string" office:string-value="0xDF, 0xBF," calcext:value-type="string">
            <text:p>0xDF, 0xBF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number-columns-repeated="2" table:style-name="ce122" office:value-type="float" office:value="1" calcext:value-type="float">
            <text:p>1</text:p>
          </table:table-cell>
          <table:table-cell table:style-name="ce35"/>
          <table:table-cell table:style-name="ce102"/>
          <table:table-cell/>
          <table:table-cell table:formula="of:=&quot;0x&quot;&amp;DEC2HEX([.B226]*8+[.C226]*4+[.D226]*2+[.E226]*1)&amp;DEC2HEX([.F226]*8+[.G226]*4+[.H226]*2+[.I226]*1)&amp;&quot;, 0x&quot;&amp;DEC2HEX([.J226]*8+[.K226]*4+[.L226]*2+[.M226]*1)&amp;DEC2HEX([.N226]*8+[.O226]*4+[.P226]*2+[.Q226]*1)&amp;&quot;,&quot;" office:value-type="string" office:string-value="0xDF, 0x8C," calcext:value-type="string">
            <text:p>0xDF, 0x8C,</text:p>
          </table:table-cell>
          <table:table-cell/>
          <table:table-cell table:formula="of:=[.S226]" office:value-type="string" office:string-value="0xDF, 0x8C," calcext:value-type="string">
            <text:p>0xDF, 0x8C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number-columns-repeated="2" table:style-name="ce122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227]*8+[.C227]*4+[.D227]*2+[.E227]*1)&amp;DEC2HEX([.F227]*8+[.G227]*4+[.H227]*2+[.I227]*1)&amp;&quot;, 0x&quot;&amp;DEC2HEX([.J227]*8+[.K227]*4+[.L227]*2+[.M227]*1)&amp;DEC2HEX([.N227]*8+[.O227]*4+[.P227]*2+[.Q227]*1)&amp;&quot;,&quot;" office:value-type="string" office:string-value="0xDF, 0x8C," calcext:value-type="string">
            <text:p>0xDF, 0x8C,</text:p>
          </table:table-cell>
          <table:table-cell/>
          <table:table-cell table:formula="of:=[.S227]" office:value-type="string" office:string-value="0xDF, 0x8C," calcext:value-type="string">
            <text:p>0xDF, 0x8C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 table:style-name="ce74"/>
          <table:table-cell table:style-name="ce102"/>
          <table:table-cell/>
          <table:table-cell table:formula="of:=&quot;0x&quot;&amp;DEC2HEX([.B228]*8+[.C228]*4+[.D228]*2+[.E228]*1)&amp;DEC2HEX([.F228]*8+[.G228]*4+[.H228]*2+[.I228]*1)&amp;&quot;, 0x&quot;&amp;DEC2HEX([.J228]*8+[.K228]*4+[.L228]*2+[.M228]*1)&amp;DEC2HEX([.N228]*8+[.O228]*4+[.P228]*2+[.Q228]*1)&amp;&quot;,&quot;" office:value-type="string" office:string-value="0x0F, 0x80," calcext:value-type="string">
            <text:p>0x0F, 0x80,</text:p>
          </table:table-cell>
          <table:table-cell/>
          <table:table-cell table:formula="of:=[.S228]" office:value-type="string" office:string-value="0x0F, 0x80," calcext:value-type="string">
            <text:p>0x0F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style-name="ce75"/>
          <table:table-cell table:number-columns-repeated="4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3"/>
          <table:table-cell table:style-name="ce102"/>
          <table:table-cell/>
          <table:table-cell table:formula="of:=&quot;0x&quot;&amp;DEC2HEX([.B229]*8+[.C229]*4+[.D229]*2+[.E229]*1)&amp;DEC2HEX([.F229]*8+[.G229]*4+[.H229]*2+[.I229]*1)&amp;&quot;, 0x&quot;&amp;DEC2HEX([.J229]*8+[.K229]*4+[.L229]*2+[.M229]*1)&amp;DEC2HEX([.N229]*8+[.O229]*4+[.P229]*2+[.Q229]*1)&amp;&quot;,&quot;" office:value-type="string" office:string-value="0x07, 0x80," calcext:value-type="string">
            <text:p>0x07, 0x80,</text:p>
          </table:table-cell>
          <table:table-cell/>
          <table:table-cell table:formula="of:=[.S229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2" table:number-columns-repeated="4"/>
          <table:table-cell table:number-columns-repeated="3" table:style-name="ce75" office:value-type="float" office:value="1" calcext:value-type="float">
            <text:p>1</text:p>
          </table:table-cell>
          <table:table-cell table:style-name="ce72" table:number-columns-repeated="6"/>
          <table:table-cell table:style-name="ce102"/>
          <table:table-cell/>
          <table:table-cell table:formula="of:=&quot;0x&quot;&amp;DEC2HEX([.B230]*8+[.C230]*4+[.D230]*2+[.E230]*1)&amp;DEC2HEX([.F230]*8+[.G230]*4+[.H230]*2+[.I230]*1)&amp;&quot;, 0x&quot;&amp;DEC2HEX([.J230]*8+[.K230]*4+[.L230]*2+[.M230]*1)&amp;DEC2HEX([.N230]*8+[.O230]*4+[.P230]*2+[.Q230]*1)&amp;&quot;,&quot;" office:value-type="string" office:string-value="0x03, 0x80," calcext:value-type="string">
            <text:p>0x03, 0x80,</text:p>
          </table:table-cell>
          <table:table-cell/>
          <table:table-cell table:formula="of:=[.S230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66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02"/>
          <table:table-cell/>
          <table:table-cell table:formula="of:=&quot;0x&quot;&amp;DEC2HEX([.B231]*8+[.C231]*4+[.D231]*2+[.E231]*1)&amp;DEC2HEX([.F231]*8+[.G231]*4+[.H231]*2+[.I231]*1)&amp;&quot;, 0x&quot;&amp;DEC2HEX([.J231]*8+[.K231]*4+[.L231]*2+[.M231]*1)&amp;DEC2HEX([.N231]*8+[.O231]*4+[.P231]*2+[.Q231]*1)&amp;&quot;,&quot;" office:value-type="string" office:string-value="0x01, 0x80," calcext:value-type="string">
            <text:p>0x01, 0x80,</text:p>
          </table:table-cell>
          <table:table-cell/>
          <table:table-cell table:formula="of:=[.S231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52"/>
          <table:table-cell table:style-name="ce66" table:number-columns-repeated="7"/>
          <table:table-cell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11"/>
          <table:table-cell/>
          <table:table-cell table:formula="of:=&quot;0x&quot;&amp;DEC2HEX([.B232]*8+[.C232]*4+[.D232]*2+[.E232]*1)&amp;DEC2HEX([.F232]*8+[.G232]*4+[.H232]*2+[.I232]*1)&amp;&quot;, 0x&quot;&amp;DEC2HEX([.J232]*8+[.K232]*4+[.L232]*2+[.M232]*1)&amp;DEC2HEX([.N232]*8+[.O232]*4+[.P232]*2+[.Q232]*1)&amp;&quot;,&quot;" office:value-type="string" office:string-value="0x00, 0x80," calcext:value-type="string">
            <text:p>0x00, 0x80,</text:p>
          </table:table-cell>
          <table:table-cell/>
          <table:table-cell table:formula="of:=[.S232]&amp;&quot;} };&quot;" office:value-type="string" office:string-value="0x00, 0x80,} };" calcext:value-type="string">
            <text:p>0x00, 0x8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 table:number-columns-repeated="7"/>
          <table:table-cell table:style-name="ce75" office:value-type="float" office:value="1" calcext:value-type="float">
            <text:p>1</text:p>
          </table:table-cell>
          <table:table-cell table:style-name="ce69" table:number-columns-repeated="6"/>
          <table:table-cell table:style-name="ce101"/>
          <table:table-cell/>
          <table:table-cell table:formula="of:=&quot;0x&quot;&amp;DEC2HEX([.B234]*8+[.C234]*4+[.D234]*2+[.E234]*1)&amp;DEC2HEX([.F234]*8+[.G234]*4+[.H234]*2+[.I234]*1)&amp;&quot;, 0x&quot;&amp;DEC2HEX([.J234]*8+[.K234]*4+[.L234]*2+[.M234]*1)&amp;DEC2HEX([.N234]*8+[.O234]*4+[.P234]*2+[.Q234]*1)&amp;&quot;,&quot;" office:value-type="string" office:string-value="0x00, 0x80," calcext:value-type="string">
            <text:p>0x00, 0x80,</text:p>
          </table:table-cell>
          <table:table-cell table:style-name="ce142" office:value-type="string" calcext:value-type="string">
            <text:p>VolMinus</text:p>
          </table:table-cell>
          <table:table-cell table:formula="of:=&quot;static constexpr ButtonImage&lt;32&gt; &quot;&amp;[.T234]&amp;&quot; = {16,16, { &quot;&amp;[.S234]" office:value-type="string" office:string-value="static constexpr ButtonImage&lt;32&gt; VolMinus = {16,16, { 0x00, 0x80," calcext:value-type="string">
            <text:p>static constexpr ButtonImage&lt;32&gt; VolMinus = {16,16, { 0x00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94" table:number-columns-repeated="3"/>
          <table:table-cell table:style-name="ce74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94" table:number-columns-repeated="3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35]*8+[.C235]*4+[.D235]*2+[.E235]*1)&amp;DEC2HEX([.F235]*8+[.G235]*4+[.H235]*2+[.I235]*1)&amp;&quot;, 0x&quot;&amp;DEC2HEX([.J235]*8+[.K235]*4+[.L235]*2+[.M235]*1)&amp;DEC2HEX([.N235]*8+[.O235]*4+[.P235]*2+[.Q235]*1)&amp;&quot;,&quot;" office:value-type="string" office:string-value="0x01, 0x80," calcext:value-type="string">
            <text:p>0x01, 0x80,</text:p>
          </table:table-cell>
          <table:table-cell/>
          <table:table-cell table:formula="of:=[.S235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74" table:number-columns-repeated="6"/>
          <table:table-cell table:number-columns-repeated="3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36]*8+[.C236]*4+[.D236]*2+[.E236]*1)&amp;DEC2HEX([.F236]*8+[.G236]*4+[.H236]*2+[.I236]*1)&amp;&quot;, 0x&quot;&amp;DEC2HEX([.J236]*8+[.K236]*4+[.L236]*2+[.M236]*1)&amp;DEC2HEX([.N236]*8+[.O236]*4+[.P236]*2+[.Q236]*1)&amp;&quot;,&quot;" office:value-type="string" office:string-value="0x03, 0x80," calcext:value-type="string">
            <text:p>0x03, 0x80,</text:p>
          </table:table-cell>
          <table:table-cell/>
          <table:table-cell table:formula="of:=[.S236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3"/>
          <table:table-cell table:number-columns-repeated="4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37]*8+[.C237]*4+[.D237]*2+[.E237]*1)&amp;DEC2HEX([.F237]*8+[.G237]*4+[.H237]*2+[.I237]*1)&amp;&quot;, 0x&quot;&amp;DEC2HEX([.J237]*8+[.K237]*4+[.L237]*2+[.M237]*1)&amp;DEC2HEX([.N237]*8+[.O237]*4+[.P237]*2+[.Q237]*1)&amp;&quot;,&quot;" office:value-type="string" office:string-value="0x07, 0x80," calcext:value-type="string">
            <text:p>0x07, 0x80,</text:p>
          </table:table-cell>
          <table:table-cell/>
          <table:table-cell table:formula="of:=[.S237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38]*8+[.C238]*4+[.D238]*2+[.E238]*1)&amp;DEC2HEX([.F238]*8+[.G238]*4+[.H238]*2+[.I238]*1)&amp;&quot;, 0x&quot;&amp;DEC2HEX([.J238]*8+[.K238]*4+[.L238]*2+[.M238]*1)&amp;DEC2HEX([.N238]*8+[.O238]*4+[.P238]*2+[.Q238]*1)&amp;&quot;,&quot;" office:value-type="string" office:string-value="0x0F, 0x80," calcext:value-type="string">
            <text:p>0x0F, 0x80,</text:p>
          </table:table-cell>
          <table:table-cell/>
          <table:table-cell table:formula="of:=[.S238]" office:value-type="string" office:string-value="0x0F, 0x80," calcext:value-type="string">
            <text:p>0x0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 table:number-columns-repeated="3"/>
          <table:table-cell/>
          <table:table-cell table:style-name="ce102"/>
          <table:table-cell/>
          <table:table-cell table:formula="of:=&quot;0x&quot;&amp;DEC2HEX([.B239]*8+[.C239]*4+[.D239]*2+[.E239]*1)&amp;DEC2HEX([.F239]*8+[.G239]*4+[.H239]*2+[.I239]*1)&amp;&quot;, 0x&quot;&amp;DEC2HEX([.J239]*8+[.K239]*4+[.L239]*2+[.M239]*1)&amp;DEC2HEX([.N239]*8+[.O239]*4+[.P239]*2+[.Q239]*1)&amp;&quot;,&quot;" office:value-type="string" office:string-value="0xDF, 0x80," calcext:value-type="string">
            <text:p>0xDF, 0x80,</text:p>
          </table:table-cell>
          <table:table-cell/>
          <table:table-cell table:formula="of:=[.S239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style-name="ce122" table:number-columns-repeated="2"/>
          <table:table-cell table:style-name="ce35"/>
          <table:table-cell table:style-name="ce102"/>
          <table:table-cell/>
          <table:table-cell table:formula="of:=&quot;0x&quot;&amp;DEC2HEX([.B240]*8+[.C240]*4+[.D240]*2+[.E240]*1)&amp;DEC2HEX([.F240]*8+[.G240]*4+[.H240]*2+[.I240]*1)&amp;&quot;, 0x&quot;&amp;DEC2HEX([.J240]*8+[.K240]*4+[.L240]*2+[.M240]*1)&amp;DEC2HEX([.N240]*8+[.O240]*4+[.P240]*2+[.Q240]*1)&amp;&quot;,&quot;" office:value-type="string" office:string-value="0xDF, 0x80," calcext:value-type="string">
            <text:p>0xDF, 0x80,</text:p>
          </table:table-cell>
          <table:table-cell/>
          <table:table-cell table:formula="of:=[.S240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formula="of:=&quot;0x&quot;&amp;DEC2HEX([.B241]*8+[.C241]*4+[.D241]*2+[.E241]*1)&amp;DEC2HEX([.F241]*8+[.G241]*4+[.H241]*2+[.I241]*1)&amp;&quot;, 0x&quot;&amp;DEC2HEX([.J241]*8+[.K241]*4+[.L241]*2+[.M241]*1)&amp;DEC2HEX([.N241]*8+[.O241]*4+[.P241]*2+[.Q241]*1)&amp;&quot;,&quot;" office:value-type="string" office:string-value="0xDF, 0xBF," calcext:value-type="string">
            <text:p>0xDF, 0xBF,</text:p>
          </table:table-cell>
          <table:table-cell/>
          <table:table-cell table:formula="of:=[.S241]" office:value-type="string" office:string-value="0xDF, 0xBF," calcext:value-type="string">
            <text:p>0xDF, 0xBF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formula="of:=&quot;0x&quot;&amp;DEC2HEX([.B242]*8+[.C242]*4+[.D242]*2+[.E242]*1)&amp;DEC2HEX([.F242]*8+[.G242]*4+[.H242]*2+[.I242]*1)&amp;&quot;, 0x&quot;&amp;DEC2HEX([.J242]*8+[.K242]*4+[.L242]*2+[.M242]*1)&amp;DEC2HEX([.N242]*8+[.O242]*4+[.P242]*2+[.Q242]*1)&amp;&quot;,&quot;" office:value-type="string" office:string-value="0xDF, 0xBF," calcext:value-type="string">
            <text:p>0xDF, 0xBF,</text:p>
          </table:table-cell>
          <table:table-cell/>
          <table:table-cell table:formula="of:=[.S242]" office:value-type="string" office:string-value="0xDF, 0xBF," calcext:value-type="string">
            <text:p>0xDF, 0xBF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style-name="ce122" table:number-columns-repeated="2"/>
          <table:table-cell table:style-name="ce35"/>
          <table:table-cell table:style-name="ce102"/>
          <table:table-cell/>
          <table:table-cell table:formula="of:=&quot;0x&quot;&amp;DEC2HEX([.B243]*8+[.C243]*4+[.D243]*2+[.E243]*1)&amp;DEC2HEX([.F243]*8+[.G243]*4+[.H243]*2+[.I243]*1)&amp;&quot;, 0x&quot;&amp;DEC2HEX([.J243]*8+[.K243]*4+[.L243]*2+[.M243]*1)&amp;DEC2HEX([.N243]*8+[.O243]*4+[.P243]*2+[.Q243]*1)&amp;&quot;,&quot;" office:value-type="string" office:string-value="0xDF, 0x80," calcext:value-type="string">
            <text:p>0xDF, 0x80,</text:p>
          </table:table-cell>
          <table:table-cell/>
          <table:table-cell table:formula="of:=[.S243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style-name="ce122" table:number-columns-repeated="2"/>
          <table:table-cell/>
          <table:table-cell table:style-name="ce102"/>
          <table:table-cell/>
          <table:table-cell table:formula="of:=&quot;0x&quot;&amp;DEC2HEX([.B244]*8+[.C244]*4+[.D244]*2+[.E244]*1)&amp;DEC2HEX([.F244]*8+[.G244]*4+[.H244]*2+[.I244]*1)&amp;&quot;, 0x&quot;&amp;DEC2HEX([.J244]*8+[.K244]*4+[.L244]*2+[.M244]*1)&amp;DEC2HEX([.N244]*8+[.O244]*4+[.P244]*2+[.Q244]*1)&amp;&quot;,&quot;" office:value-type="string" office:string-value="0xDF, 0x80," calcext:value-type="string">
            <text:p>0xDF, 0x80,</text:p>
          </table:table-cell>
          <table:table-cell/>
          <table:table-cell table:formula="of:=[.S244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 table:style-name="ce74"/>
          <table:table-cell table:style-name="ce102"/>
          <table:table-cell/>
          <table:table-cell table:formula="of:=&quot;0x&quot;&amp;DEC2HEX([.B245]*8+[.C245]*4+[.D245]*2+[.E245]*1)&amp;DEC2HEX([.F245]*8+[.G245]*4+[.H245]*2+[.I245]*1)&amp;&quot;, 0x&quot;&amp;DEC2HEX([.J245]*8+[.K245]*4+[.L245]*2+[.M245]*1)&amp;DEC2HEX([.N245]*8+[.O245]*4+[.P245]*2+[.Q245]*1)&amp;&quot;,&quot;" office:value-type="string" office:string-value="0x0F, 0x80," calcext:value-type="string">
            <text:p>0x0F, 0x80,</text:p>
          </table:table-cell>
          <table:table-cell/>
          <table:table-cell table:formula="of:=[.S245]" office:value-type="string" office:string-value="0x0F, 0x80," calcext:value-type="string">
            <text:p>0x0F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style-name="ce75"/>
          <table:table-cell table:number-columns-repeated="4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3"/>
          <table:table-cell table:style-name="ce102"/>
          <table:table-cell/>
          <table:table-cell table:formula="of:=&quot;0x&quot;&amp;DEC2HEX([.B246]*8+[.C246]*4+[.D246]*2+[.E246]*1)&amp;DEC2HEX([.F246]*8+[.G246]*4+[.H246]*2+[.I246]*1)&amp;&quot;, 0x&quot;&amp;DEC2HEX([.J246]*8+[.K246]*4+[.L246]*2+[.M246]*1)&amp;DEC2HEX([.N246]*8+[.O246]*4+[.P246]*2+[.Q246]*1)&amp;&quot;,&quot;" office:value-type="string" office:string-value="0x07, 0x80," calcext:value-type="string">
            <text:p>0x07, 0x80,</text:p>
          </table:table-cell>
          <table:table-cell/>
          <table:table-cell table:formula="of:=[.S246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2" table:number-columns-repeated="4"/>
          <table:table-cell table:number-columns-repeated="3" table:style-name="ce75" office:value-type="float" office:value="1" calcext:value-type="float">
            <text:p>1</text:p>
          </table:table-cell>
          <table:table-cell table:style-name="ce72" table:number-columns-repeated="6"/>
          <table:table-cell table:style-name="ce102"/>
          <table:table-cell/>
          <table:table-cell table:formula="of:=&quot;0x&quot;&amp;DEC2HEX([.B247]*8+[.C247]*4+[.D247]*2+[.E247]*1)&amp;DEC2HEX([.F247]*8+[.G247]*4+[.H247]*2+[.I247]*1)&amp;&quot;, 0x&quot;&amp;DEC2HEX([.J247]*8+[.K247]*4+[.L247]*2+[.M247]*1)&amp;DEC2HEX([.N247]*8+[.O247]*4+[.P247]*2+[.Q247]*1)&amp;&quot;,&quot;" office:value-type="string" office:string-value="0x03, 0x80," calcext:value-type="string">
            <text:p>0x03, 0x80,</text:p>
          </table:table-cell>
          <table:table-cell/>
          <table:table-cell table:formula="of:=[.S247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66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02"/>
          <table:table-cell/>
          <table:table-cell table:formula="of:=&quot;0x&quot;&amp;DEC2HEX([.B248]*8+[.C248]*4+[.D248]*2+[.E248]*1)&amp;DEC2HEX([.F248]*8+[.G248]*4+[.H248]*2+[.I248]*1)&amp;&quot;, 0x&quot;&amp;DEC2HEX([.J248]*8+[.K248]*4+[.L248]*2+[.M248]*1)&amp;DEC2HEX([.N248]*8+[.O248]*4+[.P248]*2+[.Q248]*1)&amp;&quot;,&quot;" office:value-type="string" office:string-value="0x01, 0x80," calcext:value-type="string">
            <text:p>0x01, 0x80,</text:p>
          </table:table-cell>
          <table:table-cell/>
          <table:table-cell table:formula="of:=[.S248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52"/>
          <table:table-cell table:style-name="ce66" table:number-columns-repeated="7"/>
          <table:table-cell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11"/>
          <table:table-cell/>
          <table:table-cell table:formula="of:=&quot;0x&quot;&amp;DEC2HEX([.B249]*8+[.C249]*4+[.D249]*2+[.E249]*1)&amp;DEC2HEX([.F249]*8+[.G249]*4+[.H249]*2+[.I249]*1)&amp;&quot;, 0x&quot;&amp;DEC2HEX([.J249]*8+[.K249]*4+[.L249]*2+[.M249]*1)&amp;DEC2HEX([.N249]*8+[.O249]*4+[.P249]*2+[.Q249]*1)&amp;&quot;,&quot;" office:value-type="string" office:string-value="0x00, 0x80," calcext:value-type="string">
            <text:p>0x00, 0x80,</text:p>
          </table:table-cell>
          <table:table-cell/>
          <table:table-cell table:formula="of:=[.S249]&amp;&quot;} };&quot;" office:value-type="string" office:string-value="0x00, 0x80,} };" calcext:value-type="string">
            <text:p>0x00, 0x8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 table:number-columns-repeated="7"/>
          <table:table-cell table:style-name="ce75" office:value-type="float" office:value="1" calcext:value-type="float">
            <text:p>1</text:p>
          </table:table-cell>
          <table:table-cell table:style-name="ce69" table:number-columns-repeated="6"/>
          <table:table-cell table:style-name="ce101"/>
          <table:table-cell/>
          <table:table-cell table:formula="of:=&quot;0x&quot;&amp;DEC2HEX([.B251]*8+[.C251]*4+[.D251]*2+[.E251]*1)&amp;DEC2HEX([.F251]*8+[.G251]*4+[.H251]*2+[.I251]*1)&amp;&quot;, 0x&quot;&amp;DEC2HEX([.J251]*8+[.K251]*4+[.L251]*2+[.M251]*1)&amp;DEC2HEX([.N251]*8+[.O251]*4+[.P251]*2+[.Q251]*1)&amp;&quot;,&quot;" office:value-type="string" office:string-value="0x00, 0x80," calcext:value-type="string">
            <text:p>0x00, 0x80,</text:p>
          </table:table-cell>
          <table:table-cell table:style-name="ce142" office:value-type="string" calcext:value-type="string">
            <text:p>Mute</text:p>
          </table:table-cell>
          <table:table-cell table:formula="of:=&quot;static constexpr ButtonImage&lt;32&gt; &quot;&amp;[.T251]&amp;&quot; = {16,16, { &quot;&amp;[.S251]" office:value-type="string" office:string-value="static constexpr ButtonImage&lt;32&gt; Mute = {16,16, { 0x00, 0x80," calcext:value-type="string">
            <text:p>static constexpr ButtonImage&lt;32&gt; Mute = {16,16, { 0x00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94" table:number-columns-repeated="3"/>
          <table:table-cell table:style-name="ce74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94" table:number-columns-repeated="3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52]*8+[.C252]*4+[.D252]*2+[.E252]*1)&amp;DEC2HEX([.F252]*8+[.G252]*4+[.H252]*2+[.I252]*1)&amp;&quot;, 0x&quot;&amp;DEC2HEX([.J252]*8+[.K252]*4+[.L252]*2+[.M252]*1)&amp;DEC2HEX([.N252]*8+[.O252]*4+[.P252]*2+[.Q252]*1)&amp;&quot;,&quot;" office:value-type="string" office:string-value="0x01, 0x80," calcext:value-type="string">
            <text:p>0x01, 0x80,</text:p>
          </table:table-cell>
          <table:table-cell/>
          <table:table-cell table:formula="of:=[.S252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74" table:number-columns-repeated="6"/>
          <table:table-cell table:number-columns-repeated="3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53]*8+[.C253]*4+[.D253]*2+[.E253]*1)&amp;DEC2HEX([.F253]*8+[.G253]*4+[.H253]*2+[.I253]*1)&amp;&quot;, 0x&quot;&amp;DEC2HEX([.J253]*8+[.K253]*4+[.L253]*2+[.M253]*1)&amp;DEC2HEX([.N253]*8+[.O253]*4+[.P253]*2+[.Q253]*1)&amp;&quot;,&quot;" office:value-type="string" office:string-value="0x03, 0x80," calcext:value-type="string">
            <text:p>0x03, 0x80,</text:p>
          </table:table-cell>
          <table:table-cell/>
          <table:table-cell table:formula="of:=[.S253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3"/>
          <table:table-cell table:number-columns-repeated="4" table:style-name="ce75" office:value-type="float" office:value="1" calcext:value-type="float">
            <text:p>1</text:p>
          </table:table-cell>
          <table:table-cell table:style-name="ce74"/>
          <table:table-cell table:style-name="ce94" table:number-columns-repeated="2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54]*8+[.C254]*4+[.D254]*2+[.E254]*1)&amp;DEC2HEX([.F254]*8+[.G254]*4+[.H254]*2+[.I254]*1)&amp;&quot;, 0x&quot;&amp;DEC2HEX([.J254]*8+[.K254]*4+[.L254]*2+[.M254]*1)&amp;DEC2HEX([.N254]*8+[.O254]*4+[.P254]*2+[.Q254]*1)&amp;&quot;,&quot;" office:value-type="string" office:string-value="0x07, 0x80," calcext:value-type="string">
            <text:p>0x07, 0x80,</text:p>
          </table:table-cell>
          <table:table-cell/>
          <table:table-cell table:formula="of:=[.S254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123"/>
          <table:table-cell table:style-name="ce122"/>
          <table:table-cell/>
          <table:table-cell table:style-name="ce102"/>
          <table:table-cell/>
          <table:table-cell table:formula="of:=&quot;0x&quot;&amp;DEC2HEX([.B255]*8+[.C255]*4+[.D255]*2+[.E255]*1)&amp;DEC2HEX([.F255]*8+[.G255]*4+[.H255]*2+[.I255]*1)&amp;&quot;, 0x&quot;&amp;DEC2HEX([.J255]*8+[.K255]*4+[.L255]*2+[.M255]*1)&amp;DEC2HEX([.N255]*8+[.O255]*4+[.P255]*2+[.Q255]*1)&amp;&quot;,&quot;" office:value-type="string" office:string-value="0x0F, 0x80," calcext:value-type="string">
            <text:p>0x0F, 0x80,</text:p>
          </table:table-cell>
          <table:table-cell/>
          <table:table-cell table:formula="of:=[.S255]" office:value-type="string" office:string-value="0x0F, 0x80," calcext:value-type="string">
            <text:p>0x0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6" table:style-name="ce75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/>
          <table:table-cell table:style-name="ce123"/>
          <table:table-cell table:style-name="ce122"/>
          <table:table-cell table:style-name="ce66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256]*8+[.C256]*4+[.D256]*2+[.E256]*1)&amp;DEC2HEX([.F256]*8+[.G256]*4+[.H256]*2+[.I256]*1)&amp;&quot;, 0x&quot;&amp;DEC2HEX([.J256]*8+[.K256]*4+[.L256]*2+[.M256]*1)&amp;DEC2HEX([.N256]*8+[.O256]*4+[.P256]*2+[.Q256]*1)&amp;&quot;,&quot;" office:value-type="string" office:string-value="0xDF, 0xA2," calcext:value-type="string">
            <text:p>0xDF, 0xA2,</text:p>
          </table:table-cell>
          <table:table-cell/>
          <table:table-cell table:formula="of:=[.S256]" office:value-type="string" office:string-value="0xDF, 0xA2," calcext:value-type="string">
            <text:p>0xDF, 0xA2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4" office:value-type="float" office:value="1" calcext:value-type="float">
            <text:p>1</text:p>
          </table:table-cell>
          <table:table-cell table:style-name="ce123"/>
          <table:table-cell table:style-name="ce122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257]*8+[.C257]*4+[.D257]*2+[.E257]*1)&amp;DEC2HEX([.F257]*8+[.G257]*4+[.H257]*2+[.I257]*1)&amp;&quot;, 0x&quot;&amp;DEC2HEX([.J257]*8+[.K257]*4+[.L257]*2+[.M257]*1)&amp;DEC2HEX([.N257]*8+[.O257]*4+[.P257]*2+[.Q257]*1)&amp;&quot;,&quot;" office:value-type="string" office:string-value="0xDF, 0x94," calcext:value-type="string">
            <text:p>0xDF, 0x94,</text:p>
          </table:table-cell>
          <table:table-cell/>
          <table:table-cell table:formula="of:=[.S257]" office:value-type="string" office:string-value="0xDF, 0x94," calcext:value-type="string">
            <text:p>0xDF, 0x94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102"/>
          <table:table-cell/>
          <table:table-cell table:formula="of:=&quot;0x&quot;&amp;DEC2HEX([.B258]*8+[.C258]*4+[.D258]*2+[.E258]*1)&amp;DEC2HEX([.F258]*8+[.G258]*4+[.H258]*2+[.I258]*1)&amp;&quot;, 0x&quot;&amp;DEC2HEX([.J258]*8+[.K258]*4+[.L258]*2+[.M258]*1)&amp;DEC2HEX([.N258]*8+[.O258]*4+[.P258]*2+[.Q258]*1)&amp;&quot;,&quot;" office:value-type="string" office:string-value="0xDF, 0x88," calcext:value-type="string">
            <text:p>0xDF, 0x88,</text:p>
          </table:table-cell>
          <table:table-cell/>
          <table:table-cell table:formula="of:=[.S258]" office:value-type="string" office:string-value="0xDF, 0x88," calcext:value-type="string">
            <text:p>0xDF, 0x88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4" office:value-type="float" office:value="1" calcext:value-type="float">
            <text:p>1</text:p>
          </table:table-cell>
          <table:table-cell table:style-name="ce123"/>
          <table:table-cell table:style-name="ce122" office:value-type="float" office:value="1" calcext:value-type="float">
            <text:p>1</text:p>
          </table:table-cell>
          <table:table-cell/>
          <table:table-cell table:style-name="ce75"/>
          <table:table-cell/>
          <table:table-cell table:formula="of:=&quot;0x&quot;&amp;DEC2HEX([.B259]*8+[.C259]*4+[.D259]*2+[.E259]*1)&amp;DEC2HEX([.F259]*8+[.G259]*4+[.H259]*2+[.I259]*1)&amp;&quot;, 0x&quot;&amp;DEC2HEX([.J259]*8+[.K259]*4+[.L259]*2+[.M259]*1)&amp;DEC2HEX([.N259]*8+[.O259]*4+[.P259]*2+[.Q259]*1)&amp;&quot;,&quot;" office:value-type="string" office:string-value="0xDF, 0x94," calcext:value-type="string">
            <text:p>0xDF, 0x94,</text:p>
          </table:table-cell>
          <table:table-cell/>
          <table:table-cell table:formula="of:=[.S259]" office:value-type="string" office:string-value="0xDF, 0x94," calcext:value-type="string">
            <text:p>0xDF, 0x94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/>
          <table:table-cell table:style-name="ce123"/>
          <table:table-cell table:style-name="ce122"/>
          <table:table-cell table:style-name="ce66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260]*8+[.C260]*4+[.D260]*2+[.E260]*1)&amp;DEC2HEX([.F260]*8+[.G260]*4+[.H260]*2+[.I260]*1)&amp;&quot;, 0x&quot;&amp;DEC2HEX([.J260]*8+[.K260]*4+[.L260]*2+[.M260]*1)&amp;DEC2HEX([.N260]*8+[.O260]*4+[.P260]*2+[.Q260]*1)&amp;&quot;,&quot;" office:value-type="string" office:string-value="0xDF, 0xA2," calcext:value-type="string">
            <text:p>0xDF, 0xA2,</text:p>
          </table:table-cell>
          <table:table-cell/>
          <table:table-cell table:formula="of:=[.S260]" office:value-type="string" office:string-value="0xDF, 0xA2," calcext:value-type="string">
            <text:p>0xDF, 0xA2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style-name="ce122" table:number-columns-repeated="2"/>
          <table:table-cell/>
          <table:table-cell table:style-name="ce102"/>
          <table:table-cell/>
          <table:table-cell table:formula="of:=&quot;0x&quot;&amp;DEC2HEX([.B261]*8+[.C261]*4+[.D261]*2+[.E261]*1)&amp;DEC2HEX([.F261]*8+[.G261]*4+[.H261]*2+[.I261]*1)&amp;&quot;, 0x&quot;&amp;DEC2HEX([.J261]*8+[.K261]*4+[.L261]*2+[.M261]*1)&amp;DEC2HEX([.N261]*8+[.O261]*4+[.P261]*2+[.Q261]*1)&amp;&quot;,&quot;" office:value-type="string" office:string-value="0xDF, 0x80," calcext:value-type="string">
            <text:p>0xDF, 0x80,</text:p>
          </table:table-cell>
          <table:table-cell/>
          <table:table-cell table:formula="of:=[.S261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 table:style-name="ce74"/>
          <table:table-cell table:style-name="ce102"/>
          <table:table-cell/>
          <table:table-cell table:formula="of:=&quot;0x&quot;&amp;DEC2HEX([.B262]*8+[.C262]*4+[.D262]*2+[.E262]*1)&amp;DEC2HEX([.F262]*8+[.G262]*4+[.H262]*2+[.I262]*1)&amp;&quot;, 0x&quot;&amp;DEC2HEX([.J262]*8+[.K262]*4+[.L262]*2+[.M262]*1)&amp;DEC2HEX([.N262]*8+[.O262]*4+[.P262]*2+[.Q262]*1)&amp;&quot;,&quot;" office:value-type="string" office:string-value="0x0F, 0x80," calcext:value-type="string">
            <text:p>0x0F, 0x80,</text:p>
          </table:table-cell>
          <table:table-cell/>
          <table:table-cell table:formula="of:=[.S262]" office:value-type="string" office:string-value="0x0F, 0x80," calcext:value-type="string">
            <text:p>0x0F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style-name="ce75"/>
          <table:table-cell table:number-columns-repeated="4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3"/>
          <table:table-cell table:style-name="ce102"/>
          <table:table-cell/>
          <table:table-cell table:formula="of:=&quot;0x&quot;&amp;DEC2HEX([.B263]*8+[.C263]*4+[.D263]*2+[.E263]*1)&amp;DEC2HEX([.F263]*8+[.G263]*4+[.H263]*2+[.I263]*1)&amp;&quot;, 0x&quot;&amp;DEC2HEX([.J263]*8+[.K263]*4+[.L263]*2+[.M263]*1)&amp;DEC2HEX([.N263]*8+[.O263]*4+[.P263]*2+[.Q263]*1)&amp;&quot;,&quot;" office:value-type="string" office:string-value="0x07, 0x80," calcext:value-type="string">
            <text:p>0x07, 0x80,</text:p>
          </table:table-cell>
          <table:table-cell/>
          <table:table-cell table:formula="of:=[.S263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2" table:number-columns-repeated="4"/>
          <table:table-cell table:number-columns-repeated="3" table:style-name="ce75" office:value-type="float" office:value="1" calcext:value-type="float">
            <text:p>1</text:p>
          </table:table-cell>
          <table:table-cell table:style-name="ce72" table:number-columns-repeated="6"/>
          <table:table-cell table:style-name="ce102"/>
          <table:table-cell/>
          <table:table-cell table:formula="of:=&quot;0x&quot;&amp;DEC2HEX([.B264]*8+[.C264]*4+[.D264]*2+[.E264]*1)&amp;DEC2HEX([.F264]*8+[.G264]*4+[.H264]*2+[.I264]*1)&amp;&quot;, 0x&quot;&amp;DEC2HEX([.J264]*8+[.K264]*4+[.L264]*2+[.M264]*1)&amp;DEC2HEX([.N264]*8+[.O264]*4+[.P264]*2+[.Q264]*1)&amp;&quot;,&quot;" office:value-type="string" office:string-value="0x03, 0x80," calcext:value-type="string">
            <text:p>0x03, 0x80,</text:p>
          </table:table-cell>
          <table:table-cell/>
          <table:table-cell table:formula="of:=[.S264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66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02"/>
          <table:table-cell/>
          <table:table-cell table:formula="of:=&quot;0x&quot;&amp;DEC2HEX([.B265]*8+[.C265]*4+[.D265]*2+[.E265]*1)&amp;DEC2HEX([.F265]*8+[.G265]*4+[.H265]*2+[.I265]*1)&amp;&quot;, 0x&quot;&amp;DEC2HEX([.J265]*8+[.K265]*4+[.L265]*2+[.M265]*1)&amp;DEC2HEX([.N265]*8+[.O265]*4+[.P265]*2+[.Q265]*1)&amp;&quot;,&quot;" office:value-type="string" office:string-value="0x01, 0x80," calcext:value-type="string">
            <text:p>0x01, 0x80,</text:p>
          </table:table-cell>
          <table:table-cell/>
          <table:table-cell table:formula="of:=[.S265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52"/>
          <table:table-cell table:style-name="ce66" table:number-columns-repeated="7"/>
          <table:table-cell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11"/>
          <table:table-cell/>
          <table:table-cell table:formula="of:=&quot;0x&quot;&amp;DEC2HEX([.B266]*8+[.C266]*4+[.D266]*2+[.E266]*1)&amp;DEC2HEX([.F266]*8+[.G266]*4+[.H266]*2+[.I266]*1)&amp;&quot;, 0x&quot;&amp;DEC2HEX([.J266]*8+[.K266]*4+[.L266]*2+[.M266]*1)&amp;DEC2HEX([.N266]*8+[.O266]*4+[.P266]*2+[.Q266]*1)&amp;&quot;,&quot;" office:value-type="string" office:string-value="0x00, 0x80," calcext:value-type="string">
            <text:p>0x00, 0x80,</text:p>
          </table:table-cell>
          <table:table-cell/>
          <table:table-cell table:formula="of:=[.S266]&amp;&quot;} };&quot;" office:value-type="string" office:string-value="0x00, 0x80,} };" calcext:value-type="string">
            <text:p>0x00, 0x8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 table:number-columns-repeated="7"/>
          <table:table-cell table:style-name="ce75" office:value-type="float" office:value="1" calcext:value-type="float">
            <text:p>1</text:p>
          </table:table-cell>
          <table:table-cell table:style-name="ce69" table:number-columns-repeated="6"/>
          <table:table-cell table:style-name="ce101"/>
          <table:table-cell/>
          <table:table-cell table:formula="of:=&quot;0x&quot;&amp;DEC2HEX([.B268]*8+[.C268]*4+[.D268]*2+[.E268]*1)&amp;DEC2HEX([.F268]*8+[.G268]*4+[.H268]*2+[.I268]*1)&amp;&quot;, 0x&quot;&amp;DEC2HEX([.J268]*8+[.K268]*4+[.L268]*2+[.M268]*1)&amp;DEC2HEX([.N268]*8+[.O268]*4+[.P268]*2+[.Q268]*1)&amp;&quot;,&quot;" office:value-type="string" office:string-value="0x00, 0x80," calcext:value-type="string">
            <text:p>0x00, 0x80,</text:p>
          </table:table-cell>
          <table:table-cell table:style-name="ce142" office:value-type="string" calcext:value-type="string">
            <text:p>Mute</text:p>
          </table:table-cell>
          <table:table-cell table:formula="of:=&quot;static constexpr ButtonImage&lt;32&gt; &quot;&amp;[.T268]&amp;&quot; = {16,16, { &quot;&amp;[.S268]" office:value-type="string" office:string-value="static constexpr ButtonImage&lt;32&gt; Mute = {16,16, { 0x00, 0x80," calcext:value-type="string">
            <text:p>static constexpr ButtonImage&lt;32&gt; Mute = {16,16, { 0x00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94" table:number-columns-repeated="3"/>
          <table:table-cell table:style-name="ce74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94" table:number-columns-repeated="3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69]*8+[.C269]*4+[.D269]*2+[.E269]*1)&amp;DEC2HEX([.F269]*8+[.G269]*4+[.H269]*2+[.I269]*1)&amp;&quot;, 0x&quot;&amp;DEC2HEX([.J269]*8+[.K269]*4+[.L269]*2+[.M269]*1)&amp;DEC2HEX([.N269]*8+[.O269]*4+[.P269]*2+[.Q269]*1)&amp;&quot;,&quot;" office:value-type="string" office:string-value="0x01, 0x80," calcext:value-type="string">
            <text:p>0x01, 0x80,</text:p>
          </table:table-cell>
          <table:table-cell/>
          <table:table-cell table:formula="of:=[.S269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74" table:number-columns-repeated="6"/>
          <table:table-cell table:number-columns-repeated="3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70]*8+[.C270]*4+[.D270]*2+[.E270]*1)&amp;DEC2HEX([.F270]*8+[.G270]*4+[.H270]*2+[.I270]*1)&amp;&quot;, 0x&quot;&amp;DEC2HEX([.J270]*8+[.K270]*4+[.L270]*2+[.M270]*1)&amp;DEC2HEX([.N270]*8+[.O270]*4+[.P270]*2+[.Q270]*1)&amp;&quot;,&quot;" office:value-type="string" office:string-value="0x03, 0x80," calcext:value-type="string">
            <text:p>0x03, 0x80,</text:p>
          </table:table-cell>
          <table:table-cell/>
          <table:table-cell table:formula="of:=[.S270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5"/>
          <table:table-cell table:style-name="ce74"/>
          <table:table-cell table:style-name="ce94" table:number-columns-repeated="2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71]*8+[.C271]*4+[.D271]*2+[.E271]*1)&amp;DEC2HEX([.F271]*8+[.G271]*4+[.H271]*2+[.I271]*1)&amp;&quot;, 0x&quot;&amp;DEC2HEX([.J271]*8+[.K271]*4+[.L271]*2+[.M271]*1)&amp;DEC2HEX([.N271]*8+[.O271]*4+[.P271]*2+[.Q271]*1)&amp;&quot;,&quot;" office:value-type="string" office:string-value="0x07, 0x00," calcext:value-type="string">
            <text:p>0x07, 0x00,</text:p>
          </table:table-cell>
          <table:table-cell/>
          <table:table-cell table:formula="of:=[.S271]" office:value-type="string" office:string-value="0x07, 0x00," calcext:value-type="string">
            <text:p>0x07, 0x0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4"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75" office:value-type="float" office:value="1" calcext:value-type="float">
            <text:p>1</text:p>
          </table:table-cell>
          <table:table-cell/>
          <table:table-cell table:formula="of:=&quot;0x&quot;&amp;DEC2HEX([.B272]*8+[.C272]*4+[.D272]*2+[.E272]*1)&amp;DEC2HEX([.F272]*8+[.G272]*4+[.H272]*2+[.I272]*1)&amp;&quot;, 0x&quot;&amp;DEC2HEX([.J272]*8+[.K272]*4+[.L272]*2+[.M272]*1)&amp;DEC2HEX([.N272]*8+[.O272]*4+[.P272]*2+[.Q272]*1)&amp;&quot;,&quot;" office:value-type="string" office:string-value="0x0F, 0x41," calcext:value-type="string">
            <text:p>0x0F, 0x41,</text:p>
          </table:table-cell>
          <table:table-cell/>
          <table:table-cell table:formula="of:=[.S272]" office:value-type="string" office:string-value="0x0F, 0x41," calcext:value-type="string">
            <text:p>0x0F, 0x41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5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formula="of:=&quot;0x&quot;&amp;DEC2HEX([.B273]*8+[.C273]*4+[.D273]*2+[.E273]*1)&amp;DEC2HEX([.F273]*8+[.G273]*4+[.H273]*2+[.I273]*1)&amp;&quot;, 0x&quot;&amp;DEC2HEX([.J273]*8+[.K273]*4+[.L273]*2+[.M273]*1)&amp;DEC2HEX([.N273]*8+[.O273]*4+[.P273]*2+[.Q273]*1)&amp;&quot;,&quot;" office:value-type="string" office:string-value="0xDF, 0x63," calcext:value-type="string">
            <text:p>0xDF, 0x63,</text:p>
          </table:table-cell>
          <table:table-cell/>
          <table:table-cell table:formula="of:=[.S273]" office:value-type="string" office:string-value="0xDF, 0x63," calcext:value-type="string">
            <text:p>0xDF, 0x63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5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/>
          <table:table-cell table:formula="of:=&quot;0x&quot;&amp;DEC2HEX([.B274]*8+[.C274]*4+[.D274]*2+[.E274]*1)&amp;DEC2HEX([.F274]*8+[.G274]*4+[.H274]*2+[.I274]*1)&amp;&quot;, 0x&quot;&amp;DEC2HEX([.J274]*8+[.K274]*4+[.L274]*2+[.M274]*1)&amp;DEC2HEX([.N274]*8+[.O274]*4+[.P274]*2+[.Q274]*1)&amp;&quot;,&quot;" office:value-type="string" office:string-value="0xDF, 0x36," calcext:value-type="string">
            <text:p>0xDF, 0x36,</text:p>
          </table:table-cell>
          <table:table-cell/>
          <table:table-cell table:formula="of:=[.S274]" office:value-type="string" office:string-value="0xDF, 0x36," calcext:value-type="string">
            <text:p>0xDF, 0x36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5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2"/>
          <table:table-cell/>
          <table:table-cell table:formula="of:=&quot;0x&quot;&amp;DEC2HEX([.B275]*8+[.C275]*4+[.D275]*2+[.E275]*1)&amp;DEC2HEX([.F275]*8+[.G275]*4+[.H275]*2+[.I275]*1)&amp;&quot;, 0x&quot;&amp;DEC2HEX([.J275]*8+[.K275]*4+[.L275]*2+[.M275]*1)&amp;DEC2HEX([.N275]*8+[.O275]*4+[.P275]*2+[.Q275]*1)&amp;&quot;,&quot;" office:value-type="string" office:string-value="0xDF, 0x1C," calcext:value-type="string">
            <text:p>0xDF, 0x1C,</text:p>
          </table:table-cell>
          <table:table-cell/>
          <table:table-cell table:formula="of:=[.S275]" office:value-type="string" office:string-value="0xDF, 0x1C," calcext:value-type="string">
            <text:p>0xDF, 0x1C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5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/>
          <table:table-cell table:formula="of:=&quot;0x&quot;&amp;DEC2HEX([.B276]*8+[.C276]*4+[.D276]*2+[.E276]*1)&amp;DEC2HEX([.F276]*8+[.G276]*4+[.H276]*2+[.I276]*1)&amp;&quot;, 0x&quot;&amp;DEC2HEX([.J276]*8+[.K276]*4+[.L276]*2+[.M276]*1)&amp;DEC2HEX([.N276]*8+[.O276]*4+[.P276]*2+[.Q276]*1)&amp;&quot;,&quot;" office:value-type="string" office:string-value="0xDF, 0x36," calcext:value-type="string">
            <text:p>0xDF, 0x36,</text:p>
          </table:table-cell>
          <table:table-cell/>
          <table:table-cell table:formula="of:=[.S276]" office:value-type="string" office:string-value="0xDF, 0x36," calcext:value-type="string">
            <text:p>0xDF, 0x36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5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formula="of:=&quot;0x&quot;&amp;DEC2HEX([.B277]*8+[.C277]*4+[.D277]*2+[.E277]*1)&amp;DEC2HEX([.F277]*8+[.G277]*4+[.H277]*2+[.I277]*1)&amp;&quot;, 0x&quot;&amp;DEC2HEX([.J277]*8+[.K277]*4+[.L277]*2+[.M277]*1)&amp;DEC2HEX([.N277]*8+[.O277]*4+[.P277]*2+[.Q277]*1)&amp;&quot;,&quot;" office:value-type="string" office:string-value="0xDF, 0x63," calcext:value-type="string">
            <text:p>0xDF, 0x63,</text:p>
          </table:table-cell>
          <table:table-cell/>
          <table:table-cell table:formula="of:=[.S277]" office:value-type="string" office:string-value="0xDF, 0x63," calcext:value-type="string">
            <text:p>0xDF, 0x63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5"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75" office:value-type="float" office:value="1" calcext:value-type="float">
            <text:p>1</text:p>
          </table:table-cell>
          <table:table-cell/>
          <table:table-cell table:formula="of:=&quot;0x&quot;&amp;DEC2HEX([.B278]*8+[.C278]*4+[.D278]*2+[.E278]*1)&amp;DEC2HEX([.F278]*8+[.G278]*4+[.H278]*2+[.I278]*1)&amp;&quot;, 0x&quot;&amp;DEC2HEX([.J278]*8+[.K278]*4+[.L278]*2+[.M278]*1)&amp;DEC2HEX([.N278]*8+[.O278]*4+[.P278]*2+[.Q278]*1)&amp;&quot;,&quot;" office:value-type="string" office:string-value="0xDF, 0x41," calcext:value-type="string">
            <text:p>0xDF, 0x41,</text:p>
          </table:table-cell>
          <table:table-cell/>
          <table:table-cell table:formula="of:=[.S278]" office:value-type="string" office:string-value="0xDF, 0x41," calcext:value-type="string">
            <text:p>0xDF, 0x41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4" table:style-name="ce75" office:value-type="float" office:value="1" calcext:value-type="float">
            <text:p>1</text:p>
          </table:table-cell>
          <table:table-cell table:style-name="ce75"/>
          <table:table-cell table:style-name="ce74" table:number-columns-repeated="3"/>
          <table:table-cell table:style-name="ce66" table:number-columns-repeated="2"/>
          <table:table-cell table:style-name="ce74"/>
          <table:table-cell table:style-name="ce102"/>
          <table:table-cell/>
          <table:table-cell table:formula="of:=&quot;0x&quot;&amp;DEC2HEX([.B279]*8+[.C279]*4+[.D279]*2+[.E279]*1)&amp;DEC2HEX([.F279]*8+[.G279]*4+[.H279]*2+[.I279]*1)&amp;&quot;, 0x&quot;&amp;DEC2HEX([.J279]*8+[.K279]*4+[.L279]*2+[.M279]*1)&amp;DEC2HEX([.N279]*8+[.O279]*4+[.P279]*2+[.Q279]*1)&amp;&quot;,&quot;" office:value-type="string" office:string-value="0x0F, 0x00," calcext:value-type="string">
            <text:p>0x0F, 0x00,</text:p>
          </table:table-cell>
          <table:table-cell/>
          <table:table-cell table:formula="of:=[.S279]" office:value-type="string" office:string-value="0x0F, 0x00," calcext:value-type="string">
            <text:p>0x0F, 0x0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style-name="ce75"/>
          <table:table-cell table:number-columns-repeated="3" table:style-name="ce75" office:value-type="float" office:value="1" calcext:value-type="float">
            <text:p>1</text:p>
          </table:table-cell>
          <table:table-cell table:style-name="ce75"/>
          <table:table-cell table:style-name="ce74" table:number-columns-repeated="3"/>
          <table:table-cell table:style-name="ce66" table:number-columns-repeated="3"/>
          <table:table-cell table:style-name="ce102"/>
          <table:table-cell/>
          <table:table-cell table:formula="of:=&quot;0x&quot;&amp;DEC2HEX([.B280]*8+[.C280]*4+[.D280]*2+[.E280]*1)&amp;DEC2HEX([.F280]*8+[.G280]*4+[.H280]*2+[.I280]*1)&amp;&quot;, 0x&quot;&amp;DEC2HEX([.J280]*8+[.K280]*4+[.L280]*2+[.M280]*1)&amp;DEC2HEX([.N280]*8+[.O280]*4+[.P280]*2+[.Q280]*1)&amp;&quot;,&quot;" office:value-type="string" office:string-value="0x07, 0x00," calcext:value-type="string">
            <text:p>0x07, 0x00,</text:p>
          </table:table-cell>
          <table:table-cell/>
          <table:table-cell table:formula="of:=[.S280]" office:value-type="string" office:string-value="0x07, 0x00," calcext:value-type="string">
            <text:p>0x07, 0x0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2" table:number-columns-repeated="4"/>
          <table:table-cell table:number-columns-repeated="3" table:style-name="ce75" office:value-type="float" office:value="1" calcext:value-type="float">
            <text:p>1</text:p>
          </table:table-cell>
          <table:table-cell table:style-name="ce72" table:number-columns-repeated="6"/>
          <table:table-cell table:style-name="ce102"/>
          <table:table-cell/>
          <table:table-cell table:formula="of:=&quot;0x&quot;&amp;DEC2HEX([.B281]*8+[.C281]*4+[.D281]*2+[.E281]*1)&amp;DEC2HEX([.F281]*8+[.G281]*4+[.H281]*2+[.I281]*1)&amp;&quot;, 0x&quot;&amp;DEC2HEX([.J281]*8+[.K281]*4+[.L281]*2+[.M281]*1)&amp;DEC2HEX([.N281]*8+[.O281]*4+[.P281]*2+[.Q281]*1)&amp;&quot;,&quot;" office:value-type="string" office:string-value="0x03, 0x80," calcext:value-type="string">
            <text:p>0x03, 0x80,</text:p>
          </table:table-cell>
          <table:table-cell/>
          <table:table-cell table:formula="of:=[.S281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66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02"/>
          <table:table-cell/>
          <table:table-cell table:formula="of:=&quot;0x&quot;&amp;DEC2HEX([.B282]*8+[.C282]*4+[.D282]*2+[.E282]*1)&amp;DEC2HEX([.F282]*8+[.G282]*4+[.H282]*2+[.I282]*1)&amp;&quot;, 0x&quot;&amp;DEC2HEX([.J282]*8+[.K282]*4+[.L282]*2+[.M282]*1)&amp;DEC2HEX([.N282]*8+[.O282]*4+[.P282]*2+[.Q282]*1)&amp;&quot;,&quot;" office:value-type="string" office:string-value="0x01, 0x80," calcext:value-type="string">
            <text:p>0x01, 0x80,</text:p>
          </table:table-cell>
          <table:table-cell/>
          <table:table-cell table:formula="of:=[.S282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52"/>
          <table:table-cell table:style-name="ce66" table:number-columns-repeated="7"/>
          <table:table-cell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11"/>
          <table:table-cell/>
          <table:table-cell table:formula="of:=&quot;0x&quot;&amp;DEC2HEX([.B283]*8+[.C283]*4+[.D283]*2+[.E283]*1)&amp;DEC2HEX([.F283]*8+[.G283]*4+[.H283]*2+[.I283]*1)&amp;&quot;, 0x&quot;&amp;DEC2HEX([.J283]*8+[.K283]*4+[.L283]*2+[.M283]*1)&amp;DEC2HEX([.N283]*8+[.O283]*4+[.P283]*2+[.Q283]*1)&amp;&quot;,&quot;" office:value-type="string" office:string-value="0x00, 0x80," calcext:value-type="string">
            <text:p>0x00, 0x80,</text:p>
          </table:table-cell>
          <table:table-cell/>
          <table:table-cell table:formula="of:=[.S283]&amp;&quot;} };&quot;" office:value-type="string" office:string-value="0x00, 0x80,} };" calcext:value-type="string">
            <text:p>0x00, 0x8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6"/>
          <table:table-cell table:style-name="ce75" office:value-type="float" office:value="1" calcext:value-type="float">
            <text:p>1</text:p>
          </table:table-cell>
          <table:table-cell table:style-name="ce69" table:number-columns-repeated="5"/>
          <table:table-cell table:style-name="ce69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formula="of:=&quot;0x&quot;&amp;DEC2HEX([.B285]*8+[.C285]*4+[.D285]*2+[.E285]*1)&amp;DEC2HEX([.F285]*8+[.G285]*4+[.H285]*2+[.I285]*1)&amp;&quot;, 0x&quot;&amp;DEC2HEX([.J285]*8+[.K285]*4+[.L285]*2+[.M285]*1)&amp;DEC2HEX([.N285]*8+[.O285]*4+[.P285]*2+[.Q285]*1)&amp;&quot;,&quot;" office:value-type="string" office:string-value="0xC0, 0x83," calcext:value-type="string">
            <text:p>0xC0, 0x83,</text:p>
          </table:table-cell>
          <table:table-cell table:style-name="ce142" office:value-type="string" calcext:value-type="string">
            <text:p>Mute</text:p>
          </table:table-cell>
          <table:table-cell table:formula="of:=&quot;static constexpr ButtonImage&lt;32&gt; &quot;&amp;[.T285]&amp;&quot; = {16,16, { &quot;&amp;[.S285]" office:value-type="string" office:string-value="static constexpr ButtonImage&lt;32&gt; Mute = {16,16, { 0xC0, 0x83," calcext:value-type="string">
            <text:p>static constexpr ButtonImage&lt;32&gt; Mute = {16,16, { 0xC0, 0x83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table:number-columns-repeated="2"/>
          <table:table-cell table:style-name="ce74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94" table:number-columns-repeated="3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286]*8+[.C286]*4+[.D286]*2+[.E286]*1)&amp;DEC2HEX([.F286]*8+[.G286]*4+[.H286]*2+[.I286]*1)&amp;&quot;, 0x&quot;&amp;DEC2HEX([.J286]*8+[.K286]*4+[.L286]*2+[.M286]*1)&amp;DEC2HEX([.N286]*8+[.O286]*4+[.P286]*2+[.Q286]*1)&amp;&quot;,&quot;" office:value-type="string" office:string-value="0x61, 0x86," calcext:value-type="string">
            <text:p>0x61, 0x86,</text:p>
          </table:table-cell>
          <table:table-cell/>
          <table:table-cell table:formula="of:=[.S286]" office:value-type="string" office:string-value="0x61, 0x86," calcext:value-type="string">
            <text:p>0x61, 0x86,</text:p>
          </table:table-cell>
          <table:table-cell table:number-columns-repeated="16"/>
        </table:table-row>
        <table:table-row table:style-name="ro1">
          <table:table-cell/>
          <table:table-cell table:style-name="ce74" table:number-columns-repeated="2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2"/>
          <table:table-cell table:number-columns-repeated="3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number-columns-repeated="2" table:style-name="ce66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287]*8+[.C287]*4+[.D287]*2+[.E287]*1)&amp;DEC2HEX([.F287]*8+[.G287]*4+[.H287]*2+[.I287]*1)&amp;&quot;, 0x&quot;&amp;DEC2HEX([.J287]*8+[.K287]*4+[.L287]*2+[.M287]*1)&amp;DEC2HEX([.N287]*8+[.O287]*4+[.P287]*2+[.Q287]*1)&amp;&quot;,&quot;" office:value-type="string" office:string-value="0x33, 0x8C," calcext:value-type="string">
            <text:p>0x33, 0x8C,</text:p>
          </table:table-cell>
          <table:table-cell/>
          <table:table-cell table:formula="of:=[.S287]" office:value-type="string" office:string-value="0x33, 0x8C," calcext:value-type="string">
            <text:p>0x33, 0x8C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/>
          <table:table-cell table:number-columns-repeated="4" table:style-name="ce75" office:value-type="float" office:value="1" calcext:value-type="float">
            <text:p>1</text:p>
          </table:table-cell>
          <table:table-cell table:style-name="ce74"/>
          <table:table-cell table:style-name="ce94"/>
          <table:table-cell table:style-name="ce9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/>
          <table:table-cell table:style-name="ce102"/>
          <table:table-cell/>
          <table:table-cell table:formula="of:=&quot;0x&quot;&amp;DEC2HEX([.B288]*8+[.C288]*4+[.D288]*2+[.E288]*1)&amp;DEC2HEX([.F288]*8+[.G288]*4+[.H288]*2+[.I288]*1)&amp;&quot;, 0x&quot;&amp;DEC2HEX([.J288]*8+[.K288]*4+[.L288]*2+[.M288]*1)&amp;DEC2HEX([.N288]*8+[.O288]*4+[.P288]*2+[.Q288]*1)&amp;&quot;,&quot;" office:value-type="string" office:string-value="0x17, 0x98," calcext:value-type="string">
            <text:p>0x17, 0x98,</text:p>
          </table:table-cell>
          <table:table-cell/>
          <table:table-cell table:formula="of:=[.S288]" office:value-type="string" office:string-value="0x17, 0x98," calcext:value-type="string">
            <text:p>0x17, 0x98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/>
          <table:table-cell table:formula="of:=&quot;0x&quot;&amp;DEC2HEX([.B289]*8+[.C289]*4+[.D289]*2+[.E289]*1)&amp;DEC2HEX([.F289]*8+[.G289]*4+[.H289]*2+[.I289]*1)&amp;&quot;, 0x&quot;&amp;DEC2HEX([.J289]*8+[.K289]*4+[.L289]*2+[.M289]*1)&amp;DEC2HEX([.N289]*8+[.O289]*4+[.P289]*2+[.Q289]*1)&amp;&quot;,&quot;" office:value-type="string" office:string-value="0x0F, 0xB0," calcext:value-type="string">
            <text:p>0x0F, 0xB0,</text:p>
          </table:table-cell>
          <table:table-cell/>
          <table:table-cell table:formula="of:=[.S289]" office:value-type="string" office:string-value="0x0F, 0xB0," calcext:value-type="string">
            <text:p>0x0F, 0xB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8" table:style-name="ce75" office:value-type="float" office:value="1" calcext:value-type="float">
            <text:p>1</text:p>
          </table:table-cell>
          <table:table-cell table:style-name="ce75" table:number-columns-repeated="5"/>
          <table:table-cell/>
          <table:table-cell table:formula="of:=&quot;0x&quot;&amp;DEC2HEX([.B290]*8+[.C290]*4+[.D290]*2+[.E290]*1)&amp;DEC2HEX([.F290]*8+[.G290]*4+[.H290]*2+[.I290]*1)&amp;&quot;, 0x&quot;&amp;DEC2HEX([.J290]*8+[.K290]*4+[.L290]*2+[.M290]*1)&amp;DEC2HEX([.N290]*8+[.O290]*4+[.P290]*2+[.Q290]*1)&amp;&quot;,&quot;" office:value-type="string" office:string-value="0xDF, 0xE0," calcext:value-type="string">
            <text:p>0xDF, 0xE0,</text:p>
          </table:table-cell>
          <table:table-cell/>
          <table:table-cell table:formula="of:=[.S290]" office:value-type="string" office:string-value="0xDF, 0xE0," calcext:value-type="string">
            <text:p>0xDF, 0xE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5" table:number-columns-repeated="7"/>
          <table:table-cell/>
          <table:table-cell table:formula="of:=&quot;0x&quot;&amp;DEC2HEX([.B291]*8+[.C291]*4+[.D291]*2+[.E291]*1)&amp;DEC2HEX([.F291]*8+[.G291]*4+[.H291]*2+[.I291]*1)&amp;&quot;, 0x&quot;&amp;DEC2HEX([.J291]*8+[.K291]*4+[.L291]*2+[.M291]*1)&amp;DEC2HEX([.N291]*8+[.O291]*4+[.P291]*2+[.Q291]*1)&amp;&quot;,&quot;" office:value-type="string" office:string-value="0xDF, 0x80," calcext:value-type="string">
            <text:p>0xDF, 0x80,</text:p>
          </table:table-cell>
          <table:table-cell/>
          <table:table-cell table:formula="of:=[.S291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5" table:number-columns-repeated="7"/>
          <table:table-cell/>
          <table:table-cell table:formula="of:=&quot;0x&quot;&amp;DEC2HEX([.B292]*8+[.C292]*4+[.D292]*2+[.E292]*1)&amp;DEC2HEX([.F292]*8+[.G292]*4+[.H292]*2+[.I292]*1)&amp;&quot;, 0x&quot;&amp;DEC2HEX([.J292]*8+[.K292]*4+[.L292]*2+[.M292]*1)&amp;DEC2HEX([.N292]*8+[.O292]*4+[.P292]*2+[.Q292]*1)&amp;&quot;,&quot;" office:value-type="string" office:string-value="0xDF, 0x80," calcext:value-type="string">
            <text:p>0xDF, 0x80,</text:p>
          </table:table-cell>
          <table:table-cell/>
          <table:table-cell table:formula="of:=[.S292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5" table:number-columns-repeated="7"/>
          <table:table-cell/>
          <table:table-cell table:formula="of:=&quot;0x&quot;&amp;DEC2HEX([.B293]*8+[.C293]*4+[.D293]*2+[.E293]*1)&amp;DEC2HEX([.F293]*8+[.G293]*4+[.H293]*2+[.I293]*1)&amp;&quot;, 0x&quot;&amp;DEC2HEX([.J293]*8+[.K293]*4+[.L293]*2+[.M293]*1)&amp;DEC2HEX([.N293]*8+[.O293]*4+[.P293]*2+[.Q293]*1)&amp;&quot;,&quot;" office:value-type="string" office:string-value="0xDF, 0x80," calcext:value-type="string">
            <text:p>0xDF, 0x80,</text:p>
          </table:table-cell>
          <table:table-cell/>
          <table:table-cell table:formula="of:=[.S293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5" table:number-columns-repeated="7"/>
          <table:table-cell/>
          <table:table-cell table:formula="of:=&quot;0x&quot;&amp;DEC2HEX([.B294]*8+[.C294]*4+[.D294]*2+[.E294]*1)&amp;DEC2HEX([.F294]*8+[.G294]*4+[.H294]*2+[.I294]*1)&amp;&quot;, 0x&quot;&amp;DEC2HEX([.J294]*8+[.K294]*4+[.L294]*2+[.M294]*1)&amp;DEC2HEX([.N294]*8+[.O294]*4+[.P294]*2+[.Q294]*1)&amp;&quot;,&quot;" office:value-type="string" office:string-value="0xDF, 0x80," calcext:value-type="string">
            <text:p>0xDF, 0x80,</text:p>
          </table:table-cell>
          <table:table-cell/>
          <table:table-cell table:formula="of:=[.S294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8" table:style-name="ce75" office:value-type="float" office:value="1" calcext:value-type="float">
            <text:p>1</text:p>
          </table:table-cell>
          <table:table-cell table:style-name="ce75" table:number-columns-repeated="5"/>
          <table:table-cell/>
          <table:table-cell table:formula="of:=&quot;0x&quot;&amp;DEC2HEX([.B295]*8+[.C295]*4+[.D295]*2+[.E295]*1)&amp;DEC2HEX([.F295]*8+[.G295]*4+[.H295]*2+[.I295]*1)&amp;&quot;, 0x&quot;&amp;DEC2HEX([.J295]*8+[.K295]*4+[.L295]*2+[.M295]*1)&amp;DEC2HEX([.N295]*8+[.O295]*4+[.P295]*2+[.Q295]*1)&amp;&quot;,&quot;" office:value-type="string" office:string-value="0xDF, 0xE0," calcext:value-type="string">
            <text:p>0xDF, 0xE0,</text:p>
          </table:table-cell>
          <table:table-cell/>
          <table:table-cell table:formula="of:=[.S295]" office:value-type="string" office:string-value="0xDF, 0xE0," calcext:value-type="string">
            <text:p>0xDF, 0xE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/>
          <table:table-cell table:number-columns-repeated="2" table:style-name="ce74" office:value-type="float" office:value="1" calcext:value-type="float">
            <text:p>1</text:p>
          </table:table-cell>
          <table:table-cell table:style-name="ce66" table:number-columns-repeated="2"/>
          <table:table-cell table:style-name="ce74"/>
          <table:table-cell table:style-name="ce102"/>
          <table:table-cell/>
          <table:table-cell table:formula="of:=&quot;0x&quot;&amp;DEC2HEX([.B296]*8+[.C296]*4+[.D296]*2+[.E296]*1)&amp;DEC2HEX([.F296]*8+[.G296]*4+[.H296]*2+[.I296]*1)&amp;&quot;, 0x&quot;&amp;DEC2HEX([.J296]*8+[.K296]*4+[.L296]*2+[.M296]*1)&amp;DEC2HEX([.N296]*8+[.O296]*4+[.P296]*2+[.Q296]*1)&amp;&quot;,&quot;" office:value-type="string" office:string-value="0x0F, 0xB0," calcext:value-type="string">
            <text:p>0x0F, 0xB0,</text:p>
          </table:table-cell>
          <table:table-cell/>
          <table:table-cell table:formula="of:=[.S296]" office:value-type="string" office:string-value="0x0F, 0xB0," calcext:value-type="string">
            <text:p>0x0F, 0xB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5"/>
          <table:table-cell table:number-columns-repeated="4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102"/>
          <table:table-cell/>
          <table:table-cell table:formula="of:=&quot;0x&quot;&amp;DEC2HEX([.B297]*8+[.C297]*4+[.D297]*2+[.E297]*1)&amp;DEC2HEX([.F297]*8+[.G297]*4+[.H297]*2+[.I297]*1)&amp;&quot;, 0x&quot;&amp;DEC2HEX([.J297]*8+[.K297]*4+[.L297]*2+[.M297]*1)&amp;DEC2HEX([.N297]*8+[.O297]*4+[.P297]*2+[.Q297]*1)&amp;&quot;,&quot;" office:value-type="string" office:string-value="0x17, 0x98," calcext:value-type="string">
            <text:p>0x17, 0x98,</text:p>
          </table:table-cell>
          <table:table-cell/>
          <table:table-cell table:formula="of:=[.S297]" office:value-type="string" office:string-value="0x17, 0x98," calcext:value-type="string">
            <text:p>0x17, 0x98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3" table:style-name="ce75" office:value-type="float" office:value="1" calcext:value-type="float">
            <text:p>1</text:p>
          </table:table-cell>
          <table:table-cell table:style-name="ce72" table:number-columns-repeated="3"/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style-name="ce102"/>
          <table:table-cell/>
          <table:table-cell table:formula="of:=&quot;0x&quot;&amp;DEC2HEX([.B298]*8+[.C298]*4+[.D298]*2+[.E298]*1)&amp;DEC2HEX([.F298]*8+[.G298]*4+[.H298]*2+[.I298]*1)&amp;&quot;, 0x&quot;&amp;DEC2HEX([.J298]*8+[.K298]*4+[.L298]*2+[.M298]*1)&amp;DEC2HEX([.N298]*8+[.O298]*4+[.P298]*2+[.Q298]*1)&amp;&quot;,&quot;" office:value-type="string" office:string-value="0x33, 0x8C," calcext:value-type="string">
            <text:p>0x33, 0x8C,</text:p>
          </table:table-cell>
          <table:table-cell/>
          <table:table-cell table:formula="of:=[.S298]" office:value-type="string" office:string-value="0x33, 0x8C," calcext:value-type="string">
            <text:p>0x33, 0x8C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number-columns-repeated="2" table:style-name="ce66" office:value-type="float" office:value="1" calcext:value-type="float">
            <text:p>1</text:p>
          </table:table-cell>
          <table:table-cell table:style-name="ce66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66" table:number-columns-repeated="4"/>
          <table:table-cell table:number-columns-repeated="2" table:style-name="ce66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299]*8+[.C299]*4+[.D299]*2+[.E299]*1)&amp;DEC2HEX([.F299]*8+[.G299]*4+[.H299]*2+[.I299]*1)&amp;&quot;, 0x&quot;&amp;DEC2HEX([.J299]*8+[.K299]*4+[.L299]*2+[.M299]*1)&amp;DEC2HEX([.N299]*8+[.O299]*4+[.P299]*2+[.Q299]*1)&amp;&quot;,&quot;" office:value-type="string" office:string-value="0x61, 0x86," calcext:value-type="string">
            <text:p>0x61, 0x86,</text:p>
          </table:table-cell>
          <table:table-cell/>
          <table:table-cell table:formula="of:=[.S299]" office:value-type="string" office:string-value="0x61, 0x86," calcext:value-type="string">
            <text:p>0x61, 0x86,</text:p>
          </table:table-cell>
          <table:table-cell table:number-columns-repeated="16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6"/>
          <table:table-cell table:style-name="ce75" office:value-type="float" office:value="1" calcext:value-type="float">
            <text:p>1</text:p>
          </table:table-cell>
          <table:table-cell table:style-name="ce66" table:number-columns-repeated="5"/>
          <table:table-cell table:number-columns-repeated="2" table:style-name="ce66" office:value-type="float" office:value="1" calcext:value-type="float">
            <text:p>1</text:p>
          </table:table-cell>
          <table:table-cell/>
          <table:table-cell table:formula="of:=&quot;0x&quot;&amp;DEC2HEX([.B300]*8+[.C300]*4+[.D300]*2+[.E300]*1)&amp;DEC2HEX([.F300]*8+[.G300]*4+[.H300]*2+[.I300]*1)&amp;&quot;, 0x&quot;&amp;DEC2HEX([.J300]*8+[.K300]*4+[.L300]*2+[.M300]*1)&amp;DEC2HEX([.N300]*8+[.O300]*4+[.P300]*2+[.Q300]*1)&amp;&quot;,&quot;" office:value-type="string" office:string-value="0xC0, 0x83," calcext:value-type="string">
            <text:p>0xC0, 0x83,</text:p>
          </table:table-cell>
          <table:table-cell/>
          <table:table-cell table:formula="of:=[.S300]&amp;&quot;} };&quot;" office:value-type="string" office:string-value="0xC0, 0x83,} };" calcext:value-type="string">
            <text:p>0xC0, 0x83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number-columns-repeated="14" table:style-name="ce124" office:value-type="float" office:value="1" calcext:value-type="float">
            <text:p>1</text:p>
          </table:table-cell>
          <table:table-cell table:style-name="ce158"/>
          <table:table-cell/>
          <table:table-cell table:formula="of:=&quot;0x&quot;&amp;DEC2HEX([.B302]*8+[.C302]*4+[.D302]*2+[.E302]*1)&amp;DEC2HEX([.F302]*8+[.G302]*4+[.H302]*2+[.I302]*1)&amp;&quot;, 0x&quot;&amp;DEC2HEX([.J302]*8+[.K302]*4+[.L302]*2+[.M302]*1)&amp;DEC2HEX([.N302]*8+[.O302]*4+[.P302]*2+[.Q302]*1)&amp;&quot;,&quot;" office:value-type="string" office:string-value="0xFF, 0xFE," calcext:value-type="string">
            <text:p>0xFF, 0xFE,</text:p>
          </table:table-cell>
          <table:table-cell table:style-name="ce142" office:value-type="string" calcext:value-type="string">
            <text:p>Menu</text:p>
          </table:table-cell>
          <table:table-cell table:formula="of:=&quot;static constexpr ButtonImage&lt;32&gt; &quot;&amp;[.T302]&amp;&quot; = {16,16, { &quot;&amp;[.S302]" office:value-type="string" office:string-value="static constexpr ButtonImage&lt;32&gt; Menu = {16,16, { 0xFF, 0xFE," calcext:value-type="string">
            <text:p>static constexpr ButtonImage&lt;32&gt; Menu = {16,16, { 0xFF, 0xFE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 table:number-columns-repeated="12"/>
          <table:table-cell table:number-columns-repeated="2" table:style-name="ce125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03]*8+[.C303]*4+[.D303]*2+[.E303]*1)&amp;DEC2HEX([.F303]*8+[.G303]*4+[.H303]*2+[.I303]*1)&amp;&quot;, 0x&quot;&amp;DEC2HEX([.J303]*8+[.K303]*4+[.L303]*2+[.M303]*1)&amp;DEC2HEX([.N303]*8+[.O303]*4+[.P303]*2+[.Q303]*1)&amp;&quot;,&quot;" office:value-type="string" office:string-value="0x80, 0x07," calcext:value-type="string">
            <text:p>0x80, 0x07,</text:p>
          </table:table-cell>
          <table:table-cell/>
          <table:table-cell table:formula="of:=[.S303]" office:value-type="string" office:string-value="0x80, 0x07," calcext:value-type="string">
            <text:p>0x80, 0x07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/>
          <table:table-cell table:number-columns-repeated="2" table:style-name="ce125" office:value-type="float" office:value="1" calcext:value-type="float">
            <text:p>1</text:p>
          </table:table-cell>
          <table:table-cell table:style-name="ce125" table:number-columns-repeated="11"/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04]*8+[.C304]*4+[.D304]*2+[.E304]*1)&amp;DEC2HEX([.F304]*8+[.G304]*4+[.H304]*2+[.I304]*1)&amp;&quot;, 0x&quot;&amp;DEC2HEX([.J304]*8+[.K304]*4+[.L304]*2+[.M304]*1)&amp;DEC2HEX([.N304]*8+[.O304]*4+[.P304]*2+[.Q304]*1)&amp;&quot;,&quot;" office:value-type="string" office:string-value="0xB0, 0x01," calcext:value-type="string">
            <text:p>0xB0, 0x01,</text:p>
          </table:table-cell>
          <table:table-cell/>
          <table:table-cell table:formula="of:=[.S304]" office:value-type="string" office:string-value="0xB0, 0x01," calcext:value-type="string">
            <text:p>0xB0, 0x01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/>
          <table:table-cell table:number-columns-repeated="2" table:style-name="ce125" office:value-type="float" office:value="1" calcext:value-type="float">
            <text:p>1</text:p>
          </table:table-cell>
          <table:table-cell table:style-name="ce125"/>
          <table:table-cell table:number-columns-repeated="9" table:style-name="ce125" office:value-type="float" office:value="1" calcext:value-type="float">
            <text:p>1</text:p>
          </table:table-cell>
          <table:table-cell table:style-name="ce125"/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05]*8+[.C305]*4+[.D305]*2+[.E305]*1)&amp;DEC2HEX([.F305]*8+[.G305]*4+[.H305]*2+[.I305]*1)&amp;&quot;, 0x&quot;&amp;DEC2HEX([.J305]*8+[.K305]*4+[.L305]*2+[.M305]*1)&amp;DEC2HEX([.N305]*8+[.O305]*4+[.P305]*2+[.Q305]*1)&amp;&quot;,&quot;" office:value-type="string" office:string-value="0xB7, 0xFD," calcext:value-type="string">
            <text:p>0xB7, 0xFD,</text:p>
          </table:table-cell>
          <table:table-cell/>
          <table:table-cell table:formula="of:=[.S305]" office:value-type="string" office:string-value="0xB7, 0xFD," calcext:value-type="string">
            <text:p>0xB7, 0xFD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 table:number-columns-repeated="14"/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06]*8+[.C306]*4+[.D306]*2+[.E306]*1)&amp;DEC2HEX([.F306]*8+[.G306]*4+[.H306]*2+[.I306]*1)&amp;&quot;, 0x&quot;&amp;DEC2HEX([.J306]*8+[.K306]*4+[.L306]*2+[.M306]*1)&amp;DEC2HEX([.N306]*8+[.O306]*4+[.P306]*2+[.Q306]*1)&amp;&quot;,&quot;" office:value-type="string" office:string-value="0x80, 0x01," calcext:value-type="string">
            <text:p>0x80, 0x01,</text:p>
          </table:table-cell>
          <table:table-cell/>
          <table:table-cell table:formula="of:=[.S306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/>
          <table:table-cell table:number-columns-repeated="2" table:style-name="ce125" office:value-type="float" office:value="1" calcext:value-type="float">
            <text:p>1</text:p>
          </table:table-cell>
          <table:table-cell table:style-name="ce125" table:number-columns-repeated="11"/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07]*8+[.C307]*4+[.D307]*2+[.E307]*1)&amp;DEC2HEX([.F307]*8+[.G307]*4+[.H307]*2+[.I307]*1)&amp;&quot;, 0x&quot;&amp;DEC2HEX([.J307]*8+[.K307]*4+[.L307]*2+[.M307]*1)&amp;DEC2HEX([.N307]*8+[.O307]*4+[.P307]*2+[.Q307]*1)&amp;&quot;,&quot;" office:value-type="string" office:string-value="0xB0, 0x01," calcext:value-type="string">
            <text:p>0xB0, 0x01,</text:p>
          </table:table-cell>
          <table:table-cell/>
          <table:table-cell table:formula="of:=[.S307]" office:value-type="string" office:string-value="0xB0, 0x01," calcext:value-type="string">
            <text:p>0xB0, 0x01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/>
          <table:table-cell table:number-columns-repeated="2" table:style-name="ce125" office:value-type="float" office:value="1" calcext:value-type="float">
            <text:p>1</text:p>
          </table:table-cell>
          <table:table-cell table:style-name="ce125"/>
          <table:table-cell table:number-columns-repeated="9" table:style-name="ce125" office:value-type="float" office:value="1" calcext:value-type="float">
            <text:p>1</text:p>
          </table:table-cell>
          <table:table-cell table:style-name="ce125"/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08]*8+[.C308]*4+[.D308]*2+[.E308]*1)&amp;DEC2HEX([.F308]*8+[.G308]*4+[.H308]*2+[.I308]*1)&amp;&quot;, 0x&quot;&amp;DEC2HEX([.J308]*8+[.K308]*4+[.L308]*2+[.M308]*1)&amp;DEC2HEX([.N308]*8+[.O308]*4+[.P308]*2+[.Q308]*1)&amp;&quot;,&quot;" office:value-type="string" office:string-value="0xB7, 0xFD," calcext:value-type="string">
            <text:p>0xB7, 0xFD,</text:p>
          </table:table-cell>
          <table:table-cell/>
          <table:table-cell table:formula="of:=[.S308]" office:value-type="string" office:string-value="0xB7, 0xFD," calcext:value-type="string">
            <text:p>0xB7, 0xFD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 table:number-columns-repeated="14"/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09]*8+[.C309]*4+[.D309]*2+[.E309]*1)&amp;DEC2HEX([.F309]*8+[.G309]*4+[.H309]*2+[.I309]*1)&amp;&quot;, 0x&quot;&amp;DEC2HEX([.J309]*8+[.K309]*4+[.L309]*2+[.M309]*1)&amp;DEC2HEX([.N309]*8+[.O309]*4+[.P309]*2+[.Q309]*1)&amp;&quot;,&quot;" office:value-type="string" office:string-value="0x80, 0x01," calcext:value-type="string">
            <text:p>0x80, 0x01,</text:p>
          </table:table-cell>
          <table:table-cell/>
          <table:table-cell table:formula="of:=[.S309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/>
          <table:table-cell table:number-columns-repeated="2" table:style-name="ce125" office:value-type="float" office:value="1" calcext:value-type="float">
            <text:p>1</text:p>
          </table:table-cell>
          <table:table-cell table:style-name="ce125" table:number-columns-repeated="11"/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10]*8+[.C310]*4+[.D310]*2+[.E310]*1)&amp;DEC2HEX([.F310]*8+[.G310]*4+[.H310]*2+[.I310]*1)&amp;&quot;, 0x&quot;&amp;DEC2HEX([.J310]*8+[.K310]*4+[.L310]*2+[.M310]*1)&amp;DEC2HEX([.N310]*8+[.O310]*4+[.P310]*2+[.Q310]*1)&amp;&quot;,&quot;" office:value-type="string" office:string-value="0xB0, 0x01," calcext:value-type="string">
            <text:p>0xB0, 0x01,</text:p>
          </table:table-cell>
          <table:table-cell/>
          <table:table-cell table:formula="of:=[.S310]" office:value-type="string" office:string-value="0xB0, 0x01," calcext:value-type="string">
            <text:p>0xB0, 0x01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/>
          <table:table-cell table:number-columns-repeated="2" table:style-name="ce125" office:value-type="float" office:value="1" calcext:value-type="float">
            <text:p>1</text:p>
          </table:table-cell>
          <table:table-cell table:style-name="ce125"/>
          <table:table-cell table:number-columns-repeated="9" table:style-name="ce125" office:value-type="float" office:value="1" calcext:value-type="float">
            <text:p>1</text:p>
          </table:table-cell>
          <table:table-cell table:style-name="ce125"/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11]*8+[.C311]*4+[.D311]*2+[.E311]*1)&amp;DEC2HEX([.F311]*8+[.G311]*4+[.H311]*2+[.I311]*1)&amp;&quot;, 0x&quot;&amp;DEC2HEX([.J311]*8+[.K311]*4+[.L311]*2+[.M311]*1)&amp;DEC2HEX([.N311]*8+[.O311]*4+[.P311]*2+[.Q311]*1)&amp;&quot;,&quot;" office:value-type="string" office:string-value="0xB7, 0xFD," calcext:value-type="string">
            <text:p>0xB7, 0xFD,</text:p>
          </table:table-cell>
          <table:table-cell/>
          <table:table-cell table:formula="of:=[.S311]" office:value-type="string" office:string-value="0xB7, 0xFD," calcext:value-type="string">
            <text:p>0xB7, 0xFD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 table:number-columns-repeated="14"/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12]*8+[.C312]*4+[.D312]*2+[.E312]*1)&amp;DEC2HEX([.F312]*8+[.G312]*4+[.H312]*2+[.I312]*1)&amp;&quot;, 0x&quot;&amp;DEC2HEX([.J312]*8+[.K312]*4+[.L312]*2+[.M312]*1)&amp;DEC2HEX([.N312]*8+[.O312]*4+[.P312]*2+[.Q312]*1)&amp;&quot;,&quot;" office:value-type="string" office:string-value="0x80, 0x01," calcext:value-type="string">
            <text:p>0x80, 0x01,</text:p>
          </table:table-cell>
          <table:table-cell/>
          <table:table-cell table:formula="of:=[.S312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/>
          <table:table-cell table:number-columns-repeated="2" table:style-name="ce125" office:value-type="float" office:value="1" calcext:value-type="float">
            <text:p>1</text:p>
          </table:table-cell>
          <table:table-cell table:style-name="ce125" table:number-columns-repeated="11"/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13]*8+[.C313]*4+[.D313]*2+[.E313]*1)&amp;DEC2HEX([.F313]*8+[.G313]*4+[.H313]*2+[.I313]*1)&amp;&quot;, 0x&quot;&amp;DEC2HEX([.J313]*8+[.K313]*4+[.L313]*2+[.M313]*1)&amp;DEC2HEX([.N313]*8+[.O313]*4+[.P313]*2+[.Q313]*1)&amp;&quot;,&quot;" office:value-type="string" office:string-value="0xB0, 0x01," calcext:value-type="string">
            <text:p>0xB0, 0x01,</text:p>
          </table:table-cell>
          <table:table-cell/>
          <table:table-cell table:formula="of:=[.S313]" office:value-type="string" office:string-value="0xB0, 0x01," calcext:value-type="string">
            <text:p>0xB0, 0x01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/>
          <table:table-cell table:number-columns-repeated="2" table:style-name="ce125" office:value-type="float" office:value="1" calcext:value-type="float">
            <text:p>1</text:p>
          </table:table-cell>
          <table:table-cell table:style-name="ce125"/>
          <table:table-cell table:number-columns-repeated="9" table:style-name="ce125" office:value-type="float" office:value="1" calcext:value-type="float">
            <text:p>1</text:p>
          </table:table-cell>
          <table:table-cell table:style-name="ce125"/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14]*8+[.C314]*4+[.D314]*2+[.E314]*1)&amp;DEC2HEX([.F314]*8+[.G314]*4+[.H314]*2+[.I314]*1)&amp;&quot;, 0x&quot;&amp;DEC2HEX([.J314]*8+[.K314]*4+[.L314]*2+[.M314]*1)&amp;DEC2HEX([.N314]*8+[.O314]*4+[.P314]*2+[.Q314]*1)&amp;&quot;,&quot;" office:value-type="string" office:string-value="0xB7, 0xFD," calcext:value-type="string">
            <text:p>0xB7, 0xFD,</text:p>
          </table:table-cell>
          <table:table-cell/>
          <table:table-cell table:formula="of:=[.S314]" office:value-type="string" office:string-value="0xB7, 0xFD," calcext:value-type="string">
            <text:p>0xB7, 0xFD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 table:number-columns-repeated="14"/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15]*8+[.C315]*4+[.D315]*2+[.E315]*1)&amp;DEC2HEX([.F315]*8+[.G315]*4+[.H315]*2+[.I315]*1)&amp;&quot;, 0x&quot;&amp;DEC2HEX([.J315]*8+[.K315]*4+[.L315]*2+[.M315]*1)&amp;DEC2HEX([.N315]*8+[.O315]*4+[.P315]*2+[.Q315]*1)&amp;&quot;,&quot;" office:value-type="string" office:string-value="0x80, 0x01," calcext:value-type="string">
            <text:p>0x80, 0x01,</text:p>
          </table:table-cell>
          <table:table-cell/>
          <table:table-cell table:formula="of:=[.S315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125" table:number-columns-repeated="14"/>
          <table:table-cell table:style-name="ce159" office:value-type="float" office:value="1" calcext:value-type="float">
            <text:p>1</text:p>
          </table:table-cell>
          <table:table-cell/>
          <table:table-cell table:formula="of:=&quot;0x&quot;&amp;DEC2HEX([.B316]*8+[.C316]*4+[.D316]*2+[.E316]*1)&amp;DEC2HEX([.F316]*8+[.G316]*4+[.H316]*2+[.I316]*1)&amp;&quot;, 0x&quot;&amp;DEC2HEX([.J316]*8+[.K316]*4+[.L316]*2+[.M316]*1)&amp;DEC2HEX([.N316]*8+[.O316]*4+[.P316]*2+[.Q316]*1)&amp;&quot;,&quot;" office:value-type="string" office:string-value="0x80, 0x01," calcext:value-type="string">
            <text:p>0x80, 0x01,</text:p>
          </table:table-cell>
          <table:table-cell/>
          <table:table-cell table:formula="of:=[.S316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style-name="ce89" office:value-type="float" office:value="1" calcext:value-type="float">
            <text:p>1</text:p>
          </table:table-cell>
          <table:table-cell table:number-columns-repeated="14" table:style-name="ce126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/>
          <table:table-cell table:formula="of:=&quot;0x&quot;&amp;DEC2HEX([.B317]*8+[.C317]*4+[.D317]*2+[.E317]*1)&amp;DEC2HEX([.F317]*8+[.G317]*4+[.H317]*2+[.I317]*1)&amp;&quot;, 0x&quot;&amp;DEC2HEX([.J317]*8+[.K317]*4+[.L317]*2+[.M317]*1)&amp;DEC2HEX([.N317]*8+[.O317]*4+[.P317]*2+[.Q317]*1)&amp;&quot;,&quot;" office:value-type="string" office:string-value="0xFF, 0xFF," calcext:value-type="string">
            <text:p>0xFF, 0xFF,</text:p>
          </table:table-cell>
          <table:table-cell/>
          <table:table-cell table:formula="of:=[.S317]&amp;&quot;} };&quot;" office:value-type="string" office:string-value="0xFF, 0xFF,} };" calcext:value-type="string">
            <text:p>0xFF, 0xFF,} };</text:p>
          </table:table-cell>
          <table:table-cell table:number-columns-repeated="16"/>
        </table:table-row>
        <table:table-row table:style-name="ro1" table:number-rows-repeated="4">
          <table:table-cell table:number-columns-repeated="37"/>
        </table:table-row>
        <table:table-row table:style-name="ro1">
          <table:table-cell/>
          <table:table-cell table:style-name="ce76" table:number-columns-repeated="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5"/>
          <table:table-cell/>
          <table:table-cell table:formula="of:=&quot;0x&quot;&amp;DEC2HEX([.B322]*8+[.C322]*4+[.D322]*2+[.E322]*1)&amp;DEC2HEX([.F322]*8+[.G322]*4+[.H322]*2+[.I322]*1)&amp;&quot;, 0x&quot;&amp;DEC2HEX([.J322]*8+[.K322]*4+[.L322]*2+[.M322]*1)&amp;DEC2HEX([.N322]*8+[.O322]*4+[.P322]*2+[.Q322]*1)&amp;&quot;,&quot;" office:value-type="string" office:string-value="0x07, 0xE0," calcext:value-type="string">
            <text:p>0x07, 0xE0,</text:p>
          </table:table-cell>
          <table:table-cell table:style-name="ce142" office:value-type="string" calcext:value-type="string">
            <text:p>Battery</text:p>
          </table:table-cell>
          <table:table-cell table:formula="of:=&quot;static constexpr ButtonImage&lt;32&gt; &quot;&amp;[.T322]&amp;&quot; = {16,16, { &quot;&amp;[.S322]" office:value-type="string" office:string-value="static constexpr ButtonImage&lt;32&gt; Battery = {16,16, { 0x07, 0xE0," calcext:value-type="string">
            <text:p>static constexpr ButtonImage&lt;32&gt; Battery = {16,16, { 0x07, 0xE0,</text:p>
          </table:table-cell>
          <table:table-cell table:number-columns-repeated="16"/>
        </table:table-row>
        <table:table-row table:style-name="ro1">
          <table:table-cell/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/>
          <table:table-cell table:formula="of:=&quot;0x&quot;&amp;DEC2HEX([.B323]*8+[.C323]*4+[.D323]*2+[.E323]*1)&amp;DEC2HEX([.F323]*8+[.G323]*4+[.H323]*2+[.I323]*1)&amp;&quot;, 0x&quot;&amp;DEC2HEX([.J323]*8+[.K323]*4+[.L323]*2+[.M323]*1)&amp;DEC2HEX([.N323]*8+[.O323]*4+[.P323]*2+[.Q323]*1)&amp;&quot;,&quot;" office:value-type="string" office:string-value="0x0C, 0x30," calcext:value-type="string">
            <text:p>0x0C, 0x30,</text:p>
          </table:table-cell>
          <table:table-cell/>
          <table:table-cell table:formula="of:=[.S323]" office:value-type="string" office:string-value="0x0C, 0x30," calcext:value-type="string">
            <text:p>0x0C, 0x30,</text:p>
          </table:table-cell>
          <table:table-cell table:number-columns-repeated="16"/>
        </table:table-row>
        <table:table-row table:style-name="ro1">
          <table:table-cell/>
          <table:table-cell table:style-name="ce76"/>
          <table:table-cell table:number-columns-repeated="14" table:style-name="ce76" office:value-type="float" office:value="1" calcext:value-type="float">
            <text:p>1</text:p>
          </table:table-cell>
          <table:table-cell table:style-name="ce76"/>
          <table:table-cell/>
          <table:table-cell table:formula="of:=&quot;0x&quot;&amp;DEC2HEX([.B324]*8+[.C324]*4+[.D324]*2+[.E324]*1)&amp;DEC2HEX([.F324]*8+[.G324]*4+[.H324]*2+[.I324]*1)&amp;&quot;, 0x&quot;&amp;DEC2HEX([.J324]*8+[.K324]*4+[.L324]*2+[.M324]*1)&amp;DEC2HEX([.N324]*8+[.O324]*4+[.P324]*2+[.Q324]*1)&amp;&quot;,&quot;" office:value-type="string" office:string-value="0x7F, 0xFE," calcext:value-type="string">
            <text:p>0x7F, 0xFE,</text:p>
          </table:table-cell>
          <table:table-cell/>
          <table:table-cell table:formula="of:=[.S324]" office:value-type="string" office:string-value="0x7F, 0xFE," calcext:value-type="string">
            <text:p>0x7F, 0xFE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25]*8+[.C325]*4+[.D325]*2+[.E325]*1)&amp;DEC2HEX([.F325]*8+[.G325]*4+[.H325]*2+[.I325]*1)&amp;&quot;, 0x&quot;&amp;DEC2HEX([.J325]*8+[.K325]*4+[.L325]*2+[.M325]*1)&amp;DEC2HEX([.N325]*8+[.O325]*4+[.P325]*2+[.Q325]*1)&amp;&quot;,&quot;" office:value-type="string" office:string-value="0x80, 0x01," calcext:value-type="string">
            <text:p>0x80, 0x01,</text:p>
          </table:table-cell>
          <table:table-cell/>
          <table:table-cell table:formula="of:=[.S325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26]*8+[.C326]*4+[.D326]*2+[.E326]*1)&amp;DEC2HEX([.F326]*8+[.G326]*4+[.H326]*2+[.I326]*1)&amp;&quot;, 0x&quot;&amp;DEC2HEX([.J326]*8+[.K326]*4+[.L326]*2+[.M326]*1)&amp;DEC2HEX([.N326]*8+[.O326]*4+[.P326]*2+[.Q326]*1)&amp;&quot;,&quot;" office:value-type="string" office:string-value="0xFF, 0xFF," calcext:value-type="string">
            <text:p>0xFF, 0xFF,</text:p>
          </table:table-cell>
          <table:table-cell/>
          <table:table-cell table:formula="of:=[.S326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27]*8+[.C327]*4+[.D327]*2+[.E327]*1)&amp;DEC2HEX([.F327]*8+[.G327]*4+[.H327]*2+[.I327]*1)&amp;&quot;, 0x&quot;&amp;DEC2HEX([.J327]*8+[.K327]*4+[.L327]*2+[.M327]*1)&amp;DEC2HEX([.N327]*8+[.O327]*4+[.P327]*2+[.Q327]*1)&amp;&quot;,&quot;" office:value-type="string" office:string-value="0xFF, 0xFF," calcext:value-type="string">
            <text:p>0xFF, 0xFF,</text:p>
          </table:table-cell>
          <table:table-cell/>
          <table:table-cell table:formula="of:=[.S327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28]*8+[.C328]*4+[.D328]*2+[.E328]*1)&amp;DEC2HEX([.F328]*8+[.G328]*4+[.H328]*2+[.I328]*1)&amp;&quot;, 0x&quot;&amp;DEC2HEX([.J328]*8+[.K328]*4+[.L328]*2+[.M328]*1)&amp;DEC2HEX([.N328]*8+[.O328]*4+[.P328]*2+[.Q328]*1)&amp;&quot;,&quot;" office:value-type="string" office:string-value="0xFF, 0xFF," calcext:value-type="string">
            <text:p>0xFF, 0xFF,</text:p>
          </table:table-cell>
          <table:table-cell/>
          <table:table-cell table:formula="of:=[.S328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29]*8+[.C329]*4+[.D329]*2+[.E329]*1)&amp;DEC2HEX([.F329]*8+[.G329]*4+[.H329]*2+[.I329]*1)&amp;&quot;, 0x&quot;&amp;DEC2HEX([.J329]*8+[.K329]*4+[.L329]*2+[.M329]*1)&amp;DEC2HEX([.N329]*8+[.O329]*4+[.P329]*2+[.Q329]*1)&amp;&quot;,&quot;" office:value-type="string" office:string-value="0xFF, 0xFF," calcext:value-type="string">
            <text:p>0xFF, 0xFF,</text:p>
          </table:table-cell>
          <table:table-cell/>
          <table:table-cell table:formula="of:=[.S329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30]*8+[.C330]*4+[.D330]*2+[.E330]*1)&amp;DEC2HEX([.F330]*8+[.G330]*4+[.H330]*2+[.I330]*1)&amp;&quot;, 0x&quot;&amp;DEC2HEX([.J330]*8+[.K330]*4+[.L330]*2+[.M330]*1)&amp;DEC2HEX([.N330]*8+[.O330]*4+[.P330]*2+[.Q330]*1)&amp;&quot;,&quot;" office:value-type="string" office:string-value="0x80, 0x01," calcext:value-type="string">
            <text:p>0x80, 0x01,</text:p>
          </table:table-cell>
          <table:table-cell/>
          <table:table-cell table:formula="of:=[.S330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1]*8+[.C331]*4+[.D331]*2+[.E331]*1)&amp;DEC2HEX([.F331]*8+[.G331]*4+[.H331]*2+[.I331]*1)&amp;&quot;, 0x&quot;&amp;DEC2HEX([.J331]*8+[.K331]*4+[.L331]*2+[.M331]*1)&amp;DEC2HEX([.N331]*8+[.O331]*4+[.P331]*2+[.Q331]*1)&amp;&quot;,&quot;" office:value-type="string" office:string-value="0xFF, 0xFF," calcext:value-type="string">
            <text:p>0xFF, 0xFF,</text:p>
          </table:table-cell>
          <table:table-cell/>
          <table:table-cell table:formula="of:=[.S331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2]*8+[.C332]*4+[.D332]*2+[.E332]*1)&amp;DEC2HEX([.F332]*8+[.G332]*4+[.H332]*2+[.I332]*1)&amp;&quot;, 0x&quot;&amp;DEC2HEX([.J332]*8+[.K332]*4+[.L332]*2+[.M332]*1)&amp;DEC2HEX([.N332]*8+[.O332]*4+[.P332]*2+[.Q332]*1)&amp;&quot;,&quot;" office:value-type="string" office:string-value="0xFF, 0xFF," calcext:value-type="string">
            <text:p>0xFF, 0xFF,</text:p>
          </table:table-cell>
          <table:table-cell/>
          <table:table-cell table:formula="of:=[.S332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3]*8+[.C333]*4+[.D333]*2+[.E333]*1)&amp;DEC2HEX([.F333]*8+[.G333]*4+[.H333]*2+[.I333]*1)&amp;&quot;, 0x&quot;&amp;DEC2HEX([.J333]*8+[.K333]*4+[.L333]*2+[.M333]*1)&amp;DEC2HEX([.N333]*8+[.O333]*4+[.P333]*2+[.Q333]*1)&amp;&quot;,&quot;" office:value-type="string" office:string-value="0xFF, 0xFF," calcext:value-type="string">
            <text:p>0xFF, 0xFF,</text:p>
          </table:table-cell>
          <table:table-cell/>
          <table:table-cell table:formula="of:=[.S333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4]*8+[.C334]*4+[.D334]*2+[.E334]*1)&amp;DEC2HEX([.F334]*8+[.G334]*4+[.H334]*2+[.I334]*1)&amp;&quot;, 0x&quot;&amp;DEC2HEX([.J334]*8+[.K334]*4+[.L334]*2+[.M334]*1)&amp;DEC2HEX([.N334]*8+[.O334]*4+[.P334]*2+[.Q334]*1)&amp;&quot;,&quot;" office:value-type="string" office:string-value="0xFF, 0xFF," calcext:value-type="string">
            <text:p>0xFF, 0xFF,</text:p>
          </table:table-cell>
          <table:table-cell/>
          <table:table-cell table:formula="of:=[.S334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35]*8+[.C335]*4+[.D335]*2+[.E335]*1)&amp;DEC2HEX([.F335]*8+[.G335]*4+[.H335]*2+[.I335]*1)&amp;&quot;, 0x&quot;&amp;DEC2HEX([.J335]*8+[.K335]*4+[.L335]*2+[.M335]*1)&amp;DEC2HEX([.N335]*8+[.O335]*4+[.P335]*2+[.Q335]*1)&amp;&quot;,&quot;" office:value-type="string" office:string-value="0x80, 0x01," calcext:value-type="string">
            <text:p>0x80, 0x01,</text:p>
          </table:table-cell>
          <table:table-cell/>
          <table:table-cell table:formula="of:=[.S335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6]*8+[.C336]*4+[.D336]*2+[.E336]*1)&amp;DEC2HEX([.F336]*8+[.G336]*4+[.H336]*2+[.I336]*1)&amp;&quot;, 0x&quot;&amp;DEC2HEX([.J336]*8+[.K336]*4+[.L336]*2+[.M336]*1)&amp;DEC2HEX([.N336]*8+[.O336]*4+[.P336]*2+[.Q336]*1)&amp;&quot;,&quot;" office:value-type="string" office:string-value="0xFF, 0xFF," calcext:value-type="string">
            <text:p>0xFF, 0xFF,</text:p>
          </table:table-cell>
          <table:table-cell/>
          <table:table-cell table:formula="of:=[.S336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7]*8+[.C337]*4+[.D337]*2+[.E337]*1)&amp;DEC2HEX([.F337]*8+[.G337]*4+[.H337]*2+[.I337]*1)&amp;&quot;, 0x&quot;&amp;DEC2HEX([.J337]*8+[.K337]*4+[.L337]*2+[.M337]*1)&amp;DEC2HEX([.N337]*8+[.O337]*4+[.P337]*2+[.Q337]*1)&amp;&quot;,&quot;" office:value-type="string" office:string-value="0xFF, 0xFF," calcext:value-type="string">
            <text:p>0xFF, 0xFF,</text:p>
          </table:table-cell>
          <table:table-cell/>
          <table:table-cell table:formula="of:=[.S337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8]*8+[.C338]*4+[.D338]*2+[.E338]*1)&amp;DEC2HEX([.F338]*8+[.G338]*4+[.H338]*2+[.I338]*1)&amp;&quot;, 0x&quot;&amp;DEC2HEX([.J338]*8+[.K338]*4+[.L338]*2+[.M338]*1)&amp;DEC2HEX([.N338]*8+[.O338]*4+[.P338]*2+[.Q338]*1)&amp;&quot;,&quot;" office:value-type="string" office:string-value="0xFF, 0xFF," calcext:value-type="string">
            <text:p>0xFF, 0xFF,</text:p>
          </table:table-cell>
          <table:table-cell/>
          <table:table-cell table:formula="of:=[.S338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9]*8+[.C339]*4+[.D339]*2+[.E339]*1)&amp;DEC2HEX([.F339]*8+[.G339]*4+[.H339]*2+[.I339]*1)&amp;&quot;, 0x&quot;&amp;DEC2HEX([.J339]*8+[.K339]*4+[.L339]*2+[.M339]*1)&amp;DEC2HEX([.N339]*8+[.O339]*4+[.P339]*2+[.Q339]*1)&amp;&quot;,&quot;" office:value-type="string" office:string-value="0xFF, 0xFF," calcext:value-type="string">
            <text:p>0xFF, 0xFF,</text:p>
          </table:table-cell>
          <table:table-cell/>
          <table:table-cell table:formula="of:=[.S339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40]*8+[.C340]*4+[.D340]*2+[.E340]*1)&amp;DEC2HEX([.F340]*8+[.G340]*4+[.H340]*2+[.I340]*1)&amp;&quot;, 0x&quot;&amp;DEC2HEX([.J340]*8+[.K340]*4+[.L340]*2+[.M340]*1)&amp;DEC2HEX([.N340]*8+[.O340]*4+[.P340]*2+[.Q340]*1)&amp;&quot;,&quot;" office:value-type="string" office:string-value="0x80, 0x01," calcext:value-type="string">
            <text:p>0x80, 0x01,</text:p>
          </table:table-cell>
          <table:table-cell/>
          <table:table-cell table:formula="of:=[.S340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1]*8+[.C341]*4+[.D341]*2+[.E341]*1)&amp;DEC2HEX([.F341]*8+[.G341]*4+[.H341]*2+[.I341]*1)&amp;&quot;, 0x&quot;&amp;DEC2HEX([.J341]*8+[.K341]*4+[.L341]*2+[.M341]*1)&amp;DEC2HEX([.N341]*8+[.O341]*4+[.P341]*2+[.Q341]*1)&amp;&quot;,&quot;" office:value-type="string" office:string-value="0xFF, 0xFF," calcext:value-type="string">
            <text:p>0xFF, 0xFF,</text:p>
          </table:table-cell>
          <table:table-cell/>
          <table:table-cell table:formula="of:=[.S341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2]*8+[.C342]*4+[.D342]*2+[.E342]*1)&amp;DEC2HEX([.F342]*8+[.G342]*4+[.H342]*2+[.I342]*1)&amp;&quot;, 0x&quot;&amp;DEC2HEX([.J342]*8+[.K342]*4+[.L342]*2+[.M342]*1)&amp;DEC2HEX([.N342]*8+[.O342]*4+[.P342]*2+[.Q342]*1)&amp;&quot;,&quot;" office:value-type="string" office:string-value="0xFF, 0xFF," calcext:value-type="string">
            <text:p>0xFF, 0xFF,</text:p>
          </table:table-cell>
          <table:table-cell/>
          <table:table-cell table:formula="of:=[.S342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3]*8+[.C343]*4+[.D343]*2+[.E343]*1)&amp;DEC2HEX([.F343]*8+[.G343]*4+[.H343]*2+[.I343]*1)&amp;&quot;, 0x&quot;&amp;DEC2HEX([.J343]*8+[.K343]*4+[.L343]*2+[.M343]*1)&amp;DEC2HEX([.N343]*8+[.O343]*4+[.P343]*2+[.Q343]*1)&amp;&quot;,&quot;" office:value-type="string" office:string-value="0xFF, 0xFF," calcext:value-type="string">
            <text:p>0xFF, 0xFF,</text:p>
          </table:table-cell>
          <table:table-cell/>
          <table:table-cell table:formula="of:=[.S343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4]*8+[.C344]*4+[.D344]*2+[.E344]*1)&amp;DEC2HEX([.F344]*8+[.G344]*4+[.H344]*2+[.I344]*1)&amp;&quot;, 0x&quot;&amp;DEC2HEX([.J344]*8+[.K344]*4+[.L344]*2+[.M344]*1)&amp;DEC2HEX([.N344]*8+[.O344]*4+[.P344]*2+[.Q344]*1)&amp;&quot;,&quot;" office:value-type="string" office:string-value="0xFF, 0xFF," calcext:value-type="string">
            <text:p>0xFF, 0xFF,</text:p>
          </table:table-cell>
          <table:table-cell/>
          <table:table-cell table:formula="of:=[.S344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45]*8+[.C345]*4+[.D345]*2+[.E345]*1)&amp;DEC2HEX([.F345]*8+[.G345]*4+[.H345]*2+[.I345]*1)&amp;&quot;, 0x&quot;&amp;DEC2HEX([.J345]*8+[.K345]*4+[.L345]*2+[.M345]*1)&amp;DEC2HEX([.N345]*8+[.O345]*4+[.P345]*2+[.Q345]*1)&amp;&quot;,&quot;" office:value-type="string" office:string-value="0x80, 0x01," calcext:value-type="string">
            <text:p>0x80, 0x01,</text:p>
          </table:table-cell>
          <table:table-cell/>
          <table:table-cell table:formula="of:=[.S345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6]*8+[.C346]*4+[.D346]*2+[.E346]*1)&amp;DEC2HEX([.F346]*8+[.G346]*4+[.H346]*2+[.I346]*1)&amp;&quot;, 0x&quot;&amp;DEC2HEX([.J346]*8+[.K346]*4+[.L346]*2+[.M346]*1)&amp;DEC2HEX([.N346]*8+[.O346]*4+[.P346]*2+[.Q346]*1)&amp;&quot;,&quot;" office:value-type="string" office:string-value="0xFF, 0xFF," calcext:value-type="string">
            <text:p>0xFF, 0xFF,</text:p>
          </table:table-cell>
          <table:table-cell/>
          <table:table-cell table:formula="of:=[.S346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7]*8+[.C347]*4+[.D347]*2+[.E347]*1)&amp;DEC2HEX([.F347]*8+[.G347]*4+[.H347]*2+[.I347]*1)&amp;&quot;, 0x&quot;&amp;DEC2HEX([.J347]*8+[.K347]*4+[.L347]*2+[.M347]*1)&amp;DEC2HEX([.N347]*8+[.O347]*4+[.P347]*2+[.Q347]*1)&amp;&quot;,&quot;" office:value-type="string" office:string-value="0xFF, 0xFF," calcext:value-type="string">
            <text:p>0xFF, 0xFF,</text:p>
          </table:table-cell>
          <table:table-cell/>
          <table:table-cell table:formula="of:=[.S347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8]*8+[.C348]*4+[.D348]*2+[.E348]*1)&amp;DEC2HEX([.F348]*8+[.G348]*4+[.H348]*2+[.I348]*1)&amp;&quot;, 0x&quot;&amp;DEC2HEX([.J348]*8+[.K348]*4+[.L348]*2+[.M348]*1)&amp;DEC2HEX([.N348]*8+[.O348]*4+[.P348]*2+[.Q348]*1)&amp;&quot;,&quot;" office:value-type="string" office:string-value="0xFF, 0xFF," calcext:value-type="string">
            <text:p>0xFF, 0xFF,</text:p>
          </table:table-cell>
          <table:table-cell/>
          <table:table-cell table:formula="of:=[.S348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9]*8+[.C349]*4+[.D349]*2+[.E349]*1)&amp;DEC2HEX([.F349]*8+[.G349]*4+[.H349]*2+[.I349]*1)&amp;&quot;, 0x&quot;&amp;DEC2HEX([.J349]*8+[.K349]*4+[.L349]*2+[.M349]*1)&amp;DEC2HEX([.N349]*8+[.O349]*4+[.P349]*2+[.Q349]*1)&amp;&quot;,&quot;" office:value-type="string" office:string-value="0xFF, 0xFF," calcext:value-type="string">
            <text:p>0xFF, 0xFF,</text:p>
          </table:table-cell>
          <table:table-cell/>
          <table:table-cell table:formula="of:=[.S349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50]*8+[.C350]*4+[.D350]*2+[.E350]*1)&amp;DEC2HEX([.F350]*8+[.G350]*4+[.H350]*2+[.I350]*1)&amp;&quot;, 0x&quot;&amp;DEC2HEX([.J350]*8+[.K350]*4+[.L350]*2+[.M350]*1)&amp;DEC2HEX([.N350]*8+[.O350]*4+[.P350]*2+[.Q350]*1)&amp;&quot;,&quot;" office:value-type="string" office:string-value="0x80, 0x01," calcext:value-type="string">
            <text:p>0x80, 0x01,</text:p>
          </table:table-cell>
          <table:table-cell/>
          <table:table-cell table:formula="of:=[.S350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51]*8+[.C351]*4+[.D351]*2+[.E351]*1)&amp;DEC2HEX([.F351]*8+[.G351]*4+[.H351]*2+[.I351]*1)&amp;&quot;, 0x&quot;&amp;DEC2HEX([.J351]*8+[.K351]*4+[.L351]*2+[.M351]*1)&amp;DEC2HEX([.N351]*8+[.O351]*4+[.P351]*2+[.Q351]*1)&amp;&quot;,&quot;" office:value-type="string" office:string-value="0xFF, 0xFF," calcext:value-type="string">
            <text:p>0xFF, 0xFF,</text:p>
          </table:table-cell>
          <table:table-cell/>
          <table:table-cell table:formula="of:=[.S351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52]*8+[.C352]*4+[.D352]*2+[.E352]*1)&amp;DEC2HEX([.F352]*8+[.G352]*4+[.H352]*2+[.I352]*1)&amp;&quot;, 0x&quot;&amp;DEC2HEX([.J352]*8+[.K352]*4+[.L352]*2+[.M352]*1)&amp;DEC2HEX([.N352]*8+[.O352]*4+[.P352]*2+[.Q352]*1)&amp;&quot;,&quot;" office:value-type="string" office:string-value="0xFF, 0xFF," calcext:value-type="string">
            <text:p>0xFF, 0xFF,</text:p>
          </table:table-cell>
          <table:table-cell/>
          <table:table-cell table:formula="of:=[.S352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53]*8+[.C353]*4+[.D353]*2+[.E353]*1)&amp;DEC2HEX([.F353]*8+[.G353]*4+[.H353]*2+[.I353]*1)&amp;&quot;, 0x&quot;&amp;DEC2HEX([.J353]*8+[.K353]*4+[.L353]*2+[.M353]*1)&amp;DEC2HEX([.N353]*8+[.O353]*4+[.P353]*2+[.Q353]*1)&amp;&quot;,&quot;" office:value-type="string" office:string-value="0xFF, 0xFF," calcext:value-type="string">
            <text:p>0xFF, 0xFF,</text:p>
          </table:table-cell>
          <table:table-cell/>
          <table:table-cell table:formula="of:=[.S353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54]*8+[.C354]*4+[.D354]*2+[.E354]*1)&amp;DEC2HEX([.F354]*8+[.G354]*4+[.H354]*2+[.I354]*1)&amp;&quot;, 0x&quot;&amp;DEC2HEX([.J354]*8+[.K354]*4+[.L354]*2+[.M354]*1)&amp;DEC2HEX([.N354]*8+[.O354]*4+[.P354]*2+[.Q354]*1)&amp;&quot;,&quot;" office:value-type="string" office:string-value="0xFF, 0xFF," calcext:value-type="string">
            <text:p>0xFF, 0xFF,</text:p>
          </table:table-cell>
          <table:table-cell/>
          <table:table-cell table:formula="of:=[.S354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style-name="ce76" table:number-columns-repeated="2"/>
          <table:table-cell table:number-columns-repeated="12" table:style-name="ce76" office:value-type="float" office:value="1" calcext:value-type="float">
            <text:p>1</text:p>
          </table:table-cell>
          <table:table-cell table:style-name="ce76" table:number-columns-repeated="2"/>
          <table:table-cell/>
          <table:table-cell table:formula="of:=&quot;0x&quot;&amp;DEC2HEX([.B355]*8+[.C355]*4+[.D355]*2+[.E355]*1)&amp;DEC2HEX([.F355]*8+[.G355]*4+[.H355]*2+[.I355]*1)&amp;&quot;, 0x&quot;&amp;DEC2HEX([.J355]*8+[.K355]*4+[.L355]*2+[.M355]*1)&amp;DEC2HEX([.N355]*8+[.O355]*4+[.P355]*2+[.Q355]*1)&amp;&quot;,&quot;" office:value-type="string" office:string-value="0x3F, 0xFC," calcext:value-type="string">
            <text:p>0x3F, 0xFC,</text:p>
          </table:table-cell>
          <table:table-cell/>
          <table:table-cell table:formula="of:=[.S355]&amp;&quot;} };&quot;" office:value-type="string" office:string-value="0x3F, 0xFC,} };" calcext:value-type="string">
            <text:p>0x3F, 0xFC,} };</text:p>
          </table:table-cell>
          <table:table-cell table:number-columns-repeated="16"/>
        </table:table-row>
        <table:table-row table:style-name="ro1" table:number-rows-repeated="2">
          <table:table-cell table:number-columns-repeated="37"/>
        </table:table-row>
        <table:table-row table:style-name="ro1">
          <table:table-cell/>
          <table:table-cell table:formula="of:=[.A358]+1" office:value-type="float" office:value="1" calcext:value-type="float">
            <text:p>1</text:p>
          </table:table-cell>
          <table:table-cell table:formula="of:=[.B358]+1" office:value-type="float" office:value="2" calcext:value-type="float">
            <text:p>2</text:p>
          </table:table-cell>
          <table:table-cell table:formula="of:=[.C358]+1" office:value-type="float" office:value="3" calcext:value-type="float">
            <text:p>3</text:p>
          </table:table-cell>
          <table:table-cell table:formula="of:=[.D358]+1" office:value-type="float" office:value="4" calcext:value-type="float">
            <text:p>4</text:p>
          </table:table-cell>
          <table:table-cell table:formula="of:=[.E358]+1" office:value-type="float" office:value="5" calcext:value-type="float">
            <text:p>5</text:p>
          </table:table-cell>
          <table:table-cell table:formula="of:=[.F358]+1" office:value-type="float" office:value="6" calcext:value-type="float">
            <text:p>6</text:p>
          </table:table-cell>
          <table:table-cell table:formula="of:=[.G358]+1" office:value-type="float" office:value="7" calcext:value-type="float">
            <text:p>7</text:p>
          </table:table-cell>
          <table:table-cell table:formula="of:=[.H358]+1" office:value-type="float" office:value="8" calcext:value-type="float">
            <text:p>8</text:p>
          </table:table-cell>
          <table:table-cell table:formula="of:=[.I358]+1" office:value-type="float" office:value="9" calcext:value-type="float">
            <text:p>9</text:p>
          </table:table-cell>
          <table:table-cell table:formula="of:=[.J358]+1" office:value-type="float" office:value="10" calcext:value-type="float">
            <text:p>10</text:p>
          </table:table-cell>
          <table:table-cell table:formula="of:=[.K358]+1" office:value-type="float" office:value="11" calcext:value-type="float">
            <text:p>11</text:p>
          </table:table-cell>
          <table:table-cell table:formula="of:=[.L358]+1" office:value-type="float" office:value="12" calcext:value-type="float">
            <text:p>12</text:p>
          </table:table-cell>
          <table:table-cell table:formula="of:=[.M358]+1" office:value-type="float" office:value="13" calcext:value-type="float">
            <text:p>13</text:p>
          </table:table-cell>
          <table:table-cell table:formula="of:=[.N358]+1" office:value-type="float" office:value="14" calcext:value-type="float">
            <text:p>14</text:p>
          </table:table-cell>
          <table:table-cell table:formula="of:=[.O358]+1" office:value-type="float" office:value="15" calcext:value-type="float">
            <text:p>15</text:p>
          </table:table-cell>
          <table:table-cell table:formula="of:=[.P358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358]+1" office:value-type="float" office:value="1" calcext:value-type="float">
            <text:p>1</text:p>
          </table:table-cell>
          <table:table-cell table:style-name="ce90"/>
          <table:table-cell table:style-name="ce127" table:number-columns-repeated="11"/>
          <table:table-cell table:style-name="ce127" office:value-type="float" office:value="1" calcext:value-type="float">
            <text:p>1</text:p>
          </table:table-cell>
          <table:table-cell table:style-name="ce127" table:number-columns-repeated="2"/>
          <table:table-cell table:style-name="ce161"/>
          <table:table-cell/>
          <table:table-cell table:formula="of:=&quot;0x&quot;&amp;DEC2HEX([.B359]*8+[.C359]*4+[.D359]*2+[.E359]*1)&amp;DEC2HEX([.F359]*8+[.G359]*4+[.H359]*2+[.I359]*1)&amp;&quot;, 0x&quot;&amp;DEC2HEX([.J359]*8+[.K359]*4+[.L359]*2+[.M359]*1)&amp;DEC2HEX([.N359]*8+[.O359]*4+[.P359]*2+[.Q359]*1)&amp;&quot;,&quot;" office:value-type="string" office:string-value="0x00, 0x08," calcext:value-type="string">
            <text:p>0x00, 0x08,</text:p>
          </table:table-cell>
          <table:table-cell table:style-name="ce142" office:value-type="string" calcext:value-type="string">
            <text:p>Exit</text:p>
          </table:table-cell>
          <table:table-cell table:formula="of:=&quot;static constexpr ButtonImage&lt;32&gt; &quot;&amp;[.T359]&amp;&quot; = {16,16, { &quot;&amp;[.S359]" office:value-type="string" office:string-value="static constexpr ButtonImage&lt;32&gt; Exit = {16,16, { 0x00, 0x08," calcext:value-type="string">
            <text:p>static constexpr ButtonImage&lt;32&gt; Exit = {16,16, { 0x00, 0x08,</text:p>
          </table:table-cell>
          <table:table-cell table:number-columns-repeated="16"/>
        </table:table-row>
        <table:table-row table:style-name="ro1">
          <table:table-cell table:formula="of:=[.A359]+1" office:value-type="float" office:value="2" calcext:value-type="float">
            <text:p>2</text:p>
          </table:table-cell>
          <table:table-cell table:style-name="ce110"/>
          <table:table-cell table:style-name="ce75" table:number-columns-repeated="10"/>
          <table:table-cell table:number-columns-repeated="3" table:style-name="ce75" office:value-type="float" office:value="1" calcext:value-type="float">
            <text:p>1</text:p>
          </table:table-cell>
          <table:table-cell table:style-name="ce75"/>
          <table:table-cell table:style-name="ce162"/>
          <table:table-cell/>
          <table:table-cell table:formula="of:=&quot;0x&quot;&amp;DEC2HEX([.B360]*8+[.C360]*4+[.D360]*2+[.E360]*1)&amp;DEC2HEX([.F360]*8+[.G360]*4+[.H360]*2+[.I360]*1)&amp;&quot;, 0x&quot;&amp;DEC2HEX([.J360]*8+[.K360]*4+[.L360]*2+[.M360]*1)&amp;DEC2HEX([.N360]*8+[.O360]*4+[.P360]*2+[.Q360]*1)&amp;&quot;,&quot;" office:value-type="string" office:string-value="0x00, 0x1C," calcext:value-type="string">
            <text:p>0x00, 0x1C,</text:p>
          </table:table-cell>
          <table:table-cell/>
          <table:table-cell table:formula="of:=[.S360]" office:value-type="string" office:string-value="0x00, 0x1C," calcext:value-type="string">
            <text:p>0x00, 0x1C,</text:p>
          </table:table-cell>
          <table:table-cell table:number-columns-repeated="16"/>
        </table:table-row>
        <table:table-row table:style-name="ro1">
          <table:table-cell table:formula="of:=[.A360]+1" office:value-type="float" office:value="3" calcext:value-type="float">
            <text:p>3</text:p>
          </table:table-cell>
          <table:table-cell table:style-name="ce110"/>
          <table:table-cell table:style-name="ce75" table:number-columns-repeated="9"/>
          <table:table-cell table:number-columns-repeated="5" table:style-name="ce75" office:value-type="float" office:value="1" calcext:value-type="float">
            <text:p>1</text:p>
          </table:table-cell>
          <table:table-cell table:style-name="ce162"/>
          <table:table-cell/>
          <table:table-cell table:formula="of:=&quot;0x&quot;&amp;DEC2HEX([.B361]*8+[.C361]*4+[.D361]*2+[.E361]*1)&amp;DEC2HEX([.F361]*8+[.G361]*4+[.H361]*2+[.I361]*1)&amp;&quot;, 0x&quot;&amp;DEC2HEX([.J361]*8+[.K361]*4+[.L361]*2+[.M361]*1)&amp;DEC2HEX([.N361]*8+[.O361]*4+[.P361]*2+[.Q361]*1)&amp;&quot;,&quot;" office:value-type="string" office:string-value="0x00, 0x3E," calcext:value-type="string">
            <text:p>0x00, 0x3E,</text:p>
          </table:table-cell>
          <table:table-cell/>
          <table:table-cell table:formula="of:=[.S361]" office:value-type="string" office:string-value="0x00, 0x3E," calcext:value-type="string">
            <text:p>0x00, 0x3E,</text:p>
          </table:table-cell>
          <table:table-cell table:number-columns-repeated="16"/>
        </table:table-row>
        <table:table-row table:style-name="ro1">
          <table:table-cell table:formula="of:=[.A361]+1" office:value-type="float" office:value="4" calcext:value-type="float">
            <text:p>4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7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362]*8+[.C362]*4+[.D362]*2+[.E362]*1)&amp;DEC2HEX([.F362]*8+[.G362]*4+[.H362]*2+[.I362]*1)&amp;&quot;, 0x&quot;&amp;DEC2HEX([.J362]*8+[.K362]*4+[.L362]*2+[.M362]*1)&amp;DEC2HEX([.N362]*8+[.O362]*4+[.P362]*2+[.Q362]*1)&amp;&quot;,&quot;" office:value-type="string" office:string-value="0xFF, 0x7F," calcext:value-type="string">
            <text:p>0xFF, 0x7F,</text:p>
          </table:table-cell>
          <table:table-cell/>
          <table:table-cell table:formula="of:=[.S362]" office:value-type="string" office:string-value="0xFF, 0x7F," calcext:value-type="string">
            <text:p>0xFF, 0x7F,</text:p>
          </table:table-cell>
          <table:table-cell table:number-columns-repeated="16"/>
        </table:table-row>
        <table:table-row table:style-name="ro1">
          <table:table-cell table:formula="of:=[.A362]+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7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5"/>
          <table:table-cell table:style-name="ce162"/>
          <table:table-cell/>
          <table:table-cell table:formula="of:=&quot;0x&quot;&amp;DEC2HEX([.B363]*8+[.C363]*4+[.D363]*2+[.E363]*1)&amp;DEC2HEX([.F363]*8+[.G363]*4+[.H363]*2+[.I363]*1)&amp;&quot;, 0x&quot;&amp;DEC2HEX([.J363]*8+[.K363]*4+[.L363]*2+[.M363]*1)&amp;DEC2HEX([.N363]*8+[.O363]*4+[.P363]*2+[.Q363]*1)&amp;&quot;,&quot;" office:value-type="string" office:string-value="0xFF, 0x1C," calcext:value-type="string">
            <text:p>0xFF, 0x1C,</text:p>
          </table:table-cell>
          <table:table-cell/>
          <table:table-cell table:formula="of:=[.S363]" office:value-type="string" office:string-value="0xFF, 0x1C," calcext:value-type="string">
            <text:p>0xFF, 0x1C,</text:p>
          </table:table-cell>
          <table:table-cell table:number-columns-repeated="16"/>
        </table:table-row>
        <table:table-row table:style-name="ro1">
          <table:table-cell table:formula="of:=[.A363]+1" office:value-type="float" office:value="6" calcext:value-type="float">
            <text:p>6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5"/>
          <table:table-cell table:style-name="ce162"/>
          <table:table-cell/>
          <table:table-cell table:formula="of:=&quot;0x&quot;&amp;DEC2HEX([.B364]*8+[.C364]*4+[.D364]*2+[.E364]*1)&amp;DEC2HEX([.F364]*8+[.G364]*4+[.H364]*2+[.I364]*1)&amp;&quot;, 0x&quot;&amp;DEC2HEX([.J364]*8+[.K364]*4+[.L364]*2+[.M364]*1)&amp;DEC2HEX([.N364]*8+[.O364]*4+[.P364]*2+[.Q364]*1)&amp;&quot;,&quot;" office:value-type="string" office:string-value="0xC3, 0x1C," calcext:value-type="string">
            <text:p>0xC3, 0x1C,</text:p>
          </table:table-cell>
          <table:table-cell/>
          <table:table-cell table:formula="of:=[.S364]" office:value-type="string" office:string-value="0xC3, 0x1C," calcext:value-type="string">
            <text:p>0xC3, 0x1C,</text:p>
          </table:table-cell>
          <table:table-cell table:number-columns-repeated="16"/>
        </table:table-row>
        <table:table-row table:style-name="ro1">
          <table:table-cell table:formula="of:=[.A364]+1" office:value-type="float" office:value="7" calcext:value-type="float">
            <text:p>7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5"/>
          <table:table-cell table:style-name="ce162"/>
          <table:table-cell/>
          <table:table-cell table:formula="of:=&quot;0x&quot;&amp;DEC2HEX([.B365]*8+[.C365]*4+[.D365]*2+[.E365]*1)&amp;DEC2HEX([.F365]*8+[.G365]*4+[.H365]*2+[.I365]*1)&amp;&quot;, 0x&quot;&amp;DEC2HEX([.J365]*8+[.K365]*4+[.L365]*2+[.M365]*1)&amp;DEC2HEX([.N365]*8+[.O365]*4+[.P365]*2+[.Q365]*1)&amp;&quot;,&quot;" office:value-type="string" office:string-value="0xC3, 0x1C," calcext:value-type="string">
            <text:p>0xC3, 0x1C,</text:p>
          </table:table-cell>
          <table:table-cell/>
          <table:table-cell table:formula="of:=[.S365]" office:value-type="string" office:string-value="0xC3, 0x1C," calcext:value-type="string">
            <text:p>0xC3, 0x1C,</text:p>
          </table:table-cell>
          <table:table-cell table:number-columns-repeated="16"/>
        </table:table-row>
        <table:table-row table:style-name="ro1">
          <table:table-cell table:formula="of:=[.A365]+1" office:value-type="float" office:value="8" calcext:value-type="float">
            <text:p>8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5"/>
          <table:table-cell table:style-name="ce162"/>
          <table:table-cell/>
          <table:table-cell table:formula="of:=&quot;0x&quot;&amp;DEC2HEX([.B366]*8+[.C366]*4+[.D366]*2+[.E366]*1)&amp;DEC2HEX([.F366]*8+[.G366]*4+[.H366]*2+[.I366]*1)&amp;&quot;, 0x&quot;&amp;DEC2HEX([.J366]*8+[.K366]*4+[.L366]*2+[.M366]*1)&amp;DEC2HEX([.N366]*8+[.O366]*4+[.P366]*2+[.Q366]*1)&amp;&quot;,&quot;" office:value-type="string" office:string-value="0xC3, 0x1C," calcext:value-type="string">
            <text:p>0xC3, 0x1C,</text:p>
          </table:table-cell>
          <table:table-cell/>
          <table:table-cell table:formula="of:=[.S366]" office:value-type="string" office:string-value="0xC3, 0x1C," calcext:value-type="string">
            <text:p>0xC3, 0x1C,</text:p>
          </table:table-cell>
          <table:table-cell table:number-columns-repeated="16"/>
        </table:table-row>
        <table:table-row table:style-name="ro1">
          <table:table-cell table:formula="of:=[.A366]+1" office:value-type="float" office:value="9" calcext:value-type="float">
            <text:p>9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number-columns-repeated="11" table:style-name="ce75" office:value-type="float" office:value="1" calcext:value-type="float">
            <text:p>1</text:p>
          </table:table-cell>
          <table:table-cell table:style-name="ce75"/>
          <table:table-cell table:style-name="ce162"/>
          <table:table-cell/>
          <table:table-cell table:formula="of:=&quot;0x&quot;&amp;DEC2HEX([.B367]*8+[.C367]*4+[.D367]*2+[.E367]*1)&amp;DEC2HEX([.F367]*8+[.G367]*4+[.H367]*2+[.I367]*1)&amp;&quot;, 0x&quot;&amp;DEC2HEX([.J367]*8+[.K367]*4+[.L367]*2+[.M367]*1)&amp;DEC2HEX([.N367]*8+[.O367]*4+[.P367]*2+[.Q367]*1)&amp;&quot;,&quot;" office:value-type="string" office:string-value="0xDF, 0xFC," calcext:value-type="string">
            <text:p>0xDF, 0xFC,</text:p>
          </table:table-cell>
          <table:table-cell/>
          <table:table-cell table:formula="of:=[.S367]" office:value-type="string" office:string-value="0xDF, 0xFC," calcext:value-type="string">
            <text:p>0xDF, 0xFC,</text:p>
          </table:table-cell>
          <table:table-cell table:number-columns-repeated="16"/>
        </table:table-row>
        <table:table-row table:style-name="ro1">
          <table:table-cell table:formula="of:=[.A367]+1" office:value-type="float" office:value="10" calcext:value-type="float">
            <text:p>10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number-columns-repeated="11" table:style-name="ce75" office:value-type="float" office:value="1" calcext:value-type="float">
            <text:p>1</text:p>
          </table:table-cell>
          <table:table-cell table:style-name="ce75"/>
          <table:table-cell table:style-name="ce162"/>
          <table:table-cell/>
          <table:table-cell table:formula="of:=&quot;0x&quot;&amp;DEC2HEX([.B368]*8+[.C368]*4+[.D368]*2+[.E368]*1)&amp;DEC2HEX([.F368]*8+[.G368]*4+[.H368]*2+[.I368]*1)&amp;&quot;, 0x&quot;&amp;DEC2HEX([.J368]*8+[.K368]*4+[.L368]*2+[.M368]*1)&amp;DEC2HEX([.N368]*8+[.O368]*4+[.P368]*2+[.Q368]*1)&amp;&quot;,&quot;" office:value-type="string" office:string-value="0xDF, 0xFC," calcext:value-type="string">
            <text:p>0xDF, 0xFC,</text:p>
          </table:table-cell>
          <table:table-cell/>
          <table:table-cell table:formula="of:=[.S368]" office:value-type="string" office:string-value="0xDF, 0xFC," calcext:value-type="string">
            <text:p>0xDF, 0xFC,</text:p>
          </table:table-cell>
          <table:table-cell table:number-columns-repeated="16"/>
        </table:table-row>
        <table:table-row table:style-name="ro1">
          <table:table-cell table:formula="of:=[.A368]+1" office:value-type="float" office:value="11" calcext:value-type="float">
            <text:p>11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number-columns-repeated="11" table:style-name="ce75" office:value-type="float" office:value="1" calcext:value-type="float">
            <text:p>1</text:p>
          </table:table-cell>
          <table:table-cell table:style-name="ce75"/>
          <table:table-cell table:style-name="ce162"/>
          <table:table-cell/>
          <table:table-cell table:formula="of:=&quot;0x&quot;&amp;DEC2HEX([.B369]*8+[.C369]*4+[.D369]*2+[.E369]*1)&amp;DEC2HEX([.F369]*8+[.G369]*4+[.H369]*2+[.I369]*1)&amp;&quot;, 0x&quot;&amp;DEC2HEX([.J369]*8+[.K369]*4+[.L369]*2+[.M369]*1)&amp;DEC2HEX([.N369]*8+[.O369]*4+[.P369]*2+[.Q369]*1)&amp;&quot;,&quot;" office:value-type="string" office:string-value="0xDF, 0xFC," calcext:value-type="string">
            <text:p>0xDF, 0xFC,</text:p>
          </table:table-cell>
          <table:table-cell/>
          <table:table-cell table:formula="of:=[.S369]" office:value-type="string" office:string-value="0xDF, 0xFC," calcext:value-type="string">
            <text:p>0xDF, 0xFC,</text:p>
          </table:table-cell>
          <table:table-cell table:number-columns-repeated="16"/>
        </table:table-row>
        <table:table-row table:style-name="ro1">
          <table:table-cell table:formula="of:=[.A369]+1" office:value-type="float" office:value="12" calcext:value-type="float">
            <text:p>12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7"/>
          <table:table-cell table:style-name="ce162"/>
          <table:table-cell/>
          <table:table-cell table:formula="of:=&quot;0x&quot;&amp;DEC2HEX([.B370]*8+[.C370]*4+[.D370]*2+[.E370]*1)&amp;DEC2HEX([.F370]*8+[.G370]*4+[.H370]*2+[.I370]*1)&amp;&quot;, 0x&quot;&amp;DEC2HEX([.J370]*8+[.K370]*4+[.L370]*2+[.M370]*1)&amp;DEC2HEX([.N370]*8+[.O370]*4+[.P370]*2+[.Q370]*1)&amp;&quot;,&quot;" office:value-type="string" office:string-value="0xC3, 0x00," calcext:value-type="string">
            <text:p>0xC3, 0x00,</text:p>
          </table:table-cell>
          <table:table-cell/>
          <table:table-cell table:formula="of:=[.S370]" office:value-type="string" office:string-value="0xC3, 0x00," calcext:value-type="string">
            <text:p>0xC3, 0x00,</text:p>
          </table:table-cell>
          <table:table-cell table:number-columns-repeated="16"/>
        </table:table-row>
        <table:table-row table:style-name="ro1">
          <table:table-cell table:formula="of:=[.A370]+1" office:value-type="float" office:value="13" calcext:value-type="float">
            <text:p>13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7"/>
          <table:table-cell table:style-name="ce162"/>
          <table:table-cell/>
          <table:table-cell table:formula="of:=&quot;0x&quot;&amp;DEC2HEX([.B371]*8+[.C371]*4+[.D371]*2+[.E371]*1)&amp;DEC2HEX([.F371]*8+[.G371]*4+[.H371]*2+[.I371]*1)&amp;&quot;, 0x&quot;&amp;DEC2HEX([.J371]*8+[.K371]*4+[.L371]*2+[.M371]*1)&amp;DEC2HEX([.N371]*8+[.O371]*4+[.P371]*2+[.Q371]*1)&amp;&quot;,&quot;" office:value-type="string" office:string-value="0xC3, 0x00," calcext:value-type="string">
            <text:p>0xC3, 0x00,</text:p>
          </table:table-cell>
          <table:table-cell/>
          <table:table-cell table:formula="of:=[.S371]" office:value-type="string" office:string-value="0xC3, 0x00," calcext:value-type="string">
            <text:p>0xC3, 0x00,</text:p>
          </table:table-cell>
          <table:table-cell table:number-columns-repeated="16"/>
        </table:table-row>
        <table:table-row table:style-name="ro1">
          <table:table-cell table:formula="of:=[.A371]+1" office:value-type="float" office:value="14" calcext:value-type="float">
            <text:p>14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7"/>
          <table:table-cell table:style-name="ce162"/>
          <table:table-cell/>
          <table:table-cell table:formula="of:=&quot;0x&quot;&amp;DEC2HEX([.B372]*8+[.C372]*4+[.D372]*2+[.E372]*1)&amp;DEC2HEX([.F372]*8+[.G372]*4+[.H372]*2+[.I372]*1)&amp;&quot;, 0x&quot;&amp;DEC2HEX([.J372]*8+[.K372]*4+[.L372]*2+[.M372]*1)&amp;DEC2HEX([.N372]*8+[.O372]*4+[.P372]*2+[.Q372]*1)&amp;&quot;,&quot;" office:value-type="string" office:string-value="0xC3, 0x00," calcext:value-type="string">
            <text:p>0xC3, 0x00,</text:p>
          </table:table-cell>
          <table:table-cell/>
          <table:table-cell table:formula="of:=[.S372]" office:value-type="string" office:string-value="0xC3, 0x00," calcext:value-type="string">
            <text:p>0xC3, 0x00,</text:p>
          </table:table-cell>
          <table:table-cell table:number-columns-repeated="16"/>
        </table:table-row>
        <table:table-row table:style-name="ro1">
          <table:table-cell table:formula="of:=[.A372]+1" office:value-type="float" office:value="15" calcext:value-type="float">
            <text:p>15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7" table:style-name="ce75" office:value-type="float" office:value="1" calcext:value-type="float">
            <text:p>1</text:p>
          </table:table-cell>
          <table:table-cell table:style-name="ce75" table:number-columns-repeated="7"/>
          <table:table-cell table:style-name="ce162"/>
          <table:table-cell/>
          <table:table-cell table:formula="of:=&quot;0x&quot;&amp;DEC2HEX([.B373]*8+[.C373]*4+[.D373]*2+[.E373]*1)&amp;DEC2HEX([.F373]*8+[.G373]*4+[.H373]*2+[.I373]*1)&amp;&quot;, 0x&quot;&amp;DEC2HEX([.J373]*8+[.K373]*4+[.L373]*2+[.M373]*1)&amp;DEC2HEX([.N373]*8+[.O373]*4+[.P373]*2+[.Q373]*1)&amp;&quot;,&quot;" office:value-type="string" office:string-value="0xFF, 0x00," calcext:value-type="string">
            <text:p>0xFF, 0x00,</text:p>
          </table:table-cell>
          <table:table-cell/>
          <table:table-cell table:formula="of:=[.S373]" office:value-type="string" office:string-value="0xFF, 0x00," calcext:value-type="string">
            <text:p>0xFF, 0x00,</text:p>
          </table:table-cell>
          <table:table-cell table:number-columns-repeated="16"/>
        </table:table-row>
        <table:table-row table:style-name="ro1">
          <table:table-cell table:formula="of:=[.A373]+1" office:value-type="float" office:value="16" calcext:value-type="float">
            <text:p>16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7" table:style-name="ce128" office:value-type="float" office:value="1" calcext:value-type="float">
            <text:p>1</text:p>
          </table:table-cell>
          <table:table-cell table:style-name="ce128" table:number-columns-repeated="7"/>
          <table:table-cell table:style-name="ce163"/>
          <table:table-cell/>
          <table:table-cell table:formula="of:=&quot;0x&quot;&amp;DEC2HEX([.B374]*8+[.C374]*4+[.D374]*2+[.E374]*1)&amp;DEC2HEX([.F374]*8+[.G374]*4+[.H374]*2+[.I374]*1)&amp;&quot;, 0x&quot;&amp;DEC2HEX([.J374]*8+[.K374]*4+[.L374]*2+[.M374]*1)&amp;DEC2HEX([.N374]*8+[.O374]*4+[.P374]*2+[.Q374]*1)&amp;&quot;,&quot;" office:value-type="string" office:string-value="0xFF, 0x00," calcext:value-type="string">
            <text:p>0xFF, 0x00,</text:p>
          </table:table-cell>
          <table:table-cell/>
          <table:table-cell table:formula="of:=[.S374]&amp;&quot;} };&quot;" office:value-type="string" office:string-value="0xFF, 0x00,} };" calcext:value-type="string">
            <text:p>0xFF, 0x00,} };</text:p>
          </table:table-cell>
          <table:table-cell table:number-columns-repeated="16"/>
        </table:table-row>
        <table:table-row table:style-name="ro1" table:number-rows-repeated="2">
          <table:table-cell table:number-columns-repeated="37"/>
        </table:table-row>
        <table:table-row table:style-name="ro1">
          <table:table-cell/>
          <table:table-cell table:formula="of:=[.A377]+1" office:value-type="float" office:value="1" calcext:value-type="float">
            <text:p>1</text:p>
          </table:table-cell>
          <table:table-cell table:formula="of:=[.B377]+1" office:value-type="float" office:value="2" calcext:value-type="float">
            <text:p>2</text:p>
          </table:table-cell>
          <table:table-cell table:formula="of:=[.C377]+1" office:value-type="float" office:value="3" calcext:value-type="float">
            <text:p>3</text:p>
          </table:table-cell>
          <table:table-cell table:formula="of:=[.D377]+1" office:value-type="float" office:value="4" calcext:value-type="float">
            <text:p>4</text:p>
          </table:table-cell>
          <table:table-cell table:formula="of:=[.E377]+1" office:value-type="float" office:value="5" calcext:value-type="float">
            <text:p>5</text:p>
          </table:table-cell>
          <table:table-cell table:formula="of:=[.F377]+1" office:value-type="float" office:value="6" calcext:value-type="float">
            <text:p>6</text:p>
          </table:table-cell>
          <table:table-cell table:formula="of:=[.G377]+1" office:value-type="float" office:value="7" calcext:value-type="float">
            <text:p>7</text:p>
          </table:table-cell>
          <table:table-cell table:formula="of:=[.H377]+1" office:value-type="float" office:value="8" calcext:value-type="float">
            <text:p>8</text:p>
          </table:table-cell>
          <table:table-cell table:formula="of:=[.I377]+1" office:value-type="float" office:value="9" calcext:value-type="float">
            <text:p>9</text:p>
          </table:table-cell>
          <table:table-cell table:formula="of:=[.J377]+1" office:value-type="float" office:value="10" calcext:value-type="float">
            <text:p>10</text:p>
          </table:table-cell>
          <table:table-cell table:formula="of:=[.K377]+1" office:value-type="float" office:value="11" calcext:value-type="float">
            <text:p>11</text:p>
          </table:table-cell>
          <table:table-cell table:formula="of:=[.L377]+1" office:value-type="float" office:value="12" calcext:value-type="float">
            <text:p>12</text:p>
          </table:table-cell>
          <table:table-cell table:formula="of:=[.M377]+1" office:value-type="float" office:value="13" calcext:value-type="float">
            <text:p>13</text:p>
          </table:table-cell>
          <table:table-cell table:formula="of:=[.N377]+1" office:value-type="float" office:value="14" calcext:value-type="float">
            <text:p>14</text:p>
          </table:table-cell>
          <table:table-cell table:formula="of:=[.O377]+1" office:value-type="float" office:value="15" calcext:value-type="float">
            <text:p>15</text:p>
          </table:table-cell>
          <table:table-cell table:formula="of:=[.P377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377]+1" office:value-type="float" office:value="1" calcext:value-type="float">
            <text:p>1</text:p>
          </table:table-cell>
          <table:table-cell table:style-name="ce90"/>
          <table:table-cell table:style-name="ce127" table:number-columns-repeated="13"/>
          <table:table-cell table:style-name="ce127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/>
          <table:table-cell table:formula="of:=&quot;0x&quot;&amp;DEC2HEX([.B378]*8+[.C378]*4+[.D378]*2+[.E378]*1)&amp;DEC2HEX([.F378]*8+[.G378]*4+[.H378]*2+[.I378]*1)&amp;&quot;, 0x&quot;&amp;DEC2HEX([.J378]*8+[.K378]*4+[.L378]*2+[.M378]*1)&amp;DEC2HEX([.N378]*8+[.O378]*4+[.P378]*2+[.Q378]*1)&amp;&quot;,&quot;" office:value-type="string" office:string-value="0x00, 0x03," calcext:value-type="string">
            <text:p>0x00, 0x03,</text:p>
          </table:table-cell>
          <table:table-cell table:style-name="ce142" office:value-type="string" calcext:value-type="string">
            <text:p>Enter</text:p>
          </table:table-cell>
          <table:table-cell table:formula="of:=&quot;static constexpr ButtonImage&lt;32&gt; &quot;&amp;[.T378]&amp;&quot; = {16,16, { &quot;&amp;[.S378]" office:value-type="string" office:string-value="static constexpr ButtonImage&lt;32&gt; Enter = {16,16, { 0x00, 0x03," calcext:value-type="string">
            <text:p>static constexpr ButtonImage&lt;32&gt; Enter = {16,16, { 0x00, 0x03,</text:p>
          </table:table-cell>
          <table:table-cell table:number-columns-repeated="16"/>
        </table:table-row>
        <table:table-row table:style-name="ro1">
          <table:table-cell table:formula="of:=[.A378]+1" office:value-type="float" office:value="2" calcext:value-type="float">
            <text:p>2</text:p>
          </table:table-cell>
          <table:table-cell table:style-name="ce110"/>
          <table:table-cell table:style-name="ce75" table:number-columns-repeated="13"/>
          <table:table-cell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379]*8+[.C379]*4+[.D379]*2+[.E379]*1)&amp;DEC2HEX([.F379]*8+[.G379]*4+[.H379]*2+[.I379]*1)&amp;&quot;, 0x&quot;&amp;DEC2HEX([.J379]*8+[.K379]*4+[.L379]*2+[.M379]*1)&amp;DEC2HEX([.N379]*8+[.O379]*4+[.P379]*2+[.Q379]*1)&amp;&quot;,&quot;" office:value-type="string" office:string-value="0x00, 0x03," calcext:value-type="string">
            <text:p>0x00, 0x03,</text:p>
          </table:table-cell>
          <table:table-cell/>
          <table:table-cell table:formula="of:=[.S379]" office:value-type="string" office:string-value="0x00, 0x03," calcext:value-type="string">
            <text:p>0x00, 0x03,</text:p>
          </table:table-cell>
          <table:table-cell table:number-columns-repeated="16"/>
        </table:table-row>
        <table:table-row table:style-name="ro1">
          <table:table-cell table:formula="of:=[.A379]+1" office:value-type="float" office:value="3" calcext:value-type="float">
            <text:p>3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11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380]*8+[.C380]*4+[.D380]*2+[.E380]*1)&amp;DEC2HEX([.F380]*8+[.G380]*4+[.H380]*2+[.I380]*1)&amp;&quot;, 0x&quot;&amp;DEC2HEX([.J380]*8+[.K380]*4+[.L380]*2+[.M380]*1)&amp;DEC2HEX([.N380]*8+[.O380]*4+[.P380]*2+[.Q380]*1)&amp;&quot;,&quot;" office:value-type="string" office:string-value="0xFF, 0xF3," calcext:value-type="string">
            <text:p>0xFF, 0xF3,</text:p>
          </table:table-cell>
          <table:table-cell/>
          <table:table-cell table:formula="of:=[.S380]" office:value-type="string" office:string-value="0xFF, 0xF3," calcext:value-type="string">
            <text:p>0xFF, 0xF3,</text:p>
          </table:table-cell>
          <table:table-cell table:number-columns-repeated="16"/>
        </table:table-row>
        <table:table-row table:style-name="ro1">
          <table:table-cell table:formula="of:=[.A380]+1" office:value-type="float" office:value="4" calcext:value-type="float">
            <text:p>4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11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381]*8+[.C381]*4+[.D381]*2+[.E381]*1)&amp;DEC2HEX([.F381]*8+[.G381]*4+[.H381]*2+[.I381]*1)&amp;&quot;, 0x&quot;&amp;DEC2HEX([.J381]*8+[.K381]*4+[.L381]*2+[.M381]*1)&amp;DEC2HEX([.N381]*8+[.O381]*4+[.P381]*2+[.Q381]*1)&amp;&quot;,&quot;" office:value-type="string" office:string-value="0xFF, 0xF3," calcext:value-type="string">
            <text:p>0xFF, 0xF3,</text:p>
          </table:table-cell>
          <table:table-cell/>
          <table:table-cell table:formula="of:=[.S381]" office:value-type="string" office:string-value="0xFF, 0xF3," calcext:value-type="string">
            <text:p>0xFF, 0xF3,</text:p>
          </table:table-cell>
          <table:table-cell table:number-columns-repeated="16"/>
        </table:table-row>
        <table:table-row table:style-name="ro1">
          <table:table-cell table:formula="of:=[.A381]+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8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382]*8+[.C382]*4+[.D382]*2+[.E382]*1)&amp;DEC2HEX([.F382]*8+[.G382]*4+[.H382]*2+[.I382]*1)&amp;&quot;, 0x&quot;&amp;DEC2HEX([.J382]*8+[.K382]*4+[.L382]*2+[.M382]*1)&amp;DEC2HEX([.N382]*8+[.O382]*4+[.P382]*2+[.Q382]*1)&amp;&quot;,&quot;" office:value-type="string" office:string-value="0xC0, 0x33," calcext:value-type="string">
            <text:p>0xC0, 0x33,</text:p>
          </table:table-cell>
          <table:table-cell/>
          <table:table-cell table:formula="of:=[.S382]" office:value-type="string" office:string-value="0xC0, 0x33," calcext:value-type="string">
            <text:p>0xC0, 0x33,</text:p>
          </table:table-cell>
          <table:table-cell table:number-columns-repeated="16"/>
        </table:table-row>
        <table:table-row table:style-name="ro1">
          <table:table-cell table:formula="of:=[.A382]+1" office:value-type="float" office:value="6" calcext:value-type="float">
            <text:p>6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8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383]*8+[.C383]*4+[.D383]*2+[.E383]*1)&amp;DEC2HEX([.F383]*8+[.G383]*4+[.H383]*2+[.I383]*1)&amp;&quot;, 0x&quot;&amp;DEC2HEX([.J383]*8+[.K383]*4+[.L383]*2+[.M383]*1)&amp;DEC2HEX([.N383]*8+[.O383]*4+[.P383]*2+[.Q383]*1)&amp;&quot;,&quot;" office:value-type="string" office:string-value="0xC0, 0x33," calcext:value-type="string">
            <text:p>0xC0, 0x33,</text:p>
          </table:table-cell>
          <table:table-cell/>
          <table:table-cell table:formula="of:=[.S383]" office:value-type="string" office:string-value="0xC0, 0x33," calcext:value-type="string">
            <text:p>0xC0, 0x33,</text:p>
          </table:table-cell>
          <table:table-cell table:number-columns-repeated="16"/>
        </table:table-row>
        <table:table-row table:style-name="ro1">
          <table:table-cell table:formula="of:=[.A383]+1" office:value-type="float" office:value="7" calcext:value-type="float">
            <text:p>7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384]*8+[.C384]*4+[.D384]*2+[.E384]*1)&amp;DEC2HEX([.F384]*8+[.G384]*4+[.H384]*2+[.I384]*1)&amp;&quot;, 0x&quot;&amp;DEC2HEX([.J384]*8+[.K384]*4+[.L384]*2+[.M384]*1)&amp;DEC2HEX([.N384]*8+[.O384]*4+[.P384]*2+[.Q384]*1)&amp;&quot;,&quot;" office:value-type="string" office:string-value="0xC1, 0x33," calcext:value-type="string">
            <text:p>0xC1, 0x33,</text:p>
          </table:table-cell>
          <table:table-cell/>
          <table:table-cell table:formula="of:=[.S384]" office:value-type="string" office:string-value="0xC1, 0x33," calcext:value-type="string">
            <text:p>0xC1, 0x33,</text:p>
          </table:table-cell>
          <table:table-cell table:number-columns-repeated="16"/>
        </table:table-row>
        <table:table-row table:style-name="ro1">
          <table:table-cell table:formula="of:=[.A384]+1" office:value-type="float" office:value="8" calcext:value-type="float">
            <text:p>8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385]*8+[.C385]*4+[.D385]*2+[.E385]*1)&amp;DEC2HEX([.F385]*8+[.G385]*4+[.H385]*2+[.I385]*1)&amp;&quot;, 0x&quot;&amp;DEC2HEX([.J385]*8+[.K385]*4+[.L385]*2+[.M385]*1)&amp;DEC2HEX([.N385]*8+[.O385]*4+[.P385]*2+[.Q385]*1)&amp;&quot;,&quot;" office:value-type="string" office:string-value="0xC3, 0x33," calcext:value-type="string">
            <text:p>0xC3, 0x33,</text:p>
          </table:table-cell>
          <table:table-cell/>
          <table:table-cell table:formula="of:=[.S385]" office:value-type="string" office:string-value="0xC3, 0x33," calcext:value-type="string">
            <text:p>0xC3, 0x33,</text:p>
          </table:table-cell>
          <table:table-cell table:number-columns-repeated="16"/>
        </table:table-row>
        <table:table-row table:style-name="ro1">
          <table:table-cell table:formula="of:=[.A385]+1" office:value-type="float" office:value="9" calcext:value-type="float">
            <text:p>9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10"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386]*8+[.C386]*4+[.D386]*2+[.E386]*1)&amp;DEC2HEX([.F386]*8+[.G386]*4+[.H386]*2+[.I386]*1)&amp;&quot;, 0x&quot;&amp;DEC2HEX([.J386]*8+[.K386]*4+[.L386]*2+[.M386]*1)&amp;DEC2HEX([.N386]*8+[.O386]*4+[.P386]*2+[.Q386]*1)&amp;&quot;,&quot;" office:value-type="string" office:string-value="0xC7, 0xFF," calcext:value-type="string">
            <text:p>0xC7, 0xFF,</text:p>
          </table:table-cell>
          <table:table-cell/>
          <table:table-cell table:formula="of:=[.S386]" office:value-type="string" office:string-value="0xC7, 0xFF," calcext:value-type="string">
            <text:p>0xC7, 0xFF,</text:p>
          </table:table-cell>
          <table:table-cell table:number-columns-repeated="16"/>
        </table:table-row>
        <table:table-row table:style-name="ro1">
          <table:table-cell table:formula="of:=[.A386]+1" office:value-type="float" office:value="10" calcext:value-type="float">
            <text:p>10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11"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387]*8+[.C387]*4+[.D387]*2+[.E387]*1)&amp;DEC2HEX([.F387]*8+[.G387]*4+[.H387]*2+[.I387]*1)&amp;&quot;, 0x&quot;&amp;DEC2HEX([.J387]*8+[.K387]*4+[.L387]*2+[.M387]*1)&amp;DEC2HEX([.N387]*8+[.O387]*4+[.P387]*2+[.Q387]*1)&amp;&quot;,&quot;" office:value-type="string" office:string-value="0xCF, 0xFF," calcext:value-type="string">
            <text:p>0xCF, 0xFF,</text:p>
          </table:table-cell>
          <table:table-cell/>
          <table:table-cell table:formula="of:=[.S387]" office:value-type="string" office:string-value="0xCF, 0xFF," calcext:value-type="string">
            <text:p>0xCF, 0xFF,</text:p>
          </table:table-cell>
          <table:table-cell table:number-columns-repeated="16"/>
        </table:table-row>
        <table:table-row table:style-name="ro1">
          <table:table-cell table:formula="of:=[.A387]+1" office:value-type="float" office:value="11" calcext:value-type="float">
            <text:p>11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10"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388]*8+[.C388]*4+[.D388]*2+[.E388]*1)&amp;DEC2HEX([.F388]*8+[.G388]*4+[.H388]*2+[.I388]*1)&amp;&quot;, 0x&quot;&amp;DEC2HEX([.J388]*8+[.K388]*4+[.L388]*2+[.M388]*1)&amp;DEC2HEX([.N388]*8+[.O388]*4+[.P388]*2+[.Q388]*1)&amp;&quot;,&quot;" office:value-type="string" office:string-value="0xC7, 0xFF," calcext:value-type="string">
            <text:p>0xC7, 0xFF,</text:p>
          </table:table-cell>
          <table:table-cell/>
          <table:table-cell table:formula="of:=[.S388]" office:value-type="string" office:string-value="0xC7, 0xFF," calcext:value-type="string">
            <text:p>0xC7, 0xFF,</text:p>
          </table:table-cell>
          <table:table-cell table:number-columns-repeated="16"/>
        </table:table-row>
        <table:table-row table:style-name="ro1">
          <table:table-cell table:formula="of:=[.A388]+1" office:value-type="float" office:value="12" calcext:value-type="float">
            <text:p>12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389]*8+[.C389]*4+[.D389]*2+[.E389]*1)&amp;DEC2HEX([.F389]*8+[.G389]*4+[.H389]*2+[.I389]*1)&amp;&quot;, 0x&quot;&amp;DEC2HEX([.J389]*8+[.K389]*4+[.L389]*2+[.M389]*1)&amp;DEC2HEX([.N389]*8+[.O389]*4+[.P389]*2+[.Q389]*1)&amp;&quot;,&quot;" office:value-type="string" office:string-value="0xC3, 0x30," calcext:value-type="string">
            <text:p>0xC3, 0x30,</text:p>
          </table:table-cell>
          <table:table-cell/>
          <table:table-cell table:formula="of:=[.S389]" office:value-type="string" office:string-value="0xC3, 0x30," calcext:value-type="string">
            <text:p>0xC3, 0x30,</text:p>
          </table:table-cell>
          <table:table-cell table:number-columns-repeated="16"/>
        </table:table-row>
        <table:table-row table:style-name="ro1">
          <table:table-cell table:formula="of:=[.A389]+1" office:value-type="float" office:value="13" calcext:value-type="float">
            <text:p>13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390]*8+[.C390]*4+[.D390]*2+[.E390]*1)&amp;DEC2HEX([.F390]*8+[.G390]*4+[.H390]*2+[.I390]*1)&amp;&quot;, 0x&quot;&amp;DEC2HEX([.J390]*8+[.K390]*4+[.L390]*2+[.M390]*1)&amp;DEC2HEX([.N390]*8+[.O390]*4+[.P390]*2+[.Q390]*1)&amp;&quot;,&quot;" office:value-type="string" office:string-value="0xC1, 0x30," calcext:value-type="string">
            <text:p>0xC1, 0x30,</text:p>
          </table:table-cell>
          <table:table-cell/>
          <table:table-cell table:formula="of:=[.S390]" office:value-type="string" office:string-value="0xC1, 0x30," calcext:value-type="string">
            <text:p>0xC1, 0x30,</text:p>
          </table:table-cell>
          <table:table-cell table:number-columns-repeated="16"/>
        </table:table-row>
        <table:table-row table:style-name="ro1">
          <table:table-cell table:formula="of:=[.A390]+1" office:value-type="float" office:value="14" calcext:value-type="float">
            <text:p>14</text:p>
          </table:table-cell>
          <table:table-cell table:style-name="ce11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8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391]*8+[.C391]*4+[.D391]*2+[.E391]*1)&amp;DEC2HEX([.F391]*8+[.G391]*4+[.H391]*2+[.I391]*1)&amp;&quot;, 0x&quot;&amp;DEC2HEX([.J391]*8+[.K391]*4+[.L391]*2+[.M391]*1)&amp;DEC2HEX([.N391]*8+[.O391]*4+[.P391]*2+[.Q391]*1)&amp;&quot;,&quot;" office:value-type="string" office:string-value="0xC0, 0x30," calcext:value-type="string">
            <text:p>0xC0, 0x30,</text:p>
          </table:table-cell>
          <table:table-cell/>
          <table:table-cell table:formula="of:=[.S391]" office:value-type="string" office:string-value="0xC0, 0x30," calcext:value-type="string">
            <text:p>0xC0, 0x30,</text:p>
          </table:table-cell>
          <table:table-cell table:number-columns-repeated="16"/>
        </table:table-row>
        <table:table-row table:style-name="ro1">
          <table:table-cell table:formula="of:=[.A391]+1" office:value-type="float" office:value="15" calcext:value-type="float">
            <text:p>15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11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392]*8+[.C392]*4+[.D392]*2+[.E392]*1)&amp;DEC2HEX([.F392]*8+[.G392]*4+[.H392]*2+[.I392]*1)&amp;&quot;, 0x&quot;&amp;DEC2HEX([.J392]*8+[.K392]*4+[.L392]*2+[.M392]*1)&amp;DEC2HEX([.N392]*8+[.O392]*4+[.P392]*2+[.Q392]*1)&amp;&quot;,&quot;" office:value-type="string" office:string-value="0xFF, 0xF0," calcext:value-type="string">
            <text:p>0xFF, 0xF0,</text:p>
          </table:table-cell>
          <table:table-cell/>
          <table:table-cell table:formula="of:=[.S392]" office:value-type="string" office:string-value="0xFF, 0xF0," calcext:value-type="string">
            <text:p>0xFF, 0xF0,</text:p>
          </table:table-cell>
          <table:table-cell table:number-columns-repeated="16"/>
        </table:table-row>
        <table:table-row table:style-name="ro1">
          <table:table-cell table:formula="of:=[.A392]+1" office:value-type="float" office:value="16" calcext:value-type="float">
            <text:p>16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1" table:style-name="ce128" office:value-type="float" office:value="1" calcext:value-type="float">
            <text:p>1</text:p>
          </table:table-cell>
          <table:table-cell table:style-name="ce128" table:number-columns-repeated="3"/>
          <table:table-cell table:style-name="ce163"/>
          <table:table-cell/>
          <table:table-cell table:formula="of:=&quot;0x&quot;&amp;DEC2HEX([.B393]*8+[.C393]*4+[.D393]*2+[.E393]*1)&amp;DEC2HEX([.F393]*8+[.G393]*4+[.H393]*2+[.I393]*1)&amp;&quot;, 0x&quot;&amp;DEC2HEX([.J393]*8+[.K393]*4+[.L393]*2+[.M393]*1)&amp;DEC2HEX([.N393]*8+[.O393]*4+[.P393]*2+[.Q393]*1)&amp;&quot;,&quot;" office:value-type="string" office:string-value="0xFF, 0xF0," calcext:value-type="string">
            <text:p>0xFF, 0xF0,</text:p>
          </table:table-cell>
          <table:table-cell/>
          <table:table-cell table:formula="of:=[.S393]&amp;&quot;} };&quot;" office:value-type="string" office:string-value="0xFF, 0xF0,} };" calcext:value-type="string">
            <text:p>0xFF, 0xF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formula="of:=[.A395]+1" office:value-type="float" office:value="1" calcext:value-type="float">
            <text:p>1</text:p>
          </table:table-cell>
          <table:table-cell table:formula="of:=[.B395]+1" office:value-type="float" office:value="2" calcext:value-type="float">
            <text:p>2</text:p>
          </table:table-cell>
          <table:table-cell table:formula="of:=[.C395]+1" office:value-type="float" office:value="3" calcext:value-type="float">
            <text:p>3</text:p>
          </table:table-cell>
          <table:table-cell table:formula="of:=[.D395]+1" office:value-type="float" office:value="4" calcext:value-type="float">
            <text:p>4</text:p>
          </table:table-cell>
          <table:table-cell table:formula="of:=[.E395]+1" office:value-type="float" office:value="5" calcext:value-type="float">
            <text:p>5</text:p>
          </table:table-cell>
          <table:table-cell table:formula="of:=[.F395]+1" office:value-type="float" office:value="6" calcext:value-type="float">
            <text:p>6</text:p>
          </table:table-cell>
          <table:table-cell table:formula="of:=[.G395]+1" office:value-type="float" office:value="7" calcext:value-type="float">
            <text:p>7</text:p>
          </table:table-cell>
          <table:table-cell table:formula="of:=[.H395]+1" office:value-type="float" office:value="8" calcext:value-type="float">
            <text:p>8</text:p>
          </table:table-cell>
          <table:table-cell table:formula="of:=[.I395]+1" office:value-type="float" office:value="9" calcext:value-type="float">
            <text:p>9</text:p>
          </table:table-cell>
          <table:table-cell table:formula="of:=[.J395]+1" office:value-type="float" office:value="10" calcext:value-type="float">
            <text:p>10</text:p>
          </table:table-cell>
          <table:table-cell table:formula="of:=[.K395]+1" office:value-type="float" office:value="11" calcext:value-type="float">
            <text:p>11</text:p>
          </table:table-cell>
          <table:table-cell table:formula="of:=[.L395]+1" office:value-type="float" office:value="12" calcext:value-type="float">
            <text:p>12</text:p>
          </table:table-cell>
          <table:table-cell table:formula="of:=[.M395]+1" office:value-type="float" office:value="13" calcext:value-type="float">
            <text:p>13</text:p>
          </table:table-cell>
          <table:table-cell table:formula="of:=[.N395]+1" office:value-type="float" office:value="14" calcext:value-type="float">
            <text:p>14</text:p>
          </table:table-cell>
          <table:table-cell table:formula="of:=[.O395]+1" office:value-type="float" office:value="15" calcext:value-type="float">
            <text:p>15</text:p>
          </table:table-cell>
          <table:table-cell table:formula="of:=[.P395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395]+1" office:value-type="float" office:value="1" calcext:value-type="float">
            <text:p>1</text:p>
          </table:table-cell>
          <table:table-cell table:style-name="ce90"/>
          <table:table-cell table:style-name="ce127" table:number-columns-repeated="3"/>
          <table:table-cell table:number-columns-repeated="8" table:style-name="ce127" office:value-type="float" office:value="1" calcext:value-type="float">
            <text:p>1</text:p>
          </table:table-cell>
          <table:table-cell table:style-name="ce127" table:number-columns-repeated="3"/>
          <table:table-cell table:style-name="ce161"/>
          <table:table-cell/>
          <table:table-cell table:formula="of:=&quot;0x&quot;&amp;DEC2HEX([.B396]*8+[.C396]*4+[.D396]*2+[.E396]*1)&amp;DEC2HEX([.F396]*8+[.G396]*4+[.H396]*2+[.I396]*1)&amp;&quot;, 0x&quot;&amp;DEC2HEX([.J396]*8+[.K396]*4+[.L396]*2+[.M396]*1)&amp;DEC2HEX([.N396]*8+[.O396]*4+[.P396]*2+[.Q396]*1)&amp;&quot;,&quot;" office:value-type="string" office:string-value="0x0F, 0xF0," calcext:value-type="string">
            <text:p>0x0F, 0xF0,</text:p>
          </table:table-cell>
          <table:table-cell table:style-name="ce142" office:value-type="string" calcext:value-type="string">
            <text:p>Circle</text:p>
          </table:table-cell>
          <table:table-cell table:formula="of:=&quot;static constexpr ButtonImage&lt;32&gt; &quot;&amp;[.T396]&amp;&quot; = {16,16, { &quot;&amp;[.S396]" office:value-type="string" office:string-value="static constexpr ButtonImage&lt;32&gt; Circle = {16,16, { 0x0F, 0xF0," calcext:value-type="string">
            <text:p>static constexpr ButtonImage&lt;32&gt; Circle = {16,16, { 0x0F, 0xF0,</text:p>
          </table:table-cell>
          <table:table-cell table:number-columns-repeated="16"/>
        </table:table-row>
        <table:table-row table:style-name="ro1">
          <table:table-cell table:formula="of:=[.A396]+1" office:value-type="float" office:value="2" calcext:value-type="float">
            <text:p>2</text:p>
          </table:table-cell>
          <table:table-cell table:style-name="ce110"/>
          <table:table-cell table:style-name="ce75"/>
          <table:table-cell table:number-columns-repeated="12" table:style-name="ce75" office:value-type="float" office:value="1" calcext:value-type="float">
            <text:p>1</text:p>
          </table:table-cell>
          <table:table-cell table:style-name="ce75"/>
          <table:table-cell table:style-name="ce162"/>
          <table:table-cell/>
          <table:table-cell table:formula="of:=&quot;0x&quot;&amp;DEC2HEX([.B397]*8+[.C397]*4+[.D397]*2+[.E397]*1)&amp;DEC2HEX([.F397]*8+[.G397]*4+[.H397]*2+[.I397]*1)&amp;&quot;, 0x&quot;&amp;DEC2HEX([.J397]*8+[.K397]*4+[.L397]*2+[.M397]*1)&amp;DEC2HEX([.N397]*8+[.O397]*4+[.P397]*2+[.Q397]*1)&amp;&quot;,&quot;" office:value-type="string" office:string-value="0x3F, 0xFC," calcext:value-type="string">
            <text:p>0x3F, 0xFC,</text:p>
          </table:table-cell>
          <table:table-cell/>
          <table:table-cell table:formula="of:=[.S397]" office:value-type="string" office:string-value="0x3F, 0xFC," calcext:value-type="string">
            <text:p>0x3F, 0xFC,</text:p>
          </table:table-cell>
          <table:table-cell table:number-columns-repeated="16"/>
        </table:table-row>
        <table:table-row table:style-name="ro1">
          <table:table-cell table:formula="of:=[.A397]+1" office:value-type="float" office:value="3" calcext:value-type="float">
            <text:p>3</text:p>
          </table:table-cell>
          <table:table-cell table:style-name="ce110"/>
          <table:table-cell table:number-columns-repeated="14" table:style-name="ce75" office:value-type="float" office:value="1" calcext:value-type="float">
            <text:p>1</text:p>
          </table:table-cell>
          <table:table-cell table:style-name="ce162"/>
          <table:table-cell/>
          <table:table-cell table:formula="of:=&quot;0x&quot;&amp;DEC2HEX([.B398]*8+[.C398]*4+[.D398]*2+[.E398]*1)&amp;DEC2HEX([.F398]*8+[.G398]*4+[.H398]*2+[.I398]*1)&amp;&quot;, 0x&quot;&amp;DEC2HEX([.J398]*8+[.K398]*4+[.L398]*2+[.M398]*1)&amp;DEC2HEX([.N398]*8+[.O398]*4+[.P398]*2+[.Q398]*1)&amp;&quot;,&quot;" office:value-type="string" office:string-value="0x7F, 0xFE," calcext:value-type="string">
            <text:p>0x7F, 0xFE,</text:p>
          </table:table-cell>
          <table:table-cell/>
          <table:table-cell table:formula="of:=[.S398]" office:value-type="string" office:string-value="0x7F, 0xFE," calcext:value-type="string">
            <text:p>0x7F, 0xFE,</text:p>
          </table:table-cell>
          <table:table-cell table:number-columns-repeated="16"/>
        </table:table-row>
        <table:table-row table:style-name="ro1">
          <table:table-cell table:formula="of:=[.A398]+1" office:value-type="float" office:value="4" calcext:value-type="float">
            <text:p>4</text:p>
          </table:table-cell>
          <table:table-cell table:style-name="ce110"/>
          <table:table-cell table:number-columns-repeated="4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4" table:style-name="ce75" office:value-type="float" office:value="1" calcext:value-type="float">
            <text:p>1</text:p>
          </table:table-cell>
          <table:table-cell table:style-name="ce162"/>
          <table:table-cell/>
          <table:table-cell table:formula="of:=&quot;0x&quot;&amp;DEC2HEX([.B399]*8+[.C399]*4+[.D399]*2+[.E399]*1)&amp;DEC2HEX([.F399]*8+[.G399]*4+[.H399]*2+[.I399]*1)&amp;&quot;, 0x&quot;&amp;DEC2HEX([.J399]*8+[.K399]*4+[.L399]*2+[.M399]*1)&amp;DEC2HEX([.N399]*8+[.O399]*4+[.P399]*2+[.Q399]*1)&amp;&quot;,&quot;" office:value-type="string" office:string-value="0x78, 0x1E," calcext:value-type="string">
            <text:p>0x78, 0x1E,</text:p>
          </table:table-cell>
          <table:table-cell/>
          <table:table-cell table:formula="of:=[.S399]" office:value-type="string" office:string-value="0x78, 0x1E," calcext:value-type="string">
            <text:p>0x78, 0x1E,</text:p>
          </table:table-cell>
          <table:table-cell table:number-columns-repeated="16"/>
        </table:table-row>
        <table:table-row table:style-name="ro1">
          <table:table-cell table:formula="of:=[.A399]+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8"/>
          <table:table-cell table:number-columns-repeated="3"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400]*8+[.C400]*4+[.D400]*2+[.E400]*1)&amp;DEC2HEX([.F400]*8+[.G400]*4+[.H400]*2+[.I400]*1)&amp;&quot;, 0x&quot;&amp;DEC2HEX([.J400]*8+[.K400]*4+[.L400]*2+[.M400]*1)&amp;DEC2HEX([.N400]*8+[.O400]*4+[.P400]*2+[.Q400]*1)&amp;&quot;,&quot;" office:value-type="string" office:string-value="0xF0, 0x0F," calcext:value-type="string">
            <text:p>0xF0, 0x0F,</text:p>
          </table:table-cell>
          <table:table-cell/>
          <table:table-cell table:formula="of:=[.S400]" office:value-type="string" office:string-value="0xF0, 0x0F," calcext:value-type="string">
            <text:p>0xF0, 0x0F,</text:p>
          </table:table-cell>
          <table:table-cell table:number-columns-repeated="16"/>
        </table:table-row>
        <table:table-row table:style-name="ro1">
          <table:table-cell table:formula="of:=[.A400]+1" office:value-type="float" office:value="6" calcext:value-type="float">
            <text:p>6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401]*8+[.C401]*4+[.D401]*2+[.E401]*1)&amp;DEC2HEX([.F401]*8+[.G401]*4+[.H401]*2+[.I401]*1)&amp;&quot;, 0x&quot;&amp;DEC2HEX([.J401]*8+[.K401]*4+[.L401]*2+[.M401]*1)&amp;DEC2HEX([.N401]*8+[.O401]*4+[.P401]*2+[.Q401]*1)&amp;&quot;,&quot;" office:value-type="string" office:string-value="0xE0, 0x07," calcext:value-type="string">
            <text:p>0xE0, 0x07,</text:p>
          </table:table-cell>
          <table:table-cell/>
          <table:table-cell table:formula="of:=[.S401]" office:value-type="string" office:string-value="0xE0, 0x07," calcext:value-type="string">
            <text:p>0xE0, 0x07,</text:p>
          </table:table-cell>
          <table:table-cell table:number-columns-repeated="16"/>
        </table:table-row>
        <table:table-row table:style-name="ro1">
          <table:table-cell table:formula="of:=[.A401]+1" office:value-type="float" office:value="7" calcext:value-type="float">
            <text:p>7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402]*8+[.C402]*4+[.D402]*2+[.E402]*1)&amp;DEC2HEX([.F402]*8+[.G402]*4+[.H402]*2+[.I402]*1)&amp;&quot;, 0x&quot;&amp;DEC2HEX([.J402]*8+[.K402]*4+[.L402]*2+[.M402]*1)&amp;DEC2HEX([.N402]*8+[.O402]*4+[.P402]*2+[.Q402]*1)&amp;&quot;,&quot;" office:value-type="string" office:string-value="0xE0, 0x07," calcext:value-type="string">
            <text:p>0xE0, 0x07,</text:p>
          </table:table-cell>
          <table:table-cell/>
          <table:table-cell table:formula="of:=[.S402]" office:value-type="string" office:string-value="0xE0, 0x07," calcext:value-type="string">
            <text:p>0xE0, 0x07,</text:p>
          </table:table-cell>
          <table:table-cell table:number-columns-repeated="16"/>
        </table:table-row>
        <table:table-row table:style-name="ro1">
          <table:table-cell table:formula="of:=[.A402]+1" office:value-type="float" office:value="8" calcext:value-type="float">
            <text:p>8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403]*8+[.C403]*4+[.D403]*2+[.E403]*1)&amp;DEC2HEX([.F403]*8+[.G403]*4+[.H403]*2+[.I403]*1)&amp;&quot;, 0x&quot;&amp;DEC2HEX([.J403]*8+[.K403]*4+[.L403]*2+[.M403]*1)&amp;DEC2HEX([.N403]*8+[.O403]*4+[.P403]*2+[.Q403]*1)&amp;&quot;,&quot;" office:value-type="string" office:string-value="0xE0, 0x07," calcext:value-type="string">
            <text:p>0xE0, 0x07,</text:p>
          </table:table-cell>
          <table:table-cell/>
          <table:table-cell table:formula="of:=[.S403]" office:value-type="string" office:string-value="0xE0, 0x07," calcext:value-type="string">
            <text:p>0xE0, 0x07,</text:p>
          </table:table-cell>
          <table:table-cell table:number-columns-repeated="16"/>
        </table:table-row>
        <table:table-row table:style-name="ro1">
          <table:table-cell table:formula="of:=[.A403]+1" office:value-type="float" office:value="9" calcext:value-type="float">
            <text:p>9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404]*8+[.C404]*4+[.D404]*2+[.E404]*1)&amp;DEC2HEX([.F404]*8+[.G404]*4+[.H404]*2+[.I404]*1)&amp;&quot;, 0x&quot;&amp;DEC2HEX([.J404]*8+[.K404]*4+[.L404]*2+[.M404]*1)&amp;DEC2HEX([.N404]*8+[.O404]*4+[.P404]*2+[.Q404]*1)&amp;&quot;,&quot;" office:value-type="string" office:string-value="0xE0, 0x07," calcext:value-type="string">
            <text:p>0xE0, 0x07,</text:p>
          </table:table-cell>
          <table:table-cell/>
          <table:table-cell table:formula="of:=[.S404]" office:value-type="string" office:string-value="0xE0, 0x07," calcext:value-type="string">
            <text:p>0xE0, 0x07,</text:p>
          </table:table-cell>
          <table:table-cell table:number-columns-repeated="16"/>
        </table:table-row>
        <table:table-row table:style-name="ro1">
          <table:table-cell table:formula="of:=[.A404]+1" office:value-type="float" office:value="10" calcext:value-type="float">
            <text:p>1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405]*8+[.C405]*4+[.D405]*2+[.E405]*1)&amp;DEC2HEX([.F405]*8+[.G405]*4+[.H405]*2+[.I405]*1)&amp;&quot;, 0x&quot;&amp;DEC2HEX([.J405]*8+[.K405]*4+[.L405]*2+[.M405]*1)&amp;DEC2HEX([.N405]*8+[.O405]*4+[.P405]*2+[.Q405]*1)&amp;&quot;,&quot;" office:value-type="string" office:string-value="0xE0, 0x07," calcext:value-type="string">
            <text:p>0xE0, 0x07,</text:p>
          </table:table-cell>
          <table:table-cell/>
          <table:table-cell table:formula="of:=[.S405]" office:value-type="string" office:string-value="0xE0, 0x07," calcext:value-type="string">
            <text:p>0xE0, 0x07,</text:p>
          </table:table-cell>
          <table:table-cell table:number-columns-repeated="16"/>
        </table:table-row>
        <table:table-row table:style-name="ro1">
          <table:table-cell table:formula="of:=[.A405]+1" office:value-type="float" office:value="11" calcext:value-type="float">
            <text:p>1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406]*8+[.C406]*4+[.D406]*2+[.E406]*1)&amp;DEC2HEX([.F406]*8+[.G406]*4+[.H406]*2+[.I406]*1)&amp;&quot;, 0x&quot;&amp;DEC2HEX([.J406]*8+[.K406]*4+[.L406]*2+[.M406]*1)&amp;DEC2HEX([.N406]*8+[.O406]*4+[.P406]*2+[.Q406]*1)&amp;&quot;,&quot;" office:value-type="string" office:string-value="0xE0, 0x07," calcext:value-type="string">
            <text:p>0xE0, 0x07,</text:p>
          </table:table-cell>
          <table:table-cell/>
          <table:table-cell table:formula="of:=[.S406]" office:value-type="string" office:string-value="0xE0, 0x07," calcext:value-type="string">
            <text:p>0xE0, 0x07,</text:p>
          </table:table-cell>
          <table:table-cell table:number-columns-repeated="16"/>
        </table:table-row>
        <table:table-row table:style-name="ro1">
          <table:table-cell table:formula="of:=[.A406]+1" office:value-type="float" office:value="12" calcext:value-type="float">
            <text:p>12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formula="of:=&quot;0x&quot;&amp;DEC2HEX([.B407]*8+[.C407]*4+[.D407]*2+[.E407]*1)&amp;DEC2HEX([.F407]*8+[.G407]*4+[.H407]*2+[.I407]*1)&amp;&quot;, 0x&quot;&amp;DEC2HEX([.J407]*8+[.K407]*4+[.L407]*2+[.M407]*1)&amp;DEC2HEX([.N407]*8+[.O407]*4+[.P407]*2+[.Q407]*1)&amp;&quot;,&quot;" office:value-type="string" office:string-value="0xE0, 0x07," calcext:value-type="string">
            <text:p>0xE0, 0x07,</text:p>
          </table:table-cell>
          <table:table-cell/>
          <table:table-cell table:formula="of:=[.S407]" office:value-type="string" office:string-value="0xE0, 0x07," calcext:value-type="string">
            <text:p>0xE0, 0x07,</text:p>
          </table:table-cell>
          <table:table-cell table:number-columns-repeated="16"/>
        </table:table-row>
        <table:table-row table:style-name="ro1">
          <table:table-cell table:formula="of:=[.A407]+1" office:value-type="float" office:value="13" calcext:value-type="float">
            <text:p>13</text:p>
          </table:table-cell>
          <table:table-cell table:style-name="ce110"/>
          <table:table-cell table:number-columns-repeated="4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4" table:style-name="ce75" office:value-type="float" office:value="1" calcext:value-type="float">
            <text:p>1</text:p>
          </table:table-cell>
          <table:table-cell table:style-name="ce162"/>
          <table:table-cell/>
          <table:table-cell table:formula="of:=&quot;0x&quot;&amp;DEC2HEX([.B408]*8+[.C408]*4+[.D408]*2+[.E408]*1)&amp;DEC2HEX([.F408]*8+[.G408]*4+[.H408]*2+[.I408]*1)&amp;&quot;, 0x&quot;&amp;DEC2HEX([.J408]*8+[.K408]*4+[.L408]*2+[.M408]*1)&amp;DEC2HEX([.N408]*8+[.O408]*4+[.P408]*2+[.Q408]*1)&amp;&quot;,&quot;" office:value-type="string" office:string-value="0x78, 0x1E," calcext:value-type="string">
            <text:p>0x78, 0x1E,</text:p>
          </table:table-cell>
          <table:table-cell/>
          <table:table-cell table:formula="of:=[.S408]" office:value-type="string" office:string-value="0x78, 0x1E," calcext:value-type="string">
            <text:p>0x78, 0x1E,</text:p>
          </table:table-cell>
          <table:table-cell table:number-columns-repeated="16"/>
        </table:table-row>
        <table:table-row table:style-name="ro1">
          <table:table-cell table:formula="of:=[.A408]+1" office:value-type="float" office:value="14" calcext:value-type="float">
            <text:p>14</text:p>
          </table:table-cell>
          <table:table-cell table:style-name="ce110"/>
          <table:table-cell table:number-columns-repeated="14" table:style-name="ce75" office:value-type="float" office:value="1" calcext:value-type="float">
            <text:p>1</text:p>
          </table:table-cell>
          <table:table-cell table:style-name="ce162"/>
          <table:table-cell/>
          <table:table-cell table:formula="of:=&quot;0x&quot;&amp;DEC2HEX([.B409]*8+[.C409]*4+[.D409]*2+[.E409]*1)&amp;DEC2HEX([.F409]*8+[.G409]*4+[.H409]*2+[.I409]*1)&amp;&quot;, 0x&quot;&amp;DEC2HEX([.J409]*8+[.K409]*4+[.L409]*2+[.M409]*1)&amp;DEC2HEX([.N409]*8+[.O409]*4+[.P409]*2+[.Q409]*1)&amp;&quot;,&quot;" office:value-type="string" office:string-value="0x7F, 0xFE," calcext:value-type="string">
            <text:p>0x7F, 0xFE,</text:p>
          </table:table-cell>
          <table:table-cell/>
          <table:table-cell table:formula="of:=[.S409]" office:value-type="string" office:string-value="0x7F, 0xFE," calcext:value-type="string">
            <text:p>0x7F, 0xFE,</text:p>
          </table:table-cell>
          <table:table-cell table:number-columns-repeated="16"/>
        </table:table-row>
        <table:table-row table:style-name="ro1">
          <table:table-cell table:formula="of:=[.A409]+1" office:value-type="float" office:value="15" calcext:value-type="float">
            <text:p>15</text:p>
          </table:table-cell>
          <table:table-cell table:style-name="ce110"/>
          <table:table-cell table:style-name="ce75"/>
          <table:table-cell table:number-columns-repeated="12" table:style-name="ce75" office:value-type="float" office:value="1" calcext:value-type="float">
            <text:p>1</text:p>
          </table:table-cell>
          <table:table-cell table:style-name="ce75"/>
          <table:table-cell table:style-name="ce162"/>
          <table:table-cell/>
          <table:table-cell table:formula="of:=&quot;0x&quot;&amp;DEC2HEX([.B410]*8+[.C410]*4+[.D410]*2+[.E410]*1)&amp;DEC2HEX([.F410]*8+[.G410]*4+[.H410]*2+[.I410]*1)&amp;&quot;, 0x&quot;&amp;DEC2HEX([.J410]*8+[.K410]*4+[.L410]*2+[.M410]*1)&amp;DEC2HEX([.N410]*8+[.O410]*4+[.P410]*2+[.Q410]*1)&amp;&quot;,&quot;" office:value-type="string" office:string-value="0x3F, 0xFC," calcext:value-type="string">
            <text:p>0x3F, 0xFC,</text:p>
          </table:table-cell>
          <table:table-cell/>
          <table:table-cell table:formula="of:=[.S410]" office:value-type="string" office:string-value="0x3F, 0xFC," calcext:value-type="string">
            <text:p>0x3F, 0xFC,</text:p>
          </table:table-cell>
          <table:table-cell table:number-columns-repeated="16"/>
        </table:table-row>
        <table:table-row table:style-name="ro1">
          <table:table-cell table:formula="of:=[.A410]+1" office:value-type="float" office:value="16" calcext:value-type="float">
            <text:p>16</text:p>
          </table:table-cell>
          <table:table-cell table:style-name="ce112"/>
          <table:table-cell table:style-name="ce128" table:number-columns-repeated="3"/>
          <table:table-cell table:number-columns-repeated="8" table:style-name="ce128" office:value-type="float" office:value="1" calcext:value-type="float">
            <text:p>1</text:p>
          </table:table-cell>
          <table:table-cell table:style-name="ce128" table:number-columns-repeated="3"/>
          <table:table-cell table:style-name="ce163"/>
          <table:table-cell/>
          <table:table-cell table:formula="of:=&quot;0x&quot;&amp;DEC2HEX([.B411]*8+[.C411]*4+[.D411]*2+[.E411]*1)&amp;DEC2HEX([.F411]*8+[.G411]*4+[.H411]*2+[.I411]*1)&amp;&quot;, 0x&quot;&amp;DEC2HEX([.J411]*8+[.K411]*4+[.L411]*2+[.M411]*1)&amp;DEC2HEX([.N411]*8+[.O411]*4+[.P411]*2+[.Q411]*1)&amp;&quot;,&quot;" office:value-type="string" office:string-value="0x0F, 0xF0," calcext:value-type="string">
            <text:p>0x0F, 0xF0,</text:p>
          </table:table-cell>
          <table:table-cell/>
          <table:table-cell table:formula="of:=[.S411]&amp;&quot;} };&quot;" office:value-type="string" office:string-value="0x0F, 0xF0,} };" calcext:value-type="string">
            <text:p>0x0F, 0xF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formula="of:=[.A413]+1" office:value-type="float" office:value="1" calcext:value-type="float">
            <text:p>1</text:p>
          </table:table-cell>
          <table:table-cell table:formula="of:=[.B413]+1" office:value-type="float" office:value="2" calcext:value-type="float">
            <text:p>2</text:p>
          </table:table-cell>
          <table:table-cell table:formula="of:=[.C413]+1" office:value-type="float" office:value="3" calcext:value-type="float">
            <text:p>3</text:p>
          </table:table-cell>
          <table:table-cell table:formula="of:=[.D413]+1" office:value-type="float" office:value="4" calcext:value-type="float">
            <text:p>4</text:p>
          </table:table-cell>
          <table:table-cell table:formula="of:=[.E413]+1" office:value-type="float" office:value="5" calcext:value-type="float">
            <text:p>5</text:p>
          </table:table-cell>
          <table:table-cell table:formula="of:=[.F413]+1" office:value-type="float" office:value="6" calcext:value-type="float">
            <text:p>6</text:p>
          </table:table-cell>
          <table:table-cell table:formula="of:=[.G413]+1" office:value-type="float" office:value="7" calcext:value-type="float">
            <text:p>7</text:p>
          </table:table-cell>
          <table:table-cell table:formula="of:=[.H413]+1" office:value-type="float" office:value="8" calcext:value-type="float">
            <text:p>8</text:p>
          </table:table-cell>
          <table:table-cell table:formula="of:=[.I413]+1" office:value-type="float" office:value="9" calcext:value-type="float">
            <text:p>9</text:p>
          </table:table-cell>
          <table:table-cell table:formula="of:=[.J413]+1" office:value-type="float" office:value="10" calcext:value-type="float">
            <text:p>10</text:p>
          </table:table-cell>
          <table:table-cell table:formula="of:=[.K413]+1" office:value-type="float" office:value="11" calcext:value-type="float">
            <text:p>11</text:p>
          </table:table-cell>
          <table:table-cell table:formula="of:=[.L413]+1" office:value-type="float" office:value="12" calcext:value-type="float">
            <text:p>12</text:p>
          </table:table-cell>
          <table:table-cell table:formula="of:=[.M413]+1" office:value-type="float" office:value="13" calcext:value-type="float">
            <text:p>13</text:p>
          </table:table-cell>
          <table:table-cell table:formula="of:=[.N413]+1" office:value-type="float" office:value="14" calcext:value-type="float">
            <text:p>14</text:p>
          </table:table-cell>
          <table:table-cell table:formula="of:=[.O413]+1" office:value-type="float" office:value="15" calcext:value-type="float">
            <text:p>15</text:p>
          </table:table-cell>
          <table:table-cell table:formula="of:=[.P413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413]+1" office:value-type="float" office:value="1" calcext:value-type="float">
            <text:p>1</text:p>
          </table:table-cell>
          <table:table-cell table:style-name="ce90"/>
          <table:table-cell table:style-name="ce127" table:number-columns-repeated="14"/>
          <table:table-cell table:style-name="ce161"/>
          <table:table-cell/>
          <table:table-cell table:formula="of:=&quot;0x&quot;&amp;DEC2HEX([.B414]*8+[.C414]*4+[.D414]*2+[.E414]*1)&amp;DEC2HEX([.F414]*8+[.G414]*4+[.H414]*2+[.I414]*1)&amp;&quot;, 0x&quot;&amp;DEC2HEX([.J414]*8+[.K414]*4+[.L414]*2+[.M414]*1)&amp;DEC2HEX([.N414]*8+[.O414]*4+[.P414]*2+[.Q414]*1)&amp;&quot;,&quot;" office:value-type="string" office:string-value="0x00, 0x00," calcext:value-type="string">
            <text:p>0x00, 0x00,</text:p>
          </table:table-cell>
          <table:table-cell table:style-name="ce142" office:value-type="string" calcext:value-type="string">
            <text:p>Zero</text:p>
          </table:table-cell>
          <table:table-cell table:formula="of:=&quot;static constexpr ButtonImage&lt;32&gt; &quot;&amp;[.T414]&amp;&quot; = {16,16, { &quot;&amp;[.S414]" office:value-type="string" office:string-value="static constexpr ButtonImage&lt;32&gt; Zero = {16,16, { 0x00, 0x00," calcext:value-type="string">
            <text:p>static constexpr ButtonImage&lt;32&gt; Zero = {16,16, { 0x00, 0x00,</text:p>
          </table:table-cell>
          <table:table-cell table:number-columns-repeated="16"/>
        </table:table-row>
        <table:table-row table:style-name="ro1">
          <table:table-cell table:formula="of:=[.A414]+1" office:value-type="float" office:value="2" calcext:value-type="float">
            <text:p>2</text:p>
          </table:table-cell>
          <table:table-cell table:style-name="ce110"/>
          <table:table-cell table:style-name="ce75" table:number-columns-repeated="5"/>
          <table:table-cell table:number-columns-repeated="4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162"/>
          <table:table-cell/>
          <table:table-cell table:formula="of:=&quot;0x&quot;&amp;DEC2HEX([.B415]*8+[.C415]*4+[.D415]*2+[.E415]*1)&amp;DEC2HEX([.F415]*8+[.G415]*4+[.H415]*2+[.I415]*1)&amp;&quot;, 0x&quot;&amp;DEC2HEX([.J415]*8+[.K415]*4+[.L415]*2+[.M415]*1)&amp;DEC2HEX([.N415]*8+[.O415]*4+[.P415]*2+[.Q415]*1)&amp;&quot;,&quot;" office:value-type="string" office:string-value="0x03, 0xC0," calcext:value-type="string">
            <text:p>0x03, 0xC0,</text:p>
          </table:table-cell>
          <table:table-cell/>
          <table:table-cell table:formula="of:=[.S415]" office:value-type="string" office:string-value="0x03, 0xC0," calcext:value-type="string">
            <text:p>0x03, 0xC0,</text:p>
          </table:table-cell>
          <table:table-cell table:number-columns-repeated="16"/>
        </table:table-row>
        <table:table-row table:style-name="ro1">
          <table:table-cell table:formula="of:=[.A415]+1" office:value-type="float" office:value="3" calcext:value-type="float">
            <text:p>3</text:p>
          </table:table-cell>
          <table:table-cell table:style-name="ce110"/>
          <table:table-cell table:style-name="ce75" table:number-columns-repeated="4"/>
          <table:table-cell table:number-columns-repeated="6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16]*8+[.C416]*4+[.D416]*2+[.E416]*1)&amp;DEC2HEX([.F416]*8+[.G416]*4+[.H416]*2+[.I416]*1)&amp;&quot;, 0x&quot;&amp;DEC2HEX([.J416]*8+[.K416]*4+[.L416]*2+[.M416]*1)&amp;DEC2HEX([.N416]*8+[.O416]*4+[.P416]*2+[.Q416]*1)&amp;&quot;,&quot;" office:value-type="string" office:string-value="0x07, 0xE0," calcext:value-type="string">
            <text:p>0x07, 0xE0,</text:p>
          </table:table-cell>
          <table:table-cell/>
          <table:table-cell table:formula="of:=[.S416]" office:value-type="string" office:string-value="0x07, 0xE0," calcext:value-type="string">
            <text:p>0x07, 0xE0,</text:p>
          </table:table-cell>
          <table:table-cell table:number-columns-repeated="16"/>
        </table:table-row>
        <table:table-row table:style-name="ro1">
          <table:table-cell table:formula="of:=[.A416]+1" office:value-type="float" office:value="4" calcext:value-type="float">
            <text:p>4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417]*8+[.C417]*4+[.D417]*2+[.E417]*1)&amp;DEC2HEX([.F417]*8+[.G417]*4+[.H417]*2+[.I417]*1)&amp;&quot;, 0x&quot;&amp;DEC2HEX([.J417]*8+[.K417]*4+[.L417]*2+[.M417]*1)&amp;DEC2HEX([.N417]*8+[.O417]*4+[.P417]*2+[.Q417]*1)&amp;&quot;,&quot;" office:value-type="string" office:string-value="0x0C, 0x30," calcext:value-type="string">
            <text:p>0x0C, 0x30,</text:p>
          </table:table-cell>
          <table:table-cell/>
          <table:table-cell table:formula="of:=[.S417]" office:value-type="string" office:string-value="0x0C, 0x30," calcext:value-type="string">
            <text:p>0x0C, 0x30,</text:p>
          </table:table-cell>
          <table:table-cell table:number-columns-repeated="16"/>
        </table:table-row>
        <table:table-row table:style-name="ro1">
          <table:table-cell table:formula="of:=[.A417]+1" office:value-type="float" office:value="5" calcext:value-type="float">
            <text:p>5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418]*8+[.C418]*4+[.D418]*2+[.E418]*1)&amp;DEC2HEX([.F418]*8+[.G418]*4+[.H418]*2+[.I418]*1)&amp;&quot;, 0x&quot;&amp;DEC2HEX([.J418]*8+[.K418]*4+[.L418]*2+[.M418]*1)&amp;DEC2HEX([.N418]*8+[.O418]*4+[.P418]*2+[.Q418]*1)&amp;&quot;,&quot;" office:value-type="string" office:string-value="0x0C, 0x30," calcext:value-type="string">
            <text:p>0x0C, 0x30,</text:p>
          </table:table-cell>
          <table:table-cell/>
          <table:table-cell table:formula="of:=[.S418]" office:value-type="string" office:string-value="0x0C, 0x30," calcext:value-type="string">
            <text:p>0x0C, 0x30,</text:p>
          </table:table-cell>
          <table:table-cell table:number-columns-repeated="16"/>
        </table:table-row>
        <table:table-row table:style-name="ro1">
          <table:table-cell table:formula="of:=[.A418]+1" office:value-type="float" office:value="6" calcext:value-type="float">
            <text:p>6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19]*8+[.C419]*4+[.D419]*2+[.E419]*1)&amp;DEC2HEX([.F419]*8+[.G419]*4+[.H419]*2+[.I419]*1)&amp;&quot;, 0x&quot;&amp;DEC2HEX([.J419]*8+[.K419]*4+[.L419]*2+[.M419]*1)&amp;DEC2HEX([.N419]*8+[.O419]*4+[.P419]*2+[.Q419]*1)&amp;&quot;,&quot;" office:value-type="string" office:string-value="0x18, 0x18," calcext:value-type="string">
            <text:p>0x18, 0x18,</text:p>
          </table:table-cell>
          <table:table-cell/>
          <table:table-cell table:formula="of:=[.S419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419]+1" office:value-type="float" office:value="7" calcext:value-type="float">
            <text:p>7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20]*8+[.C420]*4+[.D420]*2+[.E420]*1)&amp;DEC2HEX([.F420]*8+[.G420]*4+[.H420]*2+[.I420]*1)&amp;&quot;, 0x&quot;&amp;DEC2HEX([.J420]*8+[.K420]*4+[.L420]*2+[.M420]*1)&amp;DEC2HEX([.N420]*8+[.O420]*4+[.P420]*2+[.Q420]*1)&amp;&quot;,&quot;" office:value-type="string" office:string-value="0x18, 0x18," calcext:value-type="string">
            <text:p>0x18, 0x18,</text:p>
          </table:table-cell>
          <table:table-cell/>
          <table:table-cell table:formula="of:=[.S420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420]+1" office:value-type="float" office:value="8" calcext:value-type="float">
            <text:p>8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21]*8+[.C421]*4+[.D421]*2+[.E421]*1)&amp;DEC2HEX([.F421]*8+[.G421]*4+[.H421]*2+[.I421]*1)&amp;&quot;, 0x&quot;&amp;DEC2HEX([.J421]*8+[.K421]*4+[.L421]*2+[.M421]*1)&amp;DEC2HEX([.N421]*8+[.O421]*4+[.P421]*2+[.Q421]*1)&amp;&quot;,&quot;" office:value-type="string" office:string-value="0x18, 0x18," calcext:value-type="string">
            <text:p>0x18, 0x18,</text:p>
          </table:table-cell>
          <table:table-cell/>
          <table:table-cell table:formula="of:=[.S421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421]+1" office:value-type="float" office:value="9" calcext:value-type="float">
            <text:p>9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22]*8+[.C422]*4+[.D422]*2+[.E422]*1)&amp;DEC2HEX([.F422]*8+[.G422]*4+[.H422]*2+[.I422]*1)&amp;&quot;, 0x&quot;&amp;DEC2HEX([.J422]*8+[.K422]*4+[.L422]*2+[.M422]*1)&amp;DEC2HEX([.N422]*8+[.O422]*4+[.P422]*2+[.Q422]*1)&amp;&quot;,&quot;" office:value-type="string" office:string-value="0x18, 0x18," calcext:value-type="string">
            <text:p>0x18, 0x18,</text:p>
          </table:table-cell>
          <table:table-cell/>
          <table:table-cell table:formula="of:=[.S422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422]+1" office:value-type="float" office:value="10" calcext:value-type="float">
            <text:p>10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23]*8+[.C423]*4+[.D423]*2+[.E423]*1)&amp;DEC2HEX([.F423]*8+[.G423]*4+[.H423]*2+[.I423]*1)&amp;&quot;, 0x&quot;&amp;DEC2HEX([.J423]*8+[.K423]*4+[.L423]*2+[.M423]*1)&amp;DEC2HEX([.N423]*8+[.O423]*4+[.P423]*2+[.Q423]*1)&amp;&quot;,&quot;" office:value-type="string" office:string-value="0x18, 0x18," calcext:value-type="string">
            <text:p>0x18, 0x18,</text:p>
          </table:table-cell>
          <table:table-cell/>
          <table:table-cell table:formula="of:=[.S423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423]+1" office:value-type="float" office:value="11" calcext:value-type="float">
            <text:p>11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24]*8+[.C424]*4+[.D424]*2+[.E424]*1)&amp;DEC2HEX([.F424]*8+[.G424]*4+[.H424]*2+[.I424]*1)&amp;&quot;, 0x&quot;&amp;DEC2HEX([.J424]*8+[.K424]*4+[.L424]*2+[.M424]*1)&amp;DEC2HEX([.N424]*8+[.O424]*4+[.P424]*2+[.Q424]*1)&amp;&quot;,&quot;" office:value-type="string" office:string-value="0x18, 0x18," calcext:value-type="string">
            <text:p>0x18, 0x18,</text:p>
          </table:table-cell>
          <table:table-cell/>
          <table:table-cell table:formula="of:=[.S424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424]+1" office:value-type="float" office:value="12" calcext:value-type="float">
            <text:p>12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25]*8+[.C425]*4+[.D425]*2+[.E425]*1)&amp;DEC2HEX([.F425]*8+[.G425]*4+[.H425]*2+[.I425]*1)&amp;&quot;, 0x&quot;&amp;DEC2HEX([.J425]*8+[.K425]*4+[.L425]*2+[.M425]*1)&amp;DEC2HEX([.N425]*8+[.O425]*4+[.P425]*2+[.Q425]*1)&amp;&quot;,&quot;" office:value-type="string" office:string-value="0x18, 0x18," calcext:value-type="string">
            <text:p>0x18, 0x18,</text:p>
          </table:table-cell>
          <table:table-cell/>
          <table:table-cell table:formula="of:=[.S425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425]+1" office:value-type="float" office:value="13" calcext:value-type="float">
            <text:p>13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426]*8+[.C426]*4+[.D426]*2+[.E426]*1)&amp;DEC2HEX([.F426]*8+[.G426]*4+[.H426]*2+[.I426]*1)&amp;&quot;, 0x&quot;&amp;DEC2HEX([.J426]*8+[.K426]*4+[.L426]*2+[.M426]*1)&amp;DEC2HEX([.N426]*8+[.O426]*4+[.P426]*2+[.Q426]*1)&amp;&quot;,&quot;" office:value-type="string" office:string-value="0x0C, 0x30," calcext:value-type="string">
            <text:p>0x0C, 0x30,</text:p>
          </table:table-cell>
          <table:table-cell/>
          <table:table-cell table:formula="of:=[.S426]" office:value-type="string" office:string-value="0x0C, 0x30," calcext:value-type="string">
            <text:p>0x0C, 0x30,</text:p>
          </table:table-cell>
          <table:table-cell table:number-columns-repeated="16"/>
        </table:table-row>
        <table:table-row table:style-name="ro1">
          <table:table-cell table:formula="of:=[.A426]+1" office:value-type="float" office:value="14" calcext:value-type="float">
            <text:p>14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427]*8+[.C427]*4+[.D427]*2+[.E427]*1)&amp;DEC2HEX([.F427]*8+[.G427]*4+[.H427]*2+[.I427]*1)&amp;&quot;, 0x&quot;&amp;DEC2HEX([.J427]*8+[.K427]*4+[.L427]*2+[.M427]*1)&amp;DEC2HEX([.N427]*8+[.O427]*4+[.P427]*2+[.Q427]*1)&amp;&quot;,&quot;" office:value-type="string" office:string-value="0x0C, 0x30," calcext:value-type="string">
            <text:p>0x0C, 0x30,</text:p>
          </table:table-cell>
          <table:table-cell/>
          <table:table-cell table:formula="of:=[.S427]" office:value-type="string" office:string-value="0x0C, 0x30," calcext:value-type="string">
            <text:p>0x0C, 0x30,</text:p>
          </table:table-cell>
          <table:table-cell table:number-columns-repeated="16"/>
        </table:table-row>
        <table:table-row table:style-name="ro1">
          <table:table-cell table:formula="of:=[.A427]+1" office:value-type="float" office:value="15" calcext:value-type="float">
            <text:p>15</text:p>
          </table:table-cell>
          <table:table-cell table:style-name="ce110"/>
          <table:table-cell table:style-name="ce75" table:number-columns-repeated="4"/>
          <table:table-cell table:number-columns-repeated="6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28]*8+[.C428]*4+[.D428]*2+[.E428]*1)&amp;DEC2HEX([.F428]*8+[.G428]*4+[.H428]*2+[.I428]*1)&amp;&quot;, 0x&quot;&amp;DEC2HEX([.J428]*8+[.K428]*4+[.L428]*2+[.M428]*1)&amp;DEC2HEX([.N428]*8+[.O428]*4+[.P428]*2+[.Q428]*1)&amp;&quot;,&quot;" office:value-type="string" office:string-value="0x07, 0xE0," calcext:value-type="string">
            <text:p>0x07, 0xE0,</text:p>
          </table:table-cell>
          <table:table-cell/>
          <table:table-cell table:formula="of:=[.S428]" office:value-type="string" office:string-value="0x07, 0xE0," calcext:value-type="string">
            <text:p>0x07, 0xE0,</text:p>
          </table:table-cell>
          <table:table-cell table:number-columns-repeated="16"/>
        </table:table-row>
        <table:table-row table:style-name="ro1">
          <table:table-cell table:formula="of:=[.A428]+1" office:value-type="float" office:value="16" calcext:value-type="float">
            <text:p>16</text:p>
          </table:table-cell>
          <table:table-cell table:style-name="ce112"/>
          <table:table-cell table:style-name="ce128" table:number-columns-repeated="5"/>
          <table:table-cell table:number-columns-repeated="4" table:style-name="ce128" office:value-type="float" office:value="1" calcext:value-type="float">
            <text:p>1</text:p>
          </table:table-cell>
          <table:table-cell table:style-name="ce128" table:number-columns-repeated="5"/>
          <table:table-cell table:style-name="ce163"/>
          <table:table-cell/>
          <table:table-cell table:formula="of:=&quot;0x&quot;&amp;DEC2HEX([.B429]*8+[.C429]*4+[.D429]*2+[.E429]*1)&amp;DEC2HEX([.F429]*8+[.G429]*4+[.H429]*2+[.I429]*1)&amp;&quot;, 0x&quot;&amp;DEC2HEX([.J429]*8+[.K429]*4+[.L429]*2+[.M429]*1)&amp;DEC2HEX([.N429]*8+[.O429]*4+[.P429]*2+[.Q429]*1)&amp;&quot;,&quot;" office:value-type="string" office:string-value="0x03, 0xC0," calcext:value-type="string">
            <text:p>0x03, 0xC0,</text:p>
          </table:table-cell>
          <table:table-cell/>
          <table:table-cell table:formula="of:=[.S429]&amp;&quot;} };&quot;" office:value-type="string" office:string-value="0x03, 0xC0,} };" calcext:value-type="string">
            <text:p>0x03, 0xC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formula="of:=[.A431]+1" office:value-type="float" office:value="1" calcext:value-type="float">
            <text:p>1</text:p>
          </table:table-cell>
          <table:table-cell table:formula="of:=[.B431]+1" office:value-type="float" office:value="2" calcext:value-type="float">
            <text:p>2</text:p>
          </table:table-cell>
          <table:table-cell table:formula="of:=[.C431]+1" office:value-type="float" office:value="3" calcext:value-type="float">
            <text:p>3</text:p>
          </table:table-cell>
          <table:table-cell table:formula="of:=[.D431]+1" office:value-type="float" office:value="4" calcext:value-type="float">
            <text:p>4</text:p>
          </table:table-cell>
          <table:table-cell table:formula="of:=[.E431]+1" office:value-type="float" office:value="5" calcext:value-type="float">
            <text:p>5</text:p>
          </table:table-cell>
          <table:table-cell table:formula="of:=[.F431]+1" office:value-type="float" office:value="6" calcext:value-type="float">
            <text:p>6</text:p>
          </table:table-cell>
          <table:table-cell table:formula="of:=[.G431]+1" office:value-type="float" office:value="7" calcext:value-type="float">
            <text:p>7</text:p>
          </table:table-cell>
          <table:table-cell table:formula="of:=[.H431]+1" office:value-type="float" office:value="8" calcext:value-type="float">
            <text:p>8</text:p>
          </table:table-cell>
          <table:table-cell table:formula="of:=[.I431]+1" office:value-type="float" office:value="9" calcext:value-type="float">
            <text:p>9</text:p>
          </table:table-cell>
          <table:table-cell table:formula="of:=[.J431]+1" office:value-type="float" office:value="10" calcext:value-type="float">
            <text:p>10</text:p>
          </table:table-cell>
          <table:table-cell table:formula="of:=[.K431]+1" office:value-type="float" office:value="11" calcext:value-type="float">
            <text:p>11</text:p>
          </table:table-cell>
          <table:table-cell table:formula="of:=[.L431]+1" office:value-type="float" office:value="12" calcext:value-type="float">
            <text:p>12</text:p>
          </table:table-cell>
          <table:table-cell table:formula="of:=[.M431]+1" office:value-type="float" office:value="13" calcext:value-type="float">
            <text:p>13</text:p>
          </table:table-cell>
          <table:table-cell table:formula="of:=[.N431]+1" office:value-type="float" office:value="14" calcext:value-type="float">
            <text:p>14</text:p>
          </table:table-cell>
          <table:table-cell table:formula="of:=[.O431]+1" office:value-type="float" office:value="15" calcext:value-type="float">
            <text:p>15</text:p>
          </table:table-cell>
          <table:table-cell table:formula="of:=[.P431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431]+1" office:value-type="float" office:value="1" calcext:value-type="float">
            <text:p>1</text:p>
          </table:table-cell>
          <table:table-cell table:style-name="ce90"/>
          <table:table-cell table:style-name="ce127" table:number-columns-repeated="14"/>
          <table:table-cell table:style-name="ce161"/>
          <table:table-cell/>
          <table:table-cell table:formula="of:=&quot;0x&quot;&amp;DEC2HEX([.B432]*8+[.C432]*4+[.D432]*2+[.E432]*1)&amp;DEC2HEX([.F432]*8+[.G432]*4+[.H432]*2+[.I432]*1)&amp;&quot;, 0x&quot;&amp;DEC2HEX([.J432]*8+[.K432]*4+[.L432]*2+[.M432]*1)&amp;DEC2HEX([.N432]*8+[.O432]*4+[.P432]*2+[.Q432]*1)&amp;&quot;,&quot;" office:value-type="string" office:string-value="0x00, 0x00," calcext:value-type="string">
            <text:p>0x00, 0x00,</text:p>
          </table:table-cell>
          <table:table-cell table:style-name="ce142" office:value-type="string" calcext:value-type="string">
            <text:p>One</text:p>
          </table:table-cell>
          <table:table-cell table:formula="of:=&quot;static constexpr ButtonImage&lt;32&gt; &quot;&amp;[.T432]&amp;&quot; = {16,16, { &quot;&amp;[.S432]" office:value-type="string" office:string-value="static constexpr ButtonImage&lt;32&gt; One = {16,16, { 0x00, 0x00," calcext:value-type="string">
            <text:p>static constexpr ButtonImage&lt;32&gt; One = {16,16, { 0x00, 0x00,</text:p>
          </table:table-cell>
          <table:table-cell table:number-columns-repeated="16"/>
        </table:table-row>
        <table:table-row table:style-name="ro1">
          <table:table-cell table:formula="of:=[.A432]+1" office:value-type="float" office:value="2" calcext:value-type="float">
            <text:p>2</text:p>
          </table:table-cell>
          <table:table-cell table:style-name="ce110"/>
          <table:table-cell table:style-name="ce75" table:number-columns-repeated="7"/>
          <table:table-cell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33]*8+[.C433]*4+[.D433]*2+[.E433]*1)&amp;DEC2HEX([.F433]*8+[.G433]*4+[.H433]*2+[.I433]*1)&amp;&quot;, 0x&quot;&amp;DEC2HEX([.J433]*8+[.K433]*4+[.L433]*2+[.M433]*1)&amp;DEC2HEX([.N433]*8+[.O433]*4+[.P433]*2+[.Q433]*1)&amp;&quot;,&quot;" office:value-type="string" office:string-value="0x00, 0x80," calcext:value-type="string">
            <text:p>0x00, 0x80,</text:p>
          </table:table-cell>
          <table:table-cell/>
          <table:table-cell table:formula="of:=[.S433]" office:value-type="string" office:string-value="0x00, 0x80," calcext:value-type="string">
            <text:p>0x00, 0x80,</text:p>
          </table:table-cell>
          <table:table-cell table:number-columns-repeated="16"/>
        </table:table-row>
        <table:table-row table:style-name="ro1">
          <table:table-cell table:formula="of:=[.A433]+1" office:value-type="float" office:value="3" calcext:value-type="float">
            <text:p>3</text:p>
          </table:table-cell>
          <table:table-cell table:style-name="ce110"/>
          <table:table-cell table:style-name="ce75" table:number-columns-repeated="4"/>
          <table:table-cell table:number-columns-repeated="4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34]*8+[.C434]*4+[.D434]*2+[.E434]*1)&amp;DEC2HEX([.F434]*8+[.G434]*4+[.H434]*2+[.I434]*1)&amp;&quot;, 0x&quot;&amp;DEC2HEX([.J434]*8+[.K434]*4+[.L434]*2+[.M434]*1)&amp;DEC2HEX([.N434]*8+[.O434]*4+[.P434]*2+[.Q434]*1)&amp;&quot;,&quot;" office:value-type="string" office:string-value="0x07, 0x80," calcext:value-type="string">
            <text:p>0x07, 0x80,</text:p>
          </table:table-cell>
          <table:table-cell/>
          <table:table-cell table:formula="of:=[.S434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 table:formula="of:=[.A434]+1" office:value-type="float" office:value="4" calcext:value-type="float">
            <text:p>4</text:p>
          </table:table-cell>
          <table:table-cell table:style-name="ce110"/>
          <table:table-cell table:style-name="ce75" table:number-columns-repeated="3"/>
          <table:table-cell table:number-columns-repeated="5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35]*8+[.C435]*4+[.D435]*2+[.E435]*1)&amp;DEC2HEX([.F435]*8+[.G435]*4+[.H435]*2+[.I435]*1)&amp;&quot;, 0x&quot;&amp;DEC2HEX([.J435]*8+[.K435]*4+[.L435]*2+[.M435]*1)&amp;DEC2HEX([.N435]*8+[.O435]*4+[.P435]*2+[.Q435]*1)&amp;&quot;,&quot;" office:value-type="string" office:string-value="0x0F, 0x80," calcext:value-type="string">
            <text:p>0x0F, 0x80,</text:p>
          </table:table-cell>
          <table:table-cell/>
          <table:table-cell table:formula="of:=[.S435]" office:value-type="string" office:string-value="0x0F, 0x80," calcext:value-type="string">
            <text:p>0x0F, 0x80,</text:p>
          </table:table-cell>
          <table:table-cell table:number-columns-repeated="16"/>
        </table:table-row>
        <table:table-row table:style-name="ro1">
          <table:table-cell table:formula="of:=[.A435]+1" office:value-type="float" office:value="5" calcext:value-type="float">
            <text:p>5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36]*8+[.C436]*4+[.D436]*2+[.E436]*1)&amp;DEC2HEX([.F436]*8+[.G436]*4+[.H436]*2+[.I436]*1)&amp;&quot;, 0x&quot;&amp;DEC2HEX([.J436]*8+[.K436]*4+[.L436]*2+[.M436]*1)&amp;DEC2HEX([.N436]*8+[.O436]*4+[.P436]*2+[.Q436]*1)&amp;&quot;,&quot;" office:value-type="string" office:string-value="0x0D, 0x80," calcext:value-type="string">
            <text:p>0x0D, 0x80,</text:p>
          </table:table-cell>
          <table:table-cell/>
          <table:table-cell table:formula="of:=[.S436]" office:value-type="string" office:string-value="0x0D, 0x80," calcext:value-type="string">
            <text:p>0x0D, 0x80,</text:p>
          </table:table-cell>
          <table:table-cell table:number-columns-repeated="16"/>
        </table:table-row>
        <table:table-row table:style-name="ro1">
          <table:table-cell table:formula="of:=[.A436]+1" office:value-type="float" office:value="6" calcext:value-type="float">
            <text:p>6</text:p>
          </table:table-cell>
          <table:table-cell table:style-name="ce110"/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37]*8+[.C437]*4+[.D437]*2+[.E437]*1)&amp;DEC2HEX([.F437]*8+[.G437]*4+[.H437]*2+[.I437]*1)&amp;&quot;, 0x&quot;&amp;DEC2HEX([.J437]*8+[.K437]*4+[.L437]*2+[.M437]*1)&amp;DEC2HEX([.N437]*8+[.O437]*4+[.P437]*2+[.Q437]*1)&amp;&quot;,&quot;" office:value-type="string" office:string-value="0x01, 0x80," calcext:value-type="string">
            <text:p>0x01, 0x80,</text:p>
          </table:table-cell>
          <table:table-cell/>
          <table:table-cell table:formula="of:=[.S437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 table:formula="of:=[.A437]+1" office:value-type="float" office:value="7" calcext:value-type="float">
            <text:p>7</text:p>
          </table:table-cell>
          <table:table-cell table:style-name="ce110"/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38]*8+[.C438]*4+[.D438]*2+[.E438]*1)&amp;DEC2HEX([.F438]*8+[.G438]*4+[.H438]*2+[.I438]*1)&amp;&quot;, 0x&quot;&amp;DEC2HEX([.J438]*8+[.K438]*4+[.L438]*2+[.M438]*1)&amp;DEC2HEX([.N438]*8+[.O438]*4+[.P438]*2+[.Q438]*1)&amp;&quot;,&quot;" office:value-type="string" office:string-value="0x01, 0x80," calcext:value-type="string">
            <text:p>0x01, 0x80,</text:p>
          </table:table-cell>
          <table:table-cell/>
          <table:table-cell table:formula="of:=[.S438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 table:formula="of:=[.A438]+1" office:value-type="float" office:value="8" calcext:value-type="float">
            <text:p>8</text:p>
          </table:table-cell>
          <table:table-cell table:style-name="ce110"/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39]*8+[.C439]*4+[.D439]*2+[.E439]*1)&amp;DEC2HEX([.F439]*8+[.G439]*4+[.H439]*2+[.I439]*1)&amp;&quot;, 0x&quot;&amp;DEC2HEX([.J439]*8+[.K439]*4+[.L439]*2+[.M439]*1)&amp;DEC2HEX([.N439]*8+[.O439]*4+[.P439]*2+[.Q439]*1)&amp;&quot;,&quot;" office:value-type="string" office:string-value="0x01, 0x80," calcext:value-type="string">
            <text:p>0x01, 0x80,</text:p>
          </table:table-cell>
          <table:table-cell/>
          <table:table-cell table:formula="of:=[.S439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 table:formula="of:=[.A439]+1" office:value-type="float" office:value="9" calcext:value-type="float">
            <text:p>9</text:p>
          </table:table-cell>
          <table:table-cell table:style-name="ce110"/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40]*8+[.C440]*4+[.D440]*2+[.E440]*1)&amp;DEC2HEX([.F440]*8+[.G440]*4+[.H440]*2+[.I440]*1)&amp;&quot;, 0x&quot;&amp;DEC2HEX([.J440]*8+[.K440]*4+[.L440]*2+[.M440]*1)&amp;DEC2HEX([.N440]*8+[.O440]*4+[.P440]*2+[.Q440]*1)&amp;&quot;,&quot;" office:value-type="string" office:string-value="0x01, 0x80," calcext:value-type="string">
            <text:p>0x01, 0x80,</text:p>
          </table:table-cell>
          <table:table-cell/>
          <table:table-cell table:formula="of:=[.S440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 table:formula="of:=[.A440]+1" office:value-type="float" office:value="10" calcext:value-type="float">
            <text:p>10</text:p>
          </table:table-cell>
          <table:table-cell table:style-name="ce110"/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41]*8+[.C441]*4+[.D441]*2+[.E441]*1)&amp;DEC2HEX([.F441]*8+[.G441]*4+[.H441]*2+[.I441]*1)&amp;&quot;, 0x&quot;&amp;DEC2HEX([.J441]*8+[.K441]*4+[.L441]*2+[.M441]*1)&amp;DEC2HEX([.N441]*8+[.O441]*4+[.P441]*2+[.Q441]*1)&amp;&quot;,&quot;" office:value-type="string" office:string-value="0x01, 0x80," calcext:value-type="string">
            <text:p>0x01, 0x80,</text:p>
          </table:table-cell>
          <table:table-cell/>
          <table:table-cell table:formula="of:=[.S441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 table:formula="of:=[.A441]+1" office:value-type="float" office:value="11" calcext:value-type="float">
            <text:p>11</text:p>
          </table:table-cell>
          <table:table-cell table:style-name="ce110"/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42]*8+[.C442]*4+[.D442]*2+[.E442]*1)&amp;DEC2HEX([.F442]*8+[.G442]*4+[.H442]*2+[.I442]*1)&amp;&quot;, 0x&quot;&amp;DEC2HEX([.J442]*8+[.K442]*4+[.L442]*2+[.M442]*1)&amp;DEC2HEX([.N442]*8+[.O442]*4+[.P442]*2+[.Q442]*1)&amp;&quot;,&quot;" office:value-type="string" office:string-value="0x01, 0x80," calcext:value-type="string">
            <text:p>0x01, 0x80,</text:p>
          </table:table-cell>
          <table:table-cell/>
          <table:table-cell table:formula="of:=[.S442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 table:formula="of:=[.A442]+1" office:value-type="float" office:value="12" calcext:value-type="float">
            <text:p>12</text:p>
          </table:table-cell>
          <table:table-cell table:style-name="ce110"/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43]*8+[.C443]*4+[.D443]*2+[.E443]*1)&amp;DEC2HEX([.F443]*8+[.G443]*4+[.H443]*2+[.I443]*1)&amp;&quot;, 0x&quot;&amp;DEC2HEX([.J443]*8+[.K443]*4+[.L443]*2+[.M443]*1)&amp;DEC2HEX([.N443]*8+[.O443]*4+[.P443]*2+[.Q443]*1)&amp;&quot;,&quot;" office:value-type="string" office:string-value="0x01, 0x80," calcext:value-type="string">
            <text:p>0x01, 0x80,</text:p>
          </table:table-cell>
          <table:table-cell/>
          <table:table-cell table:formula="of:=[.S443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 table:formula="of:=[.A443]+1" office:value-type="float" office:value="13" calcext:value-type="float">
            <text:p>13</text:p>
          </table:table-cell>
          <table:table-cell table:style-name="ce110"/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44]*8+[.C444]*4+[.D444]*2+[.E444]*1)&amp;DEC2HEX([.F444]*8+[.G444]*4+[.H444]*2+[.I444]*1)&amp;&quot;, 0x&quot;&amp;DEC2HEX([.J444]*8+[.K444]*4+[.L444]*2+[.M444]*1)&amp;DEC2HEX([.N444]*8+[.O444]*4+[.P444]*2+[.Q444]*1)&amp;&quot;,&quot;" office:value-type="string" office:string-value="0x01, 0x80," calcext:value-type="string">
            <text:p>0x01, 0x80,</text:p>
          </table:table-cell>
          <table:table-cell/>
          <table:table-cell table:formula="of:=[.S444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 table:formula="of:=[.A444]+1" office:value-type="float" office:value="14" calcext:value-type="float">
            <text:p>14</text:p>
          </table:table-cell>
          <table:table-cell table:style-name="ce110"/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45]*8+[.C445]*4+[.D445]*2+[.E445]*1)&amp;DEC2HEX([.F445]*8+[.G445]*4+[.H445]*2+[.I445]*1)&amp;&quot;, 0x&quot;&amp;DEC2HEX([.J445]*8+[.K445]*4+[.L445]*2+[.M445]*1)&amp;DEC2HEX([.N445]*8+[.O445]*4+[.P445]*2+[.Q445]*1)&amp;&quot;,&quot;" office:value-type="string" office:string-value="0x01, 0x80," calcext:value-type="string">
            <text:p>0x01, 0x80,</text:p>
          </table:table-cell>
          <table:table-cell/>
          <table:table-cell table:formula="of:=[.S445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 table:formula="of:=[.A445]+1" office:value-type="float" office:value="15" calcext:value-type="float">
            <text:p>15</text:p>
          </table:table-cell>
          <table:table-cell table:style-name="ce110"/>
          <table:table-cell table:style-name="ce75" table:number-columns-repeated="3"/>
          <table:table-cell table:number-columns-repeated="9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46]*8+[.C446]*4+[.D446]*2+[.E446]*1)&amp;DEC2HEX([.F446]*8+[.G446]*4+[.H446]*2+[.I446]*1)&amp;&quot;, 0x&quot;&amp;DEC2HEX([.J446]*8+[.K446]*4+[.L446]*2+[.M446]*1)&amp;DEC2HEX([.N446]*8+[.O446]*4+[.P446]*2+[.Q446]*1)&amp;&quot;,&quot;" office:value-type="string" office:string-value="0x0F, 0xF8," calcext:value-type="string">
            <text:p>0x0F, 0xF8,</text:p>
          </table:table-cell>
          <table:table-cell/>
          <table:table-cell table:formula="of:=[.S446]" office:value-type="string" office:string-value="0x0F, 0xF8," calcext:value-type="string">
            <text:p>0x0F, 0xF8,</text:p>
          </table:table-cell>
          <table:table-cell table:number-columns-repeated="16"/>
        </table:table-row>
        <table:table-row table:style-name="ro1">
          <table:table-cell table:formula="of:=[.A446]+1" office:value-type="float" office:value="16" calcext:value-type="float">
            <text:p>16</text:p>
          </table:table-cell>
          <table:table-cell table:style-name="ce112"/>
          <table:table-cell table:style-name="ce128" table:number-columns-repeated="3"/>
          <table:table-cell table:number-columns-repeated="9"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63"/>
          <table:table-cell/>
          <table:table-cell table:formula="of:=&quot;0x&quot;&amp;DEC2HEX([.B447]*8+[.C447]*4+[.D447]*2+[.E447]*1)&amp;DEC2HEX([.F447]*8+[.G447]*4+[.H447]*2+[.I447]*1)&amp;&quot;, 0x&quot;&amp;DEC2HEX([.J447]*8+[.K447]*4+[.L447]*2+[.M447]*1)&amp;DEC2HEX([.N447]*8+[.O447]*4+[.P447]*2+[.Q447]*1)&amp;&quot;,&quot;" office:value-type="string" office:string-value="0x0F, 0xF8," calcext:value-type="string">
            <text:p>0x0F, 0xF8,</text:p>
          </table:table-cell>
          <table:table-cell/>
          <table:table-cell table:formula="of:=[.S447]&amp;&quot;} };&quot;" office:value-type="string" office:string-value="0x0F, 0xF8,} };" calcext:value-type="string">
            <text:p>0x0F, 0xF8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formula="of:=[.A449]+1" office:value-type="float" office:value="1" calcext:value-type="float">
            <text:p>1</text:p>
          </table:table-cell>
          <table:table-cell table:formula="of:=[.B449]+1" office:value-type="float" office:value="2" calcext:value-type="float">
            <text:p>2</text:p>
          </table:table-cell>
          <table:table-cell table:formula="of:=[.C449]+1" office:value-type="float" office:value="3" calcext:value-type="float">
            <text:p>3</text:p>
          </table:table-cell>
          <table:table-cell table:formula="of:=[.D449]+1" office:value-type="float" office:value="4" calcext:value-type="float">
            <text:p>4</text:p>
          </table:table-cell>
          <table:table-cell table:formula="of:=[.E449]+1" office:value-type="float" office:value="5" calcext:value-type="float">
            <text:p>5</text:p>
          </table:table-cell>
          <table:table-cell table:formula="of:=[.F449]+1" office:value-type="float" office:value="6" calcext:value-type="float">
            <text:p>6</text:p>
          </table:table-cell>
          <table:table-cell table:formula="of:=[.G449]+1" office:value-type="float" office:value="7" calcext:value-type="float">
            <text:p>7</text:p>
          </table:table-cell>
          <table:table-cell table:formula="of:=[.H449]+1" office:value-type="float" office:value="8" calcext:value-type="float">
            <text:p>8</text:p>
          </table:table-cell>
          <table:table-cell table:formula="of:=[.I449]+1" office:value-type="float" office:value="9" calcext:value-type="float">
            <text:p>9</text:p>
          </table:table-cell>
          <table:table-cell table:formula="of:=[.J449]+1" office:value-type="float" office:value="10" calcext:value-type="float">
            <text:p>10</text:p>
          </table:table-cell>
          <table:table-cell table:formula="of:=[.K449]+1" office:value-type="float" office:value="11" calcext:value-type="float">
            <text:p>11</text:p>
          </table:table-cell>
          <table:table-cell table:formula="of:=[.L449]+1" office:value-type="float" office:value="12" calcext:value-type="float">
            <text:p>12</text:p>
          </table:table-cell>
          <table:table-cell table:formula="of:=[.M449]+1" office:value-type="float" office:value="13" calcext:value-type="float">
            <text:p>13</text:p>
          </table:table-cell>
          <table:table-cell table:formula="of:=[.N449]+1" office:value-type="float" office:value="14" calcext:value-type="float">
            <text:p>14</text:p>
          </table:table-cell>
          <table:table-cell table:formula="of:=[.O449]+1" office:value-type="float" office:value="15" calcext:value-type="float">
            <text:p>15</text:p>
          </table:table-cell>
          <table:table-cell table:formula="of:=[.P449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449]+1" office:value-type="float" office:value="1" calcext:value-type="float">
            <text:p>1</text:p>
          </table:table-cell>
          <table:table-cell table:style-name="ce90"/>
          <table:table-cell table:style-name="ce127" table:number-columns-repeated="14"/>
          <table:table-cell table:style-name="ce161"/>
          <table:table-cell/>
          <table:table-cell table:formula="of:=&quot;0x&quot;&amp;DEC2HEX([.B450]*8+[.C450]*4+[.D450]*2+[.E450]*1)&amp;DEC2HEX([.F450]*8+[.G450]*4+[.H450]*2+[.I450]*1)&amp;&quot;, 0x&quot;&amp;DEC2HEX([.J450]*8+[.K450]*4+[.L450]*2+[.M450]*1)&amp;DEC2HEX([.N450]*8+[.O450]*4+[.P450]*2+[.Q450]*1)&amp;&quot;,&quot;" office:value-type="string" office:string-value="0x00, 0x00," calcext:value-type="string">
            <text:p>0x00, 0x00,</text:p>
          </table:table-cell>
          <table:table-cell table:style-name="ce142" office:value-type="string" calcext:value-type="string">
            <text:p>Two</text:p>
          </table:table-cell>
          <table:table-cell table:formula="of:=&quot;static constexpr ButtonImage&lt;32&gt; &quot;&amp;[.T450]&amp;&quot; = {16,16, { &quot;&amp;[.S450]" office:value-type="string" office:string-value="static constexpr ButtonImage&lt;32&gt; Two = {16,16, { 0x00, 0x00," calcext:value-type="string">
            <text:p>static constexpr ButtonImage&lt;32&gt; Two = {16,16, { 0x00, 0x00,</text:p>
          </table:table-cell>
          <table:table-cell table:number-columns-repeated="16"/>
        </table:table-row>
        <table:table-row table:style-name="ro1">
          <table:table-cell table:formula="of:=[.A450]+1" office:value-type="float" office:value="2" calcext:value-type="float">
            <text:p>2</text:p>
          </table:table-cell>
          <table:table-cell table:style-name="ce110"/>
          <table:table-cell table:style-name="ce75" table:number-columns-repeated="4"/>
          <table:table-cell table:number-columns-repeated="5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162"/>
          <table:table-cell/>
          <table:table-cell table:formula="of:=&quot;0x&quot;&amp;DEC2HEX([.B451]*8+[.C451]*4+[.D451]*2+[.E451]*1)&amp;DEC2HEX([.F451]*8+[.G451]*4+[.H451]*2+[.I451]*1)&amp;&quot;, 0x&quot;&amp;DEC2HEX([.J451]*8+[.K451]*4+[.L451]*2+[.M451]*1)&amp;DEC2HEX([.N451]*8+[.O451]*4+[.P451]*2+[.Q451]*1)&amp;&quot;,&quot;" office:value-type="string" office:string-value="0x07, 0xC0," calcext:value-type="string">
            <text:p>0x07, 0xC0,</text:p>
          </table:table-cell>
          <table:table-cell/>
          <table:table-cell table:formula="of:=[.S451]" office:value-type="string" office:string-value="0x07, 0xC0," calcext:value-type="string">
            <text:p>0x07, 0xC0,</text:p>
          </table:table-cell>
          <table:table-cell table:number-columns-repeated="16"/>
        </table:table-row>
        <table:table-row table:style-name="ro1">
          <table:table-cell table:formula="of:=[.A451]+1" office:value-type="float" office:value="3" calcext:value-type="float">
            <text:p>3</text:p>
          </table:table-cell>
          <table:table-cell table:style-name="ce110"/>
          <table:table-cell table:style-name="ce75" table:number-columns-repeated="2"/>
          <table:table-cell table:number-columns-repeated="9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452]*8+[.C452]*4+[.D452]*2+[.E452]*1)&amp;DEC2HEX([.F452]*8+[.G452]*4+[.H452]*2+[.I452]*1)&amp;&quot;, 0x&quot;&amp;DEC2HEX([.J452]*8+[.K452]*4+[.L452]*2+[.M452]*1)&amp;DEC2HEX([.N452]*8+[.O452]*4+[.P452]*2+[.Q452]*1)&amp;&quot;,&quot;" office:value-type="string" office:string-value="0x1F, 0xF0," calcext:value-type="string">
            <text:p>0x1F, 0xF0,</text:p>
          </table:table-cell>
          <table:table-cell/>
          <table:table-cell table:formula="of:=[.S452]" office:value-type="string" office:string-value="0x1F, 0xF0," calcext:value-type="string">
            <text:p>0x1F, 0xF0,</text:p>
          </table:table-cell>
          <table:table-cell table:number-columns-repeated="16"/>
        </table:table-row>
        <table:table-row table:style-name="ro1">
          <table:table-cell table:formula="of:=[.A452]+1" office:value-type="float" office:value="4" calcext:value-type="float">
            <text:p>4</text:p>
          </table:table-cell>
          <table:table-cell table:style-name="ce110"/>
          <table:table-cell table:style-name="ce75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453]*8+[.C453]*4+[.D453]*2+[.E453]*1)&amp;DEC2HEX([.F453]*8+[.G453]*4+[.H453]*2+[.I453]*1)&amp;&quot;, 0x&quot;&amp;DEC2HEX([.J453]*8+[.K453]*4+[.L453]*2+[.M453]*1)&amp;DEC2HEX([.N453]*8+[.O453]*4+[.P453]*2+[.Q453]*1)&amp;&quot;,&quot;" office:value-type="string" office:string-value="0x38, 0x30," calcext:value-type="string">
            <text:p>0x38, 0x30,</text:p>
          </table:table-cell>
          <table:table-cell/>
          <table:table-cell table:formula="of:=[.S453]" office:value-type="string" office:string-value="0x38, 0x30," calcext:value-type="string">
            <text:p>0x38, 0x30,</text:p>
          </table:table-cell>
          <table:table-cell table:number-columns-repeated="16"/>
        </table:table-row>
        <table:table-row table:style-name="ro1">
          <table:table-cell table:formula="of:=[.A453]+1" office:value-type="float" office:value="5" calcext:value-type="float">
            <text:p>5</text:p>
          </table:table-cell>
          <table:table-cell table:style-name="ce110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7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54]*8+[.C454]*4+[.D454]*2+[.E454]*1)&amp;DEC2HEX([.F454]*8+[.G454]*4+[.H454]*2+[.I454]*1)&amp;&quot;, 0x&quot;&amp;DEC2HEX([.J454]*8+[.K454]*4+[.L454]*2+[.M454]*1)&amp;DEC2HEX([.N454]*8+[.O454]*4+[.P454]*2+[.Q454]*1)&amp;&quot;,&quot;" office:value-type="string" office:string-value="0x30, 0x18," calcext:value-type="string">
            <text:p>0x30, 0x18,</text:p>
          </table:table-cell>
          <table:table-cell/>
          <table:table-cell table:formula="of:=[.S454]" office:value-type="string" office:string-value="0x30, 0x18," calcext:value-type="string">
            <text:p>0x30, 0x18,</text:p>
          </table:table-cell>
          <table:table-cell table:number-columns-repeated="16"/>
        </table:table-row>
        <table:table-row table:style-name="ro1">
          <table:table-cell table:formula="of:=[.A454]+1" office:value-type="float" office:value="6" calcext:value-type="float">
            <text:p>6</text:p>
          </table:table-cell>
          <table:table-cell table:style-name="ce110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7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55]*8+[.C455]*4+[.D455]*2+[.E455]*1)&amp;DEC2HEX([.F455]*8+[.G455]*4+[.H455]*2+[.I455]*1)&amp;&quot;, 0x&quot;&amp;DEC2HEX([.J455]*8+[.K455]*4+[.L455]*2+[.M455]*1)&amp;DEC2HEX([.N455]*8+[.O455]*4+[.P455]*2+[.Q455]*1)&amp;&quot;,&quot;" office:value-type="string" office:string-value="0x30, 0x18," calcext:value-type="string">
            <text:p>0x30, 0x18,</text:p>
          </table:table-cell>
          <table:table-cell/>
          <table:table-cell table:formula="of:=[.S455]" office:value-type="string" office:string-value="0x30, 0x18," calcext:value-type="string">
            <text:p>0x30, 0x18,</text:p>
          </table:table-cell>
          <table:table-cell table:number-columns-repeated="16"/>
        </table:table-row>
        <table:table-row table:style-name="ro1">
          <table:table-cell table:formula="of:=[.A455]+1" office:value-type="float" office:value="7" calcext:value-type="float">
            <text:p>7</text:p>
          </table:table-cell>
          <table:table-cell table:style-name="ce110"/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56]*8+[.C456]*4+[.D456]*2+[.E456]*1)&amp;DEC2HEX([.F456]*8+[.G456]*4+[.H456]*2+[.I456]*1)&amp;&quot;, 0x&quot;&amp;DEC2HEX([.J456]*8+[.K456]*4+[.L456]*2+[.M456]*1)&amp;DEC2HEX([.N456]*8+[.O456]*4+[.P456]*2+[.Q456]*1)&amp;&quot;,&quot;" office:value-type="string" office:string-value="0x00, 0x18," calcext:value-type="string">
            <text:p>0x00, 0x18,</text:p>
          </table:table-cell>
          <table:table-cell/>
          <table:table-cell table:formula="of:=[.S456]" office:value-type="string" office:string-value="0x00, 0x18," calcext:value-type="string">
            <text:p>0x00, 0x18,</text:p>
          </table:table-cell>
          <table:table-cell table:number-columns-repeated="16"/>
        </table:table-row>
        <table:table-row table:style-name="ro1">
          <table:table-cell table:formula="of:=[.A456]+1" office:value-type="float" office:value="8" calcext:value-type="float">
            <text:p>8</text:p>
          </table:table-cell>
          <table:table-cell table:style-name="ce110"/>
          <table:table-cell table:style-name="ce75" table:number-columns-repeated="9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457]*8+[.C457]*4+[.D457]*2+[.E457]*1)&amp;DEC2HEX([.F457]*8+[.G457]*4+[.H457]*2+[.I457]*1)&amp;&quot;, 0x&quot;&amp;DEC2HEX([.J457]*8+[.K457]*4+[.L457]*2+[.M457]*1)&amp;DEC2HEX([.N457]*8+[.O457]*4+[.P457]*2+[.Q457]*1)&amp;&quot;,&quot;" office:value-type="string" office:string-value="0x00, 0x30," calcext:value-type="string">
            <text:p>0x00, 0x30,</text:p>
          </table:table-cell>
          <table:table-cell/>
          <table:table-cell table:formula="of:=[.S457]" office:value-type="string" office:string-value="0x00, 0x30," calcext:value-type="string">
            <text:p>0x00, 0x30,</text:p>
          </table:table-cell>
          <table:table-cell table:number-columns-repeated="16"/>
        </table:table-row>
        <table:table-row table:style-name="ro1">
          <table:table-cell table:formula="of:=[.A457]+1" office:value-type="float" office:value="9" calcext:value-type="float">
            <text:p>9</text:p>
          </table:table-cell>
          <table:table-cell table:style-name="ce110"/>
          <table:table-cell table:style-name="ce75" table:number-columns-repeated="8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58]*8+[.C458]*4+[.D458]*2+[.E458]*1)&amp;DEC2HEX([.F458]*8+[.G458]*4+[.H458]*2+[.I458]*1)&amp;&quot;, 0x&quot;&amp;DEC2HEX([.J458]*8+[.K458]*4+[.L458]*2+[.M458]*1)&amp;DEC2HEX([.N458]*8+[.O458]*4+[.P458]*2+[.Q458]*1)&amp;&quot;,&quot;" office:value-type="string" office:string-value="0x00, 0x60," calcext:value-type="string">
            <text:p>0x00, 0x60,</text:p>
          </table:table-cell>
          <table:table-cell/>
          <table:table-cell table:formula="of:=[.S458]" office:value-type="string" office:string-value="0x00, 0x60," calcext:value-type="string">
            <text:p>0x00, 0x60,</text:p>
          </table:table-cell>
          <table:table-cell table:number-columns-repeated="16"/>
        </table:table-row>
        <table:table-row table:style-name="ro1">
          <table:table-cell table:formula="of:=[.A458]+1" office:value-type="float" office:value="10" calcext:value-type="float">
            <text:p>10</text:p>
          </table:table-cell>
          <table:table-cell table:style-name="ce110"/>
          <table:table-cell table:style-name="ce75" table:number-columns-repeated="6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162"/>
          <table:table-cell/>
          <table:table-cell table:formula="of:=&quot;0x&quot;&amp;DEC2HEX([.B459]*8+[.C459]*4+[.D459]*2+[.E459]*1)&amp;DEC2HEX([.F459]*8+[.G459]*4+[.H459]*2+[.I459]*1)&amp;&quot;, 0x&quot;&amp;DEC2HEX([.J459]*8+[.K459]*4+[.L459]*2+[.M459]*1)&amp;DEC2HEX([.N459]*8+[.O459]*4+[.P459]*2+[.Q459]*1)&amp;&quot;,&quot;" office:value-type="string" office:string-value="0x01, 0xC0," calcext:value-type="string">
            <text:p>0x01, 0xC0,</text:p>
          </table:table-cell>
          <table:table-cell/>
          <table:table-cell table:formula="of:=[.S459]" office:value-type="string" office:string-value="0x01, 0xC0," calcext:value-type="string">
            <text:p>0x01, 0xC0,</text:p>
          </table:table-cell>
          <table:table-cell table:number-columns-repeated="16"/>
        </table:table-row>
        <table:table-row table:style-name="ro1">
          <table:table-cell table:formula="of:=[.A459]+1" office:value-type="float" office:value="11" calcext:value-type="float">
            <text:p>11</text:p>
          </table:table-cell>
          <table:table-cell table:style-name="ce110"/>
          <table:table-cell table:style-name="ce75" table:number-columns-repeated="5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460]*8+[.C460]*4+[.D460]*2+[.E460]*1)&amp;DEC2HEX([.F460]*8+[.G460]*4+[.H460]*2+[.I460]*1)&amp;&quot;, 0x&quot;&amp;DEC2HEX([.J460]*8+[.K460]*4+[.L460]*2+[.M460]*1)&amp;DEC2HEX([.N460]*8+[.O460]*4+[.P460]*2+[.Q460]*1)&amp;&quot;,&quot;" office:value-type="string" office:string-value="0x03, 0x80," calcext:value-type="string">
            <text:p>0x03, 0x80,</text:p>
          </table:table-cell>
          <table:table-cell/>
          <table:table-cell table:formula="of:=[.S460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 table:formula="of:=[.A460]+1" office:value-type="float" office:value="12" calcext:value-type="float">
            <text:p>12</text:p>
          </table:table-cell>
          <table:table-cell table:style-name="ce110"/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8"/>
          <table:table-cell table:style-name="ce162"/>
          <table:table-cell/>
          <table:table-cell table:formula="of:=&quot;0x&quot;&amp;DEC2HEX([.B461]*8+[.C461]*4+[.D461]*2+[.E461]*1)&amp;DEC2HEX([.F461]*8+[.G461]*4+[.H461]*2+[.I461]*1)&amp;&quot;, 0x&quot;&amp;DEC2HEX([.J461]*8+[.K461]*4+[.L461]*2+[.M461]*1)&amp;DEC2HEX([.N461]*8+[.O461]*4+[.P461]*2+[.Q461]*1)&amp;&quot;,&quot;" office:value-type="string" office:string-value="0x06, 0x00," calcext:value-type="string">
            <text:p>0x06, 0x00,</text:p>
          </table:table-cell>
          <table:table-cell/>
          <table:table-cell table:formula="of:=[.S461]" office:value-type="string" office:string-value="0x06, 0x00," calcext:value-type="string">
            <text:p>0x06, 0x00,</text:p>
          </table:table-cell>
          <table:table-cell table:number-columns-repeated="16"/>
        </table:table-row>
        <table:table-row table:style-name="ro1">
          <table:table-cell table:formula="of:=[.A461]+1" office:value-type="float" office:value="13" calcext:value-type="float">
            <text:p>13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9"/>
          <table:table-cell table:style-name="ce162"/>
          <table:table-cell/>
          <table:table-cell table:formula="of:=&quot;0x&quot;&amp;DEC2HEX([.B462]*8+[.C462]*4+[.D462]*2+[.E462]*1)&amp;DEC2HEX([.F462]*8+[.G462]*4+[.H462]*2+[.I462]*1)&amp;&quot;, 0x&quot;&amp;DEC2HEX([.J462]*8+[.K462]*4+[.L462]*2+[.M462]*1)&amp;DEC2HEX([.N462]*8+[.O462]*4+[.P462]*2+[.Q462]*1)&amp;&quot;,&quot;" office:value-type="string" office:string-value="0x0C, 0x00," calcext:value-type="string">
            <text:p>0x0C, 0x00,</text:p>
          </table:table-cell>
          <table:table-cell/>
          <table:table-cell table:formula="of:=[.S462]" office:value-type="string" office:string-value="0x0C, 0x00," calcext:value-type="string">
            <text:p>0x0C, 0x00,</text:p>
          </table:table-cell>
          <table:table-cell table:number-columns-repeated="16"/>
        </table:table-row>
        <table:table-row table:style-name="ro1">
          <table:table-cell table:formula="of:=[.A462]+1" office:value-type="float" office:value="14" calcext:value-type="float">
            <text:p>14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10"/>
          <table:table-cell table:style-name="ce162"/>
          <table:table-cell/>
          <table:table-cell table:formula="of:=&quot;0x&quot;&amp;DEC2HEX([.B463]*8+[.C463]*4+[.D463]*2+[.E463]*1)&amp;DEC2HEX([.F463]*8+[.G463]*4+[.H463]*2+[.I463]*1)&amp;&quot;, 0x&quot;&amp;DEC2HEX([.J463]*8+[.K463]*4+[.L463]*2+[.M463]*1)&amp;DEC2HEX([.N463]*8+[.O463]*4+[.P463]*2+[.Q463]*1)&amp;&quot;,&quot;" office:value-type="string" office:string-value="0x18, 0x00," calcext:value-type="string">
            <text:p>0x18, 0x00,</text:p>
          </table:table-cell>
          <table:table-cell/>
          <table:table-cell table:formula="of:=[.S463]" office:value-type="string" office:string-value="0x18, 0x00," calcext:value-type="string">
            <text:p>0x18, 0x00,</text:p>
          </table:table-cell>
          <table:table-cell table:number-columns-repeated="16"/>
        </table:table-row>
        <table:table-row table:style-name="ro1">
          <table:table-cell table:formula="of:=[.A463]+1" office:value-type="float" office:value="15" calcext:value-type="float">
            <text:p>15</text:p>
          </table:table-cell>
          <table:table-cell table:style-name="ce110"/>
          <table:table-cell table:style-name="ce75"/>
          <table:table-cell table:number-columns-repeated="11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64]*8+[.C464]*4+[.D464]*2+[.E464]*1)&amp;DEC2HEX([.F464]*8+[.G464]*4+[.H464]*2+[.I464]*1)&amp;&quot;, 0x&quot;&amp;DEC2HEX([.J464]*8+[.K464]*4+[.L464]*2+[.M464]*1)&amp;DEC2HEX([.N464]*8+[.O464]*4+[.P464]*2+[.Q464]*1)&amp;&quot;,&quot;" office:value-type="string" office:string-value="0x3F, 0xF8," calcext:value-type="string">
            <text:p>0x3F, 0xF8,</text:p>
          </table:table-cell>
          <table:table-cell/>
          <table:table-cell table:formula="of:=[.S464]" office:value-type="string" office:string-value="0x3F, 0xF8," calcext:value-type="string">
            <text:p>0x3F, 0xF8,</text:p>
          </table:table-cell>
          <table:table-cell table:number-columns-repeated="16"/>
        </table:table-row>
        <table:table-row table:style-name="ro1">
          <table:table-cell table:formula="of:=[.A464]+1" office:value-type="float" office:value="16" calcext:value-type="float">
            <text:p>16</text:p>
          </table:table-cell>
          <table:table-cell table:style-name="ce112"/>
          <table:table-cell table:style-name="ce128"/>
          <table:table-cell table:number-columns-repeated="11"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63"/>
          <table:table-cell/>
          <table:table-cell table:formula="of:=&quot;0x&quot;&amp;DEC2HEX([.B465]*8+[.C465]*4+[.D465]*2+[.E465]*1)&amp;DEC2HEX([.F465]*8+[.G465]*4+[.H465]*2+[.I465]*1)&amp;&quot;, 0x&quot;&amp;DEC2HEX([.J465]*8+[.K465]*4+[.L465]*2+[.M465]*1)&amp;DEC2HEX([.N465]*8+[.O465]*4+[.P465]*2+[.Q465]*1)&amp;&quot;,&quot;" office:value-type="string" office:string-value="0x3F, 0xF8," calcext:value-type="string">
            <text:p>0x3F, 0xF8,</text:p>
          </table:table-cell>
          <table:table-cell/>
          <table:table-cell table:formula="of:=[.S465]&amp;&quot;} };&quot;" office:value-type="string" office:string-value="0x3F, 0xF8,} };" calcext:value-type="string">
            <text:p>0x3F, 0xF8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formula="of:=[.A467]+1" office:value-type="float" office:value="1" calcext:value-type="float">
            <text:p>1</text:p>
          </table:table-cell>
          <table:table-cell table:formula="of:=[.B467]+1" office:value-type="float" office:value="2" calcext:value-type="float">
            <text:p>2</text:p>
          </table:table-cell>
          <table:table-cell table:formula="of:=[.C467]+1" office:value-type="float" office:value="3" calcext:value-type="float">
            <text:p>3</text:p>
          </table:table-cell>
          <table:table-cell table:formula="of:=[.D467]+1" office:value-type="float" office:value="4" calcext:value-type="float">
            <text:p>4</text:p>
          </table:table-cell>
          <table:table-cell table:formula="of:=[.E467]+1" office:value-type="float" office:value="5" calcext:value-type="float">
            <text:p>5</text:p>
          </table:table-cell>
          <table:table-cell table:formula="of:=[.F467]+1" office:value-type="float" office:value="6" calcext:value-type="float">
            <text:p>6</text:p>
          </table:table-cell>
          <table:table-cell table:formula="of:=[.G467]+1" office:value-type="float" office:value="7" calcext:value-type="float">
            <text:p>7</text:p>
          </table:table-cell>
          <table:table-cell table:formula="of:=[.H467]+1" office:value-type="float" office:value="8" calcext:value-type="float">
            <text:p>8</text:p>
          </table:table-cell>
          <table:table-cell table:formula="of:=[.I467]+1" office:value-type="float" office:value="9" calcext:value-type="float">
            <text:p>9</text:p>
          </table:table-cell>
          <table:table-cell table:formula="of:=[.J467]+1" office:value-type="float" office:value="10" calcext:value-type="float">
            <text:p>10</text:p>
          </table:table-cell>
          <table:table-cell table:formula="of:=[.K467]+1" office:value-type="float" office:value="11" calcext:value-type="float">
            <text:p>11</text:p>
          </table:table-cell>
          <table:table-cell table:formula="of:=[.L467]+1" office:value-type="float" office:value="12" calcext:value-type="float">
            <text:p>12</text:p>
          </table:table-cell>
          <table:table-cell table:formula="of:=[.M467]+1" office:value-type="float" office:value="13" calcext:value-type="float">
            <text:p>13</text:p>
          </table:table-cell>
          <table:table-cell table:formula="of:=[.N467]+1" office:value-type="float" office:value="14" calcext:value-type="float">
            <text:p>14</text:p>
          </table:table-cell>
          <table:table-cell table:formula="of:=[.O467]+1" office:value-type="float" office:value="15" calcext:value-type="float">
            <text:p>15</text:p>
          </table:table-cell>
          <table:table-cell table:formula="of:=[.P467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467]+1" office:value-type="float" office:value="1" calcext:value-type="float">
            <text:p>1</text:p>
          </table:table-cell>
          <table:table-cell table:style-name="ce90"/>
          <table:table-cell table:style-name="ce127" table:number-columns-repeated="14"/>
          <table:table-cell table:style-name="ce161"/>
          <table:table-cell/>
          <table:table-cell table:formula="of:=&quot;0x&quot;&amp;DEC2HEX([.B468]*8+[.C468]*4+[.D468]*2+[.E468]*1)&amp;DEC2HEX([.F468]*8+[.G468]*4+[.H468]*2+[.I468]*1)&amp;&quot;, 0x&quot;&amp;DEC2HEX([.J468]*8+[.K468]*4+[.L468]*2+[.M468]*1)&amp;DEC2HEX([.N468]*8+[.O468]*4+[.P468]*2+[.Q468]*1)&amp;&quot;,&quot;" office:value-type="string" office:string-value="0x00, 0x00," calcext:value-type="string">
            <text:p>0x00, 0x00,</text:p>
          </table:table-cell>
          <table:table-cell table:style-name="ce142" office:value-type="string" calcext:value-type="string">
            <text:p>Three</text:p>
          </table:table-cell>
          <table:table-cell table:formula="of:=&quot;static constexpr ButtonImage&lt;32&gt; &quot;&amp;[.T468]&amp;&quot; = {16,16, { &quot;&amp;[.S468]" office:value-type="string" office:string-value="static constexpr ButtonImage&lt;32&gt; Three = {16,16, { 0x00, 0x00," calcext:value-type="string">
            <text:p>static constexpr ButtonImage&lt;32&gt; Three = {16,16, { 0x00, 0x00,</text:p>
          </table:table-cell>
          <table:table-cell table:number-columns-repeated="16"/>
        </table:table-row>
        <table:table-row table:style-name="ro1">
          <table:table-cell table:formula="of:=[.A468]+1" office:value-type="float" office:value="2" calcext:value-type="float">
            <text:p>2</text:p>
          </table:table-cell>
          <table:table-cell table:style-name="ce110"/>
          <table:table-cell table:style-name="ce75" table:number-columns-repeated="5"/>
          <table:table-cell table:number-columns-repeated="4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162"/>
          <table:table-cell/>
          <table:table-cell table:formula="of:=&quot;0x&quot;&amp;DEC2HEX([.B469]*8+[.C469]*4+[.D469]*2+[.E469]*1)&amp;DEC2HEX([.F469]*8+[.G469]*4+[.H469]*2+[.I469]*1)&amp;&quot;, 0x&quot;&amp;DEC2HEX([.J469]*8+[.K469]*4+[.L469]*2+[.M469]*1)&amp;DEC2HEX([.N469]*8+[.O469]*4+[.P469]*2+[.Q469]*1)&amp;&quot;,&quot;" office:value-type="string" office:string-value="0x03, 0xC0," calcext:value-type="string">
            <text:p>0x03, 0xC0,</text:p>
          </table:table-cell>
          <table:table-cell/>
          <table:table-cell table:formula="of:=[.S469]" office:value-type="string" office:string-value="0x03, 0xC0," calcext:value-type="string">
            <text:p>0x03, 0xC0,</text:p>
          </table:table-cell>
          <table:table-cell table:number-columns-repeated="16"/>
        </table:table-row>
        <table:table-row table:style-name="ro1">
          <table:table-cell table:formula="of:=[.A469]+1" office:value-type="float" office:value="3" calcext:value-type="float">
            <text:p>3</text:p>
          </table:table-cell>
          <table:table-cell table:style-name="ce110"/>
          <table:table-cell table:style-name="ce75" table:number-columns-repeated="3"/>
          <table:table-cell table:number-columns-repeated="7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70]*8+[.C470]*4+[.D470]*2+[.E470]*1)&amp;DEC2HEX([.F470]*8+[.G470]*4+[.H470]*2+[.I470]*1)&amp;&quot;, 0x&quot;&amp;DEC2HEX([.J470]*8+[.K470]*4+[.L470]*2+[.M470]*1)&amp;DEC2HEX([.N470]*8+[.O470]*4+[.P470]*2+[.Q470]*1)&amp;&quot;,&quot;" office:value-type="string" office:string-value="0x0F, 0xE0," calcext:value-type="string">
            <text:p>0x0F, 0xE0,</text:p>
          </table:table-cell>
          <table:table-cell/>
          <table:table-cell table:formula="of:=[.S470]" office:value-type="string" office:string-value="0x0F, 0xE0," calcext:value-type="string">
            <text:p>0x0F, 0xE0,</text:p>
          </table:table-cell>
          <table:table-cell table:number-columns-repeated="16"/>
        </table:table-row>
        <table:table-row table:style-name="ro1">
          <table:table-cell table:formula="of:=[.A470]+1" office:value-type="float" office:value="4" calcext:value-type="float">
            <text:p>4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471]*8+[.C471]*4+[.D471]*2+[.E471]*1)&amp;DEC2HEX([.F471]*8+[.G471]*4+[.H471]*2+[.I471]*1)&amp;&quot;, 0x&quot;&amp;DEC2HEX([.J471]*8+[.K471]*4+[.L471]*2+[.M471]*1)&amp;DEC2HEX([.N471]*8+[.O471]*4+[.P471]*2+[.Q471]*1)&amp;&quot;,&quot;" office:value-type="string" office:string-value="0x0C, 0x70," calcext:value-type="string">
            <text:p>0x0C, 0x70,</text:p>
          </table:table-cell>
          <table:table-cell/>
          <table:table-cell table:formula="of:=[.S471]" office:value-type="string" office:string-value="0x0C, 0x70," calcext:value-type="string">
            <text:p>0x0C, 0x70,</text:p>
          </table:table-cell>
          <table:table-cell table:number-columns-repeated="16"/>
        </table:table-row>
        <table:table-row table:style-name="ro1">
          <table:table-cell table:formula="of:=[.A471]+1" office:value-type="float" office:value="5" calcext:value-type="float">
            <text:p>5</text:p>
          </table:table-cell>
          <table:table-cell table:style-name="ce110"/>
          <table:table-cell table:style-name="ce75" table:number-columns-repeated="9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472]*8+[.C472]*4+[.D472]*2+[.E472]*1)&amp;DEC2HEX([.F472]*8+[.G472]*4+[.H472]*2+[.I472]*1)&amp;&quot;, 0x&quot;&amp;DEC2HEX([.J472]*8+[.K472]*4+[.L472]*2+[.M472]*1)&amp;DEC2HEX([.N472]*8+[.O472]*4+[.P472]*2+[.Q472]*1)&amp;&quot;,&quot;" office:value-type="string" office:string-value="0x00, 0x30," calcext:value-type="string">
            <text:p>0x00, 0x30,</text:p>
          </table:table-cell>
          <table:table-cell/>
          <table:table-cell table:formula="of:=[.S472]" office:value-type="string" office:string-value="0x00, 0x30," calcext:value-type="string">
            <text:p>0x00, 0x30,</text:p>
          </table:table-cell>
          <table:table-cell table:number-columns-repeated="16"/>
        </table:table-row>
        <table:table-row table:style-name="ro1">
          <table:table-cell table:formula="of:=[.A472]+1" office:value-type="float" office:value="6" calcext:value-type="float">
            <text:p>6</text:p>
          </table:table-cell>
          <table:table-cell table:style-name="ce110"/>
          <table:table-cell table:style-name="ce75" table:number-columns-repeated="9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473]*8+[.C473]*4+[.D473]*2+[.E473]*1)&amp;DEC2HEX([.F473]*8+[.G473]*4+[.H473]*2+[.I473]*1)&amp;&quot;, 0x&quot;&amp;DEC2HEX([.J473]*8+[.K473]*4+[.L473]*2+[.M473]*1)&amp;DEC2HEX([.N473]*8+[.O473]*4+[.P473]*2+[.Q473]*1)&amp;&quot;,&quot;" office:value-type="string" office:string-value="0x00, 0x30," calcext:value-type="string">
            <text:p>0x00, 0x30,</text:p>
          </table:table-cell>
          <table:table-cell/>
          <table:table-cell table:formula="of:=[.S473]" office:value-type="string" office:string-value="0x00, 0x30," calcext:value-type="string">
            <text:p>0x00, 0x30,</text:p>
          </table:table-cell>
          <table:table-cell table:number-columns-repeated="16"/>
        </table:table-row>
        <table:table-row table:style-name="ro1">
          <table:table-cell table:formula="of:=[.A473]+1" office:value-type="float" office:value="7" calcext:value-type="float">
            <text:p>7</text:p>
          </table:table-cell>
          <table:table-cell table:style-name="ce110"/>
          <table:table-cell table:style-name="ce75" table:number-columns-repeated="8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74]*8+[.C474]*4+[.D474]*2+[.E474]*1)&amp;DEC2HEX([.F474]*8+[.G474]*4+[.H474]*2+[.I474]*1)&amp;&quot;, 0x&quot;&amp;DEC2HEX([.J474]*8+[.K474]*4+[.L474]*2+[.M474]*1)&amp;DEC2HEX([.N474]*8+[.O474]*4+[.P474]*2+[.Q474]*1)&amp;&quot;,&quot;" office:value-type="string" office:string-value="0x00, 0x60," calcext:value-type="string">
            <text:p>0x00, 0x60,</text:p>
          </table:table-cell>
          <table:table-cell/>
          <table:table-cell table:formula="of:=[.S474]" office:value-type="string" office:string-value="0x00, 0x60," calcext:value-type="string">
            <text:p>0x00, 0x60,</text:p>
          </table:table-cell>
          <table:table-cell table:number-columns-repeated="16"/>
        </table:table-row>
        <table:table-row table:style-name="ro1">
          <table:table-cell table:formula="of:=[.A474]+1" office:value-type="float" office:value="8" calcext:value-type="float">
            <text:p>8</text:p>
          </table:table-cell>
          <table:table-cell table:style-name="ce110"/>
          <table:table-cell table:style-name="ce75" table:number-columns-repeated="5"/>
          <table:table-cell table:number-columns-repeated="4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162"/>
          <table:table-cell/>
          <table:table-cell table:formula="of:=&quot;0x&quot;&amp;DEC2HEX([.B475]*8+[.C475]*4+[.D475]*2+[.E475]*1)&amp;DEC2HEX([.F475]*8+[.G475]*4+[.H475]*2+[.I475]*1)&amp;&quot;, 0x&quot;&amp;DEC2HEX([.J475]*8+[.K475]*4+[.L475]*2+[.M475]*1)&amp;DEC2HEX([.N475]*8+[.O475]*4+[.P475]*2+[.Q475]*1)&amp;&quot;,&quot;" office:value-type="string" office:string-value="0x03, 0xC0," calcext:value-type="string">
            <text:p>0x03, 0xC0,</text:p>
          </table:table-cell>
          <table:table-cell/>
          <table:table-cell table:formula="of:=[.S475]" office:value-type="string" office:string-value="0x03, 0xC0," calcext:value-type="string">
            <text:p>0x03, 0xC0,</text:p>
          </table:table-cell>
          <table:table-cell table:number-columns-repeated="16"/>
        </table:table-row>
        <table:table-row table:style-name="ro1">
          <table:table-cell table:formula="of:=[.A475]+1" office:value-type="float" office:value="9" calcext:value-type="float">
            <text:p>9</text:p>
          </table:table-cell>
          <table:table-cell table:style-name="ce110"/>
          <table:table-cell table:style-name="ce75" table:number-columns-repeated="5"/>
          <table:table-cell table:number-columns-repeated="5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76]*8+[.C476]*4+[.D476]*2+[.E476]*1)&amp;DEC2HEX([.F476]*8+[.G476]*4+[.H476]*2+[.I476]*1)&amp;&quot;, 0x&quot;&amp;DEC2HEX([.J476]*8+[.K476]*4+[.L476]*2+[.M476]*1)&amp;DEC2HEX([.N476]*8+[.O476]*4+[.P476]*2+[.Q476]*1)&amp;&quot;,&quot;" office:value-type="string" office:string-value="0x03, 0xE0," calcext:value-type="string">
            <text:p>0x03, 0xE0,</text:p>
          </table:table-cell>
          <table:table-cell/>
          <table:table-cell table:formula="of:=[.S476]" office:value-type="string" office:string-value="0x03, 0xE0," calcext:value-type="string">
            <text:p>0x03, 0xE0,</text:p>
          </table:table-cell>
          <table:table-cell table:number-columns-repeated="16"/>
        </table:table-row>
        <table:table-row table:style-name="ro1">
          <table:table-cell table:formula="of:=[.A476]+1" office:value-type="float" office:value="10" calcext:value-type="float">
            <text:p>10</text:p>
          </table:table-cell>
          <table:table-cell table:style-name="ce110"/>
          <table:table-cell table:style-name="ce75" table:number-columns-repeated="8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477]*8+[.C477]*4+[.D477]*2+[.E477]*1)&amp;DEC2HEX([.F477]*8+[.G477]*4+[.H477]*2+[.I477]*1)&amp;&quot;, 0x&quot;&amp;DEC2HEX([.J477]*8+[.K477]*4+[.L477]*2+[.M477]*1)&amp;DEC2HEX([.N477]*8+[.O477]*4+[.P477]*2+[.Q477]*1)&amp;&quot;,&quot;" office:value-type="string" office:string-value="0x00, 0x70," calcext:value-type="string">
            <text:p>0x00, 0x70,</text:p>
          </table:table-cell>
          <table:table-cell/>
          <table:table-cell table:formula="of:=[.S477]" office:value-type="string" office:string-value="0x00, 0x70," calcext:value-type="string">
            <text:p>0x00, 0x70,</text:p>
          </table:table-cell>
          <table:table-cell table:number-columns-repeated="16"/>
        </table:table-row>
        <table:table-row table:style-name="ro1">
          <table:table-cell table:formula="of:=[.A477]+1" office:value-type="float" office:value="11" calcext:value-type="float">
            <text:p>11</text:p>
          </table:table-cell>
          <table:table-cell table:style-name="ce110"/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78]*8+[.C478]*4+[.D478]*2+[.E478]*1)&amp;DEC2HEX([.F478]*8+[.G478]*4+[.H478]*2+[.I478]*1)&amp;&quot;, 0x&quot;&amp;DEC2HEX([.J478]*8+[.K478]*4+[.L478]*2+[.M478]*1)&amp;DEC2HEX([.N478]*8+[.O478]*4+[.P478]*2+[.Q478]*1)&amp;&quot;,&quot;" office:value-type="string" office:string-value="0x00, 0x18," calcext:value-type="string">
            <text:p>0x00, 0x18,</text:p>
          </table:table-cell>
          <table:table-cell/>
          <table:table-cell table:formula="of:=[.S478]" office:value-type="string" office:string-value="0x00, 0x18," calcext:value-type="string">
            <text:p>0x00, 0x18,</text:p>
          </table:table-cell>
          <table:table-cell table:number-columns-repeated="16"/>
        </table:table-row>
        <table:table-row table:style-name="ro1">
          <table:table-cell table:formula="of:=[.A478]+1" office:value-type="float" office:value="12" calcext:value-type="float">
            <text:p>12</text:p>
          </table:table-cell>
          <table:table-cell table:style-name="ce110"/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79]*8+[.C479]*4+[.D479]*2+[.E479]*1)&amp;DEC2HEX([.F479]*8+[.G479]*4+[.H479]*2+[.I479]*1)&amp;&quot;, 0x&quot;&amp;DEC2HEX([.J479]*8+[.K479]*4+[.L479]*2+[.M479]*1)&amp;DEC2HEX([.N479]*8+[.O479]*4+[.P479]*2+[.Q479]*1)&amp;&quot;,&quot;" office:value-type="string" office:string-value="0x00, 0x18," calcext:value-type="string">
            <text:p>0x00, 0x18,</text:p>
          </table:table-cell>
          <table:table-cell/>
          <table:table-cell table:formula="of:=[.S479]" office:value-type="string" office:string-value="0x00, 0x18," calcext:value-type="string">
            <text:p>0x00, 0x18,</text:p>
          </table:table-cell>
          <table:table-cell table:number-columns-repeated="16"/>
        </table:table-row>
        <table:table-row table:style-name="ro1">
          <table:table-cell table:formula="of:=[.A479]+1" office:value-type="float" office:value="13" calcext:value-type="float">
            <text:p>13</text:p>
          </table:table-cell>
          <table:table-cell table:style-name="ce110"/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80]*8+[.C480]*4+[.D480]*2+[.E480]*1)&amp;DEC2HEX([.F480]*8+[.G480]*4+[.H480]*2+[.I480]*1)&amp;&quot;, 0x&quot;&amp;DEC2HEX([.J480]*8+[.K480]*4+[.L480]*2+[.M480]*1)&amp;DEC2HEX([.N480]*8+[.O480]*4+[.P480]*2+[.Q480]*1)&amp;&quot;,&quot;" office:value-type="string" office:string-value="0x00, 0x18," calcext:value-type="string">
            <text:p>0x00, 0x18,</text:p>
          </table:table-cell>
          <table:table-cell/>
          <table:table-cell table:formula="of:=[.S480]" office:value-type="string" office:string-value="0x00, 0x18," calcext:value-type="string">
            <text:p>0x00, 0x18,</text:p>
          </table:table-cell>
          <table:table-cell table:number-columns-repeated="16"/>
        </table:table-row>
        <table:table-row table:style-name="ro1">
          <table:table-cell table:formula="of:=[.A480]+1" office:value-type="float" office:value="14" calcext:value-type="float">
            <text:p>14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81]*8+[.C481]*4+[.D481]*2+[.E481]*1)&amp;DEC2HEX([.F481]*8+[.G481]*4+[.H481]*2+[.I481]*1)&amp;&quot;, 0x&quot;&amp;DEC2HEX([.J481]*8+[.K481]*4+[.L481]*2+[.M481]*1)&amp;DEC2HEX([.N481]*8+[.O481]*4+[.P481]*2+[.Q481]*1)&amp;&quot;,&quot;" office:value-type="string" office:string-value="0x18, 0x38," calcext:value-type="string">
            <text:p>0x18, 0x38,</text:p>
          </table:table-cell>
          <table:table-cell/>
          <table:table-cell table:formula="of:=[.S481]" office:value-type="string" office:string-value="0x18, 0x38," calcext:value-type="string">
            <text:p>0x18, 0x38,</text:p>
          </table:table-cell>
          <table:table-cell table:number-columns-repeated="16"/>
        </table:table-row>
        <table:table-row table:style-name="ro1">
          <table:table-cell table:formula="of:=[.A481]+1" office:value-type="float" office:value="15" calcext:value-type="float">
            <text:p>15</text:p>
          </table:table-cell>
          <table:table-cell table:style-name="ce110"/>
          <table:table-cell table:style-name="ce75" table:number-columns-repeated="2"/>
          <table:table-cell table:number-columns-repeated="9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482]*8+[.C482]*4+[.D482]*2+[.E482]*1)&amp;DEC2HEX([.F482]*8+[.G482]*4+[.H482]*2+[.I482]*1)&amp;&quot;, 0x&quot;&amp;DEC2HEX([.J482]*8+[.K482]*4+[.L482]*2+[.M482]*1)&amp;DEC2HEX([.N482]*8+[.O482]*4+[.P482]*2+[.Q482]*1)&amp;&quot;,&quot;" office:value-type="string" office:string-value="0x1F, 0xF0," calcext:value-type="string">
            <text:p>0x1F, 0xF0,</text:p>
          </table:table-cell>
          <table:table-cell/>
          <table:table-cell table:formula="of:=[.S482]" office:value-type="string" office:string-value="0x1F, 0xF0," calcext:value-type="string">
            <text:p>0x1F, 0xF0,</text:p>
          </table:table-cell>
          <table:table-cell table:number-columns-repeated="16"/>
        </table:table-row>
        <table:table-row table:style-name="ro1">
          <table:table-cell table:formula="of:=[.A482]+1" office:value-type="float" office:value="16" calcext:value-type="float">
            <text:p>16</text:p>
          </table:table-cell>
          <table:table-cell table:style-name="ce112"/>
          <table:table-cell table:style-name="ce128" table:number-columns-repeated="3"/>
          <table:table-cell table:number-columns-repeated="6" table:style-name="ce128" office:value-type="float" office:value="1" calcext:value-type="float">
            <text:p>1</text:p>
          </table:table-cell>
          <table:table-cell table:style-name="ce128" table:number-columns-repeated="5"/>
          <table:table-cell table:style-name="ce163"/>
          <table:table-cell/>
          <table:table-cell table:formula="of:=&quot;0x&quot;&amp;DEC2HEX([.B483]*8+[.C483]*4+[.D483]*2+[.E483]*1)&amp;DEC2HEX([.F483]*8+[.G483]*4+[.H483]*2+[.I483]*1)&amp;&quot;, 0x&quot;&amp;DEC2HEX([.J483]*8+[.K483]*4+[.L483]*2+[.M483]*1)&amp;DEC2HEX([.N483]*8+[.O483]*4+[.P483]*2+[.Q483]*1)&amp;&quot;,&quot;" office:value-type="string" office:string-value="0x0F, 0xC0," calcext:value-type="string">
            <text:p>0x0F, 0xC0,</text:p>
          </table:table-cell>
          <table:table-cell/>
          <table:table-cell table:formula="of:=[.S483]&amp;&quot;} };&quot;" office:value-type="string" office:string-value="0x0F, 0xC0,} };" calcext:value-type="string">
            <text:p>0x0F, 0xC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formula="of:=[.A485]+1" office:value-type="float" office:value="1" calcext:value-type="float">
            <text:p>1</text:p>
          </table:table-cell>
          <table:table-cell table:formula="of:=[.B485]+1" office:value-type="float" office:value="2" calcext:value-type="float">
            <text:p>2</text:p>
          </table:table-cell>
          <table:table-cell table:formula="of:=[.C485]+1" office:value-type="float" office:value="3" calcext:value-type="float">
            <text:p>3</text:p>
          </table:table-cell>
          <table:table-cell table:formula="of:=[.D485]+1" office:value-type="float" office:value="4" calcext:value-type="float">
            <text:p>4</text:p>
          </table:table-cell>
          <table:table-cell table:formula="of:=[.E485]+1" office:value-type="float" office:value="5" calcext:value-type="float">
            <text:p>5</text:p>
          </table:table-cell>
          <table:table-cell table:formula="of:=[.F485]+1" office:value-type="float" office:value="6" calcext:value-type="float">
            <text:p>6</text:p>
          </table:table-cell>
          <table:table-cell table:formula="of:=[.G485]+1" office:value-type="float" office:value="7" calcext:value-type="float">
            <text:p>7</text:p>
          </table:table-cell>
          <table:table-cell table:formula="of:=[.H485]+1" office:value-type="float" office:value="8" calcext:value-type="float">
            <text:p>8</text:p>
          </table:table-cell>
          <table:table-cell table:formula="of:=[.I485]+1" office:value-type="float" office:value="9" calcext:value-type="float">
            <text:p>9</text:p>
          </table:table-cell>
          <table:table-cell table:formula="of:=[.J485]+1" office:value-type="float" office:value="10" calcext:value-type="float">
            <text:p>10</text:p>
          </table:table-cell>
          <table:table-cell table:formula="of:=[.K485]+1" office:value-type="float" office:value="11" calcext:value-type="float">
            <text:p>11</text:p>
          </table:table-cell>
          <table:table-cell table:formula="of:=[.L485]+1" office:value-type="float" office:value="12" calcext:value-type="float">
            <text:p>12</text:p>
          </table:table-cell>
          <table:table-cell table:formula="of:=[.M485]+1" office:value-type="float" office:value="13" calcext:value-type="float">
            <text:p>13</text:p>
          </table:table-cell>
          <table:table-cell table:formula="of:=[.N485]+1" office:value-type="float" office:value="14" calcext:value-type="float">
            <text:p>14</text:p>
          </table:table-cell>
          <table:table-cell table:formula="of:=[.O485]+1" office:value-type="float" office:value="15" calcext:value-type="float">
            <text:p>15</text:p>
          </table:table-cell>
          <table:table-cell table:formula="of:=[.P485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485]+1" office:value-type="float" office:value="1" calcext:value-type="float">
            <text:p>1</text:p>
          </table:table-cell>
          <table:table-cell table:style-name="ce90"/>
          <table:table-cell table:style-name="ce127" table:number-columns-repeated="14"/>
          <table:table-cell table:style-name="ce161"/>
          <table:table-cell/>
          <table:table-cell table:formula="of:=&quot;0x&quot;&amp;DEC2HEX([.B486]*8+[.C486]*4+[.D486]*2+[.E486]*1)&amp;DEC2HEX([.F486]*8+[.G486]*4+[.H486]*2+[.I486]*1)&amp;&quot;, 0x&quot;&amp;DEC2HEX([.J486]*8+[.K486]*4+[.L486]*2+[.M486]*1)&amp;DEC2HEX([.N486]*8+[.O486]*4+[.P486]*2+[.Q486]*1)&amp;&quot;,&quot;" office:value-type="string" office:string-value="0x00, 0x00," calcext:value-type="string">
            <text:p>0x00, 0x00,</text:p>
          </table:table-cell>
          <table:table-cell table:style-name="ce142" office:value-type="string" calcext:value-type="string">
            <text:p>Four</text:p>
          </table:table-cell>
          <table:table-cell table:formula="of:=&quot;static constexpr ButtonImage&lt;32&gt; &quot;&amp;[.T486]&amp;&quot; = {16,16, { &quot;&amp;[.S486]" office:value-type="string" office:string-value="static constexpr ButtonImage&lt;32&gt; Four = {16,16, { 0x00, 0x00," calcext:value-type="string">
            <text:p>static constexpr ButtonImage&lt;32&gt; Four = {16,16, { 0x00, 0x00,</text:p>
          </table:table-cell>
          <table:table-cell table:number-columns-repeated="16"/>
        </table:table-row>
        <table:table-row table:style-name="ro1">
          <table:table-cell table:formula="of:=[.A486]+1" office:value-type="float" office:value="2" calcext:value-type="float">
            <text:p>2</text:p>
          </table:table-cell>
          <table:table-cell table:style-name="ce110"/>
          <table:table-cell table:style-name="ce75" table:number-columns-repeated="7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87]*8+[.C487]*4+[.D487]*2+[.E487]*1)&amp;DEC2HEX([.F487]*8+[.G487]*4+[.H487]*2+[.I487]*1)&amp;&quot;, 0x&quot;&amp;DEC2HEX([.J487]*8+[.K487]*4+[.L487]*2+[.M487]*1)&amp;DEC2HEX([.N487]*8+[.O487]*4+[.P487]*2+[.Q487]*1)&amp;&quot;,&quot;" office:value-type="string" office:string-value="0x00, 0xE0," calcext:value-type="string">
            <text:p>0x00, 0xE0,</text:p>
          </table:table-cell>
          <table:table-cell/>
          <table:table-cell table:formula="of:=[.S487]" office:value-type="string" office:string-value="0x00, 0xE0," calcext:value-type="string">
            <text:p>0x00, 0xE0,</text:p>
          </table:table-cell>
          <table:table-cell table:number-columns-repeated="16"/>
        </table:table-row>
        <table:table-row table:style-name="ro1">
          <table:table-cell table:formula="of:=[.A487]+1" office:value-type="float" office:value="3" calcext:value-type="float">
            <text:p>3</text:p>
          </table:table-cell>
          <table:table-cell table:style-name="ce110"/>
          <table:table-cell table:style-name="ce75" table:number-columns-repeated="6"/>
          <table:table-cell table:number-columns-repeated="4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88]*8+[.C488]*4+[.D488]*2+[.E488]*1)&amp;DEC2HEX([.F488]*8+[.G488]*4+[.H488]*2+[.I488]*1)&amp;&quot;, 0x&quot;&amp;DEC2HEX([.J488]*8+[.K488]*4+[.L488]*2+[.M488]*1)&amp;DEC2HEX([.N488]*8+[.O488]*4+[.P488]*2+[.Q488]*1)&amp;&quot;,&quot;" office:value-type="string" office:string-value="0x01, 0xE0," calcext:value-type="string">
            <text:p>0x01, 0xE0,</text:p>
          </table:table-cell>
          <table:table-cell/>
          <table:table-cell table:formula="of:=[.S488]" office:value-type="string" office:string-value="0x01, 0xE0," calcext:value-type="string">
            <text:p>0x01, 0xE0,</text:p>
          </table:table-cell>
          <table:table-cell table:number-columns-repeated="16"/>
        </table:table-row>
        <table:table-row table:style-name="ro1">
          <table:table-cell table:formula="of:=[.A488]+1" office:value-type="float" office:value="4" calcext:value-type="float">
            <text:p>4</text:p>
          </table:table-cell>
          <table:table-cell table:style-name="ce110"/>
          <table:table-cell table:style-name="ce75" table:number-columns-repeated="6"/>
          <table:table-cell table:number-columns-repeated="4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89]*8+[.C489]*4+[.D489]*2+[.E489]*1)&amp;DEC2HEX([.F489]*8+[.G489]*4+[.H489]*2+[.I489]*1)&amp;&quot;, 0x&quot;&amp;DEC2HEX([.J489]*8+[.K489]*4+[.L489]*2+[.M489]*1)&amp;DEC2HEX([.N489]*8+[.O489]*4+[.P489]*2+[.Q489]*1)&amp;&quot;,&quot;" office:value-type="string" office:string-value="0x01, 0xE0," calcext:value-type="string">
            <text:p>0x01, 0xE0,</text:p>
          </table:table-cell>
          <table:table-cell/>
          <table:table-cell table:formula="of:=[.S489]" office:value-type="string" office:string-value="0x01, 0xE0," calcext:value-type="string">
            <text:p>0x01, 0xE0,</text:p>
          </table:table-cell>
          <table:table-cell table:number-columns-repeated="16"/>
        </table:table-row>
        <table:table-row table:style-name="ro1">
          <table:table-cell table:formula="of:=[.A489]+1" office:value-type="float" office:value="5" calcext:value-type="float">
            <text:p>5</text:p>
          </table:table-cell>
          <table:table-cell table:style-name="ce110"/>
          <table:table-cell table:style-name="ce75" table:number-columns-repeated="5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90]*8+[.C490]*4+[.D490]*2+[.E490]*1)&amp;DEC2HEX([.F490]*8+[.G490]*4+[.H490]*2+[.I490]*1)&amp;&quot;, 0x&quot;&amp;DEC2HEX([.J490]*8+[.K490]*4+[.L490]*2+[.M490]*1)&amp;DEC2HEX([.N490]*8+[.O490]*4+[.P490]*2+[.Q490]*1)&amp;&quot;,&quot;" office:value-type="string" office:string-value="0x03, 0x60," calcext:value-type="string">
            <text:p>0x03, 0x60,</text:p>
          </table:table-cell>
          <table:table-cell/>
          <table:table-cell table:formula="of:=[.S490]" office:value-type="string" office:string-value="0x03, 0x60," calcext:value-type="string">
            <text:p>0x03, 0x60,</text:p>
          </table:table-cell>
          <table:table-cell table:number-columns-repeated="16"/>
        </table:table-row>
        <table:table-row table:style-name="ro1">
          <table:table-cell table:formula="of:=[.A490]+1" office:value-type="float" office:value="6" calcext:value-type="float">
            <text:p>6</text:p>
          </table:table-cell>
          <table:table-cell table:style-name="ce110"/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91]*8+[.C491]*4+[.D491]*2+[.E491]*1)&amp;DEC2HEX([.F491]*8+[.G491]*4+[.H491]*2+[.I491]*1)&amp;&quot;, 0x&quot;&amp;DEC2HEX([.J491]*8+[.K491]*4+[.L491]*2+[.M491]*1)&amp;DEC2HEX([.N491]*8+[.O491]*4+[.P491]*2+[.Q491]*1)&amp;&quot;,&quot;" office:value-type="string" office:string-value="0x06, 0x60," calcext:value-type="string">
            <text:p>0x06, 0x60,</text:p>
          </table:table-cell>
          <table:table-cell/>
          <table:table-cell table:formula="of:=[.S491]" office:value-type="string" office:string-value="0x06, 0x60," calcext:value-type="string">
            <text:p>0x06, 0x60,</text:p>
          </table:table-cell>
          <table:table-cell table:number-columns-repeated="16"/>
        </table:table-row>
        <table:table-row table:style-name="ro1">
          <table:table-cell table:formula="of:=[.A491]+1" office:value-type="float" office:value="7" calcext:value-type="float">
            <text:p>7</text:p>
          </table:table-cell>
          <table:table-cell table:style-name="ce110"/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92]*8+[.C492]*4+[.D492]*2+[.E492]*1)&amp;DEC2HEX([.F492]*8+[.G492]*4+[.H492]*2+[.I492]*1)&amp;&quot;, 0x&quot;&amp;DEC2HEX([.J492]*8+[.K492]*4+[.L492]*2+[.M492]*1)&amp;DEC2HEX([.N492]*8+[.O492]*4+[.P492]*2+[.Q492]*1)&amp;&quot;,&quot;" office:value-type="string" office:string-value="0x06, 0x60," calcext:value-type="string">
            <text:p>0x06, 0x60,</text:p>
          </table:table-cell>
          <table:table-cell/>
          <table:table-cell table:formula="of:=[.S492]" office:value-type="string" office:string-value="0x06, 0x60," calcext:value-type="string">
            <text:p>0x06, 0x60,</text:p>
          </table:table-cell>
          <table:table-cell table:number-columns-repeated="16"/>
        </table:table-row>
        <table:table-row table:style-name="ro1">
          <table:table-cell table:formula="of:=[.A492]+1" office:value-type="float" office:value="8" calcext:value-type="float">
            <text:p>8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93]*8+[.C493]*4+[.D493]*2+[.E493]*1)&amp;DEC2HEX([.F493]*8+[.G493]*4+[.H493]*2+[.I493]*1)&amp;&quot;, 0x&quot;&amp;DEC2HEX([.J493]*8+[.K493]*4+[.L493]*2+[.M493]*1)&amp;DEC2HEX([.N493]*8+[.O493]*4+[.P493]*2+[.Q493]*1)&amp;&quot;,&quot;" office:value-type="string" office:string-value="0x0C, 0x60," calcext:value-type="string">
            <text:p>0x0C, 0x60,</text:p>
          </table:table-cell>
          <table:table-cell/>
          <table:table-cell table:formula="of:=[.S493]" office:value-type="string" office:string-value="0x0C, 0x60," calcext:value-type="string">
            <text:p>0x0C, 0x60,</text:p>
          </table:table-cell>
          <table:table-cell table:number-columns-repeated="16"/>
        </table:table-row>
        <table:table-row table:style-name="ro1">
          <table:table-cell table:formula="of:=[.A493]+1" office:value-type="float" office:value="9" calcext:value-type="float">
            <text:p>9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94]*8+[.C494]*4+[.D494]*2+[.E494]*1)&amp;DEC2HEX([.F494]*8+[.G494]*4+[.H494]*2+[.I494]*1)&amp;&quot;, 0x&quot;&amp;DEC2HEX([.J494]*8+[.K494]*4+[.L494]*2+[.M494]*1)&amp;DEC2HEX([.N494]*8+[.O494]*4+[.P494]*2+[.Q494]*1)&amp;&quot;,&quot;" office:value-type="string" office:string-value="0x0C, 0x60," calcext:value-type="string">
            <text:p>0x0C, 0x60,</text:p>
          </table:table-cell>
          <table:table-cell/>
          <table:table-cell table:formula="of:=[.S494]" office:value-type="string" office:string-value="0x0C, 0x60," calcext:value-type="string">
            <text:p>0x0C, 0x60,</text:p>
          </table:table-cell>
          <table:table-cell table:number-columns-repeated="16"/>
        </table:table-row>
        <table:table-row table:style-name="ro1">
          <table:table-cell table:formula="of:=[.A494]+1" office:value-type="float" office:value="10" calcext:value-type="float">
            <text:p>10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95]*8+[.C495]*4+[.D495]*2+[.E495]*1)&amp;DEC2HEX([.F495]*8+[.G495]*4+[.H495]*2+[.I495]*1)&amp;&quot;, 0x&quot;&amp;DEC2HEX([.J495]*8+[.K495]*4+[.L495]*2+[.M495]*1)&amp;DEC2HEX([.N495]*8+[.O495]*4+[.P495]*2+[.Q495]*1)&amp;&quot;,&quot;" office:value-type="string" office:string-value="0x18, 0x60," calcext:value-type="string">
            <text:p>0x18, 0x60,</text:p>
          </table:table-cell>
          <table:table-cell/>
          <table:table-cell table:formula="of:=[.S495]" office:value-type="string" office:string-value="0x18, 0x60," calcext:value-type="string">
            <text:p>0x18, 0x60,</text:p>
          </table:table-cell>
          <table:table-cell table:number-columns-repeated="16"/>
        </table:table-row>
        <table:table-row table:style-name="ro1">
          <table:table-cell table:formula="of:=[.A495]+1" office:value-type="float" office:value="11" calcext:value-type="float">
            <text:p>11</text:p>
          </table:table-cell>
          <table:table-cell table:style-name="ce110"/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75" table:number-columns-repeated="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96]*8+[.C496]*4+[.D496]*2+[.E496]*1)&amp;DEC2HEX([.F496]*8+[.G496]*4+[.H496]*2+[.I496]*1)&amp;&quot;, 0x&quot;&amp;DEC2HEX([.J496]*8+[.K496]*4+[.L496]*2+[.M496]*1)&amp;DEC2HEX([.N496]*8+[.O496]*4+[.P496]*2+[.Q496]*1)&amp;&quot;,&quot;" office:value-type="string" office:string-value="0x10, 0x60," calcext:value-type="string">
            <text:p>0x10, 0x60,</text:p>
          </table:table-cell>
          <table:table-cell/>
          <table:table-cell table:formula="of:=[.S496]" office:value-type="string" office:string-value="0x10, 0x60," calcext:value-type="string">
            <text:p>0x10, 0x60,</text:p>
          </table:table-cell>
          <table:table-cell table:number-columns-repeated="16"/>
        </table:table-row>
        <table:table-row table:style-name="ro1">
          <table:table-cell table:formula="of:=[.A496]+1" office:value-type="float" office:value="12" calcext:value-type="float">
            <text:p>12</text:p>
          </table:table-cell>
          <table:table-cell table:style-name="ce110"/>
          <table:table-cell table:style-name="ce75" table:number-columns-repeated="2"/>
          <table:table-cell table:number-columns-repeated="10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97]*8+[.C497]*4+[.D497]*2+[.E497]*1)&amp;DEC2HEX([.F497]*8+[.G497]*4+[.H497]*2+[.I497]*1)&amp;&quot;, 0x&quot;&amp;DEC2HEX([.J497]*8+[.K497]*4+[.L497]*2+[.M497]*1)&amp;DEC2HEX([.N497]*8+[.O497]*4+[.P497]*2+[.Q497]*1)&amp;&quot;,&quot;" office:value-type="string" office:string-value="0x1F, 0xF8," calcext:value-type="string">
            <text:p>0x1F, 0xF8,</text:p>
          </table:table-cell>
          <table:table-cell/>
          <table:table-cell table:formula="of:=[.S497]" office:value-type="string" office:string-value="0x1F, 0xF8," calcext:value-type="string">
            <text:p>0x1F, 0xF8,</text:p>
          </table:table-cell>
          <table:table-cell table:number-columns-repeated="16"/>
        </table:table-row>
        <table:table-row table:style-name="ro1">
          <table:table-cell table:formula="of:=[.A497]+1" office:value-type="float" office:value="13" calcext:value-type="float">
            <text:p>13</text:p>
          </table:table-cell>
          <table:table-cell table:style-name="ce110"/>
          <table:table-cell table:style-name="ce75" table:number-columns-repeated="2"/>
          <table:table-cell table:number-columns-repeated="10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498]*8+[.C498]*4+[.D498]*2+[.E498]*1)&amp;DEC2HEX([.F498]*8+[.G498]*4+[.H498]*2+[.I498]*1)&amp;&quot;, 0x&quot;&amp;DEC2HEX([.J498]*8+[.K498]*4+[.L498]*2+[.M498]*1)&amp;DEC2HEX([.N498]*8+[.O498]*4+[.P498]*2+[.Q498]*1)&amp;&quot;,&quot;" office:value-type="string" office:string-value="0x1F, 0xF8," calcext:value-type="string">
            <text:p>0x1F, 0xF8,</text:p>
          </table:table-cell>
          <table:table-cell/>
          <table:table-cell table:formula="of:=[.S498]" office:value-type="string" office:string-value="0x1F, 0xF8," calcext:value-type="string">
            <text:p>0x1F, 0xF8,</text:p>
          </table:table-cell>
          <table:table-cell table:number-columns-repeated="16"/>
        </table:table-row>
        <table:table-row table:style-name="ro1">
          <table:table-cell table:formula="of:=[.A498]+1" office:value-type="float" office:value="14" calcext:value-type="float">
            <text:p>14</text:p>
          </table:table-cell>
          <table:table-cell table:style-name="ce110"/>
          <table:table-cell table:style-name="ce75" table:number-columns-repeated="8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499]*8+[.C499]*4+[.D499]*2+[.E499]*1)&amp;DEC2HEX([.F499]*8+[.G499]*4+[.H499]*2+[.I499]*1)&amp;&quot;, 0x&quot;&amp;DEC2HEX([.J499]*8+[.K499]*4+[.L499]*2+[.M499]*1)&amp;DEC2HEX([.N499]*8+[.O499]*4+[.P499]*2+[.Q499]*1)&amp;&quot;,&quot;" office:value-type="string" office:string-value="0x00, 0x60," calcext:value-type="string">
            <text:p>0x00, 0x60,</text:p>
          </table:table-cell>
          <table:table-cell/>
          <table:table-cell table:formula="of:=[.S499]" office:value-type="string" office:string-value="0x00, 0x60," calcext:value-type="string">
            <text:p>0x00, 0x60,</text:p>
          </table:table-cell>
          <table:table-cell table:number-columns-repeated="16"/>
        </table:table-row>
        <table:table-row table:style-name="ro1">
          <table:table-cell table:formula="of:=[.A499]+1" office:value-type="float" office:value="15" calcext:value-type="float">
            <text:p>15</text:p>
          </table:table-cell>
          <table:table-cell table:style-name="ce110"/>
          <table:table-cell table:style-name="ce75" table:number-columns-repeated="5"/>
          <table:table-cell table:number-columns-repeated="7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00]*8+[.C500]*4+[.D500]*2+[.E500]*1)&amp;DEC2HEX([.F500]*8+[.G500]*4+[.H500]*2+[.I500]*1)&amp;&quot;, 0x&quot;&amp;DEC2HEX([.J500]*8+[.K500]*4+[.L500]*2+[.M500]*1)&amp;DEC2HEX([.N500]*8+[.O500]*4+[.P500]*2+[.Q500]*1)&amp;&quot;,&quot;" office:value-type="string" office:string-value="0x03, 0xF8," calcext:value-type="string">
            <text:p>0x03, 0xF8,</text:p>
          </table:table-cell>
          <table:table-cell/>
          <table:table-cell table:formula="of:=[.S500]" office:value-type="string" office:string-value="0x03, 0xF8," calcext:value-type="string">
            <text:p>0x03, 0xF8,</text:p>
          </table:table-cell>
          <table:table-cell table:number-columns-repeated="16"/>
        </table:table-row>
        <table:table-row table:style-name="ro1">
          <table:table-cell table:formula="of:=[.A500]+1" office:value-type="float" office:value="16" calcext:value-type="float">
            <text:p>16</text:p>
          </table:table-cell>
          <table:table-cell table:style-name="ce112"/>
          <table:table-cell table:style-name="ce128" table:number-columns-repeated="5"/>
          <table:table-cell table:number-columns-repeated="7"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63"/>
          <table:table-cell/>
          <table:table-cell table:formula="of:=&quot;0x&quot;&amp;DEC2HEX([.B501]*8+[.C501]*4+[.D501]*2+[.E501]*1)&amp;DEC2HEX([.F501]*8+[.G501]*4+[.H501]*2+[.I501]*1)&amp;&quot;, 0x&quot;&amp;DEC2HEX([.J501]*8+[.K501]*4+[.L501]*2+[.M501]*1)&amp;DEC2HEX([.N501]*8+[.O501]*4+[.P501]*2+[.Q501]*1)&amp;&quot;,&quot;" office:value-type="string" office:string-value="0x03, 0xF8," calcext:value-type="string">
            <text:p>0x03, 0xF8,</text:p>
          </table:table-cell>
          <table:table-cell/>
          <table:table-cell table:formula="of:=[.S501]&amp;&quot;} };&quot;" office:value-type="string" office:string-value="0x03, 0xF8,} };" calcext:value-type="string">
            <text:p>0x03, 0xF8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formula="of:=[.A503]+1" office:value-type="float" office:value="1" calcext:value-type="float">
            <text:p>1</text:p>
          </table:table-cell>
          <table:table-cell table:formula="of:=[.B503]+1" office:value-type="float" office:value="2" calcext:value-type="float">
            <text:p>2</text:p>
          </table:table-cell>
          <table:table-cell table:formula="of:=[.C503]+1" office:value-type="float" office:value="3" calcext:value-type="float">
            <text:p>3</text:p>
          </table:table-cell>
          <table:table-cell table:formula="of:=[.D503]+1" office:value-type="float" office:value="4" calcext:value-type="float">
            <text:p>4</text:p>
          </table:table-cell>
          <table:table-cell table:formula="of:=[.E503]+1" office:value-type="float" office:value="5" calcext:value-type="float">
            <text:p>5</text:p>
          </table:table-cell>
          <table:table-cell table:formula="of:=[.F503]+1" office:value-type="float" office:value="6" calcext:value-type="float">
            <text:p>6</text:p>
          </table:table-cell>
          <table:table-cell table:formula="of:=[.G503]+1" office:value-type="float" office:value="7" calcext:value-type="float">
            <text:p>7</text:p>
          </table:table-cell>
          <table:table-cell table:formula="of:=[.H503]+1" office:value-type="float" office:value="8" calcext:value-type="float">
            <text:p>8</text:p>
          </table:table-cell>
          <table:table-cell table:formula="of:=[.I503]+1" office:value-type="float" office:value="9" calcext:value-type="float">
            <text:p>9</text:p>
          </table:table-cell>
          <table:table-cell table:formula="of:=[.J503]+1" office:value-type="float" office:value="10" calcext:value-type="float">
            <text:p>10</text:p>
          </table:table-cell>
          <table:table-cell table:formula="of:=[.K503]+1" office:value-type="float" office:value="11" calcext:value-type="float">
            <text:p>11</text:p>
          </table:table-cell>
          <table:table-cell table:formula="of:=[.L503]+1" office:value-type="float" office:value="12" calcext:value-type="float">
            <text:p>12</text:p>
          </table:table-cell>
          <table:table-cell table:formula="of:=[.M503]+1" office:value-type="float" office:value="13" calcext:value-type="float">
            <text:p>13</text:p>
          </table:table-cell>
          <table:table-cell table:formula="of:=[.N503]+1" office:value-type="float" office:value="14" calcext:value-type="float">
            <text:p>14</text:p>
          </table:table-cell>
          <table:table-cell table:formula="of:=[.O503]+1" office:value-type="float" office:value="15" calcext:value-type="float">
            <text:p>15</text:p>
          </table:table-cell>
          <table:table-cell table:formula="of:=[.P503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503]+1" office:value-type="float" office:value="1" calcext:value-type="float">
            <text:p>1</text:p>
          </table:table-cell>
          <table:table-cell table:style-name="ce90"/>
          <table:table-cell table:style-name="ce127" table:number-columns-repeated="14"/>
          <table:table-cell table:style-name="ce161"/>
          <table:table-cell/>
          <table:table-cell table:formula="of:=&quot;0x&quot;&amp;DEC2HEX([.B504]*8+[.C504]*4+[.D504]*2+[.E504]*1)&amp;DEC2HEX([.F504]*8+[.G504]*4+[.H504]*2+[.I504]*1)&amp;&quot;, 0x&quot;&amp;DEC2HEX([.J504]*8+[.K504]*4+[.L504]*2+[.M504]*1)&amp;DEC2HEX([.N504]*8+[.O504]*4+[.P504]*2+[.Q504]*1)&amp;&quot;,&quot;" office:value-type="string" office:string-value="0x00, 0x00," calcext:value-type="string">
            <text:p>0x00, 0x00,</text:p>
          </table:table-cell>
          <table:table-cell table:style-name="ce142" office:value-type="string" calcext:value-type="string">
            <text:p>Five</text:p>
          </table:table-cell>
          <table:table-cell table:formula="of:=&quot;static constexpr ButtonImage&lt;32&gt; &quot;&amp;[.T504]&amp;&quot; = {16,16, { &quot;&amp;[.S504]" office:value-type="string" office:string-value="static constexpr ButtonImage&lt;32&gt; Five = {16,16, { 0x00, 0x00," calcext:value-type="string">
            <text:p>static constexpr ButtonImage&lt;32&gt; Five = {16,16, { 0x00, 0x00,</text:p>
          </table:table-cell>
          <table:table-cell table:number-columns-repeated="16"/>
        </table:table-row>
        <table:table-row table:style-name="ro1">
          <table:table-cell table:formula="of:=[.A504]+1" office:value-type="float" office:value="2" calcext:value-type="float">
            <text:p>2</text:p>
          </table:table-cell>
          <table:table-cell table:style-name="ce110"/>
          <table:table-cell table:style-name="ce75" table:number-columns-repeated="2"/>
          <table:table-cell table:number-columns-repeated="9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05]*8+[.C505]*4+[.D505]*2+[.E505]*1)&amp;DEC2HEX([.F505]*8+[.G505]*4+[.H505]*2+[.I505]*1)&amp;&quot;, 0x&quot;&amp;DEC2HEX([.J505]*8+[.K505]*4+[.L505]*2+[.M505]*1)&amp;DEC2HEX([.N505]*8+[.O505]*4+[.P505]*2+[.Q505]*1)&amp;&quot;,&quot;" office:value-type="string" office:string-value="0x1F, 0xF0," calcext:value-type="string">
            <text:p>0x1F, 0xF0,</text:p>
          </table:table-cell>
          <table:table-cell/>
          <table:table-cell table:formula="of:=[.S505]" office:value-type="string" office:string-value="0x1F, 0xF0," calcext:value-type="string">
            <text:p>0x1F, 0xF0,</text:p>
          </table:table-cell>
          <table:table-cell table:number-columns-repeated="16"/>
        </table:table-row>
        <table:table-row table:style-name="ro1">
          <table:table-cell table:formula="of:=[.A505]+1" office:value-type="float" office:value="3" calcext:value-type="float">
            <text:p>3</text:p>
          </table:table-cell>
          <table:table-cell table:style-name="ce110"/>
          <table:table-cell table:style-name="ce75" table:number-columns-repeated="2"/>
          <table:table-cell table:number-columns-repeated="9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06]*8+[.C506]*4+[.D506]*2+[.E506]*1)&amp;DEC2HEX([.F506]*8+[.G506]*4+[.H506]*2+[.I506]*1)&amp;&quot;, 0x&quot;&amp;DEC2HEX([.J506]*8+[.K506]*4+[.L506]*2+[.M506]*1)&amp;DEC2HEX([.N506]*8+[.O506]*4+[.P506]*2+[.Q506]*1)&amp;&quot;,&quot;" office:value-type="string" office:string-value="0x1F, 0xF0," calcext:value-type="string">
            <text:p>0x1F, 0xF0,</text:p>
          </table:table-cell>
          <table:table-cell/>
          <table:table-cell table:formula="of:=[.S506]" office:value-type="string" office:string-value="0x1F, 0xF0," calcext:value-type="string">
            <text:p>0x1F, 0xF0,</text:p>
          </table:table-cell>
          <table:table-cell table:number-columns-repeated="16"/>
        </table:table-row>
        <table:table-row table:style-name="ro1">
          <table:table-cell table:formula="of:=[.A506]+1" office:value-type="float" office:value="4" calcext:value-type="float">
            <text:p>4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10"/>
          <table:table-cell table:style-name="ce162"/>
          <table:table-cell/>
          <table:table-cell table:formula="of:=&quot;0x&quot;&amp;DEC2HEX([.B507]*8+[.C507]*4+[.D507]*2+[.E507]*1)&amp;DEC2HEX([.F507]*8+[.G507]*4+[.H507]*2+[.I507]*1)&amp;&quot;, 0x&quot;&amp;DEC2HEX([.J507]*8+[.K507]*4+[.L507]*2+[.M507]*1)&amp;DEC2HEX([.N507]*8+[.O507]*4+[.P507]*2+[.Q507]*1)&amp;&quot;,&quot;" office:value-type="string" office:string-value="0x18, 0x00," calcext:value-type="string">
            <text:p>0x18, 0x00,</text:p>
          </table:table-cell>
          <table:table-cell/>
          <table:table-cell table:formula="of:=[.S507]" office:value-type="string" office:string-value="0x18, 0x00," calcext:value-type="string">
            <text:p>0x18, 0x00,</text:p>
          </table:table-cell>
          <table:table-cell table:number-columns-repeated="16"/>
        </table:table-row>
        <table:table-row table:style-name="ro1">
          <table:table-cell table:formula="of:=[.A507]+1" office:value-type="float" office:value="5" calcext:value-type="float">
            <text:p>5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10"/>
          <table:table-cell table:style-name="ce162"/>
          <table:table-cell/>
          <table:table-cell table:formula="of:=&quot;0x&quot;&amp;DEC2HEX([.B508]*8+[.C508]*4+[.D508]*2+[.E508]*1)&amp;DEC2HEX([.F508]*8+[.G508]*4+[.H508]*2+[.I508]*1)&amp;&quot;, 0x&quot;&amp;DEC2HEX([.J508]*8+[.K508]*4+[.L508]*2+[.M508]*1)&amp;DEC2HEX([.N508]*8+[.O508]*4+[.P508]*2+[.Q508]*1)&amp;&quot;,&quot;" office:value-type="string" office:string-value="0x18, 0x00," calcext:value-type="string">
            <text:p>0x18, 0x00,</text:p>
          </table:table-cell>
          <table:table-cell/>
          <table:table-cell table:formula="of:=[.S508]" office:value-type="string" office:string-value="0x18, 0x00," calcext:value-type="string">
            <text:p>0x18, 0x00,</text:p>
          </table:table-cell>
          <table:table-cell table:number-columns-repeated="16"/>
        </table:table-row>
        <table:table-row table:style-name="ro1">
          <table:table-cell table:formula="of:=[.A508]+1" office:value-type="float" office:value="6" calcext:value-type="float">
            <text:p>6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10"/>
          <table:table-cell table:style-name="ce162"/>
          <table:table-cell/>
          <table:table-cell table:formula="of:=&quot;0x&quot;&amp;DEC2HEX([.B509]*8+[.C509]*4+[.D509]*2+[.E509]*1)&amp;DEC2HEX([.F509]*8+[.G509]*4+[.H509]*2+[.I509]*1)&amp;&quot;, 0x&quot;&amp;DEC2HEX([.J509]*8+[.K509]*4+[.L509]*2+[.M509]*1)&amp;DEC2HEX([.N509]*8+[.O509]*4+[.P509]*2+[.Q509]*1)&amp;&quot;,&quot;" office:value-type="string" office:string-value="0x18, 0x00," calcext:value-type="string">
            <text:p>0x18, 0x00,</text:p>
          </table:table-cell>
          <table:table-cell/>
          <table:table-cell table:formula="of:=[.S509]" office:value-type="string" office:string-value="0x18, 0x00," calcext:value-type="string">
            <text:p>0x18, 0x00,</text:p>
          </table:table-cell>
          <table:table-cell table:number-columns-repeated="16"/>
        </table:table-row>
        <table:table-row table:style-name="ro1">
          <table:table-cell table:formula="of:=[.A509]+1" office:value-type="float" office:value="7" calcext:value-type="float">
            <text:p>7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4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162"/>
          <table:table-cell/>
          <table:table-cell table:formula="of:=&quot;0x&quot;&amp;DEC2HEX([.B510]*8+[.C510]*4+[.D510]*2+[.E510]*1)&amp;DEC2HEX([.F510]*8+[.G510]*4+[.H510]*2+[.I510]*1)&amp;&quot;, 0x&quot;&amp;DEC2HEX([.J510]*8+[.K510]*4+[.L510]*2+[.M510]*1)&amp;DEC2HEX([.N510]*8+[.O510]*4+[.P510]*2+[.Q510]*1)&amp;&quot;,&quot;" office:value-type="string" office:string-value="0x1B, 0xC0," calcext:value-type="string">
            <text:p>0x1B, 0xC0,</text:p>
          </table:table-cell>
          <table:table-cell/>
          <table:table-cell table:formula="of:=[.S510]" office:value-type="string" office:string-value="0x1B, 0xC0," calcext:value-type="string">
            <text:p>0x1B, 0xC0,</text:p>
          </table:table-cell>
          <table:table-cell table:number-columns-repeated="16"/>
        </table:table-row>
        <table:table-row table:style-name="ro1">
          <table:table-cell table:formula="of:=[.A510]+1" office:value-type="float" office:value="8" calcext:value-type="float">
            <text:p>8</text:p>
          </table:table-cell>
          <table:table-cell table:style-name="ce110"/>
          <table:table-cell table:style-name="ce75" table:number-columns-repeated="2"/>
          <table:table-cell table:number-columns-repeated="9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11]*8+[.C511]*4+[.D511]*2+[.E511]*1)&amp;DEC2HEX([.F511]*8+[.G511]*4+[.H511]*2+[.I511]*1)&amp;&quot;, 0x&quot;&amp;DEC2HEX([.J511]*8+[.K511]*4+[.L511]*2+[.M511]*1)&amp;DEC2HEX([.N511]*8+[.O511]*4+[.P511]*2+[.Q511]*1)&amp;&quot;,&quot;" office:value-type="string" office:string-value="0x1F, 0xF0," calcext:value-type="string">
            <text:p>0x1F, 0xF0,</text:p>
          </table:table-cell>
          <table:table-cell/>
          <table:table-cell table:formula="of:=[.S511]" office:value-type="string" office:string-value="0x1F, 0xF0," calcext:value-type="string">
            <text:p>0x1F, 0xF0,</text:p>
          </table:table-cell>
          <table:table-cell table:number-columns-repeated="16"/>
        </table:table-row>
        <table:table-row table:style-name="ro1">
          <table:table-cell table:formula="of:=[.A511]+1" office:value-type="float" office:value="9" calcext:value-type="float">
            <text:p>9</text:p>
          </table:table-cell>
          <table:table-cell table:style-name="ce110"/>
          <table:table-cell table:style-name="ce75" table:number-columns-repeated="2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12]*8+[.C512]*4+[.D512]*2+[.E512]*1)&amp;DEC2HEX([.F512]*8+[.G512]*4+[.H512]*2+[.I512]*1)&amp;&quot;, 0x&quot;&amp;DEC2HEX([.J512]*8+[.K512]*4+[.L512]*2+[.M512]*1)&amp;DEC2HEX([.N512]*8+[.O512]*4+[.P512]*2+[.Q512]*1)&amp;&quot;,&quot;" office:value-type="string" office:string-value="0x1C, 0x30," calcext:value-type="string">
            <text:p>0x1C, 0x30,</text:p>
          </table:table-cell>
          <table:table-cell/>
          <table:table-cell table:formula="of:=[.S512]" office:value-type="string" office:string-value="0x1C, 0x30," calcext:value-type="string">
            <text:p>0x1C, 0x30,</text:p>
          </table:table-cell>
          <table:table-cell table:number-columns-repeated="16"/>
        </table:table-row>
        <table:table-row table:style-name="ro1">
          <table:table-cell table:formula="of:=[.A512]+1" office:value-type="float" office:value="10" calcext:value-type="float">
            <text:p>10</text:p>
          </table:table-cell>
          <table:table-cell table:style-name="ce110"/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13]*8+[.C513]*4+[.D513]*2+[.E513]*1)&amp;DEC2HEX([.F513]*8+[.G513]*4+[.H513]*2+[.I513]*1)&amp;&quot;, 0x&quot;&amp;DEC2HEX([.J513]*8+[.K513]*4+[.L513]*2+[.M513]*1)&amp;DEC2HEX([.N513]*8+[.O513]*4+[.P513]*2+[.Q513]*1)&amp;&quot;,&quot;" office:value-type="string" office:string-value="0x00, 0x18," calcext:value-type="string">
            <text:p>0x00, 0x18,</text:p>
          </table:table-cell>
          <table:table-cell/>
          <table:table-cell table:formula="of:=[.S513]" office:value-type="string" office:string-value="0x00, 0x18," calcext:value-type="string">
            <text:p>0x00, 0x18,</text:p>
          </table:table-cell>
          <table:table-cell table:number-columns-repeated="16"/>
        </table:table-row>
        <table:table-row table:style-name="ro1">
          <table:table-cell table:formula="of:=[.A513]+1" office:value-type="float" office:value="11" calcext:value-type="float">
            <text:p>11</text:p>
          </table:table-cell>
          <table:table-cell table:style-name="ce110"/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14]*8+[.C514]*4+[.D514]*2+[.E514]*1)&amp;DEC2HEX([.F514]*8+[.G514]*4+[.H514]*2+[.I514]*1)&amp;&quot;, 0x&quot;&amp;DEC2HEX([.J514]*8+[.K514]*4+[.L514]*2+[.M514]*1)&amp;DEC2HEX([.N514]*8+[.O514]*4+[.P514]*2+[.Q514]*1)&amp;&quot;,&quot;" office:value-type="string" office:string-value="0x00, 0x18," calcext:value-type="string">
            <text:p>0x00, 0x18,</text:p>
          </table:table-cell>
          <table:table-cell/>
          <table:table-cell table:formula="of:=[.S514]" office:value-type="string" office:string-value="0x00, 0x18," calcext:value-type="string">
            <text:p>0x00, 0x18,</text:p>
          </table:table-cell>
          <table:table-cell table:number-columns-repeated="16"/>
        </table:table-row>
        <table:table-row table:style-name="ro1">
          <table:table-cell table:formula="of:=[.A514]+1" office:value-type="float" office:value="12" calcext:value-type="float">
            <text:p>12</text:p>
          </table:table-cell>
          <table:table-cell table:style-name="ce110"/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15]*8+[.C515]*4+[.D515]*2+[.E515]*1)&amp;DEC2HEX([.F515]*8+[.G515]*4+[.H515]*2+[.I515]*1)&amp;&quot;, 0x&quot;&amp;DEC2HEX([.J515]*8+[.K515]*4+[.L515]*2+[.M515]*1)&amp;DEC2HEX([.N515]*8+[.O515]*4+[.P515]*2+[.Q515]*1)&amp;&quot;,&quot;" office:value-type="string" office:string-value="0x00, 0x18," calcext:value-type="string">
            <text:p>0x00, 0x18,</text:p>
          </table:table-cell>
          <table:table-cell/>
          <table:table-cell table:formula="of:=[.S515]" office:value-type="string" office:string-value="0x00, 0x18," calcext:value-type="string">
            <text:p>0x00, 0x18,</text:p>
          </table:table-cell>
          <table:table-cell table:number-columns-repeated="16"/>
        </table:table-row>
        <table:table-row table:style-name="ro1">
          <table:table-cell table:formula="of:=[.A515]+1" office:value-type="float" office:value="13" calcext:value-type="float">
            <text:p>13</text:p>
          </table:table-cell>
          <table:table-cell table:style-name="ce110"/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16]*8+[.C516]*4+[.D516]*2+[.E516]*1)&amp;DEC2HEX([.F516]*8+[.G516]*4+[.H516]*2+[.I516]*1)&amp;&quot;, 0x&quot;&amp;DEC2HEX([.J516]*8+[.K516]*4+[.L516]*2+[.M516]*1)&amp;DEC2HEX([.N516]*8+[.O516]*4+[.P516]*2+[.Q516]*1)&amp;&quot;,&quot;" office:value-type="string" office:string-value="0x00, 0x18," calcext:value-type="string">
            <text:p>0x00, 0x18,</text:p>
          </table:table-cell>
          <table:table-cell/>
          <table:table-cell table:formula="of:=[.S516]" office:value-type="string" office:string-value="0x00, 0x18," calcext:value-type="string">
            <text:p>0x00, 0x18,</text:p>
          </table:table-cell>
          <table:table-cell table:number-columns-repeated="16"/>
        </table:table-row>
        <table:table-row table:style-name="ro1">
          <table:table-cell table:formula="of:=[.A516]+1" office:value-type="float" office:value="14" calcext:value-type="float">
            <text:p>14</text:p>
          </table:table-cell>
          <table:table-cell table:style-name="ce110"/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17]*8+[.C517]*4+[.D517]*2+[.E517]*1)&amp;DEC2HEX([.F517]*8+[.G517]*4+[.H517]*2+[.I517]*1)&amp;&quot;, 0x&quot;&amp;DEC2HEX([.J517]*8+[.K517]*4+[.L517]*2+[.M517]*1)&amp;DEC2HEX([.N517]*8+[.O517]*4+[.P517]*2+[.Q517]*1)&amp;&quot;,&quot;" office:value-type="string" office:string-value="0x10, 0x30," calcext:value-type="string">
            <text:p>0x10, 0x30,</text:p>
          </table:table-cell>
          <table:table-cell/>
          <table:table-cell table:formula="of:=[.S517]" office:value-type="string" office:string-value="0x10, 0x30," calcext:value-type="string">
            <text:p>0x10, 0x30,</text:p>
          </table:table-cell>
          <table:table-cell table:number-columns-repeated="16"/>
        </table:table-row>
        <table:table-row table:style-name="ro1">
          <table:table-cell table:formula="of:=[.A517]+1" office:value-type="float" office:value="15" calcext:value-type="float">
            <text:p>15</text:p>
          </table:table-cell>
          <table:table-cell table:style-name="ce110"/>
          <table:table-cell table:style-name="ce75" table:number-columns-repeated="2"/>
          <table:table-cell table:number-columns-repeated="9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18]*8+[.C518]*4+[.D518]*2+[.E518]*1)&amp;DEC2HEX([.F518]*8+[.G518]*4+[.H518]*2+[.I518]*1)&amp;&quot;, 0x&quot;&amp;DEC2HEX([.J518]*8+[.K518]*4+[.L518]*2+[.M518]*1)&amp;DEC2HEX([.N518]*8+[.O518]*4+[.P518]*2+[.Q518]*1)&amp;&quot;,&quot;" office:value-type="string" office:string-value="0x1F, 0xF0," calcext:value-type="string">
            <text:p>0x1F, 0xF0,</text:p>
          </table:table-cell>
          <table:table-cell/>
          <table:table-cell table:formula="of:=[.S518]" office:value-type="string" office:string-value="0x1F, 0xF0," calcext:value-type="string">
            <text:p>0x1F, 0xF0,</text:p>
          </table:table-cell>
          <table:table-cell table:number-columns-repeated="16"/>
        </table:table-row>
        <table:table-row table:style-name="ro1">
          <table:table-cell table:formula="of:=[.A518]+1" office:value-type="float" office:value="16" calcext:value-type="float">
            <text:p>16</text:p>
          </table:table-cell>
          <table:table-cell table:style-name="ce112"/>
          <table:table-cell table:style-name="ce128" table:number-columns-repeated="3"/>
          <table:table-cell table:number-columns-repeated="6" table:style-name="ce128" office:value-type="float" office:value="1" calcext:value-type="float">
            <text:p>1</text:p>
          </table:table-cell>
          <table:table-cell table:style-name="ce128" table:number-columns-repeated="5"/>
          <table:table-cell table:style-name="ce163"/>
          <table:table-cell/>
          <table:table-cell table:formula="of:=&quot;0x&quot;&amp;DEC2HEX([.B519]*8+[.C519]*4+[.D519]*2+[.E519]*1)&amp;DEC2HEX([.F519]*8+[.G519]*4+[.H519]*2+[.I519]*1)&amp;&quot;, 0x&quot;&amp;DEC2HEX([.J519]*8+[.K519]*4+[.L519]*2+[.M519]*1)&amp;DEC2HEX([.N519]*8+[.O519]*4+[.P519]*2+[.Q519]*1)&amp;&quot;,&quot;" office:value-type="string" office:string-value="0x0F, 0xC0," calcext:value-type="string">
            <text:p>0x0F, 0xC0,</text:p>
          </table:table-cell>
          <table:table-cell/>
          <table:table-cell table:formula="of:=[.S519]&amp;&quot;} };&quot;" office:value-type="string" office:string-value="0x0F, 0xC0,} };" calcext:value-type="string">
            <text:p>0x0F, 0xC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formula="of:=[.A521]+1" office:value-type="float" office:value="1" calcext:value-type="float">
            <text:p>1</text:p>
          </table:table-cell>
          <table:table-cell table:formula="of:=[.B521]+1" office:value-type="float" office:value="2" calcext:value-type="float">
            <text:p>2</text:p>
          </table:table-cell>
          <table:table-cell table:formula="of:=[.C521]+1" office:value-type="float" office:value="3" calcext:value-type="float">
            <text:p>3</text:p>
          </table:table-cell>
          <table:table-cell table:formula="of:=[.D521]+1" office:value-type="float" office:value="4" calcext:value-type="float">
            <text:p>4</text:p>
          </table:table-cell>
          <table:table-cell table:formula="of:=[.E521]+1" office:value-type="float" office:value="5" calcext:value-type="float">
            <text:p>5</text:p>
          </table:table-cell>
          <table:table-cell table:formula="of:=[.F521]+1" office:value-type="float" office:value="6" calcext:value-type="float">
            <text:p>6</text:p>
          </table:table-cell>
          <table:table-cell table:formula="of:=[.G521]+1" office:value-type="float" office:value="7" calcext:value-type="float">
            <text:p>7</text:p>
          </table:table-cell>
          <table:table-cell table:formula="of:=[.H521]+1" office:value-type="float" office:value="8" calcext:value-type="float">
            <text:p>8</text:p>
          </table:table-cell>
          <table:table-cell table:formula="of:=[.I521]+1" office:value-type="float" office:value="9" calcext:value-type="float">
            <text:p>9</text:p>
          </table:table-cell>
          <table:table-cell table:formula="of:=[.J521]+1" office:value-type="float" office:value="10" calcext:value-type="float">
            <text:p>10</text:p>
          </table:table-cell>
          <table:table-cell table:formula="of:=[.K521]+1" office:value-type="float" office:value="11" calcext:value-type="float">
            <text:p>11</text:p>
          </table:table-cell>
          <table:table-cell table:formula="of:=[.L521]+1" office:value-type="float" office:value="12" calcext:value-type="float">
            <text:p>12</text:p>
          </table:table-cell>
          <table:table-cell table:formula="of:=[.M521]+1" office:value-type="float" office:value="13" calcext:value-type="float">
            <text:p>13</text:p>
          </table:table-cell>
          <table:table-cell table:formula="of:=[.N521]+1" office:value-type="float" office:value="14" calcext:value-type="float">
            <text:p>14</text:p>
          </table:table-cell>
          <table:table-cell table:formula="of:=[.O521]+1" office:value-type="float" office:value="15" calcext:value-type="float">
            <text:p>15</text:p>
          </table:table-cell>
          <table:table-cell table:formula="of:=[.P521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521]+1" office:value-type="float" office:value="1" calcext:value-type="float">
            <text:p>1</text:p>
          </table:table-cell>
          <table:table-cell table:style-name="ce90"/>
          <table:table-cell table:style-name="ce127" table:number-columns-repeated="14"/>
          <table:table-cell table:style-name="ce161"/>
          <table:table-cell/>
          <table:table-cell table:formula="of:=&quot;0x&quot;&amp;DEC2HEX([.B522]*8+[.C522]*4+[.D522]*2+[.E522]*1)&amp;DEC2HEX([.F522]*8+[.G522]*4+[.H522]*2+[.I522]*1)&amp;&quot;, 0x&quot;&amp;DEC2HEX([.J522]*8+[.K522]*4+[.L522]*2+[.M522]*1)&amp;DEC2HEX([.N522]*8+[.O522]*4+[.P522]*2+[.Q522]*1)&amp;&quot;,&quot;" office:value-type="string" office:string-value="0x00, 0x00," calcext:value-type="string">
            <text:p>0x00, 0x00,</text:p>
          </table:table-cell>
          <table:table-cell table:style-name="ce142" office:value-type="string" calcext:value-type="string">
            <text:p>Six</text:p>
          </table:table-cell>
          <table:table-cell table:formula="of:=&quot;static constexpr ButtonImage&lt;32&gt; &quot;&amp;[.T522]&amp;&quot; = {16,16, { &quot;&amp;[.S522]" office:value-type="string" office:string-value="static constexpr ButtonImage&lt;32&gt; Six = {16,16, { 0x00, 0x00," calcext:value-type="string">
            <text:p>static constexpr ButtonImage&lt;32&gt; Six = {16,16, { 0x00, 0x00,</text:p>
          </table:table-cell>
          <table:table-cell table:number-columns-repeated="16"/>
        </table:table-row>
        <table:table-row table:style-name="ro1">
          <table:table-cell table:formula="of:=[.A522]+1" office:value-type="float" office:value="2" calcext:value-type="float">
            <text:p>2</text:p>
          </table:table-cell>
          <table:table-cell table:style-name="ce110"/>
          <table:table-cell table:style-name="ce75" table:number-columns-repeated="7"/>
          <table:table-cell table:number-columns-repeated="5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23]*8+[.C523]*4+[.D523]*2+[.E523]*1)&amp;DEC2HEX([.F523]*8+[.G523]*4+[.H523]*2+[.I523]*1)&amp;&quot;, 0x&quot;&amp;DEC2HEX([.J523]*8+[.K523]*4+[.L523]*2+[.M523]*1)&amp;DEC2HEX([.N523]*8+[.O523]*4+[.P523]*2+[.Q523]*1)&amp;&quot;,&quot;" office:value-type="string" office:string-value="0x00, 0xF8," calcext:value-type="string">
            <text:p>0x00, 0xF8,</text:p>
          </table:table-cell>
          <table:table-cell/>
          <table:table-cell table:formula="of:=[.S523]" office:value-type="string" office:string-value="0x00, 0xF8," calcext:value-type="string">
            <text:p>0x00, 0xF8,</text:p>
          </table:table-cell>
          <table:table-cell table:number-columns-repeated="16"/>
        </table:table-row>
        <table:table-row table:style-name="ro1">
          <table:table-cell table:formula="of:=[.A523]+1" office:value-type="float" office:value="3" calcext:value-type="float">
            <text:p>3</text:p>
          </table:table-cell>
          <table:table-cell table:style-name="ce110"/>
          <table:table-cell table:style-name="ce75" table:number-columns-repeated="5"/>
          <table:table-cell table:number-columns-repeated="7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24]*8+[.C524]*4+[.D524]*2+[.E524]*1)&amp;DEC2HEX([.F524]*8+[.G524]*4+[.H524]*2+[.I524]*1)&amp;&quot;, 0x&quot;&amp;DEC2HEX([.J524]*8+[.K524]*4+[.L524]*2+[.M524]*1)&amp;DEC2HEX([.N524]*8+[.O524]*4+[.P524]*2+[.Q524]*1)&amp;&quot;,&quot;" office:value-type="string" office:string-value="0x03, 0xF8," calcext:value-type="string">
            <text:p>0x03, 0xF8,</text:p>
          </table:table-cell>
          <table:table-cell/>
          <table:table-cell table:formula="of:=[.S524]" office:value-type="string" office:string-value="0x03, 0xF8," calcext:value-type="string">
            <text:p>0x03, 0xF8,</text:p>
          </table:table-cell>
          <table:table-cell table:number-columns-repeated="16"/>
        </table:table-row>
        <table:table-row table:style-name="ro1">
          <table:table-cell table:formula="of:=[.A524]+1" office:value-type="float" office:value="4" calcext:value-type="float">
            <text:p>4</text:p>
          </table:table-cell>
          <table:table-cell table:style-name="ce110"/>
          <table:table-cell table:style-name="ce75" table:number-columns-repeated="4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7"/>
          <table:table-cell table:style-name="ce162"/>
          <table:table-cell/>
          <table:table-cell table:formula="of:=&quot;0x&quot;&amp;DEC2HEX([.B525]*8+[.C525]*4+[.D525]*2+[.E525]*1)&amp;DEC2HEX([.F525]*8+[.G525]*4+[.H525]*2+[.I525]*1)&amp;&quot;, 0x&quot;&amp;DEC2HEX([.J525]*8+[.K525]*4+[.L525]*2+[.M525]*1)&amp;DEC2HEX([.N525]*8+[.O525]*4+[.P525]*2+[.Q525]*1)&amp;&quot;,&quot;" office:value-type="string" office:string-value="0x07, 0x00," calcext:value-type="string">
            <text:p>0x07, 0x00,</text:p>
          </table:table-cell>
          <table:table-cell/>
          <table:table-cell table:formula="of:=[.S525]" office:value-type="string" office:string-value="0x07, 0x00," calcext:value-type="string">
            <text:p>0x07, 0x00,</text:p>
          </table:table-cell>
          <table:table-cell table:number-columns-repeated="16"/>
        </table:table-row>
        <table:table-row table:style-name="ro1">
          <table:table-cell table:formula="of:=[.A525]+1" office:value-type="float" office:value="5" calcext:value-type="float">
            <text:p>5</text:p>
          </table:table-cell>
          <table:table-cell table:style-name="ce110"/>
          <table:table-cell table:style-name="ce75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8"/>
          <table:table-cell table:style-name="ce162"/>
          <table:table-cell/>
          <table:table-cell table:formula="of:=&quot;0x&quot;&amp;DEC2HEX([.B526]*8+[.C526]*4+[.D526]*2+[.E526]*1)&amp;DEC2HEX([.F526]*8+[.G526]*4+[.H526]*2+[.I526]*1)&amp;&quot;, 0x&quot;&amp;DEC2HEX([.J526]*8+[.K526]*4+[.L526]*2+[.M526]*1)&amp;DEC2HEX([.N526]*8+[.O526]*4+[.P526]*2+[.Q526]*1)&amp;&quot;,&quot;" office:value-type="string" office:string-value="0x0E, 0x00," calcext:value-type="string">
            <text:p>0x0E, 0x00,</text:p>
          </table:table-cell>
          <table:table-cell/>
          <table:table-cell table:formula="of:=[.S526]" office:value-type="string" office:string-value="0x0E, 0x00," calcext:value-type="string">
            <text:p>0x0E, 0x00,</text:p>
          </table:table-cell>
          <table:table-cell table:number-columns-repeated="16"/>
        </table:table-row>
        <table:table-row table:style-name="ro1">
          <table:table-cell table:formula="of:=[.A526]+1" office:value-type="float" office:value="6" calcext:value-type="float">
            <text:p>6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9"/>
          <table:table-cell table:style-name="ce162"/>
          <table:table-cell/>
          <table:table-cell table:formula="of:=&quot;0x&quot;&amp;DEC2HEX([.B527]*8+[.C527]*4+[.D527]*2+[.E527]*1)&amp;DEC2HEX([.F527]*8+[.G527]*4+[.H527]*2+[.I527]*1)&amp;&quot;, 0x&quot;&amp;DEC2HEX([.J527]*8+[.K527]*4+[.L527]*2+[.M527]*1)&amp;DEC2HEX([.N527]*8+[.O527]*4+[.P527]*2+[.Q527]*1)&amp;&quot;,&quot;" office:value-type="string" office:string-value="0x0C, 0x00," calcext:value-type="string">
            <text:p>0x0C, 0x00,</text:p>
          </table:table-cell>
          <table:table-cell/>
          <table:table-cell table:formula="of:=[.S527]" office:value-type="string" office:string-value="0x0C, 0x00," calcext:value-type="string">
            <text:p>0x0C, 0x00,</text:p>
          </table:table-cell>
          <table:table-cell table:number-columns-repeated="16"/>
        </table:table-row>
        <table:table-row table:style-name="ro1">
          <table:table-cell table:formula="of:=[.A527]+1" office:value-type="float" office:value="7" calcext:value-type="float">
            <text:p>7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10"/>
          <table:table-cell table:style-name="ce162"/>
          <table:table-cell/>
          <table:table-cell table:formula="of:=&quot;0x&quot;&amp;DEC2HEX([.B528]*8+[.C528]*4+[.D528]*2+[.E528]*1)&amp;DEC2HEX([.F528]*8+[.G528]*4+[.H528]*2+[.I528]*1)&amp;&quot;, 0x&quot;&amp;DEC2HEX([.J528]*8+[.K528]*4+[.L528]*2+[.M528]*1)&amp;DEC2HEX([.N528]*8+[.O528]*4+[.P528]*2+[.Q528]*1)&amp;&quot;,&quot;" office:value-type="string" office:string-value="0x18, 0x00," calcext:value-type="string">
            <text:p>0x18, 0x00,</text:p>
          </table:table-cell>
          <table:table-cell/>
          <table:table-cell table:formula="of:=[.S528]" office:value-type="string" office:string-value="0x18, 0x00," calcext:value-type="string">
            <text:p>0x18, 0x00,</text:p>
          </table:table-cell>
          <table:table-cell table:number-columns-repeated="16"/>
        </table:table-row>
        <table:table-row table:style-name="ro1">
          <table:table-cell table:formula="of:=[.A528]+1" office:value-type="float" office:value="8" calcext:value-type="float">
            <text:p>8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4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162"/>
          <table:table-cell/>
          <table:table-cell table:formula="of:=&quot;0x&quot;&amp;DEC2HEX([.B529]*8+[.C529]*4+[.D529]*2+[.E529]*1)&amp;DEC2HEX([.F529]*8+[.G529]*4+[.H529]*2+[.I529]*1)&amp;&quot;, 0x&quot;&amp;DEC2HEX([.J529]*8+[.K529]*4+[.L529]*2+[.M529]*1)&amp;DEC2HEX([.N529]*8+[.O529]*4+[.P529]*2+[.Q529]*1)&amp;&quot;,&quot;" office:value-type="string" office:string-value="0x1B, 0xC0," calcext:value-type="string">
            <text:p>0x1B, 0xC0,</text:p>
          </table:table-cell>
          <table:table-cell/>
          <table:table-cell table:formula="of:=[.S529]" office:value-type="string" office:string-value="0x1B, 0xC0," calcext:value-type="string">
            <text:p>0x1B, 0xC0,</text:p>
          </table:table-cell>
          <table:table-cell table:number-columns-repeated="16"/>
        </table:table-row>
        <table:table-row table:style-name="ro1">
          <table:table-cell table:formula="of:=[.A529]+1" office:value-type="float" office:value="9" calcext:value-type="float">
            <text:p>9</text:p>
          </table:table-cell>
          <table:table-cell table:style-name="ce110"/>
          <table:table-cell table:style-name="ce75" table:number-columns-repeated="2"/>
          <table:table-cell table:number-columns-repeated="9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30]*8+[.C530]*4+[.D530]*2+[.E530]*1)&amp;DEC2HEX([.F530]*8+[.G530]*4+[.H530]*2+[.I530]*1)&amp;&quot;, 0x&quot;&amp;DEC2HEX([.J530]*8+[.K530]*4+[.L530]*2+[.M530]*1)&amp;DEC2HEX([.N530]*8+[.O530]*4+[.P530]*2+[.Q530]*1)&amp;&quot;,&quot;" office:value-type="string" office:string-value="0x1F, 0xF0," calcext:value-type="string">
            <text:p>0x1F, 0xF0,</text:p>
          </table:table-cell>
          <table:table-cell/>
          <table:table-cell table:formula="of:=[.S530]" office:value-type="string" office:string-value="0x1F, 0xF0," calcext:value-type="string">
            <text:p>0x1F, 0xF0,</text:p>
          </table:table-cell>
          <table:table-cell table:number-columns-repeated="16"/>
        </table:table-row>
        <table:table-row table:style-name="ro1">
          <table:table-cell table:formula="of:=[.A530]+1" office:value-type="float" office:value="10" calcext:value-type="float">
            <text:p>10</text:p>
          </table:table-cell>
          <table:table-cell table:style-name="ce110"/>
          <table:table-cell table:style-name="ce75" table:number-columns-repeated="2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31]*8+[.C531]*4+[.D531]*2+[.E531]*1)&amp;DEC2HEX([.F531]*8+[.G531]*4+[.H531]*2+[.I531]*1)&amp;&quot;, 0x&quot;&amp;DEC2HEX([.J531]*8+[.K531]*4+[.L531]*2+[.M531]*1)&amp;DEC2HEX([.N531]*8+[.O531]*4+[.P531]*2+[.Q531]*1)&amp;&quot;,&quot;" office:value-type="string" office:string-value="0x1C, 0x30," calcext:value-type="string">
            <text:p>0x1C, 0x30,</text:p>
          </table:table-cell>
          <table:table-cell/>
          <table:table-cell table:formula="of:=[.S531]" office:value-type="string" office:string-value="0x1C, 0x30," calcext:value-type="string">
            <text:p>0x1C, 0x30,</text:p>
          </table:table-cell>
          <table:table-cell table:number-columns-repeated="16"/>
        </table:table-row>
        <table:table-row table:style-name="ro1">
          <table:table-cell table:formula="of:=[.A531]+1" office:value-type="float" office:value="11" calcext:value-type="float">
            <text:p>11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32]*8+[.C532]*4+[.D532]*2+[.E532]*1)&amp;DEC2HEX([.F532]*8+[.G532]*4+[.H532]*2+[.I532]*1)&amp;&quot;, 0x&quot;&amp;DEC2HEX([.J532]*8+[.K532]*4+[.L532]*2+[.M532]*1)&amp;DEC2HEX([.N532]*8+[.O532]*4+[.P532]*2+[.Q532]*1)&amp;&quot;,&quot;" office:value-type="string" office:string-value="0x18, 0x18," calcext:value-type="string">
            <text:p>0x18, 0x18,</text:p>
          </table:table-cell>
          <table:table-cell/>
          <table:table-cell table:formula="of:=[.S532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532]+1" office:value-type="float" office:value="12" calcext:value-type="float">
            <text:p>12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33]*8+[.C533]*4+[.D533]*2+[.E533]*1)&amp;DEC2HEX([.F533]*8+[.G533]*4+[.H533]*2+[.I533]*1)&amp;&quot;, 0x&quot;&amp;DEC2HEX([.J533]*8+[.K533]*4+[.L533]*2+[.M533]*1)&amp;DEC2HEX([.N533]*8+[.O533]*4+[.P533]*2+[.Q533]*1)&amp;&quot;,&quot;" office:value-type="string" office:string-value="0x18, 0x18," calcext:value-type="string">
            <text:p>0x18, 0x18,</text:p>
          </table:table-cell>
          <table:table-cell/>
          <table:table-cell table:formula="of:=[.S533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533]+1" office:value-type="float" office:value="13" calcext:value-type="float">
            <text:p>13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34]*8+[.C534]*4+[.D534]*2+[.E534]*1)&amp;DEC2HEX([.F534]*8+[.G534]*4+[.H534]*2+[.I534]*1)&amp;&quot;, 0x&quot;&amp;DEC2HEX([.J534]*8+[.K534]*4+[.L534]*2+[.M534]*1)&amp;DEC2HEX([.N534]*8+[.O534]*4+[.P534]*2+[.Q534]*1)&amp;&quot;,&quot;" office:value-type="string" office:string-value="0x18, 0x18," calcext:value-type="string">
            <text:p>0x18, 0x18,</text:p>
          </table:table-cell>
          <table:table-cell/>
          <table:table-cell table:formula="of:=[.S534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534]+1" office:value-type="float" office:value="14" calcext:value-type="float">
            <text:p>14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35]*8+[.C535]*4+[.D535]*2+[.E535]*1)&amp;DEC2HEX([.F535]*8+[.G535]*4+[.H535]*2+[.I535]*1)&amp;&quot;, 0x&quot;&amp;DEC2HEX([.J535]*8+[.K535]*4+[.L535]*2+[.M535]*1)&amp;DEC2HEX([.N535]*8+[.O535]*4+[.P535]*2+[.Q535]*1)&amp;&quot;,&quot;" office:value-type="string" office:string-value="0x0C, 0x38," calcext:value-type="string">
            <text:p>0x0C, 0x38,</text:p>
          </table:table-cell>
          <table:table-cell/>
          <table:table-cell table:formula="of:=[.S535]" office:value-type="string" office:string-value="0x0C, 0x38," calcext:value-type="string">
            <text:p>0x0C, 0x38,</text:p>
          </table:table-cell>
          <table:table-cell table:number-columns-repeated="16"/>
        </table:table-row>
        <table:table-row table:style-name="ro1">
          <table:table-cell table:formula="of:=[.A535]+1" office:value-type="float" office:value="15" calcext:value-type="float">
            <text:p>15</text:p>
          </table:table-cell>
          <table:table-cell table:style-name="ce110"/>
          <table:table-cell table:style-name="ce75" table:number-columns-repeated="3"/>
          <table:table-cell table:number-columns-repeated="8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36]*8+[.C536]*4+[.D536]*2+[.E536]*1)&amp;DEC2HEX([.F536]*8+[.G536]*4+[.H536]*2+[.I536]*1)&amp;&quot;, 0x&quot;&amp;DEC2HEX([.J536]*8+[.K536]*4+[.L536]*2+[.M536]*1)&amp;DEC2HEX([.N536]*8+[.O536]*4+[.P536]*2+[.Q536]*1)&amp;&quot;,&quot;" office:value-type="string" office:string-value="0x0F, 0xF0," calcext:value-type="string">
            <text:p>0x0F, 0xF0,</text:p>
          </table:table-cell>
          <table:table-cell/>
          <table:table-cell table:formula="of:=[.S536]" office:value-type="string" office:string-value="0x0F, 0xF0," calcext:value-type="string">
            <text:p>0x0F, 0xF0,</text:p>
          </table:table-cell>
          <table:table-cell table:number-columns-repeated="16"/>
        </table:table-row>
        <table:table-row table:style-name="ro1">
          <table:table-cell table:formula="of:=[.A536]+1" office:value-type="float" office:value="16" calcext:value-type="float">
            <text:p>16</text:p>
          </table:table-cell>
          <table:table-cell table:style-name="ce112"/>
          <table:table-cell table:style-name="ce128" table:number-columns-repeated="5"/>
          <table:table-cell table:number-columns-repeated="5" table:style-name="ce128" office:value-type="float" office:value="1" calcext:value-type="float">
            <text:p>1</text:p>
          </table:table-cell>
          <table:table-cell table:style-name="ce128" table:number-columns-repeated="4"/>
          <table:table-cell table:style-name="ce163"/>
          <table:table-cell/>
          <table:table-cell table:formula="of:=&quot;0x&quot;&amp;DEC2HEX([.B537]*8+[.C537]*4+[.D537]*2+[.E537]*1)&amp;DEC2HEX([.F537]*8+[.G537]*4+[.H537]*2+[.I537]*1)&amp;&quot;, 0x&quot;&amp;DEC2HEX([.J537]*8+[.K537]*4+[.L537]*2+[.M537]*1)&amp;DEC2HEX([.N537]*8+[.O537]*4+[.P537]*2+[.Q537]*1)&amp;&quot;,&quot;" office:value-type="string" office:string-value="0x03, 0xE0," calcext:value-type="string">
            <text:p>0x03, 0xE0,</text:p>
          </table:table-cell>
          <table:table-cell/>
          <table:table-cell table:formula="of:=[.S537]&amp;&quot;} };&quot;" office:value-type="string" office:string-value="0x03, 0xE0,} };" calcext:value-type="string">
            <text:p>0x03, 0xE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formula="of:=[.A539]+1" office:value-type="float" office:value="1" calcext:value-type="float">
            <text:p>1</text:p>
          </table:table-cell>
          <table:table-cell table:formula="of:=[.B539]+1" office:value-type="float" office:value="2" calcext:value-type="float">
            <text:p>2</text:p>
          </table:table-cell>
          <table:table-cell table:formula="of:=[.C539]+1" office:value-type="float" office:value="3" calcext:value-type="float">
            <text:p>3</text:p>
          </table:table-cell>
          <table:table-cell table:formula="of:=[.D539]+1" office:value-type="float" office:value="4" calcext:value-type="float">
            <text:p>4</text:p>
          </table:table-cell>
          <table:table-cell table:formula="of:=[.E539]+1" office:value-type="float" office:value="5" calcext:value-type="float">
            <text:p>5</text:p>
          </table:table-cell>
          <table:table-cell table:formula="of:=[.F539]+1" office:value-type="float" office:value="6" calcext:value-type="float">
            <text:p>6</text:p>
          </table:table-cell>
          <table:table-cell table:formula="of:=[.G539]+1" office:value-type="float" office:value="7" calcext:value-type="float">
            <text:p>7</text:p>
          </table:table-cell>
          <table:table-cell table:formula="of:=[.H539]+1" office:value-type="float" office:value="8" calcext:value-type="float">
            <text:p>8</text:p>
          </table:table-cell>
          <table:table-cell table:formula="of:=[.I539]+1" office:value-type="float" office:value="9" calcext:value-type="float">
            <text:p>9</text:p>
          </table:table-cell>
          <table:table-cell table:formula="of:=[.J539]+1" office:value-type="float" office:value="10" calcext:value-type="float">
            <text:p>10</text:p>
          </table:table-cell>
          <table:table-cell table:formula="of:=[.K539]+1" office:value-type="float" office:value="11" calcext:value-type="float">
            <text:p>11</text:p>
          </table:table-cell>
          <table:table-cell table:formula="of:=[.L539]+1" office:value-type="float" office:value="12" calcext:value-type="float">
            <text:p>12</text:p>
          </table:table-cell>
          <table:table-cell table:formula="of:=[.M539]+1" office:value-type="float" office:value="13" calcext:value-type="float">
            <text:p>13</text:p>
          </table:table-cell>
          <table:table-cell table:formula="of:=[.N539]+1" office:value-type="float" office:value="14" calcext:value-type="float">
            <text:p>14</text:p>
          </table:table-cell>
          <table:table-cell table:formula="of:=[.O539]+1" office:value-type="float" office:value="15" calcext:value-type="float">
            <text:p>15</text:p>
          </table:table-cell>
          <table:table-cell table:formula="of:=[.P539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539]+1" office:value-type="float" office:value="1" calcext:value-type="float">
            <text:p>1</text:p>
          </table:table-cell>
          <table:table-cell table:style-name="ce90"/>
          <table:table-cell table:style-name="ce127" table:number-columns-repeated="14"/>
          <table:table-cell table:style-name="ce161"/>
          <table:table-cell/>
          <table:table-cell table:formula="of:=&quot;0x&quot;&amp;DEC2HEX([.B540]*8+[.C540]*4+[.D540]*2+[.E540]*1)&amp;DEC2HEX([.F540]*8+[.G540]*4+[.H540]*2+[.I540]*1)&amp;&quot;, 0x&quot;&amp;DEC2HEX([.J540]*8+[.K540]*4+[.L540]*2+[.M540]*1)&amp;DEC2HEX([.N540]*8+[.O540]*4+[.P540]*2+[.Q540]*1)&amp;&quot;,&quot;" office:value-type="string" office:string-value="0x00, 0x00," calcext:value-type="string">
            <text:p>0x00, 0x00,</text:p>
          </table:table-cell>
          <table:table-cell table:style-name="ce142" office:value-type="string" calcext:value-type="string">
            <text:p>Seven</text:p>
          </table:table-cell>
          <table:table-cell table:formula="of:=&quot;static constexpr ButtonImage&lt;32&gt; &quot;&amp;[.T540]&amp;&quot; = {16,16, { &quot;&amp;[.S540]" office:value-type="string" office:string-value="static constexpr ButtonImage&lt;32&gt; Seven = {16,16, { 0x00, 0x00," calcext:value-type="string">
            <text:p>static constexpr ButtonImage&lt;32&gt; Seven = {16,16, { 0x00, 0x00,</text:p>
          </table:table-cell>
          <table:table-cell table:number-columns-repeated="16"/>
        </table:table-row>
        <table:table-row table:style-name="ro1">
          <table:table-cell table:formula="of:=[.A540]+1" office:value-type="float" office:value="2" calcext:value-type="float">
            <text:p>2</text:p>
          </table:table-cell>
          <table:table-cell table:style-name="ce110"/>
          <table:table-cell table:style-name="ce75" table:number-columns-repeated="2"/>
          <table:table-cell table:number-columns-repeated="10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41]*8+[.C541]*4+[.D541]*2+[.E541]*1)&amp;DEC2HEX([.F541]*8+[.G541]*4+[.H541]*2+[.I541]*1)&amp;&quot;, 0x&quot;&amp;DEC2HEX([.J541]*8+[.K541]*4+[.L541]*2+[.M541]*1)&amp;DEC2HEX([.N541]*8+[.O541]*4+[.P541]*2+[.Q541]*1)&amp;&quot;,&quot;" office:value-type="string" office:string-value="0x1F, 0xF8," calcext:value-type="string">
            <text:p>0x1F, 0xF8,</text:p>
          </table:table-cell>
          <table:table-cell/>
          <table:table-cell table:formula="of:=[.S541]" office:value-type="string" office:string-value="0x1F, 0xF8," calcext:value-type="string">
            <text:p>0x1F, 0xF8,</text:p>
          </table:table-cell>
          <table:table-cell table:number-columns-repeated="16"/>
        </table:table-row>
        <table:table-row table:style-name="ro1">
          <table:table-cell table:formula="of:=[.A541]+1" office:value-type="float" office:value="3" calcext:value-type="float">
            <text:p>3</text:p>
          </table:table-cell>
          <table:table-cell table:style-name="ce110"/>
          <table:table-cell table:style-name="ce75" table:number-columns-repeated="2"/>
          <table:table-cell table:number-columns-repeated="10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42]*8+[.C542]*4+[.D542]*2+[.E542]*1)&amp;DEC2HEX([.F542]*8+[.G542]*4+[.H542]*2+[.I542]*1)&amp;&quot;, 0x&quot;&amp;DEC2HEX([.J542]*8+[.K542]*4+[.L542]*2+[.M542]*1)&amp;DEC2HEX([.N542]*8+[.O542]*4+[.P542]*2+[.Q542]*1)&amp;&quot;,&quot;" office:value-type="string" office:string-value="0x1F, 0xF8," calcext:value-type="string">
            <text:p>0x1F, 0xF8,</text:p>
          </table:table-cell>
          <table:table-cell/>
          <table:table-cell table:formula="of:=[.S542]" office:value-type="string" office:string-value="0x1F, 0xF8," calcext:value-type="string">
            <text:p>0x1F, 0xF8,</text:p>
          </table:table-cell>
          <table:table-cell table:number-columns-repeated="16"/>
        </table:table-row>
        <table:table-row table:style-name="ro1">
          <table:table-cell table:formula="of:=[.A542]+1" office:value-type="float" office:value="4" calcext:value-type="float">
            <text:p>4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43]*8+[.C543]*4+[.D543]*2+[.E543]*1)&amp;DEC2HEX([.F543]*8+[.G543]*4+[.H543]*2+[.I543]*1)&amp;&quot;, 0x&quot;&amp;DEC2HEX([.J543]*8+[.K543]*4+[.L543]*2+[.M543]*1)&amp;DEC2HEX([.N543]*8+[.O543]*4+[.P543]*2+[.Q543]*1)&amp;&quot;,&quot;" office:value-type="string" office:string-value="0x18, 0x18," calcext:value-type="string">
            <text:p>0x18, 0x18,</text:p>
          </table:table-cell>
          <table:table-cell/>
          <table:table-cell table:formula="of:=[.S543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543]+1" office:value-type="float" office:value="5" calcext:value-type="float">
            <text:p>5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44]*8+[.C544]*4+[.D544]*2+[.E544]*1)&amp;DEC2HEX([.F544]*8+[.G544]*4+[.H544]*2+[.I544]*1)&amp;&quot;, 0x&quot;&amp;DEC2HEX([.J544]*8+[.K544]*4+[.L544]*2+[.M544]*1)&amp;DEC2HEX([.N544]*8+[.O544]*4+[.P544]*2+[.Q544]*1)&amp;&quot;,&quot;" office:value-type="string" office:string-value="0x18, 0x38," calcext:value-type="string">
            <text:p>0x18, 0x38,</text:p>
          </table:table-cell>
          <table:table-cell/>
          <table:table-cell table:formula="of:=[.S544]" office:value-type="string" office:string-value="0x18, 0x38," calcext:value-type="string">
            <text:p>0x18, 0x38,</text:p>
          </table:table-cell>
          <table:table-cell table:number-columns-repeated="16"/>
        </table:table-row>
        <table:table-row table:style-name="ro1">
          <table:table-cell table:formula="of:=[.A544]+1" office:value-type="float" office:value="6" calcext:value-type="float">
            <text:p>6</text:p>
          </table:table-cell>
          <table:table-cell table:style-name="ce110"/>
          <table:table-cell table:style-name="ce75" table:number-columns-repeated="9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45]*8+[.C545]*4+[.D545]*2+[.E545]*1)&amp;DEC2HEX([.F545]*8+[.G545]*4+[.H545]*2+[.I545]*1)&amp;&quot;, 0x&quot;&amp;DEC2HEX([.J545]*8+[.K545]*4+[.L545]*2+[.M545]*1)&amp;DEC2HEX([.N545]*8+[.O545]*4+[.P545]*2+[.Q545]*1)&amp;&quot;,&quot;" office:value-type="string" office:string-value="0x00, 0x30," calcext:value-type="string">
            <text:p>0x00, 0x30,</text:p>
          </table:table-cell>
          <table:table-cell/>
          <table:table-cell table:formula="of:=[.S545]" office:value-type="string" office:string-value="0x00, 0x30," calcext:value-type="string">
            <text:p>0x00, 0x30,</text:p>
          </table:table-cell>
          <table:table-cell table:number-columns-repeated="16"/>
        </table:table-row>
        <table:table-row table:style-name="ro1">
          <table:table-cell table:formula="of:=[.A545]+1" office:value-type="float" office:value="7" calcext:value-type="float">
            <text:p>7</text:p>
          </table:table-cell>
          <table:table-cell table:style-name="ce110"/>
          <table:table-cell table:style-name="ce75" table:number-columns-repeated="9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46]*8+[.C546]*4+[.D546]*2+[.E546]*1)&amp;DEC2HEX([.F546]*8+[.G546]*4+[.H546]*2+[.I546]*1)&amp;&quot;, 0x&quot;&amp;DEC2HEX([.J546]*8+[.K546]*4+[.L546]*2+[.M546]*1)&amp;DEC2HEX([.N546]*8+[.O546]*4+[.P546]*2+[.Q546]*1)&amp;&quot;,&quot;" office:value-type="string" office:string-value="0x00, 0x30," calcext:value-type="string">
            <text:p>0x00, 0x30,</text:p>
          </table:table-cell>
          <table:table-cell/>
          <table:table-cell table:formula="of:=[.S546]" office:value-type="string" office:string-value="0x00, 0x30," calcext:value-type="string">
            <text:p>0x00, 0x30,</text:p>
          </table:table-cell>
          <table:table-cell table:number-columns-repeated="16"/>
        </table:table-row>
        <table:table-row table:style-name="ro1">
          <table:table-cell table:formula="of:=[.A546]+1" office:value-type="float" office:value="8" calcext:value-type="float">
            <text:p>8</text:p>
          </table:table-cell>
          <table:table-cell table:style-name="ce110"/>
          <table:table-cell table:style-name="ce75" table:number-columns-repeated="8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47]*8+[.C547]*4+[.D547]*2+[.E547]*1)&amp;DEC2HEX([.F547]*8+[.G547]*4+[.H547]*2+[.I547]*1)&amp;&quot;, 0x&quot;&amp;DEC2HEX([.J547]*8+[.K547]*4+[.L547]*2+[.M547]*1)&amp;DEC2HEX([.N547]*8+[.O547]*4+[.P547]*2+[.Q547]*1)&amp;&quot;,&quot;" office:value-type="string" office:string-value="0x00, 0x70," calcext:value-type="string">
            <text:p>0x00, 0x70,</text:p>
          </table:table-cell>
          <table:table-cell/>
          <table:table-cell table:formula="of:=[.S547]" office:value-type="string" office:string-value="0x00, 0x70," calcext:value-type="string">
            <text:p>0x00, 0x70,</text:p>
          </table:table-cell>
          <table:table-cell table:number-columns-repeated="16"/>
        </table:table-row>
        <table:table-row table:style-name="ro1">
          <table:table-cell table:formula="of:=[.A547]+1" office:value-type="float" office:value="9" calcext:value-type="float">
            <text:p>9</text:p>
          </table:table-cell>
          <table:table-cell table:style-name="ce110"/>
          <table:table-cell table:style-name="ce75" table:number-columns-repeated="8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548]*8+[.C548]*4+[.D548]*2+[.E548]*1)&amp;DEC2HEX([.F548]*8+[.G548]*4+[.H548]*2+[.I548]*1)&amp;&quot;, 0x&quot;&amp;DEC2HEX([.J548]*8+[.K548]*4+[.L548]*2+[.M548]*1)&amp;DEC2HEX([.N548]*8+[.O548]*4+[.P548]*2+[.Q548]*1)&amp;&quot;,&quot;" office:value-type="string" office:string-value="0x00, 0x60," calcext:value-type="string">
            <text:p>0x00, 0x60,</text:p>
          </table:table-cell>
          <table:table-cell/>
          <table:table-cell table:formula="of:=[.S548]" office:value-type="string" office:string-value="0x00, 0x60," calcext:value-type="string">
            <text:p>0x00, 0x60,</text:p>
          </table:table-cell>
          <table:table-cell table:number-columns-repeated="16"/>
        </table:table-row>
        <table:table-row table:style-name="ro1">
          <table:table-cell table:formula="of:=[.A548]+1" office:value-type="float" office:value="10" calcext:value-type="float">
            <text:p>10</text:p>
          </table:table-cell>
          <table:table-cell table:style-name="ce110"/>
          <table:table-cell table:style-name="ce75" table:number-columns-repeated="8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549]*8+[.C549]*4+[.D549]*2+[.E549]*1)&amp;DEC2HEX([.F549]*8+[.G549]*4+[.H549]*2+[.I549]*1)&amp;&quot;, 0x&quot;&amp;DEC2HEX([.J549]*8+[.K549]*4+[.L549]*2+[.M549]*1)&amp;DEC2HEX([.N549]*8+[.O549]*4+[.P549]*2+[.Q549]*1)&amp;&quot;,&quot;" office:value-type="string" office:string-value="0x00, 0x60," calcext:value-type="string">
            <text:p>0x00, 0x60,</text:p>
          </table:table-cell>
          <table:table-cell/>
          <table:table-cell table:formula="of:=[.S549]" office:value-type="string" office:string-value="0x00, 0x60," calcext:value-type="string">
            <text:p>0x00, 0x60,</text:p>
          </table:table-cell>
          <table:table-cell table:number-columns-repeated="16"/>
        </table:table-row>
        <table:table-row table:style-name="ro1">
          <table:table-cell table:formula="of:=[.A549]+1" office:value-type="float" office:value="11" calcext:value-type="float">
            <text:p>11</text:p>
          </table:table-cell>
          <table:table-cell table:style-name="ce110"/>
          <table:table-cell table:style-name="ce75" table:number-columns-repeated="7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550]*8+[.C550]*4+[.D550]*2+[.E550]*1)&amp;DEC2HEX([.F550]*8+[.G550]*4+[.H550]*2+[.I550]*1)&amp;&quot;, 0x&quot;&amp;DEC2HEX([.J550]*8+[.K550]*4+[.L550]*2+[.M550]*1)&amp;DEC2HEX([.N550]*8+[.O550]*4+[.P550]*2+[.Q550]*1)&amp;&quot;,&quot;" office:value-type="string" office:string-value="0x00, 0xE0," calcext:value-type="string">
            <text:p>0x00, 0xE0,</text:p>
          </table:table-cell>
          <table:table-cell/>
          <table:table-cell table:formula="of:=[.S550]" office:value-type="string" office:string-value="0x00, 0xE0," calcext:value-type="string">
            <text:p>0x00, 0xE0,</text:p>
          </table:table-cell>
          <table:table-cell table:number-columns-repeated="16"/>
        </table:table-row>
        <table:table-row table:style-name="ro1">
          <table:table-cell table:formula="of:=[.A550]+1" office:value-type="float" office:value="12" calcext:value-type="float">
            <text:p>12</text:p>
          </table:table-cell>
          <table:table-cell table:style-name="ce110"/>
          <table:table-cell table:style-name="ce75" table:number-columns-repeated="7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162"/>
          <table:table-cell/>
          <table:table-cell table:formula="of:=&quot;0x&quot;&amp;DEC2HEX([.B551]*8+[.C551]*4+[.D551]*2+[.E551]*1)&amp;DEC2HEX([.F551]*8+[.G551]*4+[.H551]*2+[.I551]*1)&amp;&quot;, 0x&quot;&amp;DEC2HEX([.J551]*8+[.K551]*4+[.L551]*2+[.M551]*1)&amp;DEC2HEX([.N551]*8+[.O551]*4+[.P551]*2+[.Q551]*1)&amp;&quot;,&quot;" office:value-type="string" office:string-value="0x00, 0xC0," calcext:value-type="string">
            <text:p>0x00, 0xC0,</text:p>
          </table:table-cell>
          <table:table-cell/>
          <table:table-cell table:formula="of:=[.S551]" office:value-type="string" office:string-value="0x00, 0xC0," calcext:value-type="string">
            <text:p>0x00, 0xC0,</text:p>
          </table:table-cell>
          <table:table-cell table:number-columns-repeated="16"/>
        </table:table-row>
        <table:table-row table:style-name="ro1">
          <table:table-cell table:formula="of:=[.A551]+1" office:value-type="float" office:value="13" calcext:value-type="float">
            <text:p>13</text:p>
          </table:table-cell>
          <table:table-cell table:style-name="ce110"/>
          <table:table-cell table:style-name="ce75" table:number-columns-repeated="7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162"/>
          <table:table-cell/>
          <table:table-cell table:formula="of:=&quot;0x&quot;&amp;DEC2HEX([.B552]*8+[.C552]*4+[.D552]*2+[.E552]*1)&amp;DEC2HEX([.F552]*8+[.G552]*4+[.H552]*2+[.I552]*1)&amp;&quot;, 0x&quot;&amp;DEC2HEX([.J552]*8+[.K552]*4+[.L552]*2+[.M552]*1)&amp;DEC2HEX([.N552]*8+[.O552]*4+[.P552]*2+[.Q552]*1)&amp;&quot;,&quot;" office:value-type="string" office:string-value="0x00, 0xC0," calcext:value-type="string">
            <text:p>0x00, 0xC0,</text:p>
          </table:table-cell>
          <table:table-cell/>
          <table:table-cell table:formula="of:=[.S552]" office:value-type="string" office:string-value="0x00, 0xC0," calcext:value-type="string">
            <text:p>0x00, 0xC0,</text:p>
          </table:table-cell>
          <table:table-cell table:number-columns-repeated="16"/>
        </table:table-row>
        <table:table-row table:style-name="ro1">
          <table:table-cell table:formula="of:=[.A552]+1" office:value-type="float" office:value="14" calcext:value-type="float">
            <text:p>14</text:p>
          </table:table-cell>
          <table:table-cell table:style-name="ce110"/>
          <table:table-cell table:style-name="ce75" table:number-columns-repeated="6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162"/>
          <table:table-cell/>
          <table:table-cell table:formula="of:=&quot;0x&quot;&amp;DEC2HEX([.B553]*8+[.C553]*4+[.D553]*2+[.E553]*1)&amp;DEC2HEX([.F553]*8+[.G553]*4+[.H553]*2+[.I553]*1)&amp;&quot;, 0x&quot;&amp;DEC2HEX([.J553]*8+[.K553]*4+[.L553]*2+[.M553]*1)&amp;DEC2HEX([.N553]*8+[.O553]*4+[.P553]*2+[.Q553]*1)&amp;&quot;,&quot;" office:value-type="string" office:string-value="0x01, 0xC0," calcext:value-type="string">
            <text:p>0x01, 0xC0,</text:p>
          </table:table-cell>
          <table:table-cell/>
          <table:table-cell table:formula="of:=[.S553]" office:value-type="string" office:string-value="0x01, 0xC0," calcext:value-type="string">
            <text:p>0x01, 0xC0,</text:p>
          </table:table-cell>
          <table:table-cell table:number-columns-repeated="16"/>
        </table:table-row>
        <table:table-row table:style-name="ro1">
          <table:table-cell table:formula="of:=[.A553]+1" office:value-type="float" office:value="15" calcext:value-type="float">
            <text:p>15</text:p>
          </table:table-cell>
          <table:table-cell table:style-name="ce110"/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162"/>
          <table:table-cell/>
          <table:table-cell table:formula="of:=&quot;0x&quot;&amp;DEC2HEX([.B554]*8+[.C554]*4+[.D554]*2+[.E554]*1)&amp;DEC2HEX([.F554]*8+[.G554]*4+[.H554]*2+[.I554]*1)&amp;&quot;, 0x&quot;&amp;DEC2HEX([.J554]*8+[.K554]*4+[.L554]*2+[.M554]*1)&amp;DEC2HEX([.N554]*8+[.O554]*4+[.P554]*2+[.Q554]*1)&amp;&quot;,&quot;" office:value-type="string" office:string-value="0x01, 0x80," calcext:value-type="string">
            <text:p>0x01, 0x80,</text:p>
          </table:table-cell>
          <table:table-cell/>
          <table:table-cell table:formula="of:=[.S554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 table:formula="of:=[.A554]+1" office:value-type="float" office:value="16" calcext:value-type="float">
            <text:p>16</text:p>
          </table:table-cell>
          <table:table-cell table:style-name="ce112"/>
          <table:table-cell table:style-name="ce128" table:number-columns-repeated="6"/>
          <table:table-cell table:number-columns-repeated="2"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63"/>
          <table:table-cell/>
          <table:table-cell table:formula="of:=&quot;0x&quot;&amp;DEC2HEX([.B555]*8+[.C555]*4+[.D555]*2+[.E555]*1)&amp;DEC2HEX([.F555]*8+[.G555]*4+[.H555]*2+[.I555]*1)&amp;&quot;, 0x&quot;&amp;DEC2HEX([.J555]*8+[.K555]*4+[.L555]*2+[.M555]*1)&amp;DEC2HEX([.N555]*8+[.O555]*4+[.P555]*2+[.Q555]*1)&amp;&quot;,&quot;" office:value-type="string" office:string-value="0x01, 0x80," calcext:value-type="string">
            <text:p>0x01, 0x80,</text:p>
          </table:table-cell>
          <table:table-cell/>
          <table:table-cell table:formula="of:=[.S555]&amp;&quot;} };&quot;" office:value-type="string" office:string-value="0x01, 0x80,} };" calcext:value-type="string">
            <text:p>0x01, 0x8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formula="of:=[.A557]+1" office:value-type="float" office:value="1" calcext:value-type="float">
            <text:p>1</text:p>
          </table:table-cell>
          <table:table-cell table:formula="of:=[.B557]+1" office:value-type="float" office:value="2" calcext:value-type="float">
            <text:p>2</text:p>
          </table:table-cell>
          <table:table-cell table:formula="of:=[.C557]+1" office:value-type="float" office:value="3" calcext:value-type="float">
            <text:p>3</text:p>
          </table:table-cell>
          <table:table-cell table:formula="of:=[.D557]+1" office:value-type="float" office:value="4" calcext:value-type="float">
            <text:p>4</text:p>
          </table:table-cell>
          <table:table-cell table:formula="of:=[.E557]+1" office:value-type="float" office:value="5" calcext:value-type="float">
            <text:p>5</text:p>
          </table:table-cell>
          <table:table-cell table:formula="of:=[.F557]+1" office:value-type="float" office:value="6" calcext:value-type="float">
            <text:p>6</text:p>
          </table:table-cell>
          <table:table-cell table:formula="of:=[.G557]+1" office:value-type="float" office:value="7" calcext:value-type="float">
            <text:p>7</text:p>
          </table:table-cell>
          <table:table-cell table:formula="of:=[.H557]+1" office:value-type="float" office:value="8" calcext:value-type="float">
            <text:p>8</text:p>
          </table:table-cell>
          <table:table-cell table:formula="of:=[.I557]+1" office:value-type="float" office:value="9" calcext:value-type="float">
            <text:p>9</text:p>
          </table:table-cell>
          <table:table-cell table:formula="of:=[.J557]+1" office:value-type="float" office:value="10" calcext:value-type="float">
            <text:p>10</text:p>
          </table:table-cell>
          <table:table-cell table:formula="of:=[.K557]+1" office:value-type="float" office:value="11" calcext:value-type="float">
            <text:p>11</text:p>
          </table:table-cell>
          <table:table-cell table:formula="of:=[.L557]+1" office:value-type="float" office:value="12" calcext:value-type="float">
            <text:p>12</text:p>
          </table:table-cell>
          <table:table-cell table:formula="of:=[.M557]+1" office:value-type="float" office:value="13" calcext:value-type="float">
            <text:p>13</text:p>
          </table:table-cell>
          <table:table-cell table:formula="of:=[.N557]+1" office:value-type="float" office:value="14" calcext:value-type="float">
            <text:p>14</text:p>
          </table:table-cell>
          <table:table-cell table:formula="of:=[.O557]+1" office:value-type="float" office:value="15" calcext:value-type="float">
            <text:p>15</text:p>
          </table:table-cell>
          <table:table-cell table:formula="of:=[.P557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557]+1" office:value-type="float" office:value="1" calcext:value-type="float">
            <text:p>1</text:p>
          </table:table-cell>
          <table:table-cell table:style-name="ce90"/>
          <table:table-cell table:style-name="ce127" table:number-columns-repeated="14"/>
          <table:table-cell table:style-name="ce161"/>
          <table:table-cell/>
          <table:table-cell table:formula="of:=&quot;0x&quot;&amp;DEC2HEX([.B558]*8+[.C558]*4+[.D558]*2+[.E558]*1)&amp;DEC2HEX([.F558]*8+[.G558]*4+[.H558]*2+[.I558]*1)&amp;&quot;, 0x&quot;&amp;DEC2HEX([.J558]*8+[.K558]*4+[.L558]*2+[.M558]*1)&amp;DEC2HEX([.N558]*8+[.O558]*4+[.P558]*2+[.Q558]*1)&amp;&quot;,&quot;" office:value-type="string" office:string-value="0x00, 0x00," calcext:value-type="string">
            <text:p>0x00, 0x00,</text:p>
          </table:table-cell>
          <table:table-cell table:style-name="ce142" office:value-type="string" calcext:value-type="string">
            <text:p>Eight</text:p>
          </table:table-cell>
          <table:table-cell table:formula="of:=&quot;static constexpr ButtonImage&lt;32&gt; &quot;&amp;[.T558]&amp;&quot; = {16,16, { &quot;&amp;[.S558]" office:value-type="string" office:string-value="static constexpr ButtonImage&lt;32&gt; Eight = {16,16, { 0x00, 0x00," calcext:value-type="string">
            <text:p>static constexpr ButtonImage&lt;32&gt; Eight = {16,16, { 0x00, 0x00,</text:p>
          </table:table-cell>
          <table:table-cell table:number-columns-repeated="16"/>
        </table:table-row>
        <table:table-row table:style-name="ro1">
          <table:table-cell table:formula="of:=[.A558]+1" office:value-type="float" office:value="2" calcext:value-type="float">
            <text:p>2</text:p>
          </table:table-cell>
          <table:table-cell table:style-name="ce110"/>
          <table:table-cell table:style-name="ce75" table:number-columns-repeated="4"/>
          <table:table-cell table:number-columns-repeated="6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559]*8+[.C559]*4+[.D559]*2+[.E559]*1)&amp;DEC2HEX([.F559]*8+[.G559]*4+[.H559]*2+[.I559]*1)&amp;&quot;, 0x&quot;&amp;DEC2HEX([.J559]*8+[.K559]*4+[.L559]*2+[.M559]*1)&amp;DEC2HEX([.N559]*8+[.O559]*4+[.P559]*2+[.Q559]*1)&amp;&quot;,&quot;" office:value-type="string" office:string-value="0x07, 0xE0," calcext:value-type="string">
            <text:p>0x07, 0xE0,</text:p>
          </table:table-cell>
          <table:table-cell/>
          <table:table-cell table:formula="of:=[.S559]" office:value-type="string" office:string-value="0x07, 0xE0," calcext:value-type="string">
            <text:p>0x07, 0xE0,</text:p>
          </table:table-cell>
          <table:table-cell table:number-columns-repeated="16"/>
        </table:table-row>
        <table:table-row table:style-name="ro1">
          <table:table-cell table:formula="of:=[.A559]+1" office:value-type="float" office:value="3" calcext:value-type="float">
            <text:p>3</text:p>
          </table:table-cell>
          <table:table-cell table:style-name="ce110"/>
          <table:table-cell table:style-name="ce75" table:number-columns-repeated="3"/>
          <table:table-cell table:number-columns-repeated="8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60]*8+[.C560]*4+[.D560]*2+[.E560]*1)&amp;DEC2HEX([.F560]*8+[.G560]*4+[.H560]*2+[.I560]*1)&amp;&quot;, 0x&quot;&amp;DEC2HEX([.J560]*8+[.K560]*4+[.L560]*2+[.M560]*1)&amp;DEC2HEX([.N560]*8+[.O560]*4+[.P560]*2+[.Q560]*1)&amp;&quot;,&quot;" office:value-type="string" office:string-value="0x0F, 0xF0," calcext:value-type="string">
            <text:p>0x0F, 0xF0,</text:p>
          </table:table-cell>
          <table:table-cell/>
          <table:table-cell table:formula="of:=[.S560]" office:value-type="string" office:string-value="0x0F, 0xF0," calcext:value-type="string">
            <text:p>0x0F, 0xF0,</text:p>
          </table:table-cell>
          <table:table-cell table:number-columns-repeated="16"/>
        </table:table-row>
        <table:table-row table:style-name="ro1">
          <table:table-cell table:formula="of:=[.A560]+1" office:value-type="float" office:value="4" calcext:value-type="float">
            <text:p>4</text:p>
          </table:table-cell>
          <table:table-cell table:style-name="ce110"/>
          <table:table-cell table:style-name="ce75" table:number-columns-repeated="2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61]*8+[.C561]*4+[.D561]*2+[.E561]*1)&amp;DEC2HEX([.F561]*8+[.G561]*4+[.H561]*2+[.I561]*1)&amp;&quot;, 0x&quot;&amp;DEC2HEX([.J561]*8+[.K561]*4+[.L561]*2+[.M561]*1)&amp;DEC2HEX([.N561]*8+[.O561]*4+[.P561]*2+[.Q561]*1)&amp;&quot;,&quot;" office:value-type="string" office:string-value="0x1C, 0x38," calcext:value-type="string">
            <text:p>0x1C, 0x38,</text:p>
          </table:table-cell>
          <table:table-cell/>
          <table:table-cell table:formula="of:=[.S561]" office:value-type="string" office:string-value="0x1C, 0x38," calcext:value-type="string">
            <text:p>0x1C, 0x38,</text:p>
          </table:table-cell>
          <table:table-cell table:number-columns-repeated="16"/>
        </table:table-row>
        <table:table-row table:style-name="ro1">
          <table:table-cell table:formula="of:=[.A561]+1" office:value-type="float" office:value="5" calcext:value-type="float">
            <text:p>5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62]*8+[.C562]*4+[.D562]*2+[.E562]*1)&amp;DEC2HEX([.F562]*8+[.G562]*4+[.H562]*2+[.I562]*1)&amp;&quot;, 0x&quot;&amp;DEC2HEX([.J562]*8+[.K562]*4+[.L562]*2+[.M562]*1)&amp;DEC2HEX([.N562]*8+[.O562]*4+[.P562]*2+[.Q562]*1)&amp;&quot;,&quot;" office:value-type="string" office:string-value="0x18, 0x18," calcext:value-type="string">
            <text:p>0x18, 0x18,</text:p>
          </table:table-cell>
          <table:table-cell/>
          <table:table-cell table:formula="of:=[.S562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562]+1" office:value-type="float" office:value="6" calcext:value-type="float">
            <text:p>6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63]*8+[.C563]*4+[.D563]*2+[.E563]*1)&amp;DEC2HEX([.F563]*8+[.G563]*4+[.H563]*2+[.I563]*1)&amp;&quot;, 0x&quot;&amp;DEC2HEX([.J563]*8+[.K563]*4+[.L563]*2+[.M563]*1)&amp;DEC2HEX([.N563]*8+[.O563]*4+[.P563]*2+[.Q563]*1)&amp;&quot;,&quot;" office:value-type="string" office:string-value="0x18, 0x18," calcext:value-type="string">
            <text:p>0x18, 0x18,</text:p>
          </table:table-cell>
          <table:table-cell/>
          <table:table-cell table:formula="of:=[.S563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563]+1" office:value-type="float" office:value="7" calcext:value-type="float">
            <text:p>7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64]*8+[.C564]*4+[.D564]*2+[.E564]*1)&amp;DEC2HEX([.F564]*8+[.G564]*4+[.H564]*2+[.I564]*1)&amp;&quot;, 0x&quot;&amp;DEC2HEX([.J564]*8+[.K564]*4+[.L564]*2+[.M564]*1)&amp;DEC2HEX([.N564]*8+[.O564]*4+[.P564]*2+[.Q564]*1)&amp;&quot;,&quot;" office:value-type="string" office:string-value="0x0C, 0x30," calcext:value-type="string">
            <text:p>0x0C, 0x30,</text:p>
          </table:table-cell>
          <table:table-cell/>
          <table:table-cell table:formula="of:=[.S564]" office:value-type="string" office:string-value="0x0C, 0x30," calcext:value-type="string">
            <text:p>0x0C, 0x30,</text:p>
          </table:table-cell>
          <table:table-cell table:number-columns-repeated="16"/>
        </table:table-row>
        <table:table-row table:style-name="ro1">
          <table:table-cell table:formula="of:=[.A564]+1" office:value-type="float" office:value="8" calcext:value-type="float">
            <text:p>8</text:p>
          </table:table-cell>
          <table:table-cell table:style-name="ce110"/>
          <table:table-cell table:style-name="ce75" table:number-columns-repeated="4"/>
          <table:table-cell table:number-columns-repeated="6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565]*8+[.C565]*4+[.D565]*2+[.E565]*1)&amp;DEC2HEX([.F565]*8+[.G565]*4+[.H565]*2+[.I565]*1)&amp;&quot;, 0x&quot;&amp;DEC2HEX([.J565]*8+[.K565]*4+[.L565]*2+[.M565]*1)&amp;DEC2HEX([.N565]*8+[.O565]*4+[.P565]*2+[.Q565]*1)&amp;&quot;,&quot;" office:value-type="string" office:string-value="0x07, 0xE0," calcext:value-type="string">
            <text:p>0x07, 0xE0,</text:p>
          </table:table-cell>
          <table:table-cell/>
          <table:table-cell table:formula="of:=[.S565]" office:value-type="string" office:string-value="0x07, 0xE0," calcext:value-type="string">
            <text:p>0x07, 0xE0,</text:p>
          </table:table-cell>
          <table:table-cell table:number-columns-repeated="16"/>
        </table:table-row>
        <table:table-row table:style-name="ro1">
          <table:table-cell table:formula="of:=[.A565]+1" office:value-type="float" office:value="9" calcext:value-type="float">
            <text:p>9</text:p>
          </table:table-cell>
          <table:table-cell table:style-name="ce110"/>
          <table:table-cell table:style-name="ce75" table:number-columns-repeated="4"/>
          <table:table-cell table:number-columns-repeated="6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566]*8+[.C566]*4+[.D566]*2+[.E566]*1)&amp;DEC2HEX([.F566]*8+[.G566]*4+[.H566]*2+[.I566]*1)&amp;&quot;, 0x&quot;&amp;DEC2HEX([.J566]*8+[.K566]*4+[.L566]*2+[.M566]*1)&amp;DEC2HEX([.N566]*8+[.O566]*4+[.P566]*2+[.Q566]*1)&amp;&quot;,&quot;" office:value-type="string" office:string-value="0x07, 0xE0," calcext:value-type="string">
            <text:p>0x07, 0xE0,</text:p>
          </table:table-cell>
          <table:table-cell/>
          <table:table-cell table:formula="of:=[.S566]" office:value-type="string" office:string-value="0x07, 0xE0," calcext:value-type="string">
            <text:p>0x07, 0xE0,</text:p>
          </table:table-cell>
          <table:table-cell table:number-columns-repeated="16"/>
        </table:table-row>
        <table:table-row table:style-name="ro1">
          <table:table-cell table:formula="of:=[.A566]+1" office:value-type="float" office:value="10" calcext:value-type="float">
            <text:p>10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67]*8+[.C567]*4+[.D567]*2+[.E567]*1)&amp;DEC2HEX([.F567]*8+[.G567]*4+[.H567]*2+[.I567]*1)&amp;&quot;, 0x&quot;&amp;DEC2HEX([.J567]*8+[.K567]*4+[.L567]*2+[.M567]*1)&amp;DEC2HEX([.N567]*8+[.O567]*4+[.P567]*2+[.Q567]*1)&amp;&quot;,&quot;" office:value-type="string" office:string-value="0x0C, 0x30," calcext:value-type="string">
            <text:p>0x0C, 0x30,</text:p>
          </table:table-cell>
          <table:table-cell/>
          <table:table-cell table:formula="of:=[.S567]" office:value-type="string" office:string-value="0x0C, 0x30," calcext:value-type="string">
            <text:p>0x0C, 0x30,</text:p>
          </table:table-cell>
          <table:table-cell table:number-columns-repeated="16"/>
        </table:table-row>
        <table:table-row table:style-name="ro1">
          <table:table-cell table:formula="of:=[.A567]+1" office:value-type="float" office:value="11" calcext:value-type="float">
            <text:p>11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68]*8+[.C568]*4+[.D568]*2+[.E568]*1)&amp;DEC2HEX([.F568]*8+[.G568]*4+[.H568]*2+[.I568]*1)&amp;&quot;, 0x&quot;&amp;DEC2HEX([.J568]*8+[.K568]*4+[.L568]*2+[.M568]*1)&amp;DEC2HEX([.N568]*8+[.O568]*4+[.P568]*2+[.Q568]*1)&amp;&quot;,&quot;" office:value-type="string" office:string-value="0x18, 0x18," calcext:value-type="string">
            <text:p>0x18, 0x18,</text:p>
          </table:table-cell>
          <table:table-cell/>
          <table:table-cell table:formula="of:=[.S568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568]+1" office:value-type="float" office:value="12" calcext:value-type="float">
            <text:p>12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69]*8+[.C569]*4+[.D569]*2+[.E569]*1)&amp;DEC2HEX([.F569]*8+[.G569]*4+[.H569]*2+[.I569]*1)&amp;&quot;, 0x&quot;&amp;DEC2HEX([.J569]*8+[.K569]*4+[.L569]*2+[.M569]*1)&amp;DEC2HEX([.N569]*8+[.O569]*4+[.P569]*2+[.Q569]*1)&amp;&quot;,&quot;" office:value-type="string" office:string-value="0x18, 0x18," calcext:value-type="string">
            <text:p>0x18, 0x18,</text:p>
          </table:table-cell>
          <table:table-cell/>
          <table:table-cell table:formula="of:=[.S569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569]+1" office:value-type="float" office:value="13" calcext:value-type="float">
            <text:p>13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70]*8+[.C570]*4+[.D570]*2+[.E570]*1)&amp;DEC2HEX([.F570]*8+[.G570]*4+[.H570]*2+[.I570]*1)&amp;&quot;, 0x&quot;&amp;DEC2HEX([.J570]*8+[.K570]*4+[.L570]*2+[.M570]*1)&amp;DEC2HEX([.N570]*8+[.O570]*4+[.P570]*2+[.Q570]*1)&amp;&quot;,&quot;" office:value-type="string" office:string-value="0x18, 0x18," calcext:value-type="string">
            <text:p>0x18, 0x18,</text:p>
          </table:table-cell>
          <table:table-cell/>
          <table:table-cell table:formula="of:=[.S570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570]+1" office:value-type="float" office:value="14" calcext:value-type="float">
            <text:p>14</text:p>
          </table:table-cell>
          <table:table-cell table:style-name="ce110"/>
          <table:table-cell table:style-name="ce75" table:number-columns-repeated="2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71]*8+[.C571]*4+[.D571]*2+[.E571]*1)&amp;DEC2HEX([.F571]*8+[.G571]*4+[.H571]*2+[.I571]*1)&amp;&quot;, 0x&quot;&amp;DEC2HEX([.J571]*8+[.K571]*4+[.L571]*2+[.M571]*1)&amp;DEC2HEX([.N571]*8+[.O571]*4+[.P571]*2+[.Q571]*1)&amp;&quot;,&quot;" office:value-type="string" office:string-value="0x1C, 0x38," calcext:value-type="string">
            <text:p>0x1C, 0x38,</text:p>
          </table:table-cell>
          <table:table-cell/>
          <table:table-cell table:formula="of:=[.S571]" office:value-type="string" office:string-value="0x1C, 0x38," calcext:value-type="string">
            <text:p>0x1C, 0x38,</text:p>
          </table:table-cell>
          <table:table-cell table:number-columns-repeated="16"/>
        </table:table-row>
        <table:table-row table:style-name="ro1">
          <table:table-cell table:formula="of:=[.A571]+1" office:value-type="float" office:value="15" calcext:value-type="float">
            <text:p>15</text:p>
          </table:table-cell>
          <table:table-cell table:style-name="ce110"/>
          <table:table-cell table:style-name="ce75" table:number-columns-repeated="3"/>
          <table:table-cell table:number-columns-repeated="8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72]*8+[.C572]*4+[.D572]*2+[.E572]*1)&amp;DEC2HEX([.F572]*8+[.G572]*4+[.H572]*2+[.I572]*1)&amp;&quot;, 0x&quot;&amp;DEC2HEX([.J572]*8+[.K572]*4+[.L572]*2+[.M572]*1)&amp;DEC2HEX([.N572]*8+[.O572]*4+[.P572]*2+[.Q572]*1)&amp;&quot;,&quot;" office:value-type="string" office:string-value="0x0F, 0xF0," calcext:value-type="string">
            <text:p>0x0F, 0xF0,</text:p>
          </table:table-cell>
          <table:table-cell/>
          <table:table-cell table:formula="of:=[.S572]" office:value-type="string" office:string-value="0x0F, 0xF0," calcext:value-type="string">
            <text:p>0x0F, 0xF0,</text:p>
          </table:table-cell>
          <table:table-cell table:number-columns-repeated="16"/>
        </table:table-row>
        <table:table-row table:style-name="ro1">
          <table:table-cell table:formula="of:=[.A572]+1" office:value-type="float" office:value="16" calcext:value-type="float">
            <text:p>16</text:p>
          </table:table-cell>
          <table:table-cell table:style-name="ce112"/>
          <table:table-cell table:style-name="ce128" table:number-columns-repeated="4"/>
          <table:table-cell table:number-columns-repeated="6" table:style-name="ce128" office:value-type="float" office:value="1" calcext:value-type="float">
            <text:p>1</text:p>
          </table:table-cell>
          <table:table-cell table:style-name="ce128" table:number-columns-repeated="4"/>
          <table:table-cell table:style-name="ce163"/>
          <table:table-cell/>
          <table:table-cell table:formula="of:=&quot;0x&quot;&amp;DEC2HEX([.B573]*8+[.C573]*4+[.D573]*2+[.E573]*1)&amp;DEC2HEX([.F573]*8+[.G573]*4+[.H573]*2+[.I573]*1)&amp;&quot;, 0x&quot;&amp;DEC2HEX([.J573]*8+[.K573]*4+[.L573]*2+[.M573]*1)&amp;DEC2HEX([.N573]*8+[.O573]*4+[.P573]*2+[.Q573]*1)&amp;&quot;,&quot;" office:value-type="string" office:string-value="0x07, 0xE0," calcext:value-type="string">
            <text:p>0x07, 0xE0,</text:p>
          </table:table-cell>
          <table:table-cell/>
          <table:table-cell table:formula="of:=[.S573]&amp;&quot;} };&quot;" office:value-type="string" office:string-value="0x07, 0xE0,} };" calcext:value-type="string">
            <text:p>0x07, 0xE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formula="of:=[.A575]+1" office:value-type="float" office:value="1" calcext:value-type="float">
            <text:p>1</text:p>
          </table:table-cell>
          <table:table-cell table:formula="of:=[.B575]+1" office:value-type="float" office:value="2" calcext:value-type="float">
            <text:p>2</text:p>
          </table:table-cell>
          <table:table-cell table:formula="of:=[.C575]+1" office:value-type="float" office:value="3" calcext:value-type="float">
            <text:p>3</text:p>
          </table:table-cell>
          <table:table-cell table:formula="of:=[.D575]+1" office:value-type="float" office:value="4" calcext:value-type="float">
            <text:p>4</text:p>
          </table:table-cell>
          <table:table-cell table:formula="of:=[.E575]+1" office:value-type="float" office:value="5" calcext:value-type="float">
            <text:p>5</text:p>
          </table:table-cell>
          <table:table-cell table:formula="of:=[.F575]+1" office:value-type="float" office:value="6" calcext:value-type="float">
            <text:p>6</text:p>
          </table:table-cell>
          <table:table-cell table:formula="of:=[.G575]+1" office:value-type="float" office:value="7" calcext:value-type="float">
            <text:p>7</text:p>
          </table:table-cell>
          <table:table-cell table:formula="of:=[.H575]+1" office:value-type="float" office:value="8" calcext:value-type="float">
            <text:p>8</text:p>
          </table:table-cell>
          <table:table-cell table:formula="of:=[.I575]+1" office:value-type="float" office:value="9" calcext:value-type="float">
            <text:p>9</text:p>
          </table:table-cell>
          <table:table-cell table:formula="of:=[.J575]+1" office:value-type="float" office:value="10" calcext:value-type="float">
            <text:p>10</text:p>
          </table:table-cell>
          <table:table-cell table:formula="of:=[.K575]+1" office:value-type="float" office:value="11" calcext:value-type="float">
            <text:p>11</text:p>
          </table:table-cell>
          <table:table-cell table:formula="of:=[.L575]+1" office:value-type="float" office:value="12" calcext:value-type="float">
            <text:p>12</text:p>
          </table:table-cell>
          <table:table-cell table:formula="of:=[.M575]+1" office:value-type="float" office:value="13" calcext:value-type="float">
            <text:p>13</text:p>
          </table:table-cell>
          <table:table-cell table:formula="of:=[.N575]+1" office:value-type="float" office:value="14" calcext:value-type="float">
            <text:p>14</text:p>
          </table:table-cell>
          <table:table-cell table:formula="of:=[.O575]+1" office:value-type="float" office:value="15" calcext:value-type="float">
            <text:p>15</text:p>
          </table:table-cell>
          <table:table-cell table:formula="of:=[.P575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575]+1" office:value-type="float" office:value="1" calcext:value-type="float">
            <text:p>1</text:p>
          </table:table-cell>
          <table:table-cell table:style-name="ce90"/>
          <table:table-cell table:style-name="ce127" table:number-columns-repeated="14"/>
          <table:table-cell table:style-name="ce161"/>
          <table:table-cell/>
          <table:table-cell table:formula="of:=&quot;0x&quot;&amp;DEC2HEX([.B576]*8+[.C576]*4+[.D576]*2+[.E576]*1)&amp;DEC2HEX([.F576]*8+[.G576]*4+[.H576]*2+[.I576]*1)&amp;&quot;, 0x&quot;&amp;DEC2HEX([.J576]*8+[.K576]*4+[.L576]*2+[.M576]*1)&amp;DEC2HEX([.N576]*8+[.O576]*4+[.P576]*2+[.Q576]*1)&amp;&quot;,&quot;" office:value-type="string" office:string-value="0x00, 0x00," calcext:value-type="string">
            <text:p>0x00, 0x00,</text:p>
          </table:table-cell>
          <table:table-cell table:style-name="ce142" office:value-type="string" calcext:value-type="string">
            <text:p>Nine</text:p>
          </table:table-cell>
          <table:table-cell table:formula="of:=&quot;static constexpr ButtonImage&lt;32&gt; &quot;&amp;[.T576]&amp;&quot; = {16,16, { &quot;&amp;[.S576]" office:value-type="string" office:string-value="static constexpr ButtonImage&lt;32&gt; Nine = {16,16, { 0x00, 0x00," calcext:value-type="string">
            <text:p>static constexpr ButtonImage&lt;32&gt; Nine = {16,16, { 0x00, 0x00,</text:p>
          </table:table-cell>
          <table:table-cell table:number-columns-repeated="16"/>
        </table:table-row>
        <table:table-row table:style-name="ro1">
          <table:table-cell table:formula="of:=[.A576]+1" office:value-type="float" office:value="2" calcext:value-type="float">
            <text:p>2</text:p>
          </table:table-cell>
          <table:table-cell table:style-name="ce110"/>
          <table:table-cell table:style-name="ce75" table:number-columns-repeated="4"/>
          <table:table-cell table:number-columns-repeated="5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162"/>
          <table:table-cell/>
          <table:table-cell table:formula="of:=&quot;0x&quot;&amp;DEC2HEX([.B577]*8+[.C577]*4+[.D577]*2+[.E577]*1)&amp;DEC2HEX([.F577]*8+[.G577]*4+[.H577]*2+[.I577]*1)&amp;&quot;, 0x&quot;&amp;DEC2HEX([.J577]*8+[.K577]*4+[.L577]*2+[.M577]*1)&amp;DEC2HEX([.N577]*8+[.O577]*4+[.P577]*2+[.Q577]*1)&amp;&quot;,&quot;" office:value-type="string" office:string-value="0x07, 0xC0," calcext:value-type="string">
            <text:p>0x07, 0xC0,</text:p>
          </table:table-cell>
          <table:table-cell/>
          <table:table-cell table:formula="of:=[.S577]" office:value-type="string" office:string-value="0x07, 0xC0," calcext:value-type="string">
            <text:p>0x07, 0xC0,</text:p>
          </table:table-cell>
          <table:table-cell table:number-columns-repeated="16"/>
        </table:table-row>
        <table:table-row table:style-name="ro1">
          <table:table-cell table:formula="of:=[.A577]+1" office:value-type="float" office:value="3" calcext:value-type="float">
            <text:p>3</text:p>
          </table:table-cell>
          <table:table-cell table:style-name="ce110"/>
          <table:table-cell table:style-name="ce75" table:number-columns-repeated="3"/>
          <table:table-cell table:number-columns-repeated="8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78]*8+[.C578]*4+[.D578]*2+[.E578]*1)&amp;DEC2HEX([.F578]*8+[.G578]*4+[.H578]*2+[.I578]*1)&amp;&quot;, 0x&quot;&amp;DEC2HEX([.J578]*8+[.K578]*4+[.L578]*2+[.M578]*1)&amp;DEC2HEX([.N578]*8+[.O578]*4+[.P578]*2+[.Q578]*1)&amp;&quot;,&quot;" office:value-type="string" office:string-value="0x0F, 0xF0," calcext:value-type="string">
            <text:p>0x0F, 0xF0,</text:p>
          </table:table-cell>
          <table:table-cell/>
          <table:table-cell table:formula="of:=[.S578]" office:value-type="string" office:string-value="0x0F, 0xF0," calcext:value-type="string">
            <text:p>0x0F, 0xF0,</text:p>
          </table:table-cell>
          <table:table-cell table:number-columns-repeated="16"/>
        </table:table-row>
        <table:table-row table:style-name="ro1">
          <table:table-cell table:formula="of:=[.A578]+1" office:value-type="float" office:value="4" calcext:value-type="float">
            <text:p>4</text:p>
          </table:table-cell>
          <table:table-cell table:style-name="ce110"/>
          <table:table-cell table:style-name="ce75" table:number-columns-repeated="2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79]*8+[.C579]*4+[.D579]*2+[.E579]*1)&amp;DEC2HEX([.F579]*8+[.G579]*4+[.H579]*2+[.I579]*1)&amp;&quot;, 0x&quot;&amp;DEC2HEX([.J579]*8+[.K579]*4+[.L579]*2+[.M579]*1)&amp;DEC2HEX([.N579]*8+[.O579]*4+[.P579]*2+[.Q579]*1)&amp;&quot;,&quot;" office:value-type="string" office:string-value="0x1C, 0x30," calcext:value-type="string">
            <text:p>0x1C, 0x30,</text:p>
          </table:table-cell>
          <table:table-cell/>
          <table:table-cell table:formula="of:=[.S579]" office:value-type="string" office:string-value="0x1C, 0x30," calcext:value-type="string">
            <text:p>0x1C, 0x30,</text:p>
          </table:table-cell>
          <table:table-cell table:number-columns-repeated="16"/>
        </table:table-row>
        <table:table-row table:style-name="ro1">
          <table:table-cell table:formula="of:=[.A579]+1" office:value-type="float" office:value="5" calcext:value-type="float">
            <text:p>5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80]*8+[.C580]*4+[.D580]*2+[.E580]*1)&amp;DEC2HEX([.F580]*8+[.G580]*4+[.H580]*2+[.I580]*1)&amp;&quot;, 0x&quot;&amp;DEC2HEX([.J580]*8+[.K580]*4+[.L580]*2+[.M580]*1)&amp;DEC2HEX([.N580]*8+[.O580]*4+[.P580]*2+[.Q580]*1)&amp;&quot;,&quot;" office:value-type="string" office:string-value="0x18, 0x18," calcext:value-type="string">
            <text:p>0x18, 0x18,</text:p>
          </table:table-cell>
          <table:table-cell/>
          <table:table-cell table:formula="of:=[.S580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580]+1" office:value-type="float" office:value="6" calcext:value-type="float">
            <text:p>6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81]*8+[.C581]*4+[.D581]*2+[.E581]*1)&amp;DEC2HEX([.F581]*8+[.G581]*4+[.H581]*2+[.I581]*1)&amp;&quot;, 0x&quot;&amp;DEC2HEX([.J581]*8+[.K581]*4+[.L581]*2+[.M581]*1)&amp;DEC2HEX([.N581]*8+[.O581]*4+[.P581]*2+[.Q581]*1)&amp;&quot;,&quot;" office:value-type="string" office:string-value="0x18, 0x18," calcext:value-type="string">
            <text:p>0x18, 0x18,</text:p>
          </table:table-cell>
          <table:table-cell/>
          <table:table-cell table:formula="of:=[.S581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581]+1" office:value-type="float" office:value="7" calcext:value-type="float">
            <text:p>7</text:p>
          </table:table-cell>
          <table:table-cell table:style-name="ce110"/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82]*8+[.C582]*4+[.D582]*2+[.E582]*1)&amp;DEC2HEX([.F582]*8+[.G582]*4+[.H582]*2+[.I582]*1)&amp;&quot;, 0x&quot;&amp;DEC2HEX([.J582]*8+[.K582]*4+[.L582]*2+[.M582]*1)&amp;DEC2HEX([.N582]*8+[.O582]*4+[.P582]*2+[.Q582]*1)&amp;&quot;,&quot;" office:value-type="string" office:string-value="0x18, 0x18," calcext:value-type="string">
            <text:p>0x18, 0x18,</text:p>
          </table:table-cell>
          <table:table-cell/>
          <table:table-cell table:formula="of:=[.S582]" office:value-type="string" office:string-value="0x18, 0x18," calcext:value-type="string">
            <text:p>0x18, 0x18,</text:p>
          </table:table-cell>
          <table:table-cell table:number-columns-repeated="16"/>
        </table:table-row>
        <table:table-row table:style-name="ro1">
          <table:table-cell table:formula="of:=[.A582]+1" office:value-type="float" office:value="8" calcext:value-type="float">
            <text:p>8</text:p>
          </table:table-cell>
          <table:table-cell table:style-name="ce110"/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83]*8+[.C583]*4+[.D583]*2+[.E583]*1)&amp;DEC2HEX([.F583]*8+[.G583]*4+[.H583]*2+[.I583]*1)&amp;&quot;, 0x&quot;&amp;DEC2HEX([.J583]*8+[.K583]*4+[.L583]*2+[.M583]*1)&amp;DEC2HEX([.N583]*8+[.O583]*4+[.P583]*2+[.Q583]*1)&amp;&quot;,&quot;" office:value-type="string" office:string-value="0x0C, 0x38," calcext:value-type="string">
            <text:p>0x0C, 0x38,</text:p>
          </table:table-cell>
          <table:table-cell/>
          <table:table-cell table:formula="of:=[.S583]" office:value-type="string" office:string-value="0x0C, 0x38," calcext:value-type="string">
            <text:p>0x0C, 0x38,</text:p>
          </table:table-cell>
          <table:table-cell table:number-columns-repeated="16"/>
        </table:table-row>
        <table:table-row table:style-name="ro1">
          <table:table-cell table:formula="of:=[.A583]+1" office:value-type="float" office:value="9" calcext:value-type="float">
            <text:p>9</text:p>
          </table:table-cell>
          <table:table-cell table:style-name="ce110"/>
          <table:table-cell table:style-name="ce75" table:number-columns-repeated="3"/>
          <table:table-cell table:number-columns-repeated="9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84]*8+[.C584]*4+[.D584]*2+[.E584]*1)&amp;DEC2HEX([.F584]*8+[.G584]*4+[.H584]*2+[.I584]*1)&amp;&quot;, 0x&quot;&amp;DEC2HEX([.J584]*8+[.K584]*4+[.L584]*2+[.M584]*1)&amp;DEC2HEX([.N584]*8+[.O584]*4+[.P584]*2+[.Q584]*1)&amp;&quot;,&quot;" office:value-type="string" office:string-value="0x0F, 0xF8," calcext:value-type="string">
            <text:p>0x0F, 0xF8,</text:p>
          </table:table-cell>
          <table:table-cell/>
          <table:table-cell table:formula="of:=[.S584]" office:value-type="string" office:string-value="0x0F, 0xF8," calcext:value-type="string">
            <text:p>0x0F, 0xF8,</text:p>
          </table:table-cell>
          <table:table-cell table:number-columns-repeated="16"/>
        </table:table-row>
        <table:table-row table:style-name="ro1">
          <table:table-cell table:formula="of:=[.A584]+1" office:value-type="float" office:value="10" calcext:value-type="float">
            <text:p>10</text:p>
          </table:table-cell>
          <table:table-cell table:style-name="ce110"/>
          <table:table-cell table:style-name="ce75" table:number-columns-repeated="5"/>
          <table:table-cell table:number-columns-repeated="4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85]*8+[.C585]*4+[.D585]*2+[.E585]*1)&amp;DEC2HEX([.F585]*8+[.G585]*4+[.H585]*2+[.I585]*1)&amp;&quot;, 0x&quot;&amp;DEC2HEX([.J585]*8+[.K585]*4+[.L585]*2+[.M585]*1)&amp;DEC2HEX([.N585]*8+[.O585]*4+[.P585]*2+[.Q585]*1)&amp;&quot;,&quot;" office:value-type="string" office:string-value="0x03, 0xD8," calcext:value-type="string">
            <text:p>0x03, 0xD8,</text:p>
          </table:table-cell>
          <table:table-cell/>
          <table:table-cell table:formula="of:=[.S585]" office:value-type="string" office:string-value="0x03, 0xD8," calcext:value-type="string">
            <text:p>0x03, 0xD8,</text:p>
          </table:table-cell>
          <table:table-cell table:number-columns-repeated="16"/>
        </table:table-row>
        <table:table-row table:style-name="ro1">
          <table:table-cell table:formula="of:=[.A585]+1" office:value-type="float" office:value="11" calcext:value-type="float">
            <text:p>11</text:p>
          </table:table-cell>
          <table:table-cell table:style-name="ce110"/>
          <table:table-cell table:style-name="ce75" table:number-columns-repeated="10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62"/>
          <table:table-cell/>
          <table:table-cell table:formula="of:=&quot;0x&quot;&amp;DEC2HEX([.B586]*8+[.C586]*4+[.D586]*2+[.E586]*1)&amp;DEC2HEX([.F586]*8+[.G586]*4+[.H586]*2+[.I586]*1)&amp;&quot;, 0x&quot;&amp;DEC2HEX([.J586]*8+[.K586]*4+[.L586]*2+[.M586]*1)&amp;DEC2HEX([.N586]*8+[.O586]*4+[.P586]*2+[.Q586]*1)&amp;&quot;,&quot;" office:value-type="string" office:string-value="0x00, 0x18," calcext:value-type="string">
            <text:p>0x00, 0x18,</text:p>
          </table:table-cell>
          <table:table-cell/>
          <table:table-cell table:formula="of:=[.S586]" office:value-type="string" office:string-value="0x00, 0x18," calcext:value-type="string">
            <text:p>0x00, 0x18,</text:p>
          </table:table-cell>
          <table:table-cell table:number-columns-repeated="16"/>
        </table:table-row>
        <table:table-row table:style-name="ro1">
          <table:table-cell table:formula="of:=[.A586]+1" office:value-type="float" office:value="12" calcext:value-type="float">
            <text:p>12</text:p>
          </table:table-cell>
          <table:table-cell table:style-name="ce110"/>
          <table:table-cell table:style-name="ce75" table:number-columns-repeated="9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87]*8+[.C587]*4+[.D587]*2+[.E587]*1)&amp;DEC2HEX([.F587]*8+[.G587]*4+[.H587]*2+[.I587]*1)&amp;&quot;, 0x&quot;&amp;DEC2HEX([.J587]*8+[.K587]*4+[.L587]*2+[.M587]*1)&amp;DEC2HEX([.N587]*8+[.O587]*4+[.P587]*2+[.Q587]*1)&amp;&quot;,&quot;" office:value-type="string" office:string-value="0x00, 0x30," calcext:value-type="string">
            <text:p>0x00, 0x30,</text:p>
          </table:table-cell>
          <table:table-cell/>
          <table:table-cell table:formula="of:=[.S587]" office:value-type="string" office:string-value="0x00, 0x30," calcext:value-type="string">
            <text:p>0x00, 0x30,</text:p>
          </table:table-cell>
          <table:table-cell table:number-columns-repeated="16"/>
        </table:table-row>
        <table:table-row table:style-name="ro1">
          <table:table-cell table:formula="of:=[.A587]+1" office:value-type="float" office:value="13" calcext:value-type="float">
            <text:p>13</text:p>
          </table:table-cell>
          <table:table-cell table:style-name="ce110"/>
          <table:table-cell table:style-name="ce75" table:number-columns-repeated="8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style-name="ce162"/>
          <table:table-cell/>
          <table:table-cell table:formula="of:=&quot;0x&quot;&amp;DEC2HEX([.B588]*8+[.C588]*4+[.D588]*2+[.E588]*1)&amp;DEC2HEX([.F588]*8+[.G588]*4+[.H588]*2+[.I588]*1)&amp;&quot;, 0x&quot;&amp;DEC2HEX([.J588]*8+[.K588]*4+[.L588]*2+[.M588]*1)&amp;DEC2HEX([.N588]*8+[.O588]*4+[.P588]*2+[.Q588]*1)&amp;&quot;,&quot;" office:value-type="string" office:string-value="0x00, 0x70," calcext:value-type="string">
            <text:p>0x00, 0x70,</text:p>
          </table:table-cell>
          <table:table-cell/>
          <table:table-cell table:formula="of:=[.S588]" office:value-type="string" office:string-value="0x00, 0x70," calcext:value-type="string">
            <text:p>0x00, 0x70,</text:p>
          </table:table-cell>
          <table:table-cell table:number-columns-repeated="16"/>
        </table:table-row>
        <table:table-row table:style-name="ro1">
          <table:table-cell table:formula="of:=[.A588]+1" office:value-type="float" office:value="14" calcext:value-type="float">
            <text:p>14</text:p>
          </table:table-cell>
          <table:table-cell table:style-name="ce110"/>
          <table:table-cell table:style-name="ce75" table:number-columns-repeated="7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162"/>
          <table:table-cell/>
          <table:table-cell table:formula="of:=&quot;0x&quot;&amp;DEC2HEX([.B589]*8+[.C589]*4+[.D589]*2+[.E589]*1)&amp;DEC2HEX([.F589]*8+[.G589]*4+[.H589]*2+[.I589]*1)&amp;&quot;, 0x&quot;&amp;DEC2HEX([.J589]*8+[.K589]*4+[.L589]*2+[.M589]*1)&amp;DEC2HEX([.N589]*8+[.O589]*4+[.P589]*2+[.Q589]*1)&amp;&quot;,&quot;" office:value-type="string" office:string-value="0x00, 0xE0," calcext:value-type="string">
            <text:p>0x00, 0xE0,</text:p>
          </table:table-cell>
          <table:table-cell/>
          <table:table-cell table:formula="of:=[.S589]" office:value-type="string" office:string-value="0x00, 0xE0," calcext:value-type="string">
            <text:p>0x00, 0xE0,</text:p>
          </table:table-cell>
          <table:table-cell table:number-columns-repeated="16"/>
        </table:table-row>
        <table:table-row table:style-name="ro1">
          <table:table-cell table:formula="of:=[.A589]+1" office:value-type="float" office:value="15" calcext:value-type="float">
            <text:p>15</text:p>
          </table:table-cell>
          <table:table-cell table:style-name="ce110"/>
          <table:table-cell table:style-name="ce75" table:number-columns-repeated="2"/>
          <table:table-cell table:number-columns-repeated="7"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162"/>
          <table:table-cell/>
          <table:table-cell table:formula="of:=&quot;0x&quot;&amp;DEC2HEX([.B590]*8+[.C590]*4+[.D590]*2+[.E590]*1)&amp;DEC2HEX([.F590]*8+[.G590]*4+[.H590]*2+[.I590]*1)&amp;&quot;, 0x&quot;&amp;DEC2HEX([.J590]*8+[.K590]*4+[.L590]*2+[.M590]*1)&amp;DEC2HEX([.N590]*8+[.O590]*4+[.P590]*2+[.Q590]*1)&amp;&quot;,&quot;" office:value-type="string" office:string-value="0x1F, 0xC0," calcext:value-type="string">
            <text:p>0x1F, 0xC0,</text:p>
          </table:table-cell>
          <table:table-cell/>
          <table:table-cell table:formula="of:=[.S590]" office:value-type="string" office:string-value="0x1F, 0xC0," calcext:value-type="string">
            <text:p>0x1F, 0xC0,</text:p>
          </table:table-cell>
          <table:table-cell table:number-columns-repeated="16"/>
        </table:table-row>
        <table:table-row table:style-name="ro1">
          <table:table-cell table:formula="of:=[.A590]+1" office:value-type="float" office:value="16" calcext:value-type="float">
            <text:p>16</text:p>
          </table:table-cell>
          <table:table-cell table:style-name="ce112"/>
          <table:table-cell table:style-name="ce128" table:number-columns-repeated="2"/>
          <table:table-cell table:number-columns-repeated="5" table:style-name="ce128" office:value-type="float" office:value="1" calcext:value-type="float">
            <text:p>1</text:p>
          </table:table-cell>
          <table:table-cell table:style-name="ce128" table:number-columns-repeated="7"/>
          <table:table-cell table:style-name="ce163"/>
          <table:table-cell/>
          <table:table-cell table:formula="of:=&quot;0x&quot;&amp;DEC2HEX([.B591]*8+[.C591]*4+[.D591]*2+[.E591]*1)&amp;DEC2HEX([.F591]*8+[.G591]*4+[.H591]*2+[.I591]*1)&amp;&quot;, 0x&quot;&amp;DEC2HEX([.J591]*8+[.K591]*4+[.L591]*2+[.M591]*1)&amp;DEC2HEX([.N591]*8+[.O591]*4+[.P591]*2+[.Q591]*1)&amp;&quot;,&quot;" office:value-type="string" office:string-value="0x1F, 0x00," calcext:value-type="string">
            <text:p>0x1F, 0x00,</text:p>
          </table:table-cell>
          <table:table-cell/>
          <table:table-cell table:formula="of:=[.S591]&amp;&quot;} };&quot;" office:value-type="string" office:string-value="0x1F, 0x00,} };" calcext:value-type="string">
            <text:p>0x1F, 0x0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formula="of:=[.A593]+1" office:value-type="float" office:value="1" calcext:value-type="float">
            <text:p>1</text:p>
          </table:table-cell>
          <table:table-cell table:formula="of:=[.B593]+1" office:value-type="float" office:value="2" calcext:value-type="float">
            <text:p>2</text:p>
          </table:table-cell>
          <table:table-cell table:formula="of:=[.C593]+1" office:value-type="float" office:value="3" calcext:value-type="float">
            <text:p>3</text:p>
          </table:table-cell>
          <table:table-cell table:formula="of:=[.D593]+1" office:value-type="float" office:value="4" calcext:value-type="float">
            <text:p>4</text:p>
          </table:table-cell>
          <table:table-cell table:formula="of:=[.E593]+1" office:value-type="float" office:value="5" calcext:value-type="float">
            <text:p>5</text:p>
          </table:table-cell>
          <table:table-cell table:formula="of:=[.F593]+1" office:value-type="float" office:value="6" calcext:value-type="float">
            <text:p>6</text:p>
          </table:table-cell>
          <table:table-cell table:formula="of:=[.G593]+1" office:value-type="float" office:value="7" calcext:value-type="float">
            <text:p>7</text:p>
          </table:table-cell>
          <table:table-cell table:formula="of:=[.H593]+1" office:value-type="float" office:value="8" calcext:value-type="float">
            <text:p>8</text:p>
          </table:table-cell>
          <table:table-cell table:formula="of:=[.I593]+1" office:value-type="float" office:value="9" calcext:value-type="float">
            <text:p>9</text:p>
          </table:table-cell>
          <table:table-cell table:formula="of:=[.J593]+1" office:value-type="float" office:value="10" calcext:value-type="float">
            <text:p>10</text:p>
          </table:table-cell>
          <table:table-cell table:formula="of:=[.K593]+1" office:value-type="float" office:value="11" calcext:value-type="float">
            <text:p>11</text:p>
          </table:table-cell>
          <table:table-cell table:formula="of:=[.L593]+1" office:value-type="float" office:value="12" calcext:value-type="float">
            <text:p>12</text:p>
          </table:table-cell>
          <table:table-cell table:formula="of:=[.M593]+1" office:value-type="float" office:value="13" calcext:value-type="float">
            <text:p>13</text:p>
          </table:table-cell>
          <table:table-cell table:formula="of:=[.N593]+1" office:value-type="float" office:value="14" calcext:value-type="float">
            <text:p>14</text:p>
          </table:table-cell>
          <table:table-cell table:formula="of:=[.O593]+1" office:value-type="float" office:value="15" calcext:value-type="float">
            <text:p>15</text:p>
          </table:table-cell>
          <table:table-cell table:formula="of:=[.P593]+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formula="of:=[.A593]+1" office:value-type="float" office:value="1" calcext:value-type="float">
            <text:p>1</text:p>
          </table:table-cell>
          <table:table-cell table:style-name="ce90"/>
          <table:table-cell table:style-name="ce127" table:number-columns-repeated="14"/>
          <table:table-cell table:style-name="ce161"/>
          <table:table-cell/>
          <table:table-cell table:formula="of:=&quot;0x&quot;&amp;DEC2HEX([.B594]*8+[.C594]*4+[.D594]*2+[.E594]*1)&amp;DEC2HEX([.F594]*8+[.G594]*4+[.H594]*2+[.I594]*1)&amp;&quot;, 0x&quot;&amp;DEC2HEX([.J594]*8+[.K594]*4+[.L594]*2+[.M594]*1)&amp;DEC2HEX([.N594]*8+[.O594]*4+[.P594]*2+[.Q594]*1)&amp;&quot;,&quot;" office:value-type="string" office:string-value="0x00, 0x00," calcext:value-type="string">
            <text:p>0x00, 0x00,</text:p>
          </table:table-cell>
          <table:table-cell table:style-name="ce142" office:value-type="string" calcext:value-type="string">
            <text:p>XXXX</text:p>
          </table:table-cell>
          <table:table-cell table:formula="of:=&quot;static constexpr ButtonImage&lt;32&gt; &quot;&amp;[.T594]&amp;&quot; = {16,16, { &quot;&amp;[.S594]" office:value-type="string" office:string-value="static constexpr ButtonImage&lt;32&gt; XXXX = {16,16, { 0x00, 0x00," calcext:value-type="string">
            <text:p>static constexpr ButtonImage&lt;32&gt; XXXX = {16,16, { 0x00, 0x00,</text:p>
          </table:table-cell>
          <table:table-cell table:number-columns-repeated="16"/>
        </table:table-row>
        <table:table-row table:style-name="ro1">
          <table:table-cell table:formula="of:=[.A594]+1" office:value-type="float" office:value="2" calcext:value-type="float">
            <text:p>2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595]*8+[.C595]*4+[.D595]*2+[.E595]*1)&amp;DEC2HEX([.F595]*8+[.G595]*4+[.H595]*2+[.I595]*1)&amp;&quot;, 0x&quot;&amp;DEC2HEX([.J595]*8+[.K595]*4+[.L595]*2+[.M595]*1)&amp;DEC2HEX([.N595]*8+[.O595]*4+[.P595]*2+[.Q595]*1)&amp;&quot;,&quot;" office:value-type="string" office:string-value="0x00, 0x00," calcext:value-type="string">
            <text:p>0x00, 0x00,</text:p>
          </table:table-cell>
          <table:table-cell/>
          <table:table-cell table:formula="of:=[.S595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595]+1" office:value-type="float" office:value="3" calcext:value-type="float">
            <text:p>3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596]*8+[.C596]*4+[.D596]*2+[.E596]*1)&amp;DEC2HEX([.F596]*8+[.G596]*4+[.H596]*2+[.I596]*1)&amp;&quot;, 0x&quot;&amp;DEC2HEX([.J596]*8+[.K596]*4+[.L596]*2+[.M596]*1)&amp;DEC2HEX([.N596]*8+[.O596]*4+[.P596]*2+[.Q596]*1)&amp;&quot;,&quot;" office:value-type="string" office:string-value="0x00, 0x00," calcext:value-type="string">
            <text:p>0x00, 0x00,</text:p>
          </table:table-cell>
          <table:table-cell/>
          <table:table-cell table:formula="of:=[.S596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596]+1" office:value-type="float" office:value="4" calcext:value-type="float">
            <text:p>4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597]*8+[.C597]*4+[.D597]*2+[.E597]*1)&amp;DEC2HEX([.F597]*8+[.G597]*4+[.H597]*2+[.I597]*1)&amp;&quot;, 0x&quot;&amp;DEC2HEX([.J597]*8+[.K597]*4+[.L597]*2+[.M597]*1)&amp;DEC2HEX([.N597]*8+[.O597]*4+[.P597]*2+[.Q597]*1)&amp;&quot;,&quot;" office:value-type="string" office:string-value="0x00, 0x00," calcext:value-type="string">
            <text:p>0x00, 0x00,</text:p>
          </table:table-cell>
          <table:table-cell/>
          <table:table-cell table:formula="of:=[.S597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597]+1" office:value-type="float" office:value="5" calcext:value-type="float">
            <text:p>5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598]*8+[.C598]*4+[.D598]*2+[.E598]*1)&amp;DEC2HEX([.F598]*8+[.G598]*4+[.H598]*2+[.I598]*1)&amp;&quot;, 0x&quot;&amp;DEC2HEX([.J598]*8+[.K598]*4+[.L598]*2+[.M598]*1)&amp;DEC2HEX([.N598]*8+[.O598]*4+[.P598]*2+[.Q598]*1)&amp;&quot;,&quot;" office:value-type="string" office:string-value="0x00, 0x00," calcext:value-type="string">
            <text:p>0x00, 0x00,</text:p>
          </table:table-cell>
          <table:table-cell/>
          <table:table-cell table:formula="of:=[.S598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598]+1" office:value-type="float" office:value="6" calcext:value-type="float">
            <text:p>6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599]*8+[.C599]*4+[.D599]*2+[.E599]*1)&amp;DEC2HEX([.F599]*8+[.G599]*4+[.H599]*2+[.I599]*1)&amp;&quot;, 0x&quot;&amp;DEC2HEX([.J599]*8+[.K599]*4+[.L599]*2+[.M599]*1)&amp;DEC2HEX([.N599]*8+[.O599]*4+[.P599]*2+[.Q599]*1)&amp;&quot;,&quot;" office:value-type="string" office:string-value="0x00, 0x00," calcext:value-type="string">
            <text:p>0x00, 0x00,</text:p>
          </table:table-cell>
          <table:table-cell/>
          <table:table-cell table:formula="of:=[.S599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599]+1" office:value-type="float" office:value="7" calcext:value-type="float">
            <text:p>7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600]*8+[.C600]*4+[.D600]*2+[.E600]*1)&amp;DEC2HEX([.F600]*8+[.G600]*4+[.H600]*2+[.I600]*1)&amp;&quot;, 0x&quot;&amp;DEC2HEX([.J600]*8+[.K600]*4+[.L600]*2+[.M600]*1)&amp;DEC2HEX([.N600]*8+[.O600]*4+[.P600]*2+[.Q600]*1)&amp;&quot;,&quot;" office:value-type="string" office:string-value="0x00, 0x00," calcext:value-type="string">
            <text:p>0x00, 0x00,</text:p>
          </table:table-cell>
          <table:table-cell/>
          <table:table-cell table:formula="of:=[.S600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600]+1" office:value-type="float" office:value="8" calcext:value-type="float">
            <text:p>8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601]*8+[.C601]*4+[.D601]*2+[.E601]*1)&amp;DEC2HEX([.F601]*8+[.G601]*4+[.H601]*2+[.I601]*1)&amp;&quot;, 0x&quot;&amp;DEC2HEX([.J601]*8+[.K601]*4+[.L601]*2+[.M601]*1)&amp;DEC2HEX([.N601]*8+[.O601]*4+[.P601]*2+[.Q601]*1)&amp;&quot;,&quot;" office:value-type="string" office:string-value="0x00, 0x00," calcext:value-type="string">
            <text:p>0x00, 0x00,</text:p>
          </table:table-cell>
          <table:table-cell/>
          <table:table-cell table:formula="of:=[.S601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601]+1" office:value-type="float" office:value="9" calcext:value-type="float">
            <text:p>9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602]*8+[.C602]*4+[.D602]*2+[.E602]*1)&amp;DEC2HEX([.F602]*8+[.G602]*4+[.H602]*2+[.I602]*1)&amp;&quot;, 0x&quot;&amp;DEC2HEX([.J602]*8+[.K602]*4+[.L602]*2+[.M602]*1)&amp;DEC2HEX([.N602]*8+[.O602]*4+[.P602]*2+[.Q602]*1)&amp;&quot;,&quot;" office:value-type="string" office:string-value="0x00, 0x00," calcext:value-type="string">
            <text:p>0x00, 0x00,</text:p>
          </table:table-cell>
          <table:table-cell/>
          <table:table-cell table:formula="of:=[.S602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602]+1" office:value-type="float" office:value="10" calcext:value-type="float">
            <text:p>10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603]*8+[.C603]*4+[.D603]*2+[.E603]*1)&amp;DEC2HEX([.F603]*8+[.G603]*4+[.H603]*2+[.I603]*1)&amp;&quot;, 0x&quot;&amp;DEC2HEX([.J603]*8+[.K603]*4+[.L603]*2+[.M603]*1)&amp;DEC2HEX([.N603]*8+[.O603]*4+[.P603]*2+[.Q603]*1)&amp;&quot;,&quot;" office:value-type="string" office:string-value="0x00, 0x00," calcext:value-type="string">
            <text:p>0x00, 0x00,</text:p>
          </table:table-cell>
          <table:table-cell/>
          <table:table-cell table:formula="of:=[.S603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603]+1" office:value-type="float" office:value="11" calcext:value-type="float">
            <text:p>11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604]*8+[.C604]*4+[.D604]*2+[.E604]*1)&amp;DEC2HEX([.F604]*8+[.G604]*4+[.H604]*2+[.I604]*1)&amp;&quot;, 0x&quot;&amp;DEC2HEX([.J604]*8+[.K604]*4+[.L604]*2+[.M604]*1)&amp;DEC2HEX([.N604]*8+[.O604]*4+[.P604]*2+[.Q604]*1)&amp;&quot;,&quot;" office:value-type="string" office:string-value="0x00, 0x00," calcext:value-type="string">
            <text:p>0x00, 0x00,</text:p>
          </table:table-cell>
          <table:table-cell/>
          <table:table-cell table:formula="of:=[.S604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604]+1" office:value-type="float" office:value="12" calcext:value-type="float">
            <text:p>12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605]*8+[.C605]*4+[.D605]*2+[.E605]*1)&amp;DEC2HEX([.F605]*8+[.G605]*4+[.H605]*2+[.I605]*1)&amp;&quot;, 0x&quot;&amp;DEC2HEX([.J605]*8+[.K605]*4+[.L605]*2+[.M605]*1)&amp;DEC2HEX([.N605]*8+[.O605]*4+[.P605]*2+[.Q605]*1)&amp;&quot;,&quot;" office:value-type="string" office:string-value="0x00, 0x00," calcext:value-type="string">
            <text:p>0x00, 0x00,</text:p>
          </table:table-cell>
          <table:table-cell/>
          <table:table-cell table:formula="of:=[.S605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605]+1" office:value-type="float" office:value="13" calcext:value-type="float">
            <text:p>13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606]*8+[.C606]*4+[.D606]*2+[.E606]*1)&amp;DEC2HEX([.F606]*8+[.G606]*4+[.H606]*2+[.I606]*1)&amp;&quot;, 0x&quot;&amp;DEC2HEX([.J606]*8+[.K606]*4+[.L606]*2+[.M606]*1)&amp;DEC2HEX([.N606]*8+[.O606]*4+[.P606]*2+[.Q606]*1)&amp;&quot;,&quot;" office:value-type="string" office:string-value="0x00, 0x00," calcext:value-type="string">
            <text:p>0x00, 0x00,</text:p>
          </table:table-cell>
          <table:table-cell/>
          <table:table-cell table:formula="of:=[.S606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606]+1" office:value-type="float" office:value="14" calcext:value-type="float">
            <text:p>14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607]*8+[.C607]*4+[.D607]*2+[.E607]*1)&amp;DEC2HEX([.F607]*8+[.G607]*4+[.H607]*2+[.I607]*1)&amp;&quot;, 0x&quot;&amp;DEC2HEX([.J607]*8+[.K607]*4+[.L607]*2+[.M607]*1)&amp;DEC2HEX([.N607]*8+[.O607]*4+[.P607]*2+[.Q607]*1)&amp;&quot;,&quot;" office:value-type="string" office:string-value="0x00, 0x00," calcext:value-type="string">
            <text:p>0x00, 0x00,</text:p>
          </table:table-cell>
          <table:table-cell/>
          <table:table-cell table:formula="of:=[.S607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607]+1" office:value-type="float" office:value="15" calcext:value-type="float">
            <text:p>15</text:p>
          </table:table-cell>
          <table:table-cell table:style-name="ce110"/>
          <table:table-cell table:style-name="ce75" table:number-columns-repeated="14"/>
          <table:table-cell table:style-name="ce162"/>
          <table:table-cell/>
          <table:table-cell table:formula="of:=&quot;0x&quot;&amp;DEC2HEX([.B608]*8+[.C608]*4+[.D608]*2+[.E608]*1)&amp;DEC2HEX([.F608]*8+[.G608]*4+[.H608]*2+[.I608]*1)&amp;&quot;, 0x&quot;&amp;DEC2HEX([.J608]*8+[.K608]*4+[.L608]*2+[.M608]*1)&amp;DEC2HEX([.N608]*8+[.O608]*4+[.P608]*2+[.Q608]*1)&amp;&quot;,&quot;" office:value-type="string" office:string-value="0x00, 0x00," calcext:value-type="string">
            <text:p>0x00, 0x00,</text:p>
          </table:table-cell>
          <table:table-cell/>
          <table:table-cell table:formula="of:=[.S608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 table:formula="of:=[.A608]+1" office:value-type="float" office:value="16" calcext:value-type="float">
            <text:p>16</text:p>
          </table:table-cell>
          <table:table-cell table:style-name="ce112"/>
          <table:table-cell table:style-name="ce128" table:number-columns-repeated="14"/>
          <table:table-cell table:style-name="ce163"/>
          <table:table-cell/>
          <table:table-cell table:formula="of:=&quot;0x&quot;&amp;DEC2HEX([.B609]*8+[.C609]*4+[.D609]*2+[.E609]*1)&amp;DEC2HEX([.F609]*8+[.G609]*4+[.H609]*2+[.I609]*1)&amp;&quot;, 0x&quot;&amp;DEC2HEX([.J609]*8+[.K609]*4+[.L609]*2+[.M609]*1)&amp;DEC2HEX([.N609]*8+[.O609]*4+[.P609]*2+[.Q609]*1)&amp;&quot;,&quot;" office:value-type="string" office:string-value="0x00, 0x00," calcext:value-type="string">
            <text:p>0x00, 0x00,</text:p>
          </table:table-cell>
          <table:table-cell/>
          <table:table-cell table:formula="of:=[.S609]&amp;&quot;} };&quot;" office:value-type="string" office:string-value="0x00, 0x00,} };" calcext:value-type="string">
            <text:p>0x00, 0x00,} };</text:p>
          </table:table-cell>
          <table:table-cell table:number-columns-repeated="16"/>
        </table:table-row>
        <table:table-row table:style-name="ro1" table:number-rows-repeated="1047966">
          <table:table-cell table:number-columns-repeated="37"/>
        </table:table-row>
        <table:table-row table:style-name="ro1">
          <table:table-cell table:number-columns-repeated="37"/>
        </table:table-row>
        <calcext:conditional-formats>
          <calcext:conditional-format calcext:target-range-address="Sheet1.B66:Sheet1.B81 Sheet1.C66:Sheet1.C66 Sheet1.C81:Sheet1.C81 Sheet1.V2:Sheet1.AK36 Sheet1.V37:Sheet1.AE47 Sheet1.AK37:Sheet1.AK47 Sheet1.V48:Sheet1.V81 Sheet1.X48:Sheet1.AK65 Sheet1.W48:Sheet1.W66 Sheet1.W81:Sheet1.W81 Sheet1.AA67:Sheet1.AA80 Sheet1.AB68:Sheet1.AG80 Sheet1.Z68:Sheet1.Z80 Sheet1.V82:Sheet1.AK113 Sheet1.B2:Sheet1.Q49 Sheet1.E50:Sheet1.Q65 Sheet1.E66:Sheet1.N81 Sheet1.B98:Sheet1.Q113 Sheet1.D132:Sheet1.D132 Sheet1.E138:Sheet1.G140 Sheet1.F132:Sheet1.G137 Sheet1.F141:Sheet1.G147 Sheet1.H132:Sheet1.Q147 Sheet1.D138:Sheet1.D141 Sheet1.B139:Sheet1.C140 Sheet1.E141:Sheet1.E141 Sheet1.H164:Sheet1.L164 Sheet1.L184:Sheet1.M184 Sheet1.D185:Sheet1.D185 Sheet1.D184:Sheet1.G184 Sheet1.L201:Sheet1.M201 Sheet1.D202:Sheet1.D202 Sheet1.D201:Sheet1.G201 Sheet1.K218:Sheet1.M218 Sheet1.D218:Sheet1.F218 Sheet1.K235:Sheet1.M235 Sheet1.D235:Sheet1.F235 Sheet1.K252:Sheet1.M252 Sheet1.D252:Sheet1.F252 Sheet1.L254:Sheet1.M254 Sheet1.K269:Sheet1.M269 Sheet1.D269:Sheet1.F269 Sheet1.L271:Sheet1.M271 Sheet1.K286:Sheet1.M286 Sheet1.D286:Sheet1.F286 Sheet1.L288:Sheet1.M288">
            <calcext:condition calcext:apply-style-name="Black" calcext:value="!=0" calcext:base-cell-address="Sheet1.B2"/>
          </calcext:conditional-format>
          <calcext:conditional-format calcext:target-range-address="Sheet1.AF37:Sheet1.AJ47">
            <calcext:condition calcext:apply-style-name="Black" calcext:value="!=0" calcext:base-cell-address="Sheet1.AF37"/>
          </calcext:conditional-format>
          <calcext:conditional-format calcext:target-range-address="Sheet1.X66:Sheet1.AK66 Sheet1.X81:Sheet1.AK81 Sheet1.Z67:Sheet1.AK67 Sheet1.AF68:Sheet1.AK80 Sheet1.D66:Sheet1.D66 Sheet1.D81:Sheet1.D81 Sheet1.L66:Sheet1.Q81">
            <calcext:condition calcext:apply-style-name="Black" calcext:value="!=0" calcext:base-cell-address="Sheet1.D66"/>
          </calcext:conditional-format>
          <calcext:conditional-format calcext:target-range-address="Sheet1.V115:Sheet1.AK130 Sheet1.W132:Sheet1.AK147 Sheet1.B141:Sheet1.B146 Sheet1.V149:Sheet1.AK164 Sheet1.B150:Sheet1.B163 Sheet1.V166:Sheet1.AK181 Sheet1.O181:Sheet1.Q181 Sheet1.Q150:Sheet1.Q163 Sheet1.P189:Sheet1.P192 Sheet1.B132:Sheet1.C132 Sheet1.B147:Sheet1.C147 Sheet1.B167:Sheet1.C181 Sheet1.F168:Sheet1.G174 Sheet1.H169:Sheet1.I179 Sheet1.J170:Sheet1.K178 Sheet1.L171:Sheet1.M177 Sheet1.N172:Sheet1.O174 Sheet1.P173:Sheet1.Q173 Sheet1.D167:Sheet1.E174 Sheet1.B166:Sheet1.Q166 Sheet1.B133:Sheet1.B138 Sheet1.H162:Sheet1.K163 Sheet1.M164:Sheet1.Q164 Sheet1.C152:Sheet1.D152 Sheet1.D154:Sheet1.E154 Sheet1.F154:Sheet1.P156 Sheet1.C151:Sheet1.P151 Sheet1.E152:Sheet1.P153 Sheet1.D153:Sheet1.D153 Sheet1.E155:Sheet1.E156 Sheet1.H157:Sheet1.P161 Sheet1.E158:Sheet1.G159 Sheet1.F157:Sheet1.G157 Sheet1.D160:Sheet1.G161 Sheet1.B164:Sheet1.G164 Sheet1.D175:Sheet1.G180 Sheet1.N175:Sheet1.N176 Sheet1.O175:Sheet1.O175 Sheet1.Q168:Sheet1.Q180 Sheet1.P174:Sheet1.P174 Sheet1.O97:Sheet1.Q97 Sheet1.B83:Sheet1.C97 Sheet1.F84:Sheet1.G90 Sheet1.H85:Sheet1.I95 Sheet1.J86:Sheet1.K94 Sheet1.L87:Sheet1.M93 Sheet1.N88:Sheet1.O90 Sheet1.P89:Sheet1.Q89 Sheet1.D83:Sheet1.E90 Sheet1.B82:Sheet1.Q82 Sheet1.D91:Sheet1.G96 Sheet1.N91:Sheet1.N92 Sheet1.O91:Sheet1.O91 Sheet1.Q84:Sheet1.Q96 Sheet1.P90:Sheet1.P90 Sheet1.B186:Sheet1.B198 Sheet1.Q184:Sheet1.Q197 Sheet1.B183:Sheet1.Q183 Sheet1.P206:Sheet1.P209 Sheet1.B203:Sheet1.B215 Sheet1.Q201:Sheet1.Q214 Sheet1.B200:Sheet1.Q200 Sheet1.B220:Sheet1.B232 Sheet1.P223:Sheet1.P226 Sheet1.L224:Sheet1.L225 Sheet1.M222:Sheet1.O227 Sheet1.Q218:Sheet1.Q231 Sheet1.B217:Sheet1.Q217 Sheet1.C220:Sheet1.C230 Sheet1.D223:Sheet1.D226 Sheet1.E222:Sheet1.E227 Sheet1.F221:Sheet1.F229 Sheet1.G220:Sheet1.G229 Sheet1.H219:Sheet1.H230 Sheet1.I218:Sheet1.J231 Sheet1.J232:Sheet1.J232 Sheet1.B237:Sheet1.B249 Sheet1.P240:Sheet1.P243 Sheet1.L241:Sheet1.L242 Sheet1.M239:Sheet1.O244 Sheet1.Q235:Sheet1.Q248 Sheet1.B234:Sheet1.Q234 Sheet1.C237:Sheet1.C247 Sheet1.D240:Sheet1.D243 Sheet1.E239:Sheet1.E244 Sheet1.F238:Sheet1.F246 Sheet1.G237:Sheet1.G246 Sheet1.H236:Sheet1.H247 Sheet1.I235:Sheet1.J248 Sheet1.J249:Sheet1.J249 Sheet1.B254:Sheet1.B266 Sheet1.B251:Sheet1.Q251 Sheet1.C254:Sheet1.C264 Sheet1.D257:Sheet1.D260 Sheet1.E256:Sheet1.E261 Sheet1.F255:Sheet1.F263 Sheet1.G254:Sheet1.G263 Sheet1.H253:Sheet1.H264 Sheet1.I252:Sheet1.J265 Sheet1.J266:Sheet1.J266 Sheet1.Q252:Sheet1.Q265 Sheet1.O255:Sheet1.O261 Sheet1.M261:Sheet1.N261 Sheet1.M258:Sheet1.O258 Sheet1.B271:Sheet1.B283 Sheet1.B268:Sheet1.Q268 Sheet1.C271:Sheet1.C281 Sheet1.D274:Sheet1.D277 Sheet1.E273:Sheet1.E278 Sheet1.F272:Sheet1.F280 Sheet1.G271:Sheet1.G280 Sheet1.H270:Sheet1.H281 Sheet1.I269:Sheet1.J282 Sheet1.J283:Sheet1.J283 Sheet1.Q279:Sheet1.Q282 Sheet1.Q269:Sheet1.Q271 Sheet1.K272:Sheet1.Q278 Sheet1.B288:Sheet1.B300 Sheet1.B285:Sheet1.Q285 Sheet1.C288:Sheet1.C298 Sheet1.D291:Sheet1.D294 Sheet1.E290:Sheet1.E295 Sheet1.F289:Sheet1.F297 Sheet1.G288:Sheet1.G297 Sheet1.H287:Sheet1.H298 Sheet1.I286:Sheet1.I299 Sheet1.Q296:Sheet1.Q299 Sheet1.Q286:Sheet1.Q288 Sheet1.K289:Sheet1.Q295 Sheet1.J286:Sheet1.J300 Sheet1.C303:Sheet1.P316 Sheet1.B378:Sheet1.Q393 Sheet1.B414:Sheet1.Q429 Sheet1.B396:Sheet1.Q411 Sheet1.B450:Sheet1.Q465 Sheet1.B468:Sheet1.Q483 Sheet1.B486:Sheet1.Q501 Sheet1.B504:Sheet1.Q519 Sheet1.B522:Sheet1.Q537 Sheet1.B540:Sheet1.Q555 Sheet1.B558:Sheet1.Q573 Sheet1.B576:Sheet1.Q591 Sheet1.B594:Sheet1.Q609 Sheet1.B432:Sheet1.Q447 Sheet1.B359:Sheet1.Q374">
            <calcext:condition calcext:apply-style-name="Black" calcext:value="!=0" calcext:base-cell-address="Sheet1.B82"/>
          </calcext:conditional-format>
          <calcext:conditional-format calcext:target-range-address="Sheet1.B50:Sheet1.D65">
            <calcext:condition calcext:apply-style-name="Black" calcext:value="!=0" calcext:base-cell-address="Sheet1.B50"/>
          </calcext:conditional-format>
          <calcext:conditional-format calcext:target-range-address="Sheet1.L115:Sheet1.Q115 Sheet1.B116:Sheet1.D116 Sheet1.P116:Sheet1.Q116 Sheet1.B115:Sheet1.G115 Sheet1.L117:Sheet1.Q117 Sheet1.B118:Sheet1.D118 Sheet1.P118:Sheet1.Q118 Sheet1.B119:Sheet1.B129 Sheet1.B130:Sheet1.K130 Sheet1.C129:Sheet1.K129 Sheet1.L129:Sheet1.Q130 Sheet1.B117:Sheet1.G117 Sheet1.B149:Sheet1.Q150 Sheet1.N184:Sheet1.O184 Sheet1.N201:Sheet1.O201 Sheet1.N218:Sheet1.O218 Sheet1.N235:Sheet1.O235 Sheet1.N252:Sheet1.O252 Sheet1.N254:Sheet1.O254 Sheet1.N269:Sheet1.O269 Sheet1.N271:Sheet1.O271 Sheet1.N286:Sheet1.O286 Sheet1.N288:Sheet1.O288">
            <calcext:condition calcext:apply-style-name="Black" calcext:value="!=0" calcext:base-cell-address="Sheet1.B115"/>
          </calcext:conditional-format>
          <calcext:conditional-format calcext:target-range-address="Sheet1.E116:Sheet1.O116 Sheet1.H115:Sheet1.K115 Sheet1.C119:Sheet1.Q128 Sheet1.E118:Sheet1.O118 Sheet1.H117:Sheet1.K117 Sheet1.N185:Sheet1.O195 Sheet1.C197:Sheet1.P198 Sheet1.P195:Sheet1.P195 Sheet1.N202:Sheet1.O212 Sheet1.L214:Sheet1.P215 Sheet1.P212:Sheet1.P212 Sheet1.C214:Sheet1.E215 Sheet1.N223:Sheet1.O229 Sheet1.P229:Sheet1.P229 Sheet1.N219:Sheet1.O221 Sheet1.K231:Sheet1.P232 Sheet1.C231:Sheet1.C232 Sheet1.D231:Sheet1.H231 Sheet1.D232:Sheet1.I232 Sheet1.N240:Sheet1.O246 Sheet1.K248:Sheet1.P249 Sheet1.P246:Sheet1.P246 Sheet1.N236:Sheet1.O238 Sheet1.C248:Sheet1.C249 Sheet1.D248:Sheet1.H248 Sheet1.D249:Sheet1.I249 Sheet1.K265:Sheet1.P266 Sheet1.P263:Sheet1.P263 Sheet1.N253:Sheet1.O253 Sheet1.C265:Sheet1.C266 Sheet1.D265:Sheet1.H265 Sheet1.D266:Sheet1.I266 Sheet1.N255:Sheet1.O263 Sheet1.P256:Sheet1.P256 Sheet1.P260:Sheet1.P260 Sheet1.K282:Sheet1.P283 Sheet1.P280:Sheet1.P280 Sheet1.N270:Sheet1.O270 Sheet1.C282:Sheet1.C283 Sheet1.D282:Sheet1.H282 Sheet1.D283:Sheet1.I283 Sheet1.N279:Sheet1.O280 Sheet1.K299:Sheet1.P300 Sheet1.P297:Sheet1.P297 Sheet1.N287:Sheet1.O287 Sheet1.C299:Sheet1.C300 Sheet1.D299:Sheet1.H299 Sheet1.D300:Sheet1.I300 Sheet1.N296:Sheet1.O297 Sheet1.Q300:Sheet1.Q300 Sheet1.P286:Sheet1.P286">
            <calcext:condition calcext:apply-style-name="Black" calcext:value="!=0" calcext:base-cell-address="Sheet1.C115"/>
          </calcext:conditional-format>
          <calcext:conditional-format calcext:target-range-address="Sheet1.V132:Sheet1.V147">
            <calcext:condition calcext:apply-style-name="Black" calcext:value="!=0" calcext:base-cell-address="Sheet1.V132"/>
          </calcext:conditional-format>
          <calcext:conditional-format calcext:target-range-address="Sheet1.B184:Sheet1.B197 Sheet1.C184:Sheet1.C193 Sheet1.C196:Sheet1.P196 Sheet1.B201:Sheet1.B214 Sheet1.C201:Sheet1.C210 Sheet1.J213:Sheet1.P213 Sheet1.C213:Sheet1.G213 Sheet1.B231:Sheet1.B231 Sheet1.K230:Sheet1.P230 Sheet1.B218:Sheet1.C218 Sheet1.D230:Sheet1.G230 Sheet1.B248:Sheet1.B248 Sheet1.K247:Sheet1.P247 Sheet1.B235:Sheet1.C235 Sheet1.D247:Sheet1.G247 Sheet1.B265:Sheet1.B265 Sheet1.K264:Sheet1.P264 Sheet1.B252:Sheet1.C252 Sheet1.D264:Sheet1.G264 Sheet1.B282:Sheet1.B282 Sheet1.K281:Sheet1.P281 Sheet1.B269:Sheet1.C269 Sheet1.D281:Sheet1.G281 Sheet1.B299:Sheet1.B299 Sheet1.K298:Sheet1.P298 Sheet1.B286:Sheet1.C286 Sheet1.D298:Sheet1.G298">
            <calcext:condition calcext:apply-style-name="Black" calcext:value="!=0" calcext:base-cell-address="Sheet1.B184"/>
          </calcext:conditional-format>
          <calcext:conditional-format calcext:target-range-address="Sheet1.D186:Sheet1.M195 Sheet1.E185:Sheet1.M185 Sheet1.H184:Sheet1.K184 Sheet1.C194:Sheet1.C195 Sheet1.P194:Sheet1.P194 Sheet1.D203:Sheet1.M212 Sheet1.E202:Sheet1.M202 Sheet1.H201:Sheet1.K201 Sheet1.C211:Sheet1.C212 Sheet1.P211:Sheet1.P211 Sheet1.H213:Sheet1.I213 Sheet1.F214:Sheet1.K215 Sheet1.P228:Sheet1.P228 Sheet1.B219:Sheet1.C230 Sheet1.P224:Sheet1.Q225 Sheet1.N222:Sheet1.O227 Sheet1.D219:Sheet1.M229 Sheet1.H230:Sheet1.J230 Sheet1.G218:Sheet1.J218 Sheet1.I231:Sheet1.J231 Sheet1.J217:Sheet1.J217 Sheet1.J232:Sheet1.J232 Sheet1.P245:Sheet1.P245 Sheet1.B236:Sheet1.C247 Sheet1.P241:Sheet1.Q242 Sheet1.N239:Sheet1.O244 Sheet1.D236:Sheet1.M246 Sheet1.H247:Sheet1.J247 Sheet1.G235:Sheet1.J235 Sheet1.I248:Sheet1.J248 Sheet1.J234:Sheet1.J234 Sheet1.J249:Sheet1.J249 Sheet1.P262:Sheet1.P262 Sheet1.B253:Sheet1.C264 Sheet1.H264:Sheet1.J264 Sheet1.G252:Sheet1.J252 Sheet1.I265:Sheet1.J265 Sheet1.J251:Sheet1.J251 Sheet1.J266:Sheet1.J266 Sheet1.D253:Sheet1.M253 Sheet1.D262:Sheet1.M263 Sheet1.D254:Sheet1.K254 Sheet1.D255:Sheet1.J263 Sheet1.Q259:Sheet1.Q259 Sheet1.K255:Sheet1.O261 Sheet1.P279:Sheet1.P279 Sheet1.B270:Sheet1.C281 Sheet1.H281:Sheet1.J281 Sheet1.G269:Sheet1.J269 Sheet1.I282:Sheet1.J282 Sheet1.J268:Sheet1.J268 Sheet1.J283:Sheet1.J283 Sheet1.D270:Sheet1.M270 Sheet1.D279:Sheet1.M280 Sheet1.D271:Sheet1.K271 Sheet1.D272:Sheet1.Q278 Sheet1.P296:Sheet1.P296 Sheet1.B287:Sheet1.C298 Sheet1.H298:Sheet1.J298 Sheet1.G286:Sheet1.J286 Sheet1.I299:Sheet1.J299 Sheet1.J285:Sheet1.J285 Sheet1.J300:Sheet1.J300 Sheet1.D287:Sheet1.M287 Sheet1.J296:Sheet1.M297 Sheet1.J288:Sheet1.K288 Sheet1.J289:Sheet1.Q295 Sheet1.D288:Sheet1.I297 Sheet1.B378:Sheet1.Q393 Sheet1.B414:Sheet1.Q429 Sheet1.B396:Sheet1.Q411 Sheet1.B450:Sheet1.Q465 Sheet1.B468:Sheet1.Q483 Sheet1.B486:Sheet1.Q501 Sheet1.B504:Sheet1.Q519 Sheet1.B522:Sheet1.Q537 Sheet1.B540:Sheet1.Q555 Sheet1.B558:Sheet1.Q573 Sheet1.B576:Sheet1.Q591 Sheet1.B594:Sheet1.Q609 Sheet1.B432:Sheet1.Q447 Sheet1.B359:Sheet1.Q374">
            <calcext:condition calcext:apply-style-name="Black" calcext:value="!=0" calcext:base-cell-address="Sheet1.B184"/>
          </calcext:conditional-format>
          <calcext:conditional-format calcext:target-range-address="Sheet1.C317:Sheet1.Q317 Sheet1.C302:Sheet1.P302 Sheet1.B302:Sheet1.B317 Sheet1.Q302:Sheet1.Q316 Sheet1.B322:Sheet1.Q355">
            <calcext:condition calcext:apply-style-name="Black" calcext:value="!=0" calcext:base-cell-address="Sheet1.B30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adornments="Regular" style:font-pitch="fixed"/>
    <style:font-face style:name="Monospace1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lack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1T18:46:56.447452547</meta:creation-date>
    <dc:date>2025-11-19T22:50:58.641763145</dc:date>
    <meta:editing-duration>P5DT20H2M24S</meta:editing-duration>
    <meta:editing-cycles>58</meta:editing-cycles>
    <meta:generator>LibreOffice/7.3.7.2$Linux_X86_64 LibreOffice_project/30$Build-2</meta:generator>
    <dc:creator>Peter O'Donoghue</dc:creator>
    <meta:document-statistic meta:table-count="1" meta:cell-count="6391" meta:object-count="0"/>
  </office:meta>
</office:document-meta>
</file>